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43.82mm"/>
    </style:style>
    <style:style style:name="co4" style:family="table-column">
      <style:table-column-properties fo:break-before="auto" style:column-width="51.98mm"/>
    </style:style>
    <style:style style:name="co5" style:family="table-column">
      <style:table-column-properties fo:break-before="auto" style:column-width="62.39mm"/>
    </style:style>
    <style:style style:name="co6" style:family="table-column">
      <style:table-column-properties fo:break-before="auto" style:column-width="26.25mm"/>
    </style:style>
    <style:style style:name="co7" style:family="table-column">
      <style:table-column-properties fo:break-before="auto" style:column-width="10.1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.45mm"/>
    </style:style>
    <style:style style:name="co10" style:family="table-column">
      <style:table-column-properties fo:break-before="auto" style:column-width="44.31mm"/>
    </style:style>
    <style:style style:name="co11" style:family="table-column">
      <style:table-column-properties fo:break-before="auto" style:column-width="8.17mm"/>
    </style:style>
    <style:style style:name="co12" style:family="table-column">
      <style:table-column-properties fo:break-before="auto" style:column-width="8.93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4.57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12.74mm" fo:break-before="auto" style:use-optimal-row-height="true"/>
    </style:style>
    <style:style style:name="ro4" style:family="table-row">
      <style:table-row-properties style:row-height="25.0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0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2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3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15" style:family="table-cell" style:parent-style-name="Default" style:data-style-name="N100">
      <style:table-cell-properties fo:background-color="#ffcc00"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wrap-option="wrap" style:vertical-align="top"/>
    </style:style>
    <style:style style:name="ce19" style:family="table-cell" style:parent-style-name="Default" style:data-style-name="N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2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1" style:family="table-cell" style:parent-style-name="Default" style:data-style-name="N100">
      <style:table-cell-properties fo:background-color="transparent" fo:wrap-option="wrap" style:vertical-align="top"/>
    </style:style>
    <style:style style:name="ce22" style:family="table-cell" style:parent-style-name="Default" style:data-style-name="N100">
      <style:table-cell-properties fo:background-color="#e6e6ff" fo:wrap-option="wrap" style:vertical-align="top"/>
    </style:style>
    <style:style style:name="ce23" style:family="table-cell" style:parent-style-name="Default" style:data-style-name="N100">
      <style:table-cell-properties fo:background-color="#ffcc00" fo:wrap-option="wrap" style:vertical-align="top"/>
    </style:style>
    <style:style style:name="ce24" style:family="table-cell" style:parent-style-name="Default" style:data-style-name="N100">
      <style:table-cell-properties fo:background-color="#e6e6ff" fo:wrap-option="wrap" style:vertical-align="top"/>
      <style:text-properties fo:font-style="italic" style:font-style-asian="italic" style:font-style-complex="italic"/>
    </style:style>
    <style:style style:name="ce25" style:family="table-cell" style:parent-style-name="Default" style:data-style-name="N1">
      <style:table-cell-properties fo:background-color="transparent" fo:wrap-option="wrap" style:vertical-align="top"/>
      <style:text-properties style:font-name="Arial" fo:font-weight="bold" style:font-name-asian="Droid Sans Fallback" style:font-weight-asian="bold" style:font-name-complex="DejaVu Sans" style:font-weight-complex="bold"/>
    </style:style>
    <style:style style:name="ce26" style:family="table-cell" style:parent-style-name="Default">
      <style:table-cell-properties fo:background-color="transparent" fo:wrap-option="wrap" style:vertical-align="top"/>
    </style:style>
    <style:style style:name="ce27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6e6ff" fo:wrap-option="wrap" style:vertical-align="top"/>
    </style:style>
    <style:style style:name="ce29" style:family="table-cell" style:parent-style-name="Default">
      <style:table-cell-properties fo:wrap-option="wrap" style:vertical-align="top"/>
    </style:style>
    <style:style style:name="ce30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35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36" style:family="table-cell" style:parent-style-name="Default">
      <style:table-cell-properties fo:background-color="#ffcc00" fo:wrap-option="wrap" style:vertical-align="top"/>
    </style:style>
    <style:style style:name="ce37" style:family="table-cell" style:parent-style-name="Default" style:data-style-name="N140">
      <style:table-cell-properties fo:wrap-option="wrap" style:vertical-align="top"/>
    </style:style>
    <style:style style:name="ce38" style:family="table-cell" style:parent-style-name="Default" style:data-style-name="N140">
      <style:table-cell-properties fo:background-color="transparent" fo:wrap-option="wrap" style:vertical-align="top"/>
    </style:style>
    <style:style style:name="ce39" style:family="table-cell" style:parent-style-name="Default" style:data-style-name="N140">
      <style:table-cell-properties fo:background-color="#e6e6ff" style:text-align-source="value-type" style:repeat-content="false" fo:wrap-option="wrap" style:vertical-align="top"/>
    </style:style>
    <style:style style:name="ce40" style:family="table-cell" style:parent-style-name="Default" style:data-style-name="N131">
      <style:table-cell-properties fo:wrap-option="wrap" style:vertical-align="top"/>
      <style:text-properties style:font-name="Arial" style:font-name-asian="Droid Sans Fallback" style:font-name-complex="DejaVu Sans"/>
    </style:style>
    <style:style style:name="ce41" style:family="table-cell" style:parent-style-name="Default" style:data-style-name="N13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42" style:family="table-cell" style:parent-style-name="Default" style:data-style-name="N131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43" style:family="table-cell" style:parent-style-name="Default" style:data-style-name="N131">
      <style:table-cell-properties fo:wrap-option="wrap" style:vertical-align="top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5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47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48" style:family="table-cell" style:parent-style-name="Default">
      <style:table-cell-properties fo:background-color="transparent" fo:wrap-option="wrap" style:vertical-align="top"/>
      <style:text-properties fo:color="#ff3333"/>
    </style:style>
    <style:style style:name="ce49" style:family="table-cell" style:parent-style-name="Default" style:data-style-name="N100">
      <style:table-cell-properties fo:background-color="#e6e6ff" style:text-align-source="value-type" style:repeat-content="false" fo:wrap-option="wrap" style:vertical-align="top"/>
      <style:text-properties fo:color="#ff3333"/>
    </style:style>
    <style:style style:name="ce5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51" style:family="table-cell" style:parent-style-name="Default" style:data-style-name="N140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52" style:family="table-cell" style:parent-style-name="Default" style:data-style-name="N140">
      <style:table-cell-properties fo:background-color="#ffcc00" fo:wrap-option="wrap" style:vertical-align="top"/>
    </style:style>
    <style:style style:name="ce53" style:family="table-cell" style:parent-style-name="Default" style:data-style-name="N133">
      <style:table-cell-properties fo:background-color="#ccff00" fo:wrap-option="wrap" style:vertical-align="top"/>
    </style:style>
    <style:style style:name="ce54" style:family="table-cell" style:parent-style-name="Default" style:data-style-name="N133">
      <style:table-cell-properties fo:background-color="transparent" fo:wrap-option="wrap" style:vertical-align="top"/>
    </style:style>
    <style:style style:name="ce55" style:family="table-cell" style:parent-style-name="Default" style:data-style-name="N133">
      <style:table-cell-properties fo:background-color="#e6e6ff" fo:wrap-option="wrap" style:vertical-align="top"/>
    </style:style>
    <style:style style:name="ce56" style:family="table-cell" style:parent-style-name="Default" style:data-style-name="N133">
      <style:table-cell-properties fo:wrap-option="wrap" style:vertical-align="top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ccff00" fo:wrap-option="wrap" style:vertical-align="top"/>
    </style:style>
    <style:style style:name="ce60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61" style:family="table-cell" style:parent-style-name="Default" style:data-style-name="N142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62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ff6600" style:font-name="Liberation Sans" fo:font-weight="bold" style:font-name-asian="Noto Sans CJK SC Regular" style:font-weight-asian="bold" style:font-name-complex="FreeSans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ff6600" fo:font-weight="bold" style:font-weight-asian="bold" style:font-weight-complex="bold"/>
    </style:style>
    <style:style style:name="ce65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6" style:family="table-cell" style:parent-style-name="Default">
      <style:table-cell-properties fo:background-color="transparen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Noto Sans CJK SC Regular" style:font-name-complex="FreeSans"/>
    </style:style>
    <style:style style:name="T4" style:family="text">
      <style:text-properties style:font-name-asian="Noto Sans CJK SC Regular" style:font-name-complex="FreeSans" fo:font-weight="bold" style:font-weight-asian="bold" style:font-weight-complex="bold"/>
    </style:style>
    <style:style style:name="T5" style:family="text">
      <style:text-properties fo:font-weight="bold" style:font-weight-asian="bold" style:font-weight-complex="bold" fo:color="#ff3333"/>
    </style:style>
    <style:style style:name="T6" style:family="tex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EZ PSU consolidated r5B9 BOM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4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27"/>
        <table:table-column table:style-name="co8" table:number-columns-repeated="3" table:default-cell-style-name="ce29"/>
        <table:table-column table:style-name="co9" table:default-cell-style-name="ce29"/>
        <table:table-column table:style-name="co10" table:default-cell-style-name="ce29"/>
        <table:table-column table:style-name="co8" table:number-columns-repeated="3" table:default-cell-style-name="ce29"/>
        <table:table-column table:style-name="co11" table:default-cell-style-name="ce3"/>
        <table:table-column table:style-name="co12" table:default-cell-style-name="ce3"/>
        <table:table-column table:style-name="co13" table:number-columns-repeated="1007" table:default-cell-style-name="Default"/>
        <table:table-row table:style-name="ro1">
          <table:table-cell/>
          <table:table-cell table:style-name="ce4"/>
          <table:table-cell table:style-name="ce9"/>
          <table:table-cell table:style-name="ce20"/>
          <table:table-cell table:style-name="ce9" table:number-columns-repeated="2"/>
          <table:table-cell/>
          <table:table-cell table:style-name="ce9"/>
          <table:table-cell table:style-name="ce37"/>
          <table:table-cell table:style-name="ce40"/>
          <table:table-cell/>
          <table:table-cell table:style-name="ce9"/>
          <table:table-cell table:style-name="ce51" office:value-type="string" calcext:value-type="string" table:number-columns-spanned="2" table:number-rows-spanned="1">
            <text:p>GBP/EUR ratio:</text:p>
          </table:table-cell>
          <table:covered-table-cell table:style-name="ce53"/>
          <table:table-cell table:style-name="ce58" office:value-type="float" office:value="1.19457" calcext:value-type="float">
            <text:p>1,19457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10"/>
          <table:table-cell table:style-name="ce6" table:number-columns-repeated="3"/>
          <table:table-cell table:style-name="ce30"/>
          <table:table-cell table:style-name="ce33" office:value-type="string" calcext:value-type="string" table:number-columns-spanned="3" table:number-rows-spanned="1">
            <text:p>Farnell</text:p>
          </table:table-cell>
          <table:covered-table-cell table:style-name="ce11"/>
          <table:covered-table-cell table:style-name="ce6"/>
          <table:table-cell table:style-name="ce36"/>
          <table:table-cell table:style-name="ce33" office:value-type="string" calcext:value-type="string" table:number-columns-spanned="3" table:number-rows-spanned="1">
            <text:p>TME</text:p>
          </table:table-cell>
          <table:covered-table-cell table:style-name="ce52"/>
          <table:covered-table-cell table:style-name="ce36"/>
          <table:table-cell table:style-name="ce59"/>
          <table:table-cell table:style-name="ce6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Qty</text:p>
          </table:table-cell>
          <table:table-cell table:style-name="ce11" office:value-type="string" calcext:value-type="string">
            <text:p>Part name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Reference designator</text:p>
          </table:table-cell>
          <table:table-cell table:style-name="ce6" office:value-type="string" calcext:value-type="string">
            <text:p>Board name</text:p>
          </table:table-cell>
          <table:table-cell table:style-name="ce30" office:value-type="string" calcext:value-type="string">
            <text:p>Qty</text:p>
          </table:table-cell>
          <table:table-cell table:style-name="ce6" office:value-type="string" calcext:value-type="string">
            <text:p>Code</text:p>
          </table:table-cell>
          <table:table-cell table:style-name="ce11" office:value-type="string" calcext:value-type="string">
            <text:p>Unit price</text:p>
          </table:table-cell>
          <table:table-cell table:style-name="ce6" office:value-type="string" calcext:value-type="string">
            <text:p>Total</text:p>
          </table:table-cell>
          <table:table-cell table:style-name="ce6"/>
          <table:table-cell table:style-name="ce46" office:value-type="string" calcext:value-type="string">
            <text:p>Code</text:p>
          </table:table-cell>
          <table:table-cell table:style-name="ce11" office:value-type="string" calcext:value-type="string">
            <text:p>Unit price</text:p>
          </table:table-cell>
          <table:table-cell table:style-name="ce6" office:value-type="string" calcext:value-type="string">
            <text:p>Total</text:p>
          </table:table-cell>
          <table:table-cell table:style-name="ce60" office:value-type="string" calcext:value-type="string">
            <text:p>Combined</text:p>
          </table:table-cell>
          <table:table-cell table:style-name="ce6" office:value-type="string" calcext:value-type="string">
            <text:p>THT</text:p>
          </table:table-cell>
          <table:table-cell table:style-name="ce6" office:value-type="string" calcext:value-type="string">
            <text:p>SMD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2x3-pin socket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MCU-ICSP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4]=&quot;Power board&quot;; [.B4]*2;[.B4])" office:value-type="float" office:value="1" calcext:value-type="float">
            <text:p>1</text:p>
          </table:table-cell>
          <table:table-cell table:style-name="ce34" office:value-type="string" calcext:value-type="string">
            <text:p>7991983</text:p>
          </table:table-cell>
          <table:table-cell table:style-name="ce38" office:value-type="float" office:value="0.605" calcext:value-type="float">
            <text:p>0,605</text:p>
          </table:table-cell>
          <table:table-cell table:style-name="ce41" table:formula="of:=IF(OR([.H4]=&quot;-&quot;; [.G4]=&quot;&quot;);&quot;&quot;;[.G4]*[.I4])" office:value-type="currency" office:currency="GBP" office:value="0.605" calcext:value-type="currency">
            <text:p>£0,61</text:p>
          </table:table-cell>
          <table:table-cell table:style-name="ce44"/>
          <table:table-cell table:style-name="ce26" office:value-type="string" calcext:value-type="string">
            <text:p>ZL262-6DG </text:p>
          </table:table-cell>
          <table:table-cell table:style-name="ce38" office:value-type="float" office:value="0.07143" calcext:value-type="float">
            <text:p>0,071</text:p>
          </table:table-cell>
          <table:table-cell table:style-name="ce54" table:formula="of:=IF(OR([.L4]=&quot;-&quot;;[.G4]=&quot;&quot;);&quot;&quot;;[.G4]*[.M4])" office:value-type="currency" office:currency="EUR" office:value="0.07143" calcext:value-type="currency">
            <text:p>0,07 €</text:p>
          </table:table-cell>
          <table:table-cell table:style-name="ce61" table:formula="of:=IF([.G4]&lt;&gt;&quot;&quot;; IF([.H4]&lt;&gt;&quot;-&quot; ; IF([.N4] &gt; [.J4]*[.$O$1];[.J4]*[.$O$1];[.N4]);[.N4]);&quot;&quot;)" office:value-type="currency" office:currency="EUR" office:value="0.07143" calcext:value-type="currency">
            <text:p>0,071 €</text:p>
          </table:table-cell>
          <table:table-cell table:style-name="ce62" table:formula="of:=[.G4]" office:value-type="float" office:value="1" calcext:value-type="float">
            <text:p>1</text:p>
          </table:table-cell>
          <table:table-cell table:style-name="ce62" table:formula="of:=IF(OR([.P4]&lt;&gt;&quot;&quot;;[.D4]=&quot;Not installed&quot;);&quot;&quot;;[.G4])">
            <text:p/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0n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C1, C2, C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5]=&quot;Power board&quot;; [.B5]*2;[.B5])" office:value-type="float" office:value="6" calcext:value-type="float">
            <text:p>6</text:p>
          </table:table-cell>
          <table:table-cell table:style-name="ce35" office:value-type="string" calcext:value-type="string">
            <text:p>2497072</text:p>
          </table:table-cell>
          <table:table-cell table:style-name="ce39" office:value-type="float" office:value="0.0349" calcext:value-type="float">
            <text:p>0,035</text:p>
          </table:table-cell>
          <table:table-cell table:style-name="ce42" table:formula="of:=IF(OR([.H5]=&quot;-&quot;; [.G5]=&quot;&quot;);&quot;&quot;;[.G5]*[.I5])" office:value-type="currency" office:currency="GBP" office:value="0.2094" calcext:value-type="currency">
            <text:p>£0,21</text:p>
          </table:table-cell>
          <table:table-cell table:style-name="ce45"/>
          <table:table-cell table:style-name="ce47" office:value-type="string" calcext:value-type="string">
            <text:p>C1206C104K5RAC</text:p>
          </table:table-cell>
          <table:table-cell table:style-name="ce39" office:value-type="float" office:value="0.0134" calcext:value-type="float">
            <text:p>0,013</text:p>
          </table:table-cell>
          <table:table-cell table:style-name="ce55" table:formula="of:=IF(OR([.L5]=&quot;-&quot;;[.G5]=&quot;&quot;);&quot;&quot;;[.G5]*[.M5])" office:value-type="currency" office:currency="EUR" office:value="0.0804" calcext:value-type="currency">
            <text:p>0,08 €</text:p>
          </table:table-cell>
          <table:table-cell table:style-name="ce61" table:formula="of:=IF([.G5]&lt;&gt;&quot;&quot;; IF([.H5]&lt;&gt;&quot;-&quot; ; IF([.N5] &gt; [.J5]*[.$O$1];[.J5]*[.$O$1];[.N5]);[.N5]);&quot;&quot;)" office:value-type="currency" office:currency="EUR" office:value="0.0804" calcext:value-type="currency">
            <text:p>0,080 €</text:p>
          </table:table-cell>
          <table:table-cell table:style-name="ce5"/>
          <table:table-cell table:style-name="ce65" table:formula="of:=IF(OR([.P5]&lt;&gt;&quot;&quot;;[.D5]=&quot;Not installed&quot;);&quot;&quot;;[.G5])" office:value-type="float" office:value="6" calcext:value-type="float">
            <text:p>6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C11, C26, C30, C37, C42, C54, C55, C56, C60, C61, C62, C65, C69, C70, C73, C75, C79, C82, C8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6]=&quot;Power board&quot;; [.B6]*2;[.B6])" office:value-type="float" office:value="38" calcext:value-type="float">
            <text:p>38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0n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C91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7]=&quot;Power board&quot;; [.B7]*2;[.B7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C113, C114, C115, C116, C117, C118, C121, C122, C123, C124, C126, C128, C129, C136, C137, C138, C139, C140, C141, C142, C143, C147, C149, C150, C151, C153, C156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8]=&quot;Power board&quot;; [.B8]*2;[.B8])" office:value-type="float" office:value="27" calcext:value-type="float">
            <text:p>27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6:.G8])" office:value-type="float" office:value="66" calcext:value-type="float">
            <text:p>66</text:p>
          </table:table-cell>
          <table:table-cell table:style-name="ce35" office:value-type="string" calcext:value-type="string">
            <text:p>2496832</text:p>
          </table:table-cell>
          <table:table-cell table:style-name="ce39" office:value-type="float" office:value="0.0058" calcext:value-type="float">
            <text:p>0,006</text:p>
          </table:table-cell>
          <table:table-cell table:style-name="ce42" table:formula="of:=IF(OR([.H9]=&quot;-&quot;; [.G9]=&quot;&quot;);&quot;&quot;;[.G9]*[.I9])" office:value-type="currency" office:currency="GBP" office:value="0.3828" calcext:value-type="currency">
            <text:p>£0,38</text:p>
          </table:table-cell>
          <table:table-cell table:style-name="ce45"/>
          <table:table-cell table:style-name="ce47" office:value-type="string" calcext:value-type="string">
            <text:p>CL10B104KO8NNNC </text:p>
          </table:table-cell>
          <table:table-cell table:style-name="ce39" office:value-type="float" office:value="0.0044" calcext:value-type="float">
            <text:p>0,004</text:p>
          </table:table-cell>
          <table:table-cell table:style-name="ce55" table:formula="of:=IF(OR([.L9]=&quot;-&quot;;[.G9]=&quot;&quot;);&quot;&quot;;[.G9]*[.M9])" office:value-type="currency" office:currency="EUR" office:value="0.2904" calcext:value-type="currency">
            <text:p>0,29 €</text:p>
          </table:table-cell>
          <table:table-cell table:style-name="ce61" table:formula="of:=IF([.G9]&lt;&gt;&quot;&quot;; IF([.H9]&lt;&gt;&quot;-&quot; ; IF([.N9] &gt; [.J9]*[.$O$1];[.J9]*[.$O$1];[.N9]);[.N9]);&quot;&quot;)" office:value-type="currency" office:currency="EUR" office:value="0.2904" calcext:value-type="currency">
            <text:p>0,290 €</text:p>
          </table:table-cell>
          <table:table-cell table:style-name="ce5"/>
          <table:table-cell table:style-name="ce65" table:formula="of:=IF(OR([.P9]&lt;&gt;&quot;&quot;;[.D9]=&quot;Not installed&quot;);&quot;&quot;;[.G9])" office:value-type="float" office:value="66" calcext:value-type="float">
            <text:p>66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10]=&quot;-&quot;; [.G10]=&quot;&quot;);&quot;&quot;;[.G10]*[.I10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10]=&quot;-&quot;;[.G10]=&quot;&quot;);&quot;&quot;;[.G10]*[.M10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0u</text:p>
          </table:table-cell>
          <table:table-cell table:style-name="ce22" office:value-type="string" calcext:value-type="string">
            <text:p>SMD; Ø6.3 x 7.7mm</text:p>
          </table:table-cell>
          <table:table-cell table:style-name="ce22" office:value-type="string" calcext:value-type="string">
            <text:p>C97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1]=&quot;Power board&quot;; [.B11]*2;[.B11])" office:value-type="float" office:value="1" calcext:value-type="float">
            <text:p>1</text:p>
          </table:table-cell>
          <table:table-cell table:style-name="ce35" office:value-type="float" office:value="1539501" calcext:value-type="float">
            <text:p>1539501</text:p>
          </table:table-cell>
          <table:table-cell table:style-name="ce39" office:value-type="float" office:value="0.305" calcext:value-type="float">
            <text:p>0,305</text:p>
          </table:table-cell>
          <table:table-cell table:style-name="ce42" table:formula="of:=IF(OR([.H11]=&quot;-&quot;; [.G11]=&quot;&quot;);&quot;&quot;;[.G11]*[.I11])" office:value-type="currency" office:currency="GBP" office:value="0.305" calcext:value-type="currency">
            <text:p>£0,31</text:p>
          </table:table-cell>
          <table:table-cell table:style-name="ce45"/>
          <table:table-cell table:style-name="ce47" office:value-type="string" calcext:value-type="string">
            <text:p>EEEFPV101XAP</text:p>
          </table:table-cell>
          <table:table-cell table:style-name="ce39" office:value-type="float" office:value="0.34" calcext:value-type="float">
            <text:p>0,340</text:p>
          </table:table-cell>
          <table:table-cell table:style-name="ce55" table:formula="of:=IF(OR([.L11]=&quot;-&quot;;[.G11]=&quot;&quot;);&quot;&quot;;[.G11]*[.M11])" office:value-type="currency" office:currency="EUR" office:value="0.34" calcext:value-type="currency">
            <text:p>0,34 €</text:p>
          </table:table-cell>
          <table:table-cell table:style-name="ce61" table:formula="of:=IF([.G11]&lt;&gt;&quot;&quot;; IF([.H11]&lt;&gt;&quot;-&quot; ; IF([.N11] &gt; [.J11]*[.$O$1];[.J11]*[.$O$1];[.N11]);[.N11]);&quot;&quot;)" office:value-type="currency" office:currency="EUR" office:value="0.34" calcext:value-type="currency">
            <text:p>0,340 €</text:p>
          </table:table-cell>
          <table:table-cell table:style-name="ce5"/>
          <table:table-cell table:style-name="ce65" table:formula="of:=IF(OR([.P11]&lt;&gt;&quot;&quot;;[.D11]=&quot;Not installed&quot;);&quot;&quot;;[.G11])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10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105, C108, C110, C112, C133, C146, C154, C155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2]=&quot;Power board&quot;; [.B12]*2;[.B12])" office:value-type="float" office:value="8" calcext:value-type="float">
            <text:p>8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>
            <text:p>10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34, C45, C53, C58, C80, C8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3]=&quot;Power board&quot;; [.B13]*2;[.B13])" office:value-type="float" office:value="12" calcext:value-type="float">
            <text:p>1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2:.G13])" office:value-type="float" office:value="20" calcext:value-type="float">
            <text:p>20</text:p>
          </table:table-cell>
          <table:table-cell table:style-name="ce34" office:value-type="string" calcext:value-type="string">
            <text:p>1759246</text:p>
          </table:table-cell>
          <table:table-cell table:style-name="ce38" office:value-type="float" office:value="0.0114" calcext:value-type="float">
            <text:p>0,011</text:p>
          </table:table-cell>
          <table:table-cell table:style-name="ce41" table:formula="of:=IF(OR([.H14]=&quot;-&quot;; [.G14]=&quot;&quot;);&quot;&quot;;[.G14]*[.I14])" office:value-type="currency" office:currency="GBP" office:value="0.228" calcext:value-type="currency">
            <text:p>£0,23</text:p>
          </table:table-cell>
          <table:table-cell table:style-name="ce44"/>
          <table:table-cell table:style-name="ce26" office:value-type="string" calcext:value-type="string">
            <text:p>CL31B103KBCNNNC </text:p>
          </table:table-cell>
          <table:table-cell table:style-name="ce38" office:value-type="float" office:value="0.01204" calcext:value-type="float">
            <text:p>0,012</text:p>
          </table:table-cell>
          <table:table-cell table:style-name="ce54" table:formula="of:=IF(OR([.L14]=&quot;-&quot;;[.G14]=&quot;&quot;);&quot;&quot;;[.G14]*[.M14])" office:value-type="currency" office:currency="EUR" office:value="0.2408" calcext:value-type="currency">
            <text:p>0,24 €</text:p>
          </table:table-cell>
          <table:table-cell table:style-name="ce61" table:formula="of:=IF([.G14]&lt;&gt;&quot;&quot;; IF([.H14]&lt;&gt;&quot;-&quot; ; IF([.N14] &gt; [.J14]*[.$O$1];[.J14]*[.$O$1];[.N14]);[.N14]);&quot;&quot;)" office:value-type="currency" office:currency="EUR" office:value="0.2408" calcext:value-type="currency">
            <text:p>0,241 €</text:p>
          </table:table-cell>
          <table:table-cell table:style-name="ce62"/>
          <table:table-cell table:style-name="ce62" table:formula="of:=IF(OR([.P14]&lt;&gt;&quot;&quot;;[.D14]=&quot;Not installed&quot;);&quot;&quot;;[.G14])" office:value-type="float" office:value="20" calcext:value-type="float">
            <text:p>20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5]=&quot;-&quot;; [.G15]=&quot;&quot;);&quot;&quot;;[.G15]*[.I15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5]=&quot;-&quot;;[.G15]=&quot;&quot;);&quot;&quot;;[.G15]*[.M15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u</text:p>
          </table:table-cell>
          <table:table-cell table:style-name="ce21" office:value-type="string" calcext:value-type="string">
            <text:p>1210, 50V, <text:span text:style-name="T2">X7R</text:span></text:p>
          </table:table-cell>
          <table:table-cell table:style-name="ce26" office:value-type="string" calcext:value-type="string">
            <text:p>C107, C125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6]=&quot;Power board&quot;; [.B16]*2;[.B16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u</text:p>
          </table:table-cell>
          <table:table-cell table:style-name="ce22" office:value-type="string" calcext:value-type="string">
            <text:p>1210, 50V, <text:span text:style-name="T2">X7R</text:span></text:p>
          </table:table-cell>
          <table:table-cell table:style-name="ce22" office:value-type="string" calcext:value-type="string">
            <text:p>C12, C20, C66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7]=&quot;Power board&quot;; [.B17]*2;[.B17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style-name="ce66" table:number-columns-repeated="993"/>
          <table:table-cell table:number-columns-repeated="14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6:.G17])" office:value-type="float" office:value="8" calcext:value-type="float">
            <text:p>8</text:p>
          </table:table-cell>
          <table:table-cell table:style-name="ce34" office:value-type="string" calcext:value-type="string">
            <text:p>2362133</text:p>
          </table:table-cell>
          <table:table-cell table:style-name="ce38" office:value-type="float" office:value="0.995" calcext:value-type="float">
            <text:p>0,995</text:p>
          </table:table-cell>
          <table:table-cell table:style-name="ce41" table:formula="of:=IF(OR([.H18]=&quot;-&quot;; [.G18]=&quot;&quot;);&quot;&quot;;[.G18]*[.I18])" office:value-type="currency" office:currency="GBP" office:value="7.96" calcext:value-type="currency">
            <text:p>£7,96</text:p>
          </table:table-cell>
          <table:table-cell table:style-name="ce44"/>
          <table:table-cell table:style-name="ce26" office:value-type="string" calcext:value-type="string">
            <text:p>CL32B106KBJNNNE</text:p>
          </table:table-cell>
          <table:table-cell table:style-name="ce38" office:value-type="float" office:value="0.203" calcext:value-type="float">
            <text:p>0,203</text:p>
          </table:table-cell>
          <table:table-cell table:style-name="ce54" table:formula="of:=IF(OR([.L18]=&quot;-&quot;;[.G18]=&quot;&quot;);&quot;&quot;;[.G18]*[.M18])" office:value-type="currency" office:currency="EUR" office:value="1.624" calcext:value-type="currency">
            <text:p>1,62 €</text:p>
          </table:table-cell>
          <table:table-cell table:style-name="ce61" table:formula="of:=IF([.G18]&lt;&gt;&quot;&quot;; IF([.H18]&lt;&gt;&quot;-&quot; ; IF([.N18] &gt; [.J18]*[.$O$1];[.J18]*[.$O$1];[.N18]);[.N18]);&quot;&quot;)" office:value-type="currency" office:currency="EUR" office:value="1.624" calcext:value-type="currency">
            <text:p>1,624 €</text:p>
          </table:table-cell>
          <table:table-cell table:style-name="ce62"/>
          <table:table-cell table:style-name="ce62" table:formula="of:=IF(OR([.P18]&lt;&gt;&quot;&quot;;[.D18]=&quot;Not installed&quot;);&quot;&quot;;[.G18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9]=&quot;-&quot;; [.G19]=&quot;&quot;);&quot;&quot;;[.G19]*[.I1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9]=&quot;-&quot;;[.G19]=&quot;&quot;);&quot;&quot;;[.G19]*[.M19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21" office:value-type="string" calcext:value-type="string">
            <text:p>SMD; Ø5 x 5.8mm</text:p>
          </table:table-cell>
          <table:table-cell table:style-name="ce26" office:value-type="string" calcext:value-type="string">
            <text:p>C12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0]=&quot;Power board&quot;; [.B20]*2;[.B20])" office:value-type="float" office:value="1" calcext:value-type="float">
            <text:p>1</text:p>
          </table:table-cell>
          <table:table-cell table:style-name="ce34" office:value-type="float" office:value="1850112" calcext:value-type="float">
            <text:p>1850112</text:p>
          </table:table-cell>
          <table:table-cell table:style-name="ce38" office:value-type="float" office:value="0.206" calcext:value-type="float">
            <text:p>0,206</text:p>
          </table:table-cell>
          <table:table-cell table:style-name="ce41" table:formula="of:=IF(OR([.H20]=&quot;-&quot;; [.G20]=&quot;&quot;);&quot;&quot;;[.G20]*[.I20])" office:value-type="currency" office:currency="GBP" office:value="0.206" calcext:value-type="currency">
            <text:p>£0,21</text:p>
          </table:table-cell>
          <table:table-cell table:style-name="ce44"/>
          <table:table-cell table:style-name="ce26" office:value-type="string" calcext:value-type="string">
            <text:p>EEEFK1V100R</text:p>
          </table:table-cell>
          <table:table-cell table:style-name="ce38" office:value-type="float" office:value="0.2" calcext:value-type="float">
            <text:p>0,200</text:p>
          </table:table-cell>
          <table:table-cell table:style-name="ce54" table:formula="of:=IF(OR([.L20]=&quot;-&quot;;[.G20]=&quot;&quot;);&quot;&quot;;[.G20]*[.M20])" office:value-type="currency" office:currency="EUR" office:value="0.2" calcext:value-type="currency">
            <text:p>0,20 €</text:p>
          </table:table-cell>
          <table:table-cell table:style-name="ce61" table:formula="of:=IF([.G20]&lt;&gt;&quot;&quot;; IF([.H20]&lt;&gt;&quot;-&quot; ; IF([.N20] &gt; [.J20]*[.$O$1];[.J20]*[.$O$1];[.N20]);[.N20]);&quot;&quot;)" office:value-type="currency" office:currency="EUR" office:value="0.2" calcext:value-type="currency">
            <text:p>0,200 €</text:p>
          </table:table-cell>
          <table:table-cell table:style-name="ce62"/>
          <table:table-cell table:style-name="ce62" table:formula="of:=IF(OR([.P20]&lt;&gt;&quot;&quot;;[.D20]=&quot;Not installed&quot;);&quot;&quot;;[.G2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u</text:p>
          </table:table-cell>
          <table:table-cell table:style-name="ce22" office:value-type="string" calcext:value-type="string">
            <text:p>1206, Tantalum</text:p>
          </table:table-cell>
          <table:table-cell table:style-name="ce22" office:value-type="string" calcext:value-type="string">
            <text:p>C14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1]=&quot;Power board&quot;; [.B21]*2;[.B21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21" office:value-type="string" calcext:value-type="string">
            <text:p>1206, Tantalum</text:p>
          </table:table-cell>
          <table:table-cell table:style-name="ce26" office:value-type="string" calcext:value-type="string">
            <text:p>C67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2]=&quot;Power board&quot;; [.B22]*2;[.B22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1:.G22])" office:value-type="float" office:value="3" calcext:value-type="float">
            <text:p>3</text:p>
          </table:table-cell>
          <table:table-cell table:style-name="ce35" office:value-type="string" calcext:value-type="string">
            <text:p>1457413</text:p>
          </table:table-cell>
          <table:table-cell table:style-name="ce39" office:value-type="float" office:value="0.177" calcext:value-type="float">
            <text:p>0,177</text:p>
          </table:table-cell>
          <table:table-cell table:style-name="ce42" table:formula="of:=IF(OR([.H23]=&quot;-&quot;; [.G23]=&quot;&quot;);&quot;&quot;;[.G23]*[.I23])" office:value-type="currency" office:currency="GBP" office:value="0.531" calcext:value-type="currency">
            <text:p>£0,53</text:p>
          </table:table-cell>
          <table:table-cell table:style-name="ce45"/>
          <table:table-cell table:style-name="ce47" office:value-type="string" calcext:value-type="string">
            <text:p>T491A106K010AT</text:p>
          </table:table-cell>
          <table:table-cell table:style-name="ce39" office:value-type="float" office:value="0.0851" calcext:value-type="float">
            <text:p>0,085</text:p>
          </table:table-cell>
          <table:table-cell table:style-name="ce55" table:formula="of:=IF(OR([.L23]=&quot;-&quot;;[.G23]=&quot;&quot;);&quot;&quot;;[.G23]*[.M23])" office:value-type="currency" office:currency="EUR" office:value="0.2553" calcext:value-type="currency">
            <text:p>0,26 €</text:p>
          </table:table-cell>
          <table:table-cell table:style-name="ce61" table:formula="of:=IF([.G23]&lt;&gt;&quot;&quot;; IF([.H23]&lt;&gt;&quot;-&quot; ; IF([.N23] &gt; [.J23]*[.$O$1];[.J23]*[.$O$1];[.N23]);[.N23]);&quot;&quot;)" office:value-type="currency" office:currency="EUR" office:value="0.2553" calcext:value-type="currency">
            <text:p>0,255 €</text:p>
          </table:table-cell>
          <table:table-cell table:style-name="ce5"/>
          <table:table-cell table:style-name="ce65" table:formula="of:=IF(OR([.P23]&lt;&gt;&quot;&quot;;[.D23]=&quot;Not installed&quot;);&quot;&quot;;[.G23])" office:value-type="float" office:value="3" calcext:value-type="float">
            <text:p>3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4]=&quot;-&quot;; [.G24]=&quot;&quot;);&quot;&quot;;[.G24]*[.I24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4]=&quot;-&quot;;[.G24]=&quot;&quot;);&quot;&quot;;[.G24]*[.M24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20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21, C50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5]=&quot;Power board&quot;; [.B25]*2;[.B25])" office:value-type="float" office:value="4" calcext:value-type="float">
            <text:p>4</text:p>
          </table:table-cell>
          <table:table-cell table:style-name="ce35" office:value-type="string" calcext:value-type="string">
            <text:p>1414667</text:p>
          </table:table-cell>
          <table:table-cell table:style-name="ce39" office:value-type="float" office:value="0.0297" calcext:value-type="float">
            <text:p>0,030</text:p>
          </table:table-cell>
          <table:table-cell table:style-name="ce42" table:formula="of:=IF(OR([.H25]=&quot;-&quot;; [.G25]=&quot;&quot;);&quot;&quot;;[.G25]*[.I25])" office:value-type="currency" office:currency="GBP" office:value="0.1188" calcext:value-type="currency">
            <text:p>£0,12</text:p>
          </table:table-cell>
          <table:table-cell table:style-name="ce45"/>
          <table:table-cell table:style-name="ce47" office:value-type="string" calcext:value-type="string">
            <text:p>CL21C121JBANNNP </text:p>
          </table:table-cell>
          <table:table-cell table:style-name="ce39" office:value-type="float" office:value="0.00685" calcext:value-type="float">
            <text:p>0,007</text:p>
          </table:table-cell>
          <table:table-cell table:style-name="ce55" table:formula="of:=IF(OR([.L25]=&quot;-&quot;;[.G25]=&quot;&quot;);&quot;&quot;;[.G25]*[.M25])" office:value-type="currency" office:currency="EUR" office:value="0.0274" calcext:value-type="currency">
            <text:p>0,03 €</text:p>
          </table:table-cell>
          <table:table-cell table:style-name="ce61" table:formula="of:=IF([.G25]&lt;&gt;&quot;&quot;; IF([.H25]&lt;&gt;&quot;-&quot; ; IF([.N25] &gt; [.J25]*[.$O$1];[.J25]*[.$O$1];[.N25]);[.N25]);&quot;&quot;)" office:value-type="currency" office:currency="EUR" office:value="0.0274" calcext:value-type="currency">
            <text:p>0,027 €</text:p>
          </table:table-cell>
          <table:table-cell table:style-name="ce5"/>
          <table:table-cell table:style-name="ce65" table:formula="of:=IF(OR([.P25]&lt;&gt;&quot;&quot;;[.D25]=&quot;Not installed&quot;);&quot;&quot;;[.G25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80p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96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6]=&quot;Power board&quot;; [.B26]*2;[.B26])" office:value-type="float" office:value="1" calcext:value-type="float">
            <text:p>1</text:p>
          </table:table-cell>
          <table:table-cell table:style-name="ce34" office:value-type="float" office:value="1759207" calcext:value-type="float">
            <text:p>1759207</text:p>
          </table:table-cell>
          <table:table-cell table:style-name="ce38" office:value-type="float" office:value="0.051" calcext:value-type="float">
            <text:p>0,051</text:p>
          </table:table-cell>
          <table:table-cell table:style-name="ce41" table:formula="of:=IF(OR([.H26]=&quot;-&quot;; [.G26]=&quot;&quot;);&quot;&quot;;[.G26]*[.I26])" office:value-type="currency" office:currency="GBP" office:value="0.051" calcext:value-type="currency">
            <text:p>£0,05</text:p>
          </table:table-cell>
          <table:table-cell table:style-name="ce44"/>
          <table:table-cell table:style-name="ce26" office:value-type="string" calcext:value-type="string">
            <text:p>CL10C181JB8NNNC</text:p>
          </table:table-cell>
          <table:table-cell table:style-name="ce38" office:value-type="float" office:value="0.00596" calcext:value-type="float">
            <text:p>0,006</text:p>
          </table:table-cell>
          <table:table-cell table:style-name="ce54" table:formula="of:=IF(OR([.L26]=&quot;-&quot;;[.G26]=&quot;&quot;);&quot;&quot;;[.G26]*[.M26])" office:value-type="currency" office:currency="EUR" office:value="0.00596" calcext:value-type="currency">
            <text:p>0,01 €</text:p>
          </table:table-cell>
          <table:table-cell table:style-name="ce61" table:formula="of:=IF([.G26]&lt;&gt;&quot;&quot;; IF([.H26]&lt;&gt;&quot;-&quot; ; IF([.N26] &gt; [.J26]*[.$O$1];[.J26]*[.$O$1];[.N26]);[.N26]);&quot;&quot;)" office:value-type="currency" office:currency="EUR" office:value="0.00596" calcext:value-type="currency">
            <text:p>0,006 €</text:p>
          </table:table-cell>
          <table:table-cell table:style-name="ce62"/>
          <table:table-cell table:style-name="ce62" table:formula="of:=IF(OR([.P26]&lt;&gt;&quot;&quot;;[.D26]=&quot;Not installed&quot;);&quot;&quot;;[.G2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8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31, C135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7]=&quot;Power board&quot;; [.B27]*2;[.B27])" office:value-type="float" office:value="2" calcext:value-type="float">
            <text:p>2</text:p>
          </table:table-cell>
          <table:table-cell table:style-name="ce35" office:value-type="float" office:value="2320820" calcext:value-type="float">
            <text:p>2320820</text:p>
          </table:table-cell>
          <table:table-cell table:style-name="ce39" office:value-type="float" office:value="0.0375" calcext:value-type="float">
            <text:p>0,038</text:p>
          </table:table-cell>
          <table:table-cell table:style-name="ce42" table:formula="of:=IF(OR([.H27]=&quot;-&quot;; [.G27]=&quot;&quot;);&quot;&quot;;[.G27]*[.I27])" office:value-type="currency" office:currency="GBP" office:value="0.075" calcext:value-type="currency">
            <text:p>£0,08</text:p>
          </table:table-cell>
          <table:table-cell table:style-name="ce45"/>
          <table:table-cell table:style-name="ce47" office:value-type="string" calcext:value-type="string">
            <text:p>CL21C180JBANNNC</text:p>
          </table:table-cell>
          <table:table-cell table:style-name="ce39" office:value-type="float" office:value="0.00974" calcext:value-type="float">
            <text:p>0,010</text:p>
          </table:table-cell>
          <table:table-cell table:style-name="ce55" table:formula="of:=IF(OR([.L27]=&quot;-&quot;;[.G27]=&quot;&quot;);&quot;&quot;;[.G27]*[.M27])" office:value-type="currency" office:currency="EUR" office:value="0.01948" calcext:value-type="currency">
            <text:p>0,02 €</text:p>
          </table:table-cell>
          <table:table-cell table:style-name="ce61" table:formula="of:=IF([.G27]&lt;&gt;&quot;&quot;; IF([.H27]&lt;&gt;&quot;-&quot; ; IF([.N27] &gt; [.J27]*[.$O$1];[.J27]*[.$O$1];[.N27]);[.N27]);&quot;&quot;)" office:value-type="currency" office:currency="EUR" office:value="0.01948" calcext:value-type="currency">
            <text:p>0,019 €</text:p>
          </table:table-cell>
          <table:table-cell table:style-name="ce5"/>
          <table:table-cell table:style-name="ce65" table:formula="of:=IF(OR([.P27]&lt;&gt;&quot;&quot;;[.D27]=&quot;Not installed&quot;);&quot;&quot;;[.G27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1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41, C47, C51, C63, C6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8]=&quot;Power board&quot;; [.B28]*2;[.B28])" office:value-type="float" office:value="12" calcext:value-type="float">
            <text:p>1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94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9]=&quot;Power board&quot;; [.B29]*2;[.B29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28:.G29])" office:value-type="float" office:value="13" calcext:value-type="float">
            <text:p>13</text:p>
          </table:table-cell>
          <table:table-cell table:style-name="ce34" office:value-type="float" office:value="2407340" calcext:value-type="float">
            <text:p>2407340</text:p>
          </table:table-cell>
          <table:table-cell table:style-name="ce38" office:value-type="float" office:value="0.0352" calcext:value-type="float">
            <text:p>0,035</text:p>
          </table:table-cell>
          <table:table-cell table:style-name="ce41" table:formula="of:=IF(OR([.H30]=&quot;-&quot;; [.G30]=&quot;&quot;);&quot;&quot;;[.G30]*[.I30])" office:value-type="currency" office:currency="GBP" office:value="0.4576" calcext:value-type="currency">
            <text:p>£0,46</text:p>
          </table:table-cell>
          <table:table-cell table:style-name="ce44"/>
          <table:table-cell table:style-name="ce26" office:value-type="string" calcext:value-type="string">
            <text:p>CL21B102KCANNNC </text:p>
          </table:table-cell>
          <table:table-cell table:style-name="ce38" office:value-type="float" office:value="0.00649" calcext:value-type="float">
            <text:p>0,006</text:p>
          </table:table-cell>
          <table:table-cell table:style-name="ce54" table:formula="of:=IF(OR([.L30]=&quot;-&quot;;[.G30]=&quot;&quot;);&quot;&quot;;[.G30]*[.M30])" office:value-type="currency" office:currency="EUR" office:value="0.08437" calcext:value-type="currency">
            <text:p>0,08 €</text:p>
          </table:table-cell>
          <table:table-cell table:style-name="ce61" table:formula="of:=IF([.G30]&lt;&gt;&quot;&quot;; IF([.H30]&lt;&gt;&quot;-&quot; ; IF([.N30] &gt; [.J30]*[.$O$1];[.J30]*[.$O$1];[.N30]);[.N30]);&quot;&quot;)" office:value-type="currency" office:currency="EUR" office:value="0.08437" calcext:value-type="currency">
            <text:p>0,084 €</text:p>
          </table:table-cell>
          <table:table-cell table:style-name="ce62"/>
          <table:table-cell table:style-name="ce62" table:formula="of:=IF(OR([.P30]&lt;&gt;&quot;&quot;;[.D30]=&quot;Not installed&quot;);&quot;&quot;;[.G30])" office:value-type="float" office:value="13" calcext:value-type="float">
            <text:p>13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u</text:p>
          </table:table-cell>
          <table:table-cell table:style-name="ce21" office:value-type="string" calcext:value-type="string">
            <text:p>1206, 100V</text:p>
          </table:table-cell>
          <table:table-cell table:style-name="ce26" office:value-type="string" calcext:value-type="string">
            <text:p>C10, C28, C31, C4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2]=&quot;Power board&quot;; [.B32]*2;[.B32])" office:value-type="float" office:value="8" calcext:value-type="float">
            <text:p>8</text:p>
          </table:table-cell>
          <table:table-cell table:style-name="ce34" office:value-type="float" office:value="2320876" calcext:value-type="float">
            <text:p>2320876</text:p>
          </table:table-cell>
          <table:table-cell table:style-name="ce38" office:value-type="float" office:value="0.277" calcext:value-type="float">
            <text:p>0,277</text:p>
          </table:table-cell>
          <table:table-cell table:style-name="ce41" table:formula="of:=IF(OR([.H32]=&quot;-&quot;; [.G32]=&quot;&quot;);&quot;&quot;;[.G32]*[.I32])" office:value-type="currency" office:currency="GBP" office:value="2.216" calcext:value-type="currency">
            <text:p>£2,22</text:p>
          </table:table-cell>
          <table:table-cell table:style-name="ce44"/>
          <table:table-cell table:style-name="ce26" office:value-type="string" calcext:value-type="string">
            <text:p>GRM31CR72A105KA01L</text:p>
          </table:table-cell>
          <table:table-cell table:style-name="ce38" office:value-type="float" office:value="0.1278" calcext:value-type="float">
            <text:p>0,128</text:p>
          </table:table-cell>
          <table:table-cell table:style-name="ce54" table:formula="of:=IF(OR([.L32]=&quot;-&quot;;[.G32]=&quot;&quot;);&quot;&quot;;[.G32]*[.M32])" office:value-type="currency" office:currency="EUR" office:value="1.0224" calcext:value-type="currency">
            <text:p>1,02 €</text:p>
          </table:table-cell>
          <table:table-cell table:style-name="ce61" table:formula="of:=IF([.G32]&lt;&gt;&quot;&quot;; IF([.H32]&lt;&gt;&quot;-&quot; ; IF([.N32] &gt; [.J32]*[.$O$1];[.J32]*[.$O$1];[.N32]);[.N32]);&quot;&quot;)" office:value-type="currency" office:currency="EUR" office:value="1.0224" calcext:value-type="currency">
            <text:p>1,022 €</text:p>
          </table:table-cell>
          <table:table-cell table:style-name="ce62"/>
          <table:table-cell table:style-name="ce62" table:formula="of:=IF(OR([.P32]&lt;&gt;&quot;&quot;;[.D32]=&quot;Not installed&quot;);&quot;&quot;;[.G32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1u</text:p>
          </table:table-cell>
          <table:table-cell table:style-name="ce22" office:value-type="string" calcext:value-type="string">
            <text:p>0805, 50V</text:p>
          </table:table-cell>
          <table:table-cell table:style-name="ce22" office:value-type="string" calcext:value-type="string">
            <text:p>C13, C57, C59, C68, C74, C76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3]=&quot;Power board&quot;; [.B33]*2;[.B33])" office:value-type="float" office:value="14" calcext:value-type="float">
            <text:p>14</text:p>
          </table:table-cell>
          <table:table-cell table:style-name="ce35" office:value-type="string" calcext:value-type="string">
            <text:p>2118131</text:p>
          </table:table-cell>
          <table:table-cell table:style-name="ce39" office:value-type="float" office:value="0.169" calcext:value-type="float">
            <text:p>0,169</text:p>
          </table:table-cell>
          <table:table-cell table:style-name="ce42" table:formula="of:=IF(OR([.H33]=&quot;-&quot;; [.G33]=&quot;&quot;);&quot;&quot;;[.G33]*[.I33])" office:value-type="currency" office:currency="GBP" office:value="2.366" calcext:value-type="currency">
            <text:p>£2,37</text:p>
          </table:table-cell>
          <table:table-cell table:style-name="ce45"/>
          <table:table-cell table:style-name="ce47" office:value-type="string" calcext:value-type="string">
            <text:p>CL21B105KBFNNNG </text:p>
          </table:table-cell>
          <table:table-cell table:style-name="ce39" office:value-type="float" office:value="0.01429" calcext:value-type="float">
            <text:p>0,014</text:p>
          </table:table-cell>
          <table:table-cell table:style-name="ce55" table:formula="of:=IF(OR([.L33]=&quot;-&quot;;[.G33]=&quot;&quot;);&quot;&quot;;[.G33]*[.M33])" office:value-type="currency" office:currency="EUR" office:value="0.20006" calcext:value-type="currency">
            <text:p>0,20 €</text:p>
          </table:table-cell>
          <table:table-cell table:style-name="ce61" table:formula="of:=IF([.G33]&lt;&gt;&quot;&quot;; IF([.H33]&lt;&gt;&quot;-&quot; ; IF([.N33] &gt; [.J33]*[.$O$1];[.J33]*[.$O$1];[.N33]);[.N33]);&quot;&quot;)" office:value-type="currency" office:currency="EUR" office:value="0.20006" calcext:value-type="currency">
            <text:p>0,200 €</text:p>
          </table:table-cell>
          <table:table-cell table:style-name="ce5"/>
          <table:table-cell table:style-name="ce65" table:formula="of:=IF(OR([.P33]&lt;&gt;&quot;&quot;;[.D33]=&quot;Not installed&quot;);&quot;&quot;;[.G33])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13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34]=&quot;Power board&quot;; [.B34]*2;[.B34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29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5]=&quot;Power board&quot;; [.B35]*2;[.B35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2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87, C90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36]=&quot;Power board&quot;; [.B36]*2;[.B36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34:.G36])" office:value-type="float" office:value="5" calcext:value-type="float">
            <text:p>5</text:p>
          </table:table-cell>
          <table:table-cell table:style-name="ce35" office:value-type="float" office:value="1759252" calcext:value-type="float">
            <text:p>1759252</text:p>
          </table:table-cell>
          <table:table-cell table:style-name="ce39" office:value-type="float" office:value="0.0209" calcext:value-type="float">
            <text:p>0,021</text:p>
          </table:table-cell>
          <table:table-cell table:style-name="ce42" table:formula="of:=IF(OR([.H37]=&quot;-&quot;; [.G37]=&quot;&quot;);&quot;&quot;;[.G37]*[.I37])" office:value-type="currency" office:currency="GBP" office:value="0.1045" calcext:value-type="currency">
            <text:p>£0,10</text:p>
          </table:table-cell>
          <table:table-cell table:style-name="ce45"/>
          <table:table-cell table:style-name="ce47" office:value-type="string" calcext:value-type="string">
            <text:p>CL21B223KBANNNC </text:p>
          </table:table-cell>
          <table:table-cell table:style-name="ce39" office:value-type="float" office:value="0.00841" calcext:value-type="float">
            <text:p>0,008</text:p>
          </table:table-cell>
          <table:table-cell table:style-name="ce55" table:formula="of:=IF(OR([.L37]=&quot;-&quot;;[.G37]=&quot;&quot;);&quot;&quot;;[.G37]*[.M37])" office:value-type="currency" office:currency="EUR" office:value="0.04205" calcext:value-type="currency">
            <text:p>0,04 €</text:p>
          </table:table-cell>
          <table:table-cell table:style-name="ce61" table:formula="of:=IF([.G37]&lt;&gt;&quot;&quot;; IF([.H37]&lt;&gt;&quot;-&quot; ; IF([.N37] &gt; [.J37]*[.$O$1];[.J37]*[.$O$1];[.N37]);[.N37]);&quot;&quot;)" office:value-type="currency" office:currency="EUR" office:value="0.04205" calcext:value-type="currency">
            <text:p>0,042 €</text:p>
          </table:table-cell>
          <table:table-cell table:style-name="ce5"/>
          <table:table-cell table:style-name="ce65" table:formula="of:=IF(OR([.P37]&lt;&gt;&quot;&quot;;[.D37]=&quot;Not installed&quot;);&quot;&quot;;[.G37])" office:value-type="float" office:value="5" calcext:value-type="float">
            <text:p>5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38]=&quot;-&quot;; [.G38]=&quot;&quot;);&quot;&quot;;[.G38]*[.I38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38]=&quot;-&quot;;[.G38]=&quot;&quot;);&quot;&quot;;[.G38]*[.M38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2n2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48, C49, C8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9]=&quot;Power board&quot;; [.B39]*2;[.B39])" office:value-type="float" office:value="6" calcext:value-type="float">
            <text:p>6</text:p>
          </table:table-cell>
          <table:table-cell table:style-name="ce35" office:value-type="float" office:value="1759235" calcext:value-type="float">
            <text:p>1759235</text:p>
          </table:table-cell>
          <table:table-cell table:style-name="ce39" office:value-type="float" office:value="0.0233" calcext:value-type="float">
            <text:p>0,023</text:p>
          </table:table-cell>
          <table:table-cell table:style-name="ce42" table:formula="of:=IF(OR([.H39]=&quot;-&quot;; [.G39]=&quot;&quot;);&quot;&quot;;[.G39]*[.I39])" office:value-type="currency" office:currency="GBP" office:value="0.1398" calcext:value-type="currency">
            <text:p>£0,14</text:p>
          </table:table-cell>
          <table:table-cell table:style-name="ce45"/>
          <table:table-cell table:style-name="ce47" office:value-type="string" calcext:value-type="string">
            <text:p>CL21B222KBANNND </text:p>
          </table:table-cell>
          <table:table-cell table:style-name="ce39" office:value-type="float" office:value="0.00619" calcext:value-type="float">
            <text:p>0,006</text:p>
          </table:table-cell>
          <table:table-cell table:style-name="ce55" table:formula="of:=IF(OR([.L39]=&quot;-&quot;;[.G39]=&quot;&quot;);&quot;&quot;;[.G39]*[.M39])" office:value-type="currency" office:currency="EUR" office:value="0.03714" calcext:value-type="currency">
            <text:p>0,04 €</text:p>
          </table:table-cell>
          <table:table-cell table:style-name="ce61" table:formula="of:=IF([.G39]&lt;&gt;&quot;&quot;; IF([.H39]&lt;&gt;&quot;-&quot; ; IF([.N39] &gt; [.J39]*[.$O$1];[.J39]*[.$O$1];[.N39]);[.N39]);&quot;&quot;)" office:value-type="currency" office:currency="EUR" office:value="0.03714" calcext:value-type="currency">
            <text:p>0,037 €</text:p>
          </table:table-cell>
          <table:table-cell table:style-name="ce5"/>
          <table:table-cell table:style-name="ce65" table:formula="of:=IF(OR([.P39]&lt;&gt;&quot;&quot;;[.D39]=&quot;Not installed&quot;);&quot;&quot;;[.G39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u2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24, C36, C38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40]=&quot;Power board&quot;; [.B40]*2;[.B40])" office:value-type="float" office:value="6" calcext:value-type="float">
            <text:p>6</text:p>
          </table:table-cell>
          <table:table-cell table:style-name="ce34" office:value-type="float" office:value="2320829" calcext:value-type="float">
            <text:p>2320829</text:p>
          </table:table-cell>
          <table:table-cell table:style-name="ce38" office:value-type="float" office:value="0.153" calcext:value-type="float">
            <text:p>0,153</text:p>
          </table:table-cell>
          <table:table-cell table:style-name="ce41" table:formula="of:=IF(OR([.H40]=&quot;-&quot;; [.G40]=&quot;&quot;);&quot;&quot;;[.G40]*[.I40])" office:value-type="currency" office:currency="GBP" office:value="0.918" calcext:value-type="currency">
            <text:p>£0,92</text:p>
          </table:table-cell>
          <table:table-cell table:style-name="ce44"/>
          <table:table-cell table:style-name="ce26" office:value-type="string" calcext:value-type="string">
            <text:p>CL21B225KAFNNNG</text:p>
          </table:table-cell>
          <table:table-cell table:style-name="ce38" office:value-type="float" office:value="0.02744" calcext:value-type="float">
            <text:p>0,027</text:p>
          </table:table-cell>
          <table:table-cell table:style-name="ce54" table:formula="of:=IF(OR([.L40]=&quot;-&quot;;[.G40]=&quot;&quot;);&quot;&quot;;[.G40]*[.M40])" office:value-type="currency" office:currency="EUR" office:value="0.16464" calcext:value-type="currency">
            <text:p>0,16 €</text:p>
          </table:table-cell>
          <table:table-cell table:style-name="ce61" table:formula="of:=IF([.G40]&lt;&gt;&quot;&quot;; IF([.H40]&lt;&gt;&quot;-&quot; ; IF([.N40] &gt; [.J40]*[.$O$1];[.J40]*[.$O$1];[.N40]);[.N40]);&quot;&quot;)" office:value-type="currency" office:currency="EUR" office:value="0.16464" calcext:value-type="currency">
            <text:p>0,165 €</text:p>
          </table:table-cell>
          <table:table-cell table:style-name="ce62"/>
          <table:table-cell table:style-name="ce62" table:formula="of:=IF(OR([.P40]&lt;&gt;&quot;&quot;;[.D40]=&quot;Not installed&quot;);&quot;&quot;;[.G40]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330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7, C3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41]=&quot;Power board&quot;; [.B41]*2;[.B41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30p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89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42]=&quot;Power board&quot;; [.B42]*2;[.B42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41:.G42])" office:value-type="float" office:value="5" calcext:value-type="float">
            <text:p>5</text:p>
          </table:table-cell>
          <table:table-cell table:style-name="ce35" office:value-type="string" calcext:value-type="string">
            <text:p>1759212</text:p>
          </table:table-cell>
          <table:table-cell table:style-name="ce39" office:value-type="float" office:value="0.0303" calcext:value-type="float">
            <text:p>0,030</text:p>
          </table:table-cell>
          <table:table-cell table:style-name="ce42" table:formula="of:=IF(OR([.H43]=&quot;-&quot;; [.G43]=&quot;&quot;);&quot;&quot;;[.G43]*[.I43])" office:value-type="currency" office:currency="GBP" office:value="0.1515" calcext:value-type="currency">
            <text:p>£0,15</text:p>
          </table:table-cell>
          <table:table-cell table:style-name="ce45"/>
          <table:table-cell table:style-name="ce47" office:value-type="string" calcext:value-type="string">
            <text:p>CL21C331JBANNNC</text:p>
          </table:table-cell>
          <table:table-cell table:style-name="ce39" office:value-type="float" office:value="0.01377" calcext:value-type="float">
            <text:p>0,014</text:p>
          </table:table-cell>
          <table:table-cell table:style-name="ce55" table:formula="of:=IF(OR([.L43]=&quot;-&quot;;[.G43]=&quot;&quot;);&quot;&quot;;[.G43]*[.M43])" office:value-type="currency" office:currency="EUR" office:value="0.06885" calcext:value-type="currency">
            <text:p>0,07 €</text:p>
          </table:table-cell>
          <table:table-cell table:style-name="ce61" table:formula="of:=IF([.G43]&lt;&gt;&quot;&quot;; IF([.H43]&lt;&gt;&quot;-&quot; ; IF([.N43] &gt; [.J43]*[.$O$1];[.J43]*[.$O$1];[.N43]);[.N43]);&quot;&quot;)" office:value-type="currency" office:currency="EUR" office:value="0.06885" calcext:value-type="currency">
            <text:p>0,069 €</text:p>
          </table:table-cell>
          <table:table-cell table:style-name="ce5"/>
          <table:table-cell table:style-name="ce65" table:formula="of:=IF(OR([.P43]&lt;&gt;&quot;&quot;;[.D43]=&quot;Not installed&quot;);&quot;&quot;;[.G43])" office:value-type="float" office:value="5" calcext:value-type="float">
            <text:p>5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44]=&quot;-&quot;; [.G44]=&quot;&quot;);&quot;&quot;;[.G44]*[.I44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44]=&quot;-&quot;;[.G44]=&quot;&quot;);&quot;&quot;;[.G44]*[.M44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3n3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40, C71, C72, C77, C78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45]=&quot;Power board&quot;; [.B45]*2;[.B45])" office:value-type="float" office:value="10" calcext:value-type="float">
            <text:p>10</text:p>
          </table:table-cell>
          <table:table-cell table:style-name="ce35" office:value-type="float" office:value="2496782" calcext:value-type="float">
            <text:p>2496782</text:p>
          </table:table-cell>
          <table:table-cell table:style-name="ce39" office:value-type="float" office:value="0.0035" calcext:value-type="float">
            <text:p>0,004</text:p>
          </table:table-cell>
          <table:table-cell table:style-name="ce42" table:formula="of:=IF(OR([.H45]=&quot;-&quot;; [.G45]=&quot;&quot;);&quot;&quot;;[.G45]*[.I45])" office:value-type="currency" office:currency="GBP" office:value="0.035" calcext:value-type="currency">
            <text:p>£0,04</text:p>
          </table:table-cell>
          <table:table-cell table:style-name="ce45"/>
          <table:table-cell table:style-name="ce47" office:value-type="string" calcext:value-type="string">
            <text:p>CL21B332KBANNNC</text:p>
          </table:table-cell>
          <table:table-cell table:style-name="ce39" office:value-type="float" office:value="0.0069" calcext:value-type="float">
            <text:p>0,007</text:p>
          </table:table-cell>
          <table:table-cell table:style-name="ce55" table:formula="of:=IF(OR([.L45]=&quot;-&quot;;[.G45]=&quot;&quot;);&quot;&quot;;[.G45]*[.M45])" office:value-type="currency" office:currency="EUR" office:value="0.069" calcext:value-type="currency">
            <text:p>0,07 €</text:p>
          </table:table-cell>
          <table:table-cell table:style-name="ce61" table:formula="of:=IF([.G45]&lt;&gt;&quot;&quot;; IF([.H45]&lt;&gt;&quot;-&quot; ; IF([.N45] &gt; [.J45]*[.$O$1];[.J45]*[.$O$1];[.N45]);[.N45]);&quot;&quot;)" office:value-type="currency" office:currency="EUR" office:value="0.04180995" calcext:value-type="currency">
            <text:p>0,042 €</text:p>
          </table:table-cell>
          <table:table-cell table:style-name="ce5"/>
          <table:table-cell table:style-name="ce65" table:formula="of:=IF(OR([.P45]&lt;&gt;&quot;&quot;;[.D45]=&quot;Not installed&quot;);&quot;&quot;;[.G45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n9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95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46]=&quot;Power board&quot;; [.B46]*2;[.B46])" office:value-type="float" office:value="1" calcext:value-type="float">
            <text:p>1</text:p>
          </table:table-cell>
          <table:table-cell table:style-name="ce34" office:value-type="float" office:value="1759240" calcext:value-type="float">
            <text:p>1759240</text:p>
          </table:table-cell>
          <table:table-cell table:style-name="ce38" office:value-type="float" office:value="0.0303" calcext:value-type="float">
            <text:p>0,030</text:p>
          </table:table-cell>
          <table:table-cell table:style-name="ce41" table:formula="of:=IF(OR([.H46]=&quot;-&quot;; [.G46]=&quot;&quot;);&quot;&quot;;[.G46]*[.I46])" office:value-type="currency" office:currency="GBP" office:value="0.0303" calcext:value-type="currency">
            <text:p>£0,03</text:p>
          </table:table-cell>
          <table:table-cell table:style-name="ce44"/>
          <table:table-cell table:style-name="ce26" office:value-type="string" calcext:value-type="string">
            <text:p>CL21B392KBANNNC</text:p>
          </table:table-cell>
          <table:table-cell table:style-name="ce38" office:value-type="float" office:value="0.00906" calcext:value-type="float">
            <text:p>0,009</text:p>
          </table:table-cell>
          <table:table-cell table:style-name="ce54" table:formula="of:=IF(OR([.L46]=&quot;-&quot;;[.G46]=&quot;&quot;);&quot;&quot;;[.G46]*[.M46])" office:value-type="currency" office:currency="EUR" office:value="0.00906" calcext:value-type="currency">
            <text:p>0,01 €</text:p>
          </table:table-cell>
          <table:table-cell table:style-name="ce61" table:formula="of:=IF([.G46]&lt;&gt;&quot;&quot;; IF([.H46]&lt;&gt;&quot;-&quot; ; IF([.N46] &gt; [.J46]*[.$O$1];[.J46]*[.$O$1];[.N46]);[.N46]);&quot;&quot;)" office:value-type="currency" office:currency="EUR" office:value="0.00906" calcext:value-type="currency">
            <text:p>0,009 €</text:p>
          </table:table-cell>
          <table:table-cell table:style-name="ce62"/>
          <table:table-cell table:style-name="ce62" table:formula="of:=IF(OR([.P46]&lt;&gt;&quot;&quot;;[.D46]=&quot;Not installed&quot;);&quot;&quot;;[.G4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470n</text:p>
          </table:table-cell>
          <table:table-cell table:style-name="ce22" office:value-type="string" calcext:value-type="string">
            <text:p>0805, 50V</text:p>
          </table:table-cell>
          <table:table-cell table:style-name="ce22" office:value-type="string" calcext:value-type="string">
            <text:p>C9, C25, C3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47]=&quot;Power board&quot;; [.B47]*2;[.B47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70n</text:p>
          </table:table-cell>
          <table:table-cell table:style-name="ce21" office:value-type="string" calcext:value-type="string">
            <text:p>0805, 50V</text:p>
          </table:table-cell>
          <table:table-cell table:style-name="ce26" office:value-type="string" calcext:value-type="string">
            <text:p>C104, C109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48]=&quot;Power board&quot;; [.B48]*2;[.B48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47:.G48])" office:value-type="float" office:value="8" calcext:value-type="float">
            <text:p>8</text:p>
          </table:table-cell>
          <table:table-cell table:style-name="ce35" office:value-type="float" office:value="2470492" calcext:value-type="float">
            <text:p>2470492</text:p>
          </table:table-cell>
          <table:table-cell table:style-name="ce39" office:value-type="float" office:value="0.0431" calcext:value-type="float">
            <text:p>0,043</text:p>
          </table:table-cell>
          <table:table-cell table:style-name="ce42" table:formula="of:=IF(OR([.H49]=&quot;-&quot;; [.G49]=&quot;&quot;);&quot;&quot;;[.G49]*[.I49])" office:value-type="currency" office:currency="GBP" office:value="0.3448" calcext:value-type="currency">
            <text:p>£0,34</text:p>
          </table:table-cell>
          <table:table-cell table:style-name="ce45"/>
          <table:table-cell table:style-name="ce47" office:value-type="string" calcext:value-type="string">
            <text:p>CL21B474KBFNNNG</text:p>
          </table:table-cell>
          <table:table-cell table:style-name="ce39" office:value-type="float" office:value="0.0153" calcext:value-type="float">
            <text:p>0,015</text:p>
          </table:table-cell>
          <table:table-cell table:style-name="ce55" table:formula="of:=IF(OR([.L49]=&quot;-&quot;;[.G49]=&quot;&quot;);&quot;&quot;;[.G49]*[.M49])" office:value-type="currency" office:currency="EUR" office:value="0.1224" calcext:value-type="currency">
            <text:p>0,12 €</text:p>
          </table:table-cell>
          <table:table-cell table:style-name="ce61" table:formula="of:=IF([.G49]&lt;&gt;&quot;&quot;; IF([.H49]&lt;&gt;&quot;-&quot; ; IF([.N49] &gt; [.J49]*[.$O$1];[.J49]*[.$O$1];[.N49]);[.N49]);&quot;&quot;)" office:value-type="currency" office:currency="EUR" office:value="0.1224" calcext:value-type="currency">
            <text:p>0,122 €</text:p>
          </table:table-cell>
          <table:table-cell table:style-name="ce5"/>
          <table:table-cell table:style-name="ce65" table:formula="of:=IF(OR([.P49]&lt;&gt;&quot;&quot;;[.D49]=&quot;Not installed&quot;);&quot;&quot;;[.G49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50]=&quot;-&quot;; [.G50]=&quot;&quot;);&quot;&quot;;[.G50]*[.I50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50]=&quot;-&quot;;[.G50]=&quot;&quot;);&quot;&quot;;[.G50]*[.M50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70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2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51]=&quot;Power board&quot;; [.B51]*2;[.B51])" office:value-type="float" office:value="2" calcext:value-type="float">
            <text:p>2</text:p>
          </table:table-cell>
          <table:table-cell table:style-name="ce35" office:value-type="string" calcext:value-type="string">
            <text:p>2496859</text:p>
          </table:table-cell>
          <table:table-cell table:style-name="ce39" office:value-type="float" office:value="0.0052" calcext:value-type="float">
            <text:p>0,005</text:p>
          </table:table-cell>
          <table:table-cell table:style-name="ce42" table:formula="of:=IF(OR([.H51]=&quot;-&quot;; [.G51]=&quot;&quot;);&quot;&quot;;[.G51]*[.I51])" office:value-type="currency" office:currency="GBP" office:value="0.0104" calcext:value-type="currency">
            <text:p>£0,01</text:p>
          </table:table-cell>
          <table:table-cell table:style-name="ce45"/>
          <table:table-cell table:style-name="ce47" office:value-type="string" calcext:value-type="string">
            <text:p>CL21B471KBANNNC</text:p>
          </table:table-cell>
          <table:table-cell table:style-name="ce39" office:value-type="float" office:value="0.00675" calcext:value-type="float">
            <text:p>0,007</text:p>
          </table:table-cell>
          <table:table-cell table:style-name="ce55" table:formula="of:=IF(OR([.L51]=&quot;-&quot;;[.G51]=&quot;&quot;);&quot;&quot;;[.G51]*[.M51])" office:value-type="currency" office:currency="EUR" office:value="0.0135" calcext:value-type="currency">
            <text:p>0,01 €</text:p>
          </table:table-cell>
          <table:table-cell table:style-name="ce61" table:formula="of:=IF([.G51]&lt;&gt;&quot;&quot;; IF([.H51]&lt;&gt;&quot;-&quot; ; IF([.N51] &gt; [.J51]*[.$O$1];[.J51]*[.$O$1];[.N51]);[.N51]);&quot;&quot;)" office:value-type="currency" office:currency="EUR" office:value="0.012423528" calcext:value-type="currency">
            <text:p>0,012 €</text:p>
          </table:table-cell>
          <table:table-cell table:style-name="ce5"/>
          <table:table-cell table:style-name="ce65" table:formula="of:=IF(OR([.P51]&lt;&gt;&quot;&quot;;[.D51]=&quot;Not installed&quot;);&quot;&quot;;[.G5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7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148, C15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52]=&quot;Power board&quot;; [.B52]*2;[.B52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7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98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53]=&quot;Power board&quot;; [.B53]*2;[.B53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52:.G53])" office:value-type="float" office:value="3" calcext:value-type="float">
            <text:p>3</text:p>
          </table:table-cell>
          <table:table-cell table:style-name="ce34" office:value-type="float" office:value="2496983" calcext:value-type="float">
            <text:p>2496983</text:p>
          </table:table-cell>
          <table:table-cell table:style-name="ce38" office:value-type="float" office:value="0.0107" calcext:value-type="float">
            <text:p>0,011</text:p>
          </table:table-cell>
          <table:table-cell table:style-name="ce41" table:formula="of:=IF(OR([.H54]=&quot;-&quot;; [.G54]=&quot;&quot;);&quot;&quot;;[.G54]*[.I54])" office:value-type="currency" office:currency="GBP" office:value="0.0321" calcext:value-type="currency">
            <text:p>£0,03</text:p>
          </table:table-cell>
          <table:table-cell table:style-name="ce44"/>
          <table:table-cell table:style-name="ce26" office:value-type="string" calcext:value-type="string">
            <text:p>CC0805KRX7R9473</text:p>
          </table:table-cell>
          <table:table-cell table:style-name="ce38" office:value-type="float" office:value="0.0082" calcext:value-type="float">
            <text:p>0,008</text:p>
          </table:table-cell>
          <table:table-cell table:style-name="ce54" table:formula="of:=IF(OR([.L54]=&quot;-&quot;;[.G54]=&quot;&quot;);&quot;&quot;;[.G54]*[.M54])" office:value-type="currency" office:currency="EUR" office:value="0.0246" calcext:value-type="currency">
            <text:p>0,02 €</text:p>
          </table:table-cell>
          <table:table-cell table:style-name="ce61" table:formula="of:=IF([.G54]&lt;&gt;&quot;&quot;; IF([.H54]&lt;&gt;&quot;-&quot; ; IF([.N54] &gt; [.J54]*[.$O$1];[.J54]*[.$O$1];[.N54]);[.N54]);&quot;&quot;)" office:value-type="currency" office:currency="EUR" office:value="0.0246" calcext:value-type="currency">
            <text:p>0,025 €</text:p>
          </table:table-cell>
          <table:table-cell table:style-name="ce62"/>
          <table:table-cell table:style-name="ce62" table:formula="of:=IF(OR([.P54]&lt;&gt;&quot;&quot;;[.D54]=&quot;Not installed&quot;);&quot;&quot;;[.G54])" office:value-type="float" office:value="3" calcext:value-type="float">
            <text:p>3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55]=&quot;-&quot;; [.G55]=&quot;&quot;);&quot;&quot;;[.G55]*[.I55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55]=&quot;-&quot;;[.G55]=&quot;&quot;);&quot;&quot;;[.G55]*[.M55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n/400V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C86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56]=&quot;Power board&quot;; [.B56]*2;[.B56])" office:value-type="float" office:value="1" calcext:value-type="float">
            <text:p>1</text:p>
          </table:table-cell>
          <table:table-cell table:style-name="ce34" office:value-type="float" office:value="2468839" calcext:value-type="float">
            <text:p>2468839</text:p>
          </table:table-cell>
          <table:table-cell table:style-name="ce38" office:value-type="float" office:value="0.63" calcext:value-type="float">
            <text:p>0,630</text:p>
          </table:table-cell>
          <table:table-cell table:style-name="ce41" table:formula="of:=IF(OR([.H56]=&quot;-&quot;; [.G56]=&quot;&quot;);&quot;&quot;;[.G56]*[.I56])" office:value-type="currency" office:currency="GBP" office:value="0.63" calcext:value-type="currency">
            <text:p>£0,63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56]=&quot;-&quot;;[.G56]=&quot;&quot;);&quot;&quot;;[.G56]*[.M56])">
            <text:p/>
          </table:table-cell>
          <table:table-cell table:style-name="ce61" table:formula="of:=IF([.G56]&lt;&gt;&quot;&quot;; IF([.H56]&lt;&gt;&quot;-&quot; ; IF([.N56] &gt; [.J56]*[.$O$1];[.J56]*[.$O$1];[.N56]);[.N56]);&quot;&quot;)" office:value-type="currency" office:currency="EUR" office:value="0.7525791" calcext:value-type="currency">
            <text:p>0,753 €</text:p>
          </table:table-cell>
          <table:table-cell table:style-name="ce62" table:formula="of:=[.G56]" office:value-type="float" office:value="1" calcext:value-type="float">
            <text:p>1</text:p>
          </table:table-cell>
          <table:table-cell table:style-name="ce62" table:formula="of:=IF(OR([.P56]&lt;&gt;&quot;&quot;;[.D56]=&quot;Not installed&quot;);&quot;&quot;;[.G56])">
            <text:p/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7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46, C5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57]=&quot;Power board&quot;; [.B57]*2;[.B57])" office:value-type="float" office:value="4" calcext:value-type="float">
            <text:p>4</text:p>
          </table:table-cell>
          <table:table-cell table:style-name="ce35" office:value-type="string" calcext:value-type="string">
            <text:p>1414692</text:p>
          </table:table-cell>
          <table:table-cell table:style-name="ce39" office:value-type="float" office:value="0.0154" calcext:value-type="float">
            <text:p>0,015</text:p>
          </table:table-cell>
          <table:table-cell table:style-name="ce42" table:formula="of:=IF(OR([.H57]=&quot;-&quot;; [.G57]=&quot;&quot;);&quot;&quot;;[.G57]*[.I57])" office:value-type="currency" office:currency="GBP" office:value="0.0616" calcext:value-type="currency">
            <text:p>£0,06</text:p>
          </table:table-cell>
          <table:table-cell table:style-name="ce45"/>
          <table:table-cell table:style-name="ce47" office:value-type="string" calcext:value-type="string">
            <text:p>CC0805JRNPO9470 </text:p>
          </table:table-cell>
          <table:table-cell table:style-name="ce39" office:value-type="float" office:value="0.0074" calcext:value-type="float">
            <text:p>0,007</text:p>
          </table:table-cell>
          <table:table-cell table:style-name="ce55" table:formula="of:=IF(OR([.L57]=&quot;-&quot;;[.G57]=&quot;&quot;);&quot;&quot;;[.G57]*[.M57])" office:value-type="currency" office:currency="EUR" office:value="0.0296" calcext:value-type="currency">
            <text:p>0,03 €</text:p>
          </table:table-cell>
          <table:table-cell table:style-name="ce61" table:formula="of:=IF([.G57]&lt;&gt;&quot;&quot;; IF([.H57]&lt;&gt;&quot;-&quot; ; IF([.N57] &gt; [.J57]*[.$O$1];[.J57]*[.$O$1];[.N57]);[.N57]);&quot;&quot;)" office:value-type="currency" office:currency="EUR" office:value="0.0296" calcext:value-type="currency">
            <text:p>0,030 €</text:p>
          </table:table-cell>
          <table:table-cell table:style-name="ce5"/>
          <table:table-cell table:style-name="ce65" table:formula="of:=IF(OR([.P57]&lt;&gt;&quot;&quot;;[.D57]=&quot;Not installed&quot;);&quot;&quot;;[.G57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u</text:p>
          </table:table-cell>
          <table:table-cell table:style-name="ce21" office:value-type="string" calcext:value-type="string">
            <text:p>SMD, Ø6.3 x 5.8mm</text:p>
          </table:table-cell>
          <table:table-cell table:style-name="ce26" office:value-type="string" calcext:value-type="string">
            <text:p>C119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58]=&quot;Power board&quot;; [.B58]*2;[.B58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7u</text:p>
          </table:table-cell>
          <table:table-cell table:style-name="ce22" office:value-type="string" calcext:value-type="string">
            <text:p>SMD, Ø6.3 x 5.8mm</text:p>
          </table:table-cell>
          <table:table-cell table:style-name="ce22" office:value-type="string" calcext:value-type="string">
            <text:p>C27, C3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59]=&quot;Power board&quot;; [.B59]*2;[.B59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58:.G59])" office:value-type="float" office:value="5" calcext:value-type="float">
            <text:p>5</text:p>
          </table:table-cell>
          <table:table-cell table:style-name="ce34" office:value-type="float" office:value="9695850" calcext:value-type="float">
            <text:p>9695850</text:p>
          </table:table-cell>
          <table:table-cell table:style-name="ce38" office:value-type="float" office:value="0.247" calcext:value-type="float">
            <text:p>0,247</text:p>
          </table:table-cell>
          <table:table-cell table:style-name="ce41" table:formula="of:=IF(OR([.H60]=&quot;-&quot;; [.G60]=&quot;&quot;);&quot;&quot;;[.G60]*[.I60])" office:value-type="currency" office:currency="GBP" office:value="1.235" calcext:value-type="currency">
            <text:p>£1,24</text:p>
          </table:table-cell>
          <table:table-cell table:style-name="ce44"/>
          <table:table-cell table:style-name="ce26" office:value-type="string" calcext:value-type="string">
            <text:p>EEEFK1V470P </text:p>
          </table:table-cell>
          <table:table-cell table:style-name="ce38" office:value-type="float" office:value="0.1528" calcext:value-type="float">
            <text:p>0,153</text:p>
          </table:table-cell>
          <table:table-cell table:style-name="ce54" table:formula="of:=IF(OR([.L60]=&quot;-&quot;;[.G60]=&quot;&quot;);&quot;&quot;;[.G60]*[.M60])" office:value-type="currency" office:currency="EUR" office:value="0.764" calcext:value-type="currency">
            <text:p>0,76 €</text:p>
          </table:table-cell>
          <table:table-cell table:style-name="ce61" table:formula="of:=IF([.G60]&lt;&gt;&quot;&quot;; IF([.H60]&lt;&gt;&quot;-&quot; ; IF([.N60] &gt; [.J60]*[.$O$1];[.J60]*[.$O$1];[.N60]);[.N60]);&quot;&quot;)" office:value-type="currency" office:currency="EUR" office:value="0.764" calcext:value-type="currency">
            <text:p>0,764 €</text:p>
          </table:table-cell>
          <table:table-cell table:style-name="ce62"/>
          <table:table-cell table:style-name="ce62" table:formula="of:=IF(OR([.P60]&lt;&gt;&quot;&quot;;[.D60]=&quot;Not installed&quot;);&quot;&quot;;[.G60])" office:value-type="float" office:value="5" calcext:value-type="float">
            <text:p>5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n7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2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62]=&quot;Power board&quot;; [.B62]*2;[.B62])" office:value-type="float" office:value="2" calcext:value-type="float">
            <text:p>2</text:p>
          </table:table-cell>
          <table:table-cell table:style-name="ce34" office:value-type="float" office:value="2496786" calcext:value-type="float">
            <text:p>2496786</text:p>
          </table:table-cell>
          <table:table-cell table:style-name="ce38" office:value-type="float" office:value="0.0035" calcext:value-type="float">
            <text:p>0,004</text:p>
          </table:table-cell>
          <table:table-cell table:style-name="ce41" table:formula="of:=IF(OR([.H62]=&quot;-&quot;; [.G62]=&quot;&quot;);&quot;&quot;;[.G62]*[.I62])" office:value-type="currency" office:currency="GBP" office:value="0.007" calcext:value-type="currency">
            <text:p>£0,01</text:p>
          </table:table-cell>
          <table:table-cell table:style-name="ce44"/>
          <table:table-cell table:style-name="ce26" office:value-type="string" calcext:value-type="string">
            <text:p>CL21B472KBANNNC</text:p>
          </table:table-cell>
          <table:table-cell table:style-name="ce38" office:value-type="float" office:value="0.00571" calcext:value-type="float">
            <text:p>0,006</text:p>
          </table:table-cell>
          <table:table-cell table:style-name="ce54" table:formula="of:=IF(OR([.L62]=&quot;-&quot;;[.G62]=&quot;&quot;);&quot;&quot;;[.G62]*[.M62])" office:value-type="currency" office:currency="EUR" office:value="0.01142" calcext:value-type="currency">
            <text:p>0,01 €</text:p>
          </table:table-cell>
          <table:table-cell table:style-name="ce61" table:formula="of:=IF([.G62]&lt;&gt;&quot;&quot;; IF([.H62]&lt;&gt;&quot;-&quot; ; IF([.N62] &gt; [.J62]*[.$O$1];[.J62]*[.$O$1];[.N62]);[.N62]);&quot;&quot;)" office:value-type="currency" office:currency="EUR" office:value="0.00836199" calcext:value-type="currency">
            <text:p>0,008 €</text:p>
          </table:table-cell>
          <table:table-cell table:style-name="ce62"/>
          <table:table-cell table:style-name="ce62" table:formula="of:=IF(OR([.P62]&lt;&gt;&quot;&quot;;[.D62]=&quot;Not installed&quot;);&quot;&quot;;[.G6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u7</text:p>
          </table:table-cell>
          <table:table-cell table:style-name="ce22" office:value-type="string" calcext:value-type="string">
            <text:p>1206, Tantalum</text:p>
          </table:table-cell>
          <table:table-cell table:style-name="ce22" office:value-type="string" calcext:value-type="string">
            <text:p>C145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63]=&quot;Power board&quot;; [.B63]*2;[.B63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u7</text:p>
          </table:table-cell>
          <table:table-cell table:style-name="ce21" office:value-type="string" calcext:value-type="string">
            <text:p>1206, Tantalum</text:p>
          </table:table-cell>
          <table:table-cell table:style-name="ce26" office:value-type="string" calcext:value-type="string">
            <text:p>C4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64]=&quot;Power board&quot;; [.B64]*2;[.B64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63:.G64])" office:value-type="float" office:value="3" calcext:value-type="float">
            <text:p>3</text:p>
          </table:table-cell>
          <table:table-cell table:style-name="ce35" office:value-type="string" calcext:value-type="string">
            <text:p>1457428</text:p>
          </table:table-cell>
          <table:table-cell table:style-name="ce39" office:value-type="float" office:value="0.162" calcext:value-type="float">
            <text:p>0,162</text:p>
          </table:table-cell>
          <table:table-cell table:style-name="ce42" table:formula="of:=IF(OR([.H65]=&quot;-&quot;; [.G65]=&quot;&quot;);&quot;&quot;;[.G65]*[.I65])" office:value-type="currency" office:currency="GBP" office:value="0.486" calcext:value-type="currency">
            <text:p>£0,49</text:p>
          </table:table-cell>
          <table:table-cell table:style-name="ce45"/>
          <table:table-cell table:style-name="ce47" office:value-type="string" calcext:value-type="string">
            <text:p>T491A475K006AT </text:p>
          </table:table-cell>
          <table:table-cell table:style-name="ce39" office:value-type="float" office:value="0.07544" calcext:value-type="float">
            <text:p>0,075</text:p>
          </table:table-cell>
          <table:table-cell table:style-name="ce55" table:formula="of:=IF(OR([.L65]=&quot;-&quot;;[.G65]=&quot;&quot;);&quot;&quot;;[.G65]*[.M65])" office:value-type="currency" office:currency="EUR" office:value="0.22632" calcext:value-type="currency">
            <text:p>0,23 €</text:p>
          </table:table-cell>
          <table:table-cell table:style-name="ce61" table:formula="of:=IF([.G65]&lt;&gt;&quot;&quot;; IF([.H65]&lt;&gt;&quot;-&quot; ; IF([.N65] &gt; [.J65]*[.$O$1];[.J65]*[.$O$1];[.N65]);[.N65]);&quot;&quot;)" office:value-type="currency" office:currency="EUR" office:value="0.22632" calcext:value-type="currency">
            <text:p>0,226 €</text:p>
          </table:table-cell>
          <table:table-cell table:style-name="ce5"/>
          <table:table-cell table:style-name="ce65" table:formula="of:=IF(OR([.P65]&lt;&gt;&quot;&quot;;[.D65]=&quot;Not installed&quot;);&quot;&quot;;[.G65])" office:value-type="float" office:value="3" calcext:value-type="float">
            <text:p>3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66]=&quot;-&quot;; [.G66]=&quot;&quot;);&quot;&quot;;[.G66]*[.I66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66]=&quot;-&quot;;[.G66]=&quot;&quot;);&quot;&quot;;[.G66]*[.M66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4u7</text:p>
          </table:table-cell>
          <table:table-cell table:style-name="ce22" office:value-type="string" calcext:value-type="string">
            <text:p>1210, 100V, <text:span text:style-name="T2">X7R</text:span></text:p>
          </table:table-cell>
          <table:table-cell table:style-name="ce22" office:value-type="string" calcext:value-type="string">
            <text:p>C6, C7, C8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67]=&quot;Power board&quot;; [.B67]*2;[.B67])" office:value-type="float" office:value="6" calcext:value-type="float">
            <text:p>6</text:p>
          </table:table-cell>
          <table:table-cell table:style-name="ce35" office:value-type="string" calcext:value-type="string">
            <text:p>2211140</text:p>
          </table:table-cell>
          <table:table-cell table:style-name="ce39" office:value-type="float" office:value="1.27" calcext:value-type="float">
            <text:p>1,270</text:p>
          </table:table-cell>
          <table:table-cell table:style-name="ce42" table:formula="of:=IF(OR([.H67]=&quot;-&quot;; [.G67]=&quot;&quot;);&quot;&quot;;[.G67]*[.I67])" office:value-type="currency" office:currency="GBP" office:value="7.62" calcext:value-type="currency">
            <text:p>£7,62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67]=&quot;-&quot;;[.G67]=&quot;&quot;);&quot;&quot;;[.G67]*[.M67])">
            <text:p/>
          </table:table-cell>
          <table:table-cell table:style-name="ce61" table:formula="of:=IF([.G67]&lt;&gt;&quot;&quot;; IF([.H67]&lt;&gt;&quot;-&quot; ; IF([.N67] &gt; [.J67]*[.$O$1];[.J67]*[.$O$1];[.N67]);[.N67]);&quot;&quot;)" office:value-type="currency" office:currency="EUR" office:value="9.1026234" calcext:value-type="currency">
            <text:p>9,103 €</text:p>
          </table:table-cell>
          <table:table-cell table:style-name="ce5"/>
          <table:table-cell table:style-name="ce65" table:formula="of:=IF(OR([.P67]&lt;&gt;&quot;&quot;;[.D67]=&quot;Not installed&quot;);&quot;&quot;;[.G67]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4u7</text:p>
          </table:table-cell>
          <table:table-cell table:style-name="ce21" office:value-type="string" calcext:value-type="string">
            <text:p>1210, 25V</text:p>
          </table:table-cell>
          <table:table-cell table:style-name="ce26" office:value-type="string" calcext:value-type="string">
            <text:p>C88, C92, C93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68]=&quot;Power board&quot;; [.B68]*2;[.B68])" office:value-type="float" office:value="3" calcext:value-type="float">
            <text:p>3</text:p>
          </table:table-cell>
          <table:table-cell table:style-name="ce34" office:value-type="float" office:value="1907365" calcext:value-type="float">
            <text:p>1907365</text:p>
          </table:table-cell>
          <table:table-cell table:style-name="ce38" office:value-type="float" office:value="0.33" calcext:value-type="float">
            <text:p>0,330</text:p>
          </table:table-cell>
          <table:table-cell table:style-name="ce41" table:formula="of:=IF(OR([.H68]=&quot;-&quot;; [.G68]=&quot;&quot;);&quot;&quot;;[.G68]*[.I68])" office:value-type="currency" office:currency="GBP" office:value="0.99" calcext:value-type="currency">
            <text:p>£0,99</text:p>
          </table:table-cell>
          <table:table-cell table:style-name="ce44"/>
          <table:table-cell table:style-name="ce26" office:value-type="string" calcext:value-type="string">
            <text:p>CL32A475KAULNNE </text:p>
          </table:table-cell>
          <table:table-cell table:style-name="ce38" office:value-type="float" office:value="0.11609" calcext:value-type="float">
            <text:p>0,116</text:p>
          </table:table-cell>
          <table:table-cell table:style-name="ce54" table:formula="of:=IF(OR([.L68]=&quot;-&quot;;[.G68]=&quot;&quot;);&quot;&quot;;[.G68]*[.M68])" office:value-type="currency" office:currency="EUR" office:value="0.34827" calcext:value-type="currency">
            <text:p>0,35 €</text:p>
          </table:table-cell>
          <table:table-cell table:style-name="ce61" table:formula="of:=IF([.G68]&lt;&gt;&quot;&quot;; IF([.H68]&lt;&gt;&quot;-&quot; ; IF([.N68] &gt; [.J68]*[.$O$1];[.J68]*[.$O$1];[.N68]);[.N68]);&quot;&quot;)" office:value-type="currency" office:currency="EUR" office:value="0.34827" calcext:value-type="currency">
            <text:p>0,348 €</text:p>
          </table:table-cell>
          <table:table-cell table:style-name="ce62"/>
          <table:table-cell table:style-name="ce62" table:formula="of:=IF(OR([.P68]&lt;&gt;&quot;&quot;;[.D68]=&quot;Not installed&quot;);&quot;&quot;;[.G68]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6n8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C132, C13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69]=&quot;Power board&quot;; [.B69]*2;[.B69])" office:value-type="float" office:value="2" calcext:value-type="float">
            <text:p>2</text:p>
          </table:table-cell>
          <table:table-cell table:style-name="ce35" office:value-type="string" calcext:value-type="string">
            <text:p>1759100</text:p>
          </table:table-cell>
          <table:table-cell table:style-name="ce39" office:value-type="float" office:value="0.009" calcext:value-type="float">
            <text:p>0,009</text:p>
          </table:table-cell>
          <table:table-cell table:style-name="ce42" table:formula="of:=IF(OR([.H69]=&quot;-&quot;; [.G69]=&quot;&quot;);&quot;&quot;;[.G69]*[.I69])" office:value-type="currency" office:currency="GBP" office:value="0.018" calcext:value-type="currency">
            <text:p>£0,02</text:p>
          </table:table-cell>
          <table:table-cell table:style-name="ce45"/>
          <table:table-cell table:style-name="ce47" office:value-type="string" calcext:value-type="string">
            <text:p>CL10B682JB8NNNC</text:p>
          </table:table-cell>
          <table:table-cell table:style-name="ce39" office:value-type="float" office:value="0.00417" calcext:value-type="float">
            <text:p>0,004</text:p>
          </table:table-cell>
          <table:table-cell table:style-name="ce55" table:formula="of:=IF(OR([.L69]=&quot;-&quot;;[.G69]=&quot;&quot;);&quot;&quot;;[.G69]*[.M69])" office:value-type="currency" office:currency="EUR" office:value="0.00834" calcext:value-type="currency">
            <text:p>0,01 €</text:p>
          </table:table-cell>
          <table:table-cell table:style-name="ce61" table:formula="of:=IF([.G69]&lt;&gt;&quot;&quot;; IF([.H69]&lt;&gt;&quot;-&quot; ; IF([.N69] &gt; [.J69]*[.$O$1];[.J69]*[.$O$1];[.N69]);[.N69]);&quot;&quot;)" office:value-type="currency" office:currency="EUR" office:value="0.00834" calcext:value-type="currency">
            <text:p>0,008 €</text:p>
          </table:table-cell>
          <table:table-cell table:style-name="ce5"/>
          <table:table-cell table:style-name="ce65" table:formula="of:=IF(OR([.P69]&lt;&gt;&quot;&quot;;[.D69]=&quot;Not installed&quot;);&quot;&quot;;[.G6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6n8 (X1)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C85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70]=&quot;Power board&quot;; [.B70]*2;[.B70])" office:value-type="float" office:value="1" calcext:value-type="float">
            <text:p>1</text:p>
          </table:table-cell>
          <table:table-cell table:style-name="ce34" office:value-type="float" office:value="2478385" calcext:value-type="float">
            <text:p>2478385</text:p>
          </table:table-cell>
          <table:table-cell table:style-name="ce38" office:value-type="float" office:value="0.354" calcext:value-type="float">
            <text:p>0,354</text:p>
          </table:table-cell>
          <table:table-cell table:style-name="ce41" table:formula="of:=IF(OR([.H70]=&quot;-&quot;; [.G70]=&quot;&quot;);&quot;&quot;;[.G70]*[.I70])" office:value-type="currency" office:currency="GBP" office:value="0.354" calcext:value-type="currency">
            <text:p>£0,35</text:p>
          </table:table-cell>
          <table:table-cell table:style-name="ce44"/>
          <table:table-cell table:style-name="ce26" office:value-type="string" calcext:value-type="string">
            <text:p>MKP-Y2-6N8</text:p>
          </table:table-cell>
          <table:table-cell table:style-name="ce38" office:value-type="float" office:value="0.1584" calcext:value-type="float">
            <text:p>0,158</text:p>
          </table:table-cell>
          <table:table-cell table:style-name="ce54" table:formula="of:=IF(OR([.L70]=&quot;-&quot;;[.G70]=&quot;&quot;);&quot;&quot;;[.G70]*[.M70])" office:value-type="currency" office:currency="EUR" office:value="0.1584" calcext:value-type="currency">
            <text:p>0,16 €</text:p>
          </table:table-cell>
          <table:table-cell table:style-name="ce61" table:formula="of:=IF([.G70]&lt;&gt;&quot;&quot;; IF([.H70]&lt;&gt;&quot;-&quot; ; IF([.N70] &gt; [.J70]*[.$O$1];[.J70]*[.$O$1];[.N70]);[.N70]);&quot;&quot;)" office:value-type="currency" office:currency="EUR" office:value="0.1584" calcext:value-type="currency">
            <text:p>0,158 €</text:p>
          </table:table-cell>
          <table:table-cell table:style-name="ce62" table:formula="of:=[.G70]" office:value-type="float" office:value="1" calcext:value-type="float">
            <text:p>1</text:p>
          </table:table-cell>
          <table:table-cell table:style-name="ce62" table:formula="of:=IF(OR([.P70]&lt;&gt;&quot;&quot;;[.D70]=&quot;Not installed&quot;);&quot;&quot;;[.G70])">
            <text:p/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EECS5R5H10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C127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71]=&quot;Power board&quot;; [.B71]*2;[.B71])" office:value-type="float" office:value="1" calcext:value-type="float">
            <text:p>1</text:p>
          </table:table-cell>
          <table:table-cell table:style-name="ce35" office:value-type="string" calcext:value-type="string">
            <text:p>9697497</text:p>
          </table:table-cell>
          <table:table-cell table:style-name="ce39" office:value-type="float" office:value="2.78" calcext:value-type="float">
            <text:p>2,780</text:p>
          </table:table-cell>
          <table:table-cell table:style-name="ce42" table:formula="of:=IF(OR([.H71]=&quot;-&quot;; [.G71]=&quot;&quot;);&quot;&quot;;[.G71]*[.I71])" office:value-type="currency" office:currency="GBP" office:value="2.78" calcext:value-type="currency">
            <text:p>£2,78</text:p>
          </table:table-cell>
          <table:table-cell table:style-name="ce45"/>
          <table:table-cell table:style-name="ce47" office:value-type="string" calcext:value-type="string">
            <text:p>EECS5R5H105</text:p>
          </table:table-cell>
          <table:table-cell table:style-name="ce39" office:value-type="float" office:value="2.19" calcext:value-type="float">
            <text:p>2,190</text:p>
          </table:table-cell>
          <table:table-cell table:style-name="ce55" table:formula="of:=IF(OR([.L71]=&quot;-&quot;;[.G71]=&quot;&quot;);&quot;&quot;;[.G71]*[.M71])" office:value-type="currency" office:currency="EUR" office:value="2.19" calcext:value-type="currency">
            <text:p>2,19 €</text:p>
          </table:table-cell>
          <table:table-cell table:style-name="ce61" table:formula="of:=IF([.G71]&lt;&gt;&quot;&quot;; IF([.H71]&lt;&gt;&quot;-&quot; ; IF([.N71] &gt; [.J71]*[.$O$1];[.J71]*[.$O$1];[.N71]);[.N71]);&quot;&quot;)" office:value-type="currency" office:currency="EUR" office:value="2.19" calcext:value-type="currency">
            <text:p>2,190 €</text:p>
          </table:table-cell>
          <table:table-cell table:style-name="ce5" table:formula="of:=[.G71]" office:value-type="float" office:value="1" calcext:value-type="float">
            <text:p>1</text:p>
          </table:table-cell>
          <table:table-cell table:style-name="ce65" table:formula="of:=IF(OR([.P71]&lt;&gt;&quot;&quot;;[.D71]=&quot;Not installed&quot;);&quot;&quot;;[.G71])">
            <text:p/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EEFK1J101P</text:p>
          </table:table-cell>
          <table:table-cell table:style-name="ce21" office:value-type="string" calcext:value-type="string">
            <text:p>SMD; Ø10 x 10.2mm</text:p>
          </table:table-cell>
          <table:table-cell table:style-name="ce26" office:value-type="string" calcext:value-type="string">
            <text:p>C18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72]=&quot;Power board&quot;; [.B72]*2;[.B72])" office:value-type="float" office:value="2" calcext:value-type="float">
            <text:p>2</text:p>
          </table:table-cell>
          <table:table-cell table:style-name="ce34" office:value-type="float" office:value="9696040" calcext:value-type="float">
            <text:p>9696040</text:p>
          </table:table-cell>
          <table:table-cell table:style-name="ce38" office:value-type="float" office:value="0.481" calcext:value-type="float">
            <text:p>0,481</text:p>
          </table:table-cell>
          <table:table-cell table:style-name="ce41" table:formula="of:=IF(OR([.H72]=&quot;-&quot;; [.G72]=&quot;&quot;);&quot;&quot;;[.G72]*[.I72])" office:value-type="currency" office:currency="GBP" office:value="0.962" calcext:value-type="currency">
            <text:p>£0,96</text:p>
          </table:table-cell>
          <table:table-cell table:style-name="ce44"/>
          <table:table-cell table:style-name="ce26" office:value-type="string" calcext:value-type="string">
            <text:p>EEEFK1J101P</text:p>
          </table:table-cell>
          <table:table-cell table:style-name="ce38" office:value-type="float" office:value="0.37" calcext:value-type="float">
            <text:p>0,370</text:p>
          </table:table-cell>
          <table:table-cell table:style-name="ce54" table:formula="of:=IF(OR([.L72]=&quot;-&quot;;[.G72]=&quot;&quot;);&quot;&quot;;[.G72]*[.M72])" office:value-type="currency" office:currency="EUR" office:value="0.74" calcext:value-type="currency">
            <text:p>0,74 €</text:p>
          </table:table-cell>
          <table:table-cell table:style-name="ce61" table:formula="of:=IF([.G72]&lt;&gt;&quot;&quot;; IF([.H72]&lt;&gt;&quot;-&quot; ; IF([.N72] &gt; [.J72]*[.$O$1];[.J72]*[.$O$1];[.N72]);[.N72]);&quot;&quot;)" office:value-type="currency" office:currency="EUR" office:value="0.74" calcext:value-type="currency">
            <text:p>0,740 €</text:p>
          </table:table-cell>
          <table:table-cell table:style-name="ce62"/>
          <table:table-cell table:style-name="ce62" table:formula="of:=IF(OR([.P72]&lt;&gt;&quot;&quot;;[.D72]=&quot;Not installed&quot;);&quot;&quot;;[.G7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EEEFK1J470P</text:p>
          </table:table-cell>
          <table:table-cell table:style-name="ce22" office:value-type="string" calcext:value-type="string">
            <text:p>SMD; Ø8x10.2mm</text:p>
          </table:table-cell>
          <table:table-cell table:style-name="ce22" office:value-type="string" calcext:value-type="string">
            <text:p>C16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73]=&quot;Power board&quot;; [.B73]*2;[.B73])" office:value-type="float" office:value="2" calcext:value-type="float">
            <text:p>2</text:p>
          </table:table-cell>
          <table:table-cell table:style-name="ce35" office:value-type="float" office:value="9696032" calcext:value-type="float">
            <text:p>9696032</text:p>
          </table:table-cell>
          <table:table-cell table:style-name="ce39" office:value-type="float" office:value="0.603" calcext:value-type="float">
            <text:p>0,603</text:p>
          </table:table-cell>
          <table:table-cell table:style-name="ce42" table:formula="of:=IF(OR([.H73]=&quot;-&quot;; [.G73]=&quot;&quot;);&quot;&quot;;[.G73]*[.I73])" office:value-type="currency" office:currency="GBP" office:value="1.206" calcext:value-type="currency">
            <text:p>£1,21</text:p>
          </table:table-cell>
          <table:table-cell table:style-name="ce45"/>
          <table:table-cell table:style-name="ce47" office:value-type="string" calcext:value-type="string">
            <text:p>EEEFK1J470P </text:p>
          </table:table-cell>
          <table:table-cell table:style-name="ce39" office:value-type="float" office:value="0.44269" calcext:value-type="float">
            <text:p>0,443</text:p>
          </table:table-cell>
          <table:table-cell table:style-name="ce55" table:formula="of:=IF(OR([.L73]=&quot;-&quot;;[.G73]=&quot;&quot;);&quot;&quot;;[.G73]*[.M73])" office:value-type="currency" office:currency="EUR" office:value="0.88538" calcext:value-type="currency">
            <text:p>0,89 €</text:p>
          </table:table-cell>
          <table:table-cell table:style-name="ce61" table:formula="of:=IF([.G73]&lt;&gt;&quot;&quot;; IF([.H73]&lt;&gt;&quot;-&quot; ; IF([.N73] &gt; [.J73]*[.$O$1];[.J73]*[.$O$1];[.N73]);[.N73]);&quot;&quot;)" office:value-type="currency" office:currency="EUR" office:value="0.88538" calcext:value-type="currency">
            <text:p>0,885 €</text:p>
          </table:table-cell>
          <table:table-cell table:style-name="ce5"/>
          <table:table-cell table:style-name="ce65" table:formula="of:=IF(OR([.P73]&lt;&gt;&quot;&quot;;[.D73]=&quot;Not installed&quot;);&quot;&quot;;[.G7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UPW1J150MED</text:p>
          </table:table-cell>
          <table:table-cell table:style-name="ce21" office:value-type="string" calcext:value-type="string">
            <text:p>SMD; Ø6.3x5.8mm</text:p>
          </table:table-cell>
          <table:table-cell table:style-name="ce26" office:value-type="string" calcext:value-type="string">
            <text:p>C106, C11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74]=&quot;Power board&quot;; [.B74]*2;[.B74])" office:value-type="float" office:value="2" calcext:value-type="float">
            <text:p>2</text:p>
          </table:table-cell>
          <table:table-cell table:style-name="ce34" office:value-type="float" office:value="2326151" calcext:value-type="float">
            <text:p>2326151</text:p>
          </table:table-cell>
          <table:table-cell table:style-name="ce38" office:value-type="float" office:value="0.222" calcext:value-type="float">
            <text:p>0,222</text:p>
          </table:table-cell>
          <table:table-cell table:style-name="ce41" table:formula="of:=IF(OR([.H74]=&quot;-&quot;; [.G74]=&quot;&quot;);&quot;&quot;;[.G74]*[.I74])" office:value-type="currency" office:currency="GBP" office:value="0.444" calcext:value-type="currency">
            <text:p>£0,44</text:p>
          </table:table-cell>
          <table:table-cell table:style-name="ce44"/>
          <table:table-cell table:style-name="ce26" office:value-type="string" calcext:value-type="string">
            <text:p>UWT1H220MCL6GS </text:p>
          </table:table-cell>
          <table:table-cell table:style-name="ce38" office:value-type="float" office:value="0.08776" calcext:value-type="float">
            <text:p>0,088</text:p>
          </table:table-cell>
          <table:table-cell table:style-name="ce54" table:formula="of:=IF(OR([.L74]=&quot;-&quot;;[.G74]=&quot;&quot;);&quot;&quot;;[.G74]*[.M74])" office:value-type="currency" office:currency="EUR" office:value="0.17552" calcext:value-type="currency">
            <text:p>0,18 €</text:p>
          </table:table-cell>
          <table:table-cell table:style-name="ce61" table:formula="of:=IF([.G74]&lt;&gt;&quot;&quot;; IF([.H74]&lt;&gt;&quot;-&quot; ; IF([.N74] &gt; [.J74]*[.$O$1];[.J74]*[.$O$1];[.N74]);[.N74]);&quot;&quot;)" office:value-type="currency" office:currency="EUR" office:value="0.17552" calcext:value-type="currency">
            <text:p>0,176 €</text:p>
          </table:table-cell>
          <table:table-cell table:style-name="ce62"/>
          <table:table-cell table:style-name="ce62" table:formula="of:=IF(OR([.P74]&lt;&gt;&quot;&quot;;[.D74]=&quot;Not installed&quot;);&quot;&quot;;[.G7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21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75]=&quot;Power board&quot;; [.B75]*2;[.B75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BAS316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D22, D23, D24, D26, D27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76]=&quot;Power board&quot;; [.B76]*2;[.B76])" office:value-type="float" office:value="5" calcext:value-type="float">
            <text:p>5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6, D11, D12, D13, D14, D15, D16, D17, D18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77]=&quot;Power board&quot;; [.B77]*2;[.B77])" office:value-type="float" office:value="18" calcext:value-type="float">
            <text:p>18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75:.G77])" office:value-type="float" office:value="24" calcext:value-type="float">
            <text:p>24</text:p>
          </table:table-cell>
          <table:table-cell table:style-name="ce34" office:value-type="float" office:value="8734275" calcext:value-type="float">
            <text:p>8734275</text:p>
          </table:table-cell>
          <table:table-cell table:style-name="ce38" office:value-type="float" office:value="0.14" calcext:value-type="float">
            <text:p>0,140</text:p>
          </table:table-cell>
          <table:table-cell table:style-name="ce41" table:formula="of:=IF(OR([.H78]=&quot;-&quot;; [.G78]=&quot;&quot;);&quot;&quot;;[.G78]*[.I78])" office:value-type="currency" office:currency="GBP" office:value="3.36" calcext:value-type="currency">
            <text:p>£3,36</text:p>
          </table:table-cell>
          <table:table-cell table:style-name="ce44"/>
          <table:table-cell table:style-name="ce26" office:value-type="string" calcext:value-type="string">
            <text:p>BAS316 </text:p>
          </table:table-cell>
          <table:table-cell table:style-name="ce38" office:value-type="float" office:value="0.0185" calcext:value-type="float">
            <text:p>0,019</text:p>
          </table:table-cell>
          <table:table-cell table:style-name="ce54" table:formula="of:=IF(OR([.L78]=&quot;-&quot;;[.G78]=&quot;&quot;);&quot;&quot;;[.G78]*[.M78])" office:value-type="currency" office:currency="EUR" office:value="0.444" calcext:value-type="currency">
            <text:p>0,44 €</text:p>
          </table:table-cell>
          <table:table-cell table:style-name="ce61" table:formula="of:=IF([.G78]&lt;&gt;&quot;&quot;; IF([.H78]&lt;&gt;&quot;-&quot; ; IF([.N78] &gt; [.J78]*[.$O$1];[.J78]*[.$O$1];[.N78]);[.N78]);&quot;&quot;)" office:value-type="currency" office:currency="EUR" office:value="0.444" calcext:value-type="currency">
            <text:p>0,444 €</text:p>
          </table:table-cell>
          <table:table-cell table:style-name="ce62"/>
          <table:table-cell table:style-name="ce62" table:formula="of:=IF(OR([.P78]&lt;&gt;&quot;&quot;;[.D78]=&quot;Not installed&quot;);&quot;&quot;;[.G78])" office:value-type="float" office:value="24" calcext:value-type="float">
            <text:p>24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79]=&quot;-&quot;; [.G79]=&quot;&quot;);&quot;&quot;;[.G79]*[.I7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79]=&quot;-&quot;;[.G79]=&quot;&quot;);&quot;&quot;;[.G79]*[.M79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AT54S</text:p>
          </table:table-cell>
          <table:table-cell table:style-name="ce21" office:value-type="string" calcext:value-type="string">
            <text:p>BAT54S</text:p>
          </table:table-cell>
          <table:table-cell table:style-name="ce26" office:value-type="string" calcext:value-type="string">
            <text:p>D28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80]=&quot;Power board&quot;; [.B80]*2;[.B80])" office:value-type="float" office:value="1" calcext:value-type="float">
            <text:p>1</text:p>
          </table:table-cell>
          <table:table-cell table:style-name="ce34" office:value-type="string" calcext:value-type="string">
            <text:p>1621835</text:p>
          </table:table-cell>
          <table:table-cell table:style-name="ce38" office:value-type="float" office:value="0.0859" calcext:value-type="float">
            <text:p>0,086</text:p>
          </table:table-cell>
          <table:table-cell table:style-name="ce41" table:formula="of:=IF(OR([.H80]=&quot;-&quot;; [.G80]=&quot;&quot;);&quot;&quot;;[.G80]*[.I80])" office:value-type="currency" office:currency="GBP" office:value="0.0859" calcext:value-type="currency">
            <text:p>£0,09</text:p>
          </table:table-cell>
          <table:table-cell table:style-name="ce44"/>
          <table:table-cell table:style-name="ce26" office:value-type="string" calcext:value-type="string">
            <text:p>BAT54S.215</text:p>
          </table:table-cell>
          <table:table-cell table:style-name="ce38" office:value-type="float" office:value="0.017" calcext:value-type="float">
            <text:p>0,017</text:p>
          </table:table-cell>
          <table:table-cell table:style-name="ce54" table:formula="of:=IF(OR([.L80]=&quot;-&quot;;[.G80]=&quot;&quot;);&quot;&quot;;[.G80]*[.M80])" office:value-type="currency" office:currency="EUR" office:value="0.017" calcext:value-type="currency">
            <text:p>0,02 €</text:p>
          </table:table-cell>
          <table:table-cell table:style-name="ce61" table:formula="of:=IF([.G80]&lt;&gt;&quot;&quot;; IF([.H80]&lt;&gt;&quot;-&quot; ; IF([.N80] &gt; [.J80]*[.$O$1];[.J80]*[.$O$1];[.N80]);[.N80]);&quot;&quot;)" office:value-type="currency" office:currency="EUR" office:value="0.017" calcext:value-type="currency">
            <text:p>0,017 €</text:p>
          </table:table-cell>
          <table:table-cell table:style-name="ce62"/>
          <table:table-cell table:style-name="ce62" table:formula="of:=IF(OR([.P80]&lt;&gt;&quot;&quot;;[.D80]=&quot;Not installed&quot;);&quot;&quot;;[.G8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DFLS1100-7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19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81]=&quot;Power board&quot;; [.B81]*2;[.B81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DFLS1100-7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D7, D10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82]=&quot;Power board&quot;; [.B82]*2;[.B82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81:.G82])" office:value-type="float" office:value="5" calcext:value-type="float">
            <text:p>5</text:p>
          </table:table-cell>
          <table:table-cell table:style-name="ce35" office:value-type="float" office:value="1713889" calcext:value-type="float">
            <text:p>1713889</text:p>
          </table:table-cell>
          <table:table-cell table:style-name="ce39" office:value-type="float" office:value="0.657" calcext:value-type="float">
            <text:p>0,657</text:p>
          </table:table-cell>
          <table:table-cell table:style-name="ce42" table:formula="of:=IF(OR([.H83]=&quot;-&quot;; [.G83]=&quot;&quot;);&quot;&quot;;[.G83]*[.I83])" office:value-type="currency" office:currency="GBP" office:value="3.285" calcext:value-type="currency">
            <text:p>£3,29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83]=&quot;-&quot;;[.G83]=&quot;&quot;);&quot;&quot;;[.G83]*[.M83])">
            <text:p/>
          </table:table-cell>
          <table:table-cell table:style-name="ce61" table:formula="of:=IF([.G83]&lt;&gt;&quot;&quot;; IF([.H83]&lt;&gt;&quot;-&quot; ; IF([.N83] &gt; [.J83]*[.$O$1];[.J83]*[.$O$1];[.N83]);[.N83]);&quot;&quot;)" office:value-type="currency" office:currency="EUR" office:value="3.92416245" calcext:value-type="currency">
            <text:p>3,924 €</text:p>
          </table:table-cell>
          <table:table-cell table:style-name="ce5"/>
          <table:table-cell table:style-name="ce65" table:formula="of:=IF(OR([.P83]&lt;&gt;&quot;&quot;;[.D83]=&quot;Not installed&quot;);&quot;&quot;;[.G83])" office:value-type="float" office:value="5" calcext:value-type="float">
            <text:p>5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84]=&quot;-&quot;; [.G84]=&quot;&quot;);&quot;&quot;;[.G84]*[.I84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84]=&quot;-&quot;;[.G84]=&quot;&quot;);&quot;&quot;;[.G84]*[.M84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KL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20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85]=&quot;Power board&quot;; [.B85]*2;[.B85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D29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86]=&quot;Power board&quot;; [.B86]*2;[.B86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KL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8, D9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87]=&quot;Power board&quot;; [.B87]*2;[.B87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85:.G87])" office:value-type="float" office:value="6" calcext:value-type="float">
            <text:p>6</text:p>
          </table:table-cell>
          <table:table-cell table:style-name="ce34" office:value-type="float" office:value="8738025" calcext:value-type="float">
            <text:p>8738025</text:p>
          </table:table-cell>
          <table:table-cell table:style-name="ce38" office:value-type="float" office:value="0.146" calcext:value-type="float">
            <text:p>0,146</text:p>
          </table:table-cell>
          <table:table-cell table:style-name="ce41" table:formula="of:=IF(OR([.H88]=&quot;-&quot;; [.G88]=&quot;&quot;);&quot;&quot;;[.G88]*[.I88])" office:value-type="currency" office:currency="GBP" office:value="0.876" calcext:value-type="currency">
            <text:p>£0,88</text:p>
          </table:table-cell>
          <table:table-cell table:style-name="ce44"/>
          <table:table-cell table:style-name="ce26" office:value-type="string" calcext:value-type="string">
            <text:p>SKL16</text:p>
          </table:table-cell>
          <table:table-cell table:style-name="ce38" office:value-type="float" office:value="0.0185" calcext:value-type="float">
            <text:p>0,019</text:p>
          </table:table-cell>
          <table:table-cell table:style-name="ce54" table:formula="of:=IF(OR([.L88]=&quot;-&quot;;[.G88]=&quot;&quot;);&quot;&quot;;[.G88]*[.M88])" office:value-type="currency" office:currency="EUR" office:value="0.111" calcext:value-type="currency">
            <text:p>0,11 €</text:p>
          </table:table-cell>
          <table:table-cell table:style-name="ce61" table:formula="of:=IF([.G88]&lt;&gt;&quot;&quot;; IF([.H88]&lt;&gt;&quot;-&quot; ; IF([.N88] &gt; [.J88]*[.$O$1];[.J88]*[.$O$1];[.N88]);[.N88]);&quot;&quot;)" office:value-type="currency" office:currency="EUR" office:value="0.111" calcext:value-type="currency">
            <text:p>0,111 €</text:p>
          </table:table-cell>
          <table:table-cell table:style-name="ce62"/>
          <table:table-cell table:style-name="ce62" table:formula="of:=IF(OR([.P88]&lt;&gt;&quot;&quot;;[.D88]=&quot;Not installed&quot;);&quot;&quot;;[.G88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89]=&quot;-&quot;; [.G89]=&quot;&quot;);&quot;&quot;;[.G89]*[.I8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89]=&quot;-&quot;;[.G89]=&quot;&quot;);&quot;&quot;;[.G89]*[.M89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MBJ5.0A-TR</text:p>
          </table:table-cell>
          <table:table-cell table:style-name="ce21" office:value-type="string" calcext:value-type="string">
            <text:p>DO-214AA</text:p>
          </table:table-cell>
          <table:table-cell table:style-name="ce26" office:value-type="string" calcext:value-type="string">
            <text:p>D26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90]=&quot;Power board&quot;; [.B90]*2;[.B90])" office:value-type="float" office:value="1" calcext:value-type="float">
            <text:p>1</text:p>
          </table:table-cell>
          <table:table-cell table:style-name="ce34" office:value-type="float" office:value="9886311" calcext:value-type="float">
            <text:p>9886311</text:p>
          </table:table-cell>
          <table:table-cell table:style-name="ce38" office:value-type="float" office:value="0.086" calcext:value-type="float">
            <text:p>0,086</text:p>
          </table:table-cell>
          <table:table-cell table:style-name="ce41" table:formula="of:=IF(OR([.H90]=&quot;-&quot;; [.G90]=&quot;&quot;);&quot;&quot;;[.G90]*[.I90])" office:value-type="currency" office:currency="GBP" office:value="0.086" calcext:value-type="currency">
            <text:p>£0,09</text:p>
          </table:table-cell>
          <table:table-cell table:style-name="ce44"/>
          <table:table-cell table:style-name="ce26" office:value-type="string" calcext:value-type="string">
            <text:p>SMBJ5.0A-TR</text:p>
          </table:table-cell>
          <table:table-cell table:style-name="ce38" office:value-type="float" office:value="0.0943" calcext:value-type="float">
            <text:p>0,094</text:p>
          </table:table-cell>
          <table:table-cell table:style-name="ce54" table:formula="of:=IF(OR([.L90]=&quot;-&quot;;[.G90]=&quot;&quot;);&quot;&quot;;[.G90]*[.M90])" office:value-type="currency" office:currency="EUR" office:value="0.0943" calcext:value-type="currency">
            <text:p>0,09 €</text:p>
          </table:table-cell>
          <table:table-cell table:style-name="ce61" table:formula="of:=IF([.G90]&lt;&gt;&quot;&quot;; IF([.H90]&lt;&gt;&quot;-&quot; ; IF([.N90] &gt; [.J90]*[.$O$1];[.J90]*[.$O$1];[.N90]);[.N90]);&quot;&quot;)" office:value-type="currency" office:currency="EUR" office:value="0.0943" calcext:value-type="currency">
            <text:p>0,094 €</text:p>
          </table:table-cell>
          <table:table-cell table:style-name="ce62"/>
          <table:table-cell table:style-name="ce62" table:formula="of:=IF(OR([.P90]&lt;&gt;&quot;&quot;;[.D90]=&quot;Not installed&quot;);&quot;&quot;;[.G9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91]=&quot;Power board&quot;; [.B91]*2;[.B91])" office:value-type="float" office:value="2" calcext:value-type="float">
            <text:p>2</text:p>
          </table:table-cell>
          <table:table-cell table:style-name="ce35" office:value-type="string" calcext:value-type="string">
            <text:p>2344052</text:p>
          </table:table-cell>
          <table:table-cell table:style-name="ce39" office:value-type="float" office:value="0.549" calcext:value-type="float">
            <text:p>0,549</text:p>
          </table:table-cell>
          <table:table-cell table:style-name="ce42" table:formula="of:=IF(OR([.H91]=&quot;-&quot;; [.G91]=&quot;&quot;);&quot;&quot;;[.G91]*[.I91])" office:value-type="currency" office:currency="GBP" office:value="1.098" calcext:value-type="currency">
            <text:p>£1,10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91]=&quot;-&quot;;[.G91]=&quot;&quot;);&quot;&quot;;[.G91]*[.M91])">
            <text:p/>
          </table:table-cell>
          <table:table-cell table:style-name="ce61" table:formula="of:=IF([.G91]&lt;&gt;&quot;&quot;; IF([.H91]&lt;&gt;&quot;-&quot; ; IF([.N91] &gt; [.J91]*[.$O$1];[.J91]*[.$O$1];[.N91]);[.N91]);&quot;&quot;)" office:value-type="currency" office:currency="EUR" office:value="1.31163786" calcext:value-type="currency">
            <text:p>1,312 €</text:p>
          </table:table-cell>
          <table:table-cell table:style-name="ce5"/>
          <table:table-cell table:style-name="ce65" table:formula="of:=IF(OR([.P91]&lt;&gt;&quot;&quot;;[.D91]=&quot;Not installed&quot;);&quot;&quot;;[.G9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60R@100MHz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FB1, FB2, FB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92]=&quot;Power board&quot;; [.B92]*2;[.B92])" office:value-type="float" office:value="6" calcext:value-type="float">
            <text:p>6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60R@100MHz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FB4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93]=&quot;Power board&quot;; [.B93]*2;[.B93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FB7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94]=&quot;Power board&quot;; [.B94]*2;[.B94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92:.G94])" office:value-type="float" office:value="8" calcext:value-type="float">
            <text:p>8</text:p>
          </table:table-cell>
          <table:table-cell table:style-name="ce35" office:value-type="float" office:value="1635704" calcext:value-type="float">
            <text:p>1635704</text:p>
          </table:table-cell>
          <table:table-cell table:style-name="ce39" office:value-type="float" office:value="0.171" calcext:value-type="float">
            <text:p>0,171</text:p>
          </table:table-cell>
          <table:table-cell table:style-name="ce42" table:formula="of:=IF(OR([.H95]=&quot;-&quot;; [.G95]=&quot;&quot;);&quot;&quot;;[.G95]*[.I95])" office:value-type="currency" office:currency="GBP" office:value="1.368" calcext:value-type="currency">
            <text:p>£1,37</text:p>
          </table:table-cell>
          <table:table-cell table:style-name="ce45"/>
          <table:table-cell table:style-name="ce47" office:value-type="string" calcext:value-type="string">
            <text:p>LCBA-600</text:p>
          </table:table-cell>
          <table:table-cell table:style-name="ce39" office:value-type="float" office:value="0.0269" calcext:value-type="float">
            <text:p>0,027</text:p>
          </table:table-cell>
          <table:table-cell table:style-name="ce55" table:formula="of:=IF(OR([.L95]=&quot;-&quot;;[.G95]=&quot;&quot;);&quot;&quot;;[.G95]*[.M95])" office:value-type="currency" office:currency="EUR" office:value="0.2152" calcext:value-type="currency">
            <text:p>0,22 €</text:p>
          </table:table-cell>
          <table:table-cell table:style-name="ce61" table:formula="of:=IF([.G95]&lt;&gt;&quot;&quot;; IF([.H95]&lt;&gt;&quot;-&quot; ; IF([.N95] &gt; [.J95]*[.$O$1];[.J95]*[.$O$1];[.N95]);[.N95]);&quot;&quot;)" office:value-type="currency" office:currency="EUR" office:value="0.2152" calcext:value-type="currency">
            <text:p>0,215 €</text:p>
          </table:table-cell>
          <table:table-cell table:style-name="ce5"/>
          <table:table-cell table:style-name="ce65" table:formula="of:=IF(OR([.P95]&lt;&gt;&quot;&quot;;[.D95]=&quot;Not installed&quot;);&quot;&quot;;[.G95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96]=&quot;-&quot;; [.G96]=&quot;&quot;);&quot;&quot;;[.G96]*[.I96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96]=&quot;-&quot;;[.G96]=&quot;&quot;);&quot;&quot;;[.G96]*[.M96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TC3864EMSE#PBF</text:p>
          </table:table-cell>
          <table:table-cell table:style-name="ce22" office:value-type="string" calcext:value-type="string">
            <text:p>MSOP-12</text:p>
          </table:table-cell>
          <table:table-cell table:style-name="ce22" office:value-type="string" calcext:value-type="string">
            <text:p>IC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97]=&quot;Power board&quot;; [.B97]*2;[.B97])" office:value-type="float" office:value="2" calcext:value-type="float">
            <text:p>2</text:p>
          </table:table-cell>
          <table:table-cell table:style-name="ce35" office:value-type="string" calcext:value-type="string">
            <text:p>2293128</text:p>
          </table:table-cell>
          <table:table-cell table:style-name="ce39" office:value-type="float" office:value="3.38" calcext:value-type="float">
            <text:p>3,380</text:p>
          </table:table-cell>
          <table:table-cell table:style-name="ce42" table:formula="of:=IF(OR([.H97]=&quot;-&quot;; [.G97]=&quot;&quot;);&quot;&quot;;[.G97]*[.I97])" office:value-type="currency" office:currency="GBP" office:value="6.76" calcext:value-type="currency">
            <text:p>£6,76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97]=&quot;-&quot;;[.G97]=&quot;&quot;);&quot;&quot;;[.G97]*[.M97])">
            <text:p/>
          </table:table-cell>
          <table:table-cell table:style-name="ce61" table:formula="of:=IF([.G97]&lt;&gt;&quot;&quot;; IF([.H97]&lt;&gt;&quot;-&quot; ; IF([.N97] &gt; [.J97]*[.$O$1];[.J97]*[.$O$1];[.N97]);[.N97]);&quot;&quot;)" office:value-type="currency" office:currency="EUR" office:value="8.0752932" calcext:value-type="currency">
            <text:p>8,075 €</text:p>
          </table:table-cell>
          <table:table-cell table:style-name="ce5"/>
          <table:table-cell table:style-name="ce65" table:formula="of:=IF(OR([.P97]&lt;&gt;&quot;&quot;;[.D97]=&quot;Not installed&quot;);&quot;&quot;;[.G97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EF5025AIDG4</text:p>
          </table:table-cell>
          <table:table-cell table:style-name="ce21" office:value-type="string" calcext:value-type="string">
            <text:p>SOIC-8</text:p>
          </table:table-cell>
          <table:table-cell table:style-name="ce26" office:value-type="string" calcext:value-type="string">
            <text:p>IC10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98]=&quot;Power board&quot;; [.B98]*2;[.B98])" office:value-type="float" office:value="2" calcext:value-type="float">
            <text:p>2</text:p>
          </table:table-cell>
          <table:table-cell table:style-name="ce34" office:value-type="float" office:value="1439622" calcext:value-type="float">
            <text:p>1439622</text:p>
          </table:table-cell>
          <table:table-cell table:style-name="ce38" office:value-type="float" office:value="2.4" calcext:value-type="float">
            <text:p>2,400</text:p>
          </table:table-cell>
          <table:table-cell table:style-name="ce41" table:formula="of:=IF(OR([.H98]=&quot;-&quot;; [.G98]=&quot;&quot;);&quot;&quot;;[.G98]*[.I98])" office:value-type="currency" office:currency="GBP" office:value="4.8" calcext:value-type="currency">
            <text:p>£4,80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98]=&quot;-&quot;;[.G98]=&quot;&quot;);&quot;&quot;;[.G98]*[.M98])">
            <text:p/>
          </table:table-cell>
          <table:table-cell table:style-name="ce61" table:formula="of:=IF([.G98]&lt;&gt;&quot;&quot;; IF([.H98]&lt;&gt;&quot;-&quot; ; IF([.N98] &gt; [.J98]*[.$O$1];[.J98]*[.$O$1];[.N98]);[.N98]);&quot;&quot;)" office:value-type="currency" office:currency="EUR" office:value="5.733936" calcext:value-type="currency">
            <text:p>5,734 €</text:p>
          </table:table-cell>
          <table:table-cell table:style-name="ce62"/>
          <table:table-cell table:style-name="ce62" table:formula="of:=IF(OR([.P98]&lt;&gt;&quot;&quot;;[.D98]=&quot;Not installed&quot;);&quot;&quot;;[.G9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DAC8552IDGKTG4</text:p>
          </table:table-cell>
          <table:table-cell table:style-name="ce22" office:value-type="string" calcext:value-type="string">
            <text:p>SOP-8</text:p>
          </table:table-cell>
          <table:table-cell table:style-name="ce22" office:value-type="string" calcext:value-type="string">
            <text:p>IC1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99]=&quot;Power board&quot;; [.B99]*2;[.B99])" office:value-type="float" office:value="2" calcext:value-type="float">
            <text:p>2</text:p>
          </table:table-cell>
          <table:table-cell table:style-name="ce35" office:value-type="float" office:value="1329584" calcext:value-type="float">
            <text:p>1329584</text:p>
          </table:table-cell>
          <table:table-cell table:style-name="ce39" office:value-type="float" office:value="5.95" calcext:value-type="float">
            <text:p>5,950</text:p>
          </table:table-cell>
          <table:table-cell table:style-name="ce42" table:formula="of:=IF(OR([.H99]=&quot;-&quot;; [.G99]=&quot;&quot;);&quot;&quot;;[.G99]*[.I99])" office:value-type="currency" office:currency="GBP" office:value="11.9" calcext:value-type="currency">
            <text:p>£11,90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99]=&quot;-&quot;;[.G99]=&quot;&quot;);&quot;&quot;;[.G99]*[.M99])">
            <text:p/>
          </table:table-cell>
          <table:table-cell table:style-name="ce61" table:formula="of:=IF([.G99]&lt;&gt;&quot;&quot;; IF([.H99]&lt;&gt;&quot;-&quot; ; IF([.N99] &gt; [.J99]*[.$O$1];[.J99]*[.$O$1];[.N99]);[.N99]);&quot;&quot;)" office:value-type="currency" office:currency="EUR" office:value="14.215383" calcext:value-type="currency">
            <text:p>14,215 €</text:p>
          </table:table-cell>
          <table:table-cell table:style-name="ce5"/>
          <table:table-cell table:style-name="ce65" table:formula="of:=IF(OR([.P99]&lt;&gt;&quot;&quot;;[.D99]=&quot;Not installed&quot;);&quot;&quot;;[.G9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DG465SOT-23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IC1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00]=&quot;Power board&quot;; [.B100]*2;[.B100])" office:value-type="float" office:value="2" calcext:value-type="float">
            <text:p>2</text:p>
          </table:table-cell>
          <table:table-cell table:style-name="ce34" office:value-type="float" office:value="2376952" calcext:value-type="float">
            <text:p>2376952</text:p>
          </table:table-cell>
          <table:table-cell table:style-name="ce38" office:value-type="float" office:value="1.33" calcext:value-type="float">
            <text:p>1,330</text:p>
          </table:table-cell>
          <table:table-cell table:style-name="ce41" table:formula="of:=IF(OR([.H100]=&quot;-&quot;; [.G100]=&quot;&quot;);&quot;&quot;;[.G100]*[.I100])" office:value-type="currency" office:currency="GBP" office:value="2.66" calcext:value-type="currency">
            <text:p>£2,66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00]=&quot;-&quot;;[.G100]=&quot;&quot;);&quot;&quot;;[.G100]*[.M100])">
            <text:p/>
          </table:table-cell>
          <table:table-cell table:style-name="ce61" table:formula="of:=IF([.G100]&lt;&gt;&quot;&quot;; IF([.H100]&lt;&gt;&quot;-&quot; ; IF([.N100] &gt; [.J100]*[.$O$1];[.J100]*[.$O$1];[.N100]);[.N100]);&quot;&quot;)" office:value-type="currency" office:currency="EUR" office:value="3.1775562" calcext:value-type="currency">
            <text:p>3,178 €</text:p>
          </table:table-cell>
          <table:table-cell table:style-name="ce62"/>
          <table:table-cell table:style-name="ce62" table:formula="of:=IF(OR([.P100]&lt;&gt;&quot;&quot;;[.D100]=&quot;Not installed&quot;);&quot;&quot;;[.G10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S5A9411DCKT</text:p>
          </table:table-cell>
          <table:table-cell table:style-name="ce22" office:value-type="string" calcext:value-type="string">
            <text:p>SC-70</text:p>
          </table:table-cell>
          <table:table-cell table:style-name="ce22" office:value-type="string" calcext:value-type="string">
            <text:p>IC1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01]=&quot;Power board&quot;; [.B101]*2;[.B101])" office:value-type="float" office:value="2" calcext:value-type="float">
            <text:p>2</text:p>
          </table:table-cell>
          <table:table-cell table:style-name="ce35" office:value-type="string" calcext:value-type="string">
            <text:p>1755582</text:p>
          </table:table-cell>
          <table:table-cell table:style-name="ce39" office:value-type="float" office:value="0.765" calcext:value-type="float">
            <text:p>0,765</text:p>
          </table:table-cell>
          <table:table-cell table:style-name="ce42" table:formula="of:=IF(OR([.H101]=&quot;-&quot;; [.G101]=&quot;&quot;);&quot;&quot;;[.G101]*[.I101])" office:value-type="currency" office:currency="GBP" office:value="1.53" calcext:value-type="currency">
            <text:p>£1,53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01]=&quot;-&quot;;[.G101]=&quot;&quot;);&quot;&quot;;[.G101]*[.M101])">
            <text:p/>
          </table:table-cell>
          <table:table-cell table:style-name="ce61" table:formula="of:=IF([.G101]&lt;&gt;&quot;&quot;; IF([.H101]&lt;&gt;&quot;-&quot; ; IF([.N101] &gt; [.J101]*[.$O$1];[.J101]*[.$O$1];[.N101]);[.N101]);&quot;&quot;)" office:value-type="currency" office:currency="EUR" office:value="1.8276921" calcext:value-type="currency">
            <text:p>1,828 €</text:p>
          </table:table-cell>
          <table:table-cell table:style-name="ce5"/>
          <table:table-cell table:style-name="ce65" table:formula="of:=IF(OR([.P101]&lt;&gt;&quot;&quot;;[.D101]=&quot;Not installed&quot;);&quot;&quot;;[.G10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DS1120IPWR</text:p>
          </table:table-cell>
          <table:table-cell table:style-name="ce21" office:value-type="string" calcext:value-type="string">
            <text:p>TSSOP-16</text:p>
          </table:table-cell>
          <table:table-cell table:style-name="ce26" office:value-type="string" calcext:value-type="string">
            <text:p>IC1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02]=&quot;Power board&quot;; [.B102]*2;[.B102])" office:value-type="float" office:value="2" calcext:value-type="float">
            <text:p>2</text:p>
          </table:table-cell>
          <table:table-cell table:style-name="ce34" office:value-type="float" office:value="2402249" calcext:value-type="float">
            <text:p>2402249</text:p>
          </table:table-cell>
          <table:table-cell table:style-name="ce38" office:value-type="float" office:value="6.43" calcext:value-type="float">
            <text:p>6,430</text:p>
          </table:table-cell>
          <table:table-cell table:style-name="ce41" table:formula="of:=IF(OR([.H102]=&quot;-&quot;; [.G102]=&quot;&quot;);&quot;&quot;;[.G102]*[.I102])" office:value-type="currency" office:currency="GBP" office:value="12.86" calcext:value-type="currency">
            <text:p>£12,86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02]=&quot;-&quot;;[.G102]=&quot;&quot;);&quot;&quot;;[.G102]*[.M102])">
            <text:p/>
          </table:table-cell>
          <table:table-cell table:style-name="ce61" table:formula="of:=IF([.G102]&lt;&gt;&quot;&quot;; IF([.H102]&lt;&gt;&quot;-&quot; ; IF([.N102] &gt; [.J102]*[.$O$1];[.J102]*[.$O$1];[.N102]);[.N102]);&quot;&quot;)" office:value-type="currency" office:currency="EUR" office:value="15.3621702" calcext:value-type="currency">
            <text:p>15,362 €</text:p>
          </table:table-cell>
          <table:table-cell table:style-name="ce62"/>
          <table:table-cell table:style-name="ce62" table:formula="of:=IF(OR([.P102]&lt;&gt;&quot;&quot;;[.D102]=&quot;Not installed&quot;);&quot;&quot;;[.G10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P339D</text:p>
          </table:table-cell>
          <table:table-cell table:style-name="ce22" office:value-type="string" calcext:value-type="string">
            <text:p>SOIC-14</text:p>
          </table:table-cell>
          <table:table-cell table:style-name="ce22" office:value-type="string" calcext:value-type="string">
            <text:p>IC1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03]=&quot;Power board&quot;; [.B103]*2;[.B103])" office:value-type="float" office:value="2" calcext:value-type="float">
            <text:p>2</text:p>
          </table:table-cell>
          <table:table-cell table:style-name="ce35" office:value-type="string" calcext:value-type="string">
            <text:p>9589686</text:p>
          </table:table-cell>
          <table:table-cell table:style-name="ce39" office:value-type="float" office:value="0.357" calcext:value-type="float">
            <text:p>0,357</text:p>
          </table:table-cell>
          <table:table-cell table:style-name="ce42" table:formula="of:=IF(OR([.H103]=&quot;-&quot;; [.G103]=&quot;&quot;);&quot;&quot;;[.G103]*[.I103])" office:value-type="currency" office:currency="GBP" office:value="0.714" calcext:value-type="currency">
            <text:p>£0,71</text:p>
          </table:table-cell>
          <table:table-cell table:style-name="ce45"/>
          <table:table-cell table:style-name="ce47" office:value-type="string" calcext:value-type="string">
            <text:p>LP339D</text:p>
          </table:table-cell>
          <table:table-cell table:style-name="ce39" office:value-type="float" office:value="0.278" calcext:value-type="float">
            <text:p>0,278</text:p>
          </table:table-cell>
          <table:table-cell table:style-name="ce55" table:formula="of:=IF(OR([.L103]=&quot;-&quot;;[.G103]=&quot;&quot;);&quot;&quot;;[.G103]*[.M103])" office:value-type="currency" office:currency="EUR" office:value="0.556" calcext:value-type="currency">
            <text:p>0,56 €</text:p>
          </table:table-cell>
          <table:table-cell table:style-name="ce61" table:formula="of:=IF([.G103]&lt;&gt;&quot;&quot;; IF([.H103]&lt;&gt;&quot;-&quot; ; IF([.N103] &gt; [.J103]*[.$O$1];[.J103]*[.$O$1];[.N103]);[.N103]);&quot;&quot;)" office:value-type="currency" office:currency="EUR" office:value="0.556" calcext:value-type="currency">
            <text:p>0,556 €</text:p>
          </table:table-cell>
          <table:table-cell table:style-name="ce5"/>
          <table:table-cell table:style-name="ce65" table:formula="of:=IF(OR([.P103]&lt;&gt;&quot;&quot;;[.D103]=&quot;Not installed&quot;);&quot;&quot;;[.G10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M25575MH/NOPB</text:p>
          </table:table-cell>
          <table:table-cell table:style-name="ce21" office:value-type="string" calcext:value-type="string">
            <text:p>HTSSOP-16</text:p>
          </table:table-cell>
          <table:table-cell table:style-name="ce26" office:value-type="string" calcext:value-type="string">
            <text:p>IC16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04]=&quot;Power board&quot;; [.B104]*2;[.B104])" office:value-type="float" office:value="1" calcext:value-type="float">
            <text:p>1</text:p>
          </table:table-cell>
          <table:table-cell table:style-name="ce34" office:value-type="float" office:value="1564783" calcext:value-type="float">
            <text:p>1564783</text:p>
          </table:table-cell>
          <table:table-cell table:style-name="ce38" office:value-type="float" office:value="3.22" calcext:value-type="float">
            <text:p>3,220</text:p>
          </table:table-cell>
          <table:table-cell table:style-name="ce41" table:formula="of:=IF(OR([.H104]=&quot;-&quot;; [.G104]=&quot;&quot;);&quot;&quot;;[.G104]*[.I104])" office:value-type="currency" office:currency="GBP" office:value="3.22" calcext:value-type="currency">
            <text:p>£3,22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04]=&quot;-&quot;;[.G104]=&quot;&quot;);&quot;&quot;;[.G104]*[.M104])">
            <text:p/>
          </table:table-cell>
          <table:table-cell table:style-name="ce61" table:formula="of:=IF([.G104]&lt;&gt;&quot;&quot;; IF([.H104]&lt;&gt;&quot;-&quot; ; IF([.N104] &gt; [.J104]*[.$O$1];[.J104]*[.$O$1];[.N104]);[.N104]);&quot;&quot;)" office:value-type="currency" office:currency="EUR" office:value="3.8465154" calcext:value-type="currency">
            <text:p>3,847 €</text:p>
          </table:table-cell>
          <table:table-cell table:style-name="ce62"/>
          <table:table-cell table:style-name="ce62" table:formula="of:=IF(OR([.P104]&lt;&gt;&quot;&quot;;[.D104]=&quot;Not installed&quot;);&quot;&quot;;[.G10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79L05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05]=&quot;Power board&quot;; [.B105]*2;[.B105])" office:value-type="float" office:value="2" calcext:value-type="float">
            <text:p>2</text:p>
          </table:table-cell>
          <table:table-cell table:style-name="ce35" office:value-type="float" office:value="2323583" calcext:value-type="float">
            <text:p>2323583</text:p>
          </table:table-cell>
          <table:table-cell table:style-name="ce39" office:value-type="float" office:value="0.249" calcext:value-type="float">
            <text:p>0,249</text:p>
          </table:table-cell>
          <table:table-cell table:style-name="ce42" table:formula="of:=IF(OR([.H105]=&quot;-&quot;; [.G105]=&quot;&quot;);&quot;&quot;;[.G105]*[.I105])" office:value-type="currency" office:currency="GBP" office:value="0.498" calcext:value-type="currency">
            <text:p>£0,50</text:p>
          </table:table-cell>
          <table:table-cell table:style-name="ce45"/>
          <table:table-cell table:style-name="ce47" office:value-type="string" calcext:value-type="string">
            <text:p>MC79L05ACD </text:p>
          </table:table-cell>
          <table:table-cell table:style-name="ce39" office:value-type="float" office:value="0.1551" calcext:value-type="float">
            <text:p>0,155</text:p>
          </table:table-cell>
          <table:table-cell table:style-name="ce55" table:formula="of:=IF(OR([.L105]=&quot;-&quot;;[.G105]=&quot;&quot;);&quot;&quot;;[.G105]*[.M105])" office:value-type="currency" office:currency="EUR" office:value="0.3102" calcext:value-type="currency">
            <text:p>0,31 €</text:p>
          </table:table-cell>
          <table:table-cell table:style-name="ce61" table:formula="of:=IF([.G105]&lt;&gt;&quot;&quot;; IF([.H105]&lt;&gt;&quot;-&quot; ; IF([.N105] &gt; [.J105]*[.$O$1];[.J105]*[.$O$1];[.N105]);[.N105]);&quot;&quot;)" office:value-type="currency" office:currency="EUR" office:value="0.3102" calcext:value-type="currency">
            <text:p>0,310 €</text:p>
          </table:table-cell>
          <table:table-cell table:style-name="ce5"/>
          <table:table-cell table:style-name="ce65" table:formula="of:=IF(OR([.P105]&lt;&gt;&quot;&quot;;[.D105]=&quot;Not installed&quot;);&quot;&quot;;[.G105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LC5925IDBQR</text:p>
          </table:table-cell>
          <table:table-cell table:style-name="ce21" office:value-type="string" calcext:value-type="string">
            <text:p>SSOP-24</text:p>
          </table:table-cell>
          <table:table-cell table:style-name="ce26" office:value-type="string" calcext:value-type="string">
            <text:p>IC2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06]=&quot;Power board&quot;; [.B106]*2;[.B106])" office:value-type="float" office:value="1" calcext:value-type="float">
            <text:p>1</text:p>
          </table:table-cell>
          <table:table-cell table:style-name="ce34" office:value-type="float" office:value="1694438" calcext:value-type="float">
            <text:p>1694438</text:p>
          </table:table-cell>
          <table:table-cell table:style-name="ce38" office:value-type="float" office:value="1.01" calcext:value-type="float">
            <text:p>1,010</text:p>
          </table:table-cell>
          <table:table-cell table:style-name="ce41" table:formula="of:=IF(OR([.H106]=&quot;-&quot;; [.G106]=&quot;&quot;);&quot;&quot;;[.G106]*[.I106])" office:value-type="currency" office:currency="GBP" office:value="1.01" calcext:value-type="currency">
            <text:p>£1,01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06]=&quot;-&quot;;[.G106]=&quot;&quot;);&quot;&quot;;[.G106]*[.M106])">
            <text:p/>
          </table:table-cell>
          <table:table-cell table:style-name="ce61" table:formula="of:=IF([.G106]&lt;&gt;&quot;&quot;; IF([.H106]&lt;&gt;&quot;-&quot; ; IF([.N106] &gt; [.J106]*[.$O$1];[.J106]*[.$O$1];[.N106]);[.N106]);&quot;&quot;)" office:value-type="currency" office:currency="EUR" office:value="1.2065157" calcext:value-type="currency">
            <text:p>1,207 €</text:p>
          </table:table-cell>
          <table:table-cell table:style-name="ce62"/>
          <table:table-cell table:style-name="ce62" table:formula="of:=IF(OR([.P106]&lt;&gt;&quot;&quot;;[.D106]=&quot;Not installed&quot;);&quot;&quot;;[.G10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i8641EC-B-IS1</text:p>
          </table:table-cell>
          <table:table-cell table:style-name="ce22" office:value-type="string" calcext:value-type="string">
            <text:p>SOIC-16</text:p>
          </table:table-cell>
          <table:table-cell table:style-name="ce22" office:value-type="string" calcext:value-type="string">
            <text:p>IC21, IC2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07]=&quot;Power board&quot;; [.B107]*2;[.B107])" office:value-type="float" office:value="2" calcext:value-type="float">
            <text:p>2</text:p>
          </table:table-cell>
          <table:table-cell table:style-name="ce35" office:value-type="string" calcext:value-type="string">
            <text:p>2423294</text:p>
          </table:table-cell>
          <table:table-cell table:style-name="ce39" office:value-type="float" office:value="2.87" calcext:value-type="float">
            <text:p>2,870</text:p>
          </table:table-cell>
          <table:table-cell table:style-name="ce42" table:formula="of:=IF(OR([.H107]=&quot;-&quot;; [.G107]=&quot;&quot;);&quot;&quot;;[.G107]*[.I107])" office:value-type="currency" office:currency="GBP" office:value="5.74" calcext:value-type="currency">
            <text:p>£5,74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07]=&quot;-&quot;;[.G107]=&quot;&quot;);&quot;&quot;;[.G107]*[.M107])">
            <text:p/>
          </table:table-cell>
          <table:table-cell table:style-name="ce61" table:formula="of:=IF([.G107]&lt;&gt;&quot;&quot;; IF([.H107]&lt;&gt;&quot;-&quot; ; IF([.N107] &gt; [.J107]*[.$O$1];[.J107]*[.$O$1];[.N107]);[.N107]);&quot;&quot;)" office:value-type="currency" office:currency="EUR" office:value="6.8568318" calcext:value-type="currency">
            <text:p>6,857 €</text:p>
          </table:table-cell>
          <table:table-cell table:style-name="ce5"/>
          <table:table-cell table:style-name="ce65" table:formula="of:=IF(OR([.P107]&lt;&gt;&quot;&quot;;[.D107]=&quot;Not installed&quot;);&quot;&quot;;[.G107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I8651EC-B-IS1</text:p>
          </table:table-cell>
          <table:table-cell table:style-name="ce21" office:value-type="string" calcext:value-type="string">
            <text:p>SOIC-16</text:p>
          </table:table-cell>
          <table:table-cell table:style-name="ce26" office:value-type="string" calcext:value-type="string">
            <text:p>IC22, IC23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08]=&quot;Power board&quot;; [.B108]*2;[.B108])" office:value-type="float" office:value="2" calcext:value-type="float">
            <text:p>2</text:p>
          </table:table-cell>
          <table:table-cell table:style-name="ce34" office:value-type="float" office:value="2423323" calcext:value-type="float">
            <text:p>2423323</text:p>
          </table:table-cell>
          <table:table-cell table:style-name="ce38" office:value-type="float" office:value="2.22" calcext:value-type="float">
            <text:p>2,220</text:p>
          </table:table-cell>
          <table:table-cell table:style-name="ce41" table:formula="of:=IF(OR([.H108]=&quot;-&quot;; [.G108]=&quot;&quot;);&quot;&quot;;[.G108]*[.I108])" office:value-type="currency" office:currency="GBP" office:value="4.44" calcext:value-type="currency">
            <text:p>£4,44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08]=&quot;-&quot;;[.G108]=&quot;&quot;);&quot;&quot;;[.G108]*[.M108])">
            <text:p/>
          </table:table-cell>
          <table:table-cell table:style-name="ce61" table:formula="of:=IF([.G108]&lt;&gt;&quot;&quot;; IF([.H108]&lt;&gt;&quot;-&quot; ; IF([.N108] &gt; [.J108]*[.$O$1];[.J108]*[.$O$1];[.N108]);[.N108]);&quot;&quot;)" office:value-type="currency" office:currency="EUR" office:value="5.3038908" calcext:value-type="currency">
            <text:p>5,304 €</text:p>
          </table:table-cell>
          <table:table-cell table:style-name="ce62"/>
          <table:table-cell table:style-name="ce62" table:formula="of:=IF(OR([.P108]&lt;&gt;&quot;&quot;;[.D108]=&quot;Not installed&quot;);&quot;&quot;;[.G10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D1117ADT33TR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IC2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09]=&quot;Power board&quot;; [.B109]*2;[.B109])" office:value-type="float" office:value="1" calcext:value-type="float">
            <text:p>1</text:p>
          </table:table-cell>
          <table:table-cell table:style-name="ce35" office:value-type="float" office:value="1087169" calcext:value-type="float">
            <text:p>1087169</text:p>
          </table:table-cell>
          <table:table-cell table:style-name="ce39" office:value-type="float" office:value="0.259" calcext:value-type="float">
            <text:p>0,259</text:p>
          </table:table-cell>
          <table:table-cell table:style-name="ce42" table:formula="of:=IF(OR([.H109]=&quot;-&quot;; [.G109]=&quot;&quot;);&quot;&quot;;[.G109]*[.I109])" office:value-type="currency" office:currency="GBP" office:value="0.259" calcext:value-type="currency">
            <text:p>£0,26</text:p>
          </table:table-cell>
          <table:table-cell table:style-name="ce45"/>
          <table:table-cell table:style-name="ce47" office:value-type="string" calcext:value-type="string">
            <text:p>LD1117ADT33 </text:p>
          </table:table-cell>
          <table:table-cell table:style-name="ce39" office:value-type="float" office:value="0.315" calcext:value-type="float">
            <text:p>0,315</text:p>
          </table:table-cell>
          <table:table-cell table:style-name="ce55" table:formula="of:=IF(OR([.L109]=&quot;-&quot;;[.G109]=&quot;&quot;);&quot;&quot;;[.G109]*[.M109])" office:value-type="currency" office:currency="EUR" office:value="0.315" calcext:value-type="currency">
            <text:p>0,32 €</text:p>
          </table:table-cell>
          <table:table-cell table:style-name="ce61" table:formula="of:=IF([.G109]&lt;&gt;&quot;&quot;; IF([.H109]&lt;&gt;&quot;-&quot; ; IF([.N109] &gt; [.J109]*[.$O$1];[.J109]*[.$O$1];[.N109]);[.N109]);&quot;&quot;)" office:value-type="currency" office:currency="EUR" office:value="0.30939363" calcext:value-type="currency">
            <text:p>0,309 €</text:p>
          </table:table-cell>
          <table:table-cell table:style-name="ce5"/>
          <table:table-cell table:style-name="ce65" table:formula="of:=IF(OR([.P109]&lt;&gt;&quot;&quot;;[.D109]=&quot;Not installed&quot;);&quot;&quot;;[.G109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PCA21125T/Q900/1,1</text:p>
          </table:table-cell>
          <table:table-cell table:style-name="ce21" office:value-type="string" calcext:value-type="string">
            <text:p>TSSOP-14</text:p>
          </table:table-cell>
          <table:table-cell table:style-name="ce26" office:value-type="string" calcext:value-type="string">
            <text:p>IC26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10]=&quot;Power board&quot;; [.B110]*2;[.B110])" office:value-type="float" office:value="1" calcext:value-type="float">
            <text:p>1</text:p>
          </table:table-cell>
          <table:table-cell table:style-name="ce34" office:value-type="float" office:value="2400445" calcext:value-type="float">
            <text:p>2400445</text:p>
          </table:table-cell>
          <table:table-cell table:style-name="ce38" office:value-type="float" office:value="1.38" calcext:value-type="float">
            <text:p>1,380</text:p>
          </table:table-cell>
          <table:table-cell table:style-name="ce41" table:formula="of:=IF(OR([.H110]=&quot;-&quot;; [.G110]=&quot;&quot;);&quot;&quot;;[.G110]*[.I110])" office:value-type="currency" office:currency="GBP" office:value="1.38" calcext:value-type="currency">
            <text:p>£1,38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10]=&quot;-&quot;;[.G110]=&quot;&quot;);&quot;&quot;;[.G110]*[.M110])">
            <text:p/>
          </table:table-cell>
          <table:table-cell table:style-name="ce61" table:formula="of:=IF([.G110]&lt;&gt;&quot;&quot;; IF([.H110]&lt;&gt;&quot;-&quot; ; IF([.N110] &gt; [.J110]*[.$O$1];[.J110]*[.$O$1];[.N110]);[.N110]);&quot;&quot;)" office:value-type="currency" office:currency="EUR" office:value="1.6485066" calcext:value-type="currency">
            <text:p>1,649 €</text:p>
          </table:table-cell>
          <table:table-cell table:style-name="ce62"/>
          <table:table-cell table:style-name="ce62" table:formula="of:=IF(OR([.P110]&lt;&gt;&quot;&quot;;[.D110]=&quot;Not installed&quot;);&quot;&quot;;[.G11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AT25256B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27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11]=&quot;Power board&quot;; [.B111]*2;[.B111])" office:value-type="float" office:value="1" calcext:value-type="float">
            <text:p>1</text:p>
          </table:table-cell>
          <table:table-cell table:style-name="ce35" office:value-type="string" calcext:value-type="string">
            <text:p>1841577</text:p>
          </table:table-cell>
          <table:table-cell table:style-name="ce39" office:value-type="float" office:value="0.905" calcext:value-type="float">
            <text:p>0,905</text:p>
          </table:table-cell>
          <table:table-cell table:style-name="ce42" table:formula="of:=IF(OR([.H111]=&quot;-&quot;; [.G111]=&quot;&quot;);&quot;&quot;;[.G111]*[.I111])" office:value-type="currency" office:currency="GBP" office:value="0.905" calcext:value-type="currency">
            <text:p>£0,91</text:p>
          </table:table-cell>
          <table:table-cell table:style-name="ce45"/>
          <table:table-cell table:style-name="ce47" office:value-type="string" calcext:value-type="string">
            <text:p>25AA256-I/SN </text:p>
          </table:table-cell>
          <table:table-cell table:style-name="ce39" office:value-type="float" office:value="1.29" calcext:value-type="float">
            <text:p>1,290</text:p>
          </table:table-cell>
          <table:table-cell table:style-name="ce55" table:formula="of:=IF(OR([.L111]=&quot;-&quot;;[.G111]=&quot;&quot;);&quot;&quot;;[.G111]*[.M111])" office:value-type="currency" office:currency="EUR" office:value="1.29" calcext:value-type="currency">
            <text:p>1,29 €</text:p>
          </table:table-cell>
          <table:table-cell table:style-name="ce61" table:formula="of:=IF([.G111]&lt;&gt;&quot;&quot;; IF([.H111]&lt;&gt;&quot;-&quot; ; IF([.N111] &gt; [.J111]*[.$O$1];[.J111]*[.$O$1];[.N111]);[.N111]);&quot;&quot;)" office:value-type="currency" office:currency="EUR" office:value="1.08108585" calcext:value-type="currency">
            <text:p>1,081 €</text:p>
          </table:table-cell>
          <table:table-cell table:style-name="ce5"/>
          <table:table-cell table:style-name="ce65" table:formula="of:=IF(OR([.P111]&lt;&gt;&quot;&quot;;[.D111]=&quot;Not installed&quot;);&quot;&quot;;[.G111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W5500</text:p>
          </table:table-cell>
          <table:table-cell table:style-name="ce21" office:value-type="string" calcext:value-type="string">
            <text:p>LQFP-48</text:p>
          </table:table-cell>
          <table:table-cell table:style-name="ce26" office:value-type="string" calcext:value-type="string">
            <text:p>IC28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12]=&quot;Power board&quot;; [.B112]*2;[.B112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112]=&quot;-&quot;; [.G112]=&quot;&quot;);&quot;&quot;;[.G112]*[.I112])">
            <text:p/>
          </table:table-cell>
          <table:table-cell table:style-name="ce44"/>
          <table:table-cell table:style-name="ce26" office:value-type="string" calcext:value-type="string">
            <text:p>W5500</text:p>
          </table:table-cell>
          <table:table-cell table:style-name="ce38" office:value-type="float" office:value="2.5" calcext:value-type="float">
            <text:p>2,500</text:p>
          </table:table-cell>
          <table:table-cell table:style-name="ce54" table:formula="of:=IF(OR([.L112]=&quot;-&quot;;[.G112]=&quot;&quot;);&quot;&quot;;[.G112]*[.M112])" office:value-type="currency" office:currency="EUR" office:value="2.5" calcext:value-type="currency">
            <text:p>2,50 €</text:p>
          </table:table-cell>
          <table:table-cell table:style-name="ce61" table:formula="of:=IF([.G112]&lt;&gt;&quot;&quot;; IF([.H112]&lt;&gt;&quot;-&quot; ; IF([.N112] &gt; [.J112]*[.$O$1];[.J112]*[.$O$1];[.N112]);[.N112]);&quot;&quot;)" office:value-type="currency" office:currency="EUR" office:value="2.5" calcext:value-type="currency">
            <text:p>2,500 €</text:p>
          </table:table-cell>
          <table:table-cell table:style-name="ce62"/>
          <table:table-cell table:style-name="ce62" table:formula="of:=IF(OR([.P112]&lt;&gt;&quot;&quot;;[.D112]=&quot;Not installed&quot;);&quot;&quot;;[.G112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78L05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13]=&quot;Power board&quot;; [.B113]*2;[.B113])" office:value-type="float" office:value="2" calcext:value-type="float">
            <text:p>2</text:p>
          </table:table-cell>
          <table:table-cell table:style-name="ce35" office:value-type="string" calcext:value-type="string">
            <text:p>9593845</text:p>
          </table:table-cell>
          <table:table-cell table:style-name="ce39" office:value-type="float" office:value="0.357" calcext:value-type="float">
            <text:p>0,357</text:p>
          </table:table-cell>
          <table:table-cell table:style-name="ce42" table:formula="of:=IF(OR([.H113]=&quot;-&quot;; [.G113]=&quot;&quot;);&quot;&quot;;[.G113]*[.I113])" office:value-type="currency" office:currency="GBP" office:value="0.714" calcext:value-type="currency">
            <text:p>£0,71</text:p>
          </table:table-cell>
          <table:table-cell table:style-name="ce45"/>
          <table:table-cell table:style-name="ce47" office:value-type="string" calcext:value-type="string">
            <text:p>MC78L05ABDG </text:p>
          </table:table-cell>
          <table:table-cell table:style-name="ce39" office:value-type="float" office:value="0.165" calcext:value-type="float">
            <text:p>0,165</text:p>
          </table:table-cell>
          <table:table-cell table:style-name="ce55" table:formula="of:=IF(OR([.L113]=&quot;-&quot;;[.G113]=&quot;&quot;);&quot;&quot;;[.G113]*[.M113])" office:value-type="currency" office:currency="EUR" office:value="0.33" calcext:value-type="currency">
            <text:p>0,33 €</text:p>
          </table:table-cell>
          <table:table-cell table:style-name="ce61" table:formula="of:=IF([.G113]&lt;&gt;&quot;&quot;; IF([.H113]&lt;&gt;&quot;-&quot; ; IF([.N113] &gt; [.J113]*[.$O$1];[.J113]*[.$O$1];[.N113]);[.N113]);&quot;&quot;)" office:value-type="currency" office:currency="EUR" office:value="0.33" calcext:value-type="currency">
            <text:p>0,330 €</text:p>
          </table:table-cell>
          <table:table-cell table:style-name="ce5"/>
          <table:table-cell table:style-name="ce65" table:formula="of:=IF(OR([.P113]&lt;&gt;&quot;&quot;;[.D113]=&quot;Not installed&quot;);&quot;&quot;;[.G11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C857BS</text:p>
          </table:table-cell>
          <table:table-cell table:style-name="ce21" office:value-type="string" calcext:value-type="string">
            <text:p>SOT-363</text:p>
          </table:table-cell>
          <table:table-cell table:style-name="ce26" office:value-type="string" calcext:value-type="string">
            <text:p>IC29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14]=&quot;Power board&quot;; [.B114]*2;[.B114])" office:value-type="float" office:value="1" calcext:value-type="float">
            <text:p>1</text:p>
          </table:table-cell>
          <table:table-cell table:style-name="ce34" office:value-type="float" office:value="1653608" calcext:value-type="float">
            <text:p>1653608</text:p>
          </table:table-cell>
          <table:table-cell table:style-name="ce38" office:value-type="float" office:value="0.108" calcext:value-type="float">
            <text:p>0,108</text:p>
          </table:table-cell>
          <table:table-cell table:style-name="ce41" table:formula="of:=IF(OR([.H114]=&quot;-&quot;; [.G114]=&quot;&quot;);&quot;&quot;;[.G114]*[.I114])" office:value-type="currency" office:currency="GBP" office:value="0.108" calcext:value-type="currency">
            <text:p>£0,11</text:p>
          </table:table-cell>
          <table:table-cell table:style-name="ce44"/>
          <table:table-cell table:style-name="ce26" office:value-type="string" calcext:value-type="string">
            <text:p>BC857BS </text:p>
          </table:table-cell>
          <table:table-cell table:style-name="ce38" office:value-type="float" office:value="0.0268" calcext:value-type="float">
            <text:p>0,027</text:p>
          </table:table-cell>
          <table:table-cell table:style-name="ce54" table:formula="of:=IF(OR([.L114]=&quot;-&quot;;[.G114]=&quot;&quot;);&quot;&quot;;[.G114]*[.M114])" office:value-type="currency" office:currency="EUR" office:value="0.0268" calcext:value-type="currency">
            <text:p>0,03 €</text:p>
          </table:table-cell>
          <table:table-cell table:style-name="ce61" table:formula="of:=IF([.G114]&lt;&gt;&quot;&quot;; IF([.H114]&lt;&gt;&quot;-&quot; ; IF([.N114] &gt; [.J114]*[.$O$1];[.J114]*[.$O$1];[.N114]);[.N114]);&quot;&quot;)" office:value-type="currency" office:currency="EUR" office:value="0.0268" calcext:value-type="currency">
            <text:p>0,027 €</text:p>
          </table:table-cell>
          <table:table-cell table:style-name="ce62"/>
          <table:table-cell table:style-name="ce62" table:formula="of:=IF(OR([.P114]&lt;&gt;&quot;&quot;;[.D114]=&quot;Not installed&quot;);&quot;&quot;;[.G11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LC555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30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15]=&quot;Power board&quot;; [.B115]*2;[.B115])" office:value-type="float" office:value="1" calcext:value-type="float">
            <text:p>1</text:p>
          </table:table-cell>
          <table:table-cell table:style-name="ce35" office:value-type="string" calcext:value-type="string">
            <text:p>9589880</text:p>
          </table:table-cell>
          <table:table-cell table:style-name="ce39" office:value-type="float" office:value="0.24" calcext:value-type="float">
            <text:p>0,240</text:p>
          </table:table-cell>
          <table:table-cell table:style-name="ce42" table:formula="of:=IF(OR([.H115]=&quot;-&quot;; [.G115]=&quot;&quot;);&quot;&quot;;[.G115]*[.I115])" office:value-type="currency" office:currency="GBP" office:value="0.24" calcext:value-type="currency">
            <text:p>£0,24</text:p>
          </table:table-cell>
          <table:table-cell table:style-name="ce45"/>
          <table:table-cell table:style-name="ce47" office:value-type="string" calcext:value-type="string">
            <text:p>TLC555CDR</text:p>
          </table:table-cell>
          <table:table-cell table:style-name="ce39" office:value-type="float" office:value="0.365" calcext:value-type="float">
            <text:p>0,365</text:p>
          </table:table-cell>
          <table:table-cell table:style-name="ce55" table:formula="of:=IF(OR([.L115]=&quot;-&quot;;[.G115]=&quot;&quot;);&quot;&quot;;[.G115]*[.M115])" office:value-type="currency" office:currency="EUR" office:value="0.365" calcext:value-type="currency">
            <text:p>0,37 €</text:p>
          </table:table-cell>
          <table:table-cell table:style-name="ce61" table:formula="of:=IF([.G115]&lt;&gt;&quot;&quot;; IF([.H115]&lt;&gt;&quot;-&quot; ; IF([.N115] &gt; [.J115]*[.$O$1];[.J115]*[.$O$1];[.N115]);[.N115]);&quot;&quot;)" office:value-type="currency" office:currency="EUR" office:value="0.2866968" calcext:value-type="currency">
            <text:p>0,287 €</text:p>
          </table:table-cell>
          <table:table-cell table:style-name="ce5"/>
          <table:table-cell table:style-name="ce65" table:formula="of:=IF(OR([.P115]&lt;&gt;&quot;&quot;;[.D115]=&quot;Not installed&quot;);&quot;&quot;;[.G115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N74LVC2G08DCTR</text:p>
          </table:table-cell>
          <table:table-cell table:style-name="ce21" office:value-type="string" calcext:value-type="string">
            <text:p>SSOP-8</text:p>
          </table:table-cell>
          <table:table-cell table:style-name="ce26" office:value-type="string" calcext:value-type="string">
            <text:p>IC3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16]=&quot;Power board&quot;; [.B116]*2;[.B116])" office:value-type="float" office:value="1" calcext:value-type="float">
            <text:p>1</text:p>
          </table:table-cell>
          <table:table-cell table:style-name="ce34" office:value-type="float" office:value="1470871" calcext:value-type="float">
            <text:p>1470871</text:p>
          </table:table-cell>
          <table:table-cell table:style-name="ce38" office:value-type="float" office:value="0.314" calcext:value-type="float">
            <text:p>0,314</text:p>
          </table:table-cell>
          <table:table-cell table:style-name="ce41" table:formula="of:=IF(OR([.H116]=&quot;-&quot;; [.B116]=&quot;&quot;);&quot;&quot;;IF([.B116]=&quot;&quot;;[.I116];[.G116]*[.I116]))" office:value-type="currency" office:currency="GBP" office:value="0.314" calcext:value-type="currency">
            <text:p>£0,31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16]=&quot;-&quot;;[.B116]=&quot;&quot;);&quot;&quot;;IF([.B116]=&quot;&quot;;[.M116];[.G116]*[.M116]))">
            <text:p/>
          </table:table-cell>
          <table:table-cell table:style-name="ce61" table:formula="of:=IF([.G116]&lt;&gt;&quot;&quot;; IF([.H116]&lt;&gt;&quot;-&quot; ; IF([.N116] &gt; [.J116]*[.$O$1];[.J116]*[.$O$1];[.N116]);[.N116]);&quot;&quot;)" office:value-type="currency" office:currency="EUR" office:value="0.37509498" calcext:value-type="currency">
            <text:p>0,375 €</text:p>
          </table:table-cell>
          <table:table-cell table:style-name="ce62"/>
          <table:table-cell table:style-name="ce62" table:formula="of:=IF(OR([.P116]&lt;&gt;&quot;&quot;;[.D116]=&quot;Not installed&quot;);&quot;&quot;;[.G11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PS3705-33D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3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17]=&quot;Power board&quot;; [.B117]*2;[.B117])" office:value-type="float" office:value="1" calcext:value-type="float">
            <text:p>1</text:p>
          </table:table-cell>
          <table:table-cell table:style-name="ce35" office:value-type="string" calcext:value-type="string">
            <text:p>2296066</text:p>
          </table:table-cell>
          <table:table-cell table:style-name="ce39" office:value-type="float" office:value="0.812" calcext:value-type="float">
            <text:p>0,812</text:p>
          </table:table-cell>
          <table:table-cell table:style-name="ce42" table:formula="of:=IF(OR([.H117]=&quot;-&quot;; [.G117]=&quot;&quot;);&quot;&quot;;[.G117]*[.I117])" office:value-type="currency" office:currency="GBP" office:value="0.812" calcext:value-type="currency">
            <text:p>£0,81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17]=&quot;-&quot;;[.G117]=&quot;&quot;);&quot;&quot;;[.G117]*[.M117])">
            <text:p/>
          </table:table-cell>
          <table:table-cell table:style-name="ce61" table:formula="of:=IF([.G117]&lt;&gt;&quot;&quot;; IF([.H117]&lt;&gt;&quot;-&quot; ; IF([.N117] &gt; [.J117]*[.$O$1];[.J117]*[.$O$1];[.N117]);[.N117]);&quot;&quot;)" office:value-type="currency" office:currency="EUR" office:value="0.96999084" calcext:value-type="currency">
            <text:p>0,970 €</text:p>
          </table:table-cell>
          <table:table-cell table:style-name="ce5"/>
          <table:table-cell table:style-name="ce65" table:formula="of:=IF(OR([.P117]&lt;&gt;&quot;&quot;;[.D117]=&quot;Not installed&quot;);&quot;&quot;;[.G117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N74LV1T34DBVR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IC33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18]=&quot;Power board&quot;; [.B118]*2;[.B118])" office:value-type="float" office:value="1" calcext:value-type="float">
            <text:p>1</text:p>
          </table:table-cell>
          <table:table-cell table:style-name="ce34" office:value-type="float" office:value="2499914" calcext:value-type="float">
            <text:p>2499914</text:p>
          </table:table-cell>
          <table:table-cell table:style-name="ce38" office:value-type="float" office:value="0.334" calcext:value-type="float">
            <text:p>0,334</text:p>
          </table:table-cell>
          <table:table-cell table:style-name="ce41" table:formula="of:=IF(OR([.H118]=&quot;-&quot;; [.G118]=&quot;&quot;);&quot;&quot;;[.G118]*[.I118])" office:value-type="currency" office:currency="GBP" office:value="0.334" calcext:value-type="currency">
            <text:p>£0,33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18]=&quot;-&quot;;[.G118]=&quot;&quot;);&quot;&quot;;[.G118]*[.M118])">
            <text:p/>
          </table:table-cell>
          <table:table-cell table:style-name="ce61" table:formula="of:=IF([.G118]&lt;&gt;&quot;&quot;; IF([.H118]&lt;&gt;&quot;-&quot; ; IF([.N118] &gt; [.J118]*[.$O$1];[.J118]*[.$O$1];[.N118]);[.N118]);&quot;&quot;)" office:value-type="currency" office:currency="EUR" office:value="0.39898638" calcext:value-type="currency">
            <text:p>0,399 €</text:p>
          </table:table-cell>
          <table:table-cell table:style-name="ce62"/>
          <table:table-cell table:style-name="ce62" table:formula="of:=IF(OR([.P118]&lt;&gt;&quot;&quot;;[.D118]=&quot;Not installed&quot;);&quot;&quot;;[.G118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N74LVC2G02DCTR</text:p>
          </table:table-cell>
          <table:table-cell table:style-name="ce22" office:value-type="string" calcext:value-type="string">
            <text:p>SSOP-8</text:p>
          </table:table-cell>
          <table:table-cell table:style-name="ce22" office:value-type="string" calcext:value-type="string">
            <text:p>IC3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19]=&quot;Power board&quot;; [.B119]*2;[.B119])" office:value-type="float" office:value="1" calcext:value-type="float">
            <text:p>1</text:p>
          </table:table-cell>
          <table:table-cell table:style-name="ce35" office:value-type="string" calcext:value-type="string">
            <text:p>1236358</text:p>
          </table:table-cell>
          <table:table-cell table:style-name="ce39" office:value-type="float" office:value="0.36" calcext:value-type="float">
            <text:p>0,360</text:p>
          </table:table-cell>
          <table:table-cell table:style-name="ce42" table:formula="of:=IF(OR([.H119]=&quot;-&quot;; [.G119]=&quot;&quot;);&quot;&quot;;[.G119]*[.I119])" office:value-type="currency" office:currency="GBP" office:value="0.36" calcext:value-type="currency">
            <text:p>£0,36</text:p>
          </table:table-cell>
          <table:table-cell table:style-name="ce45"/>
          <table:table-cell table:style-name="ce47" office:value-type="string" calcext:value-type="string">
            <text:p>SN74LVC2G02DCTR</text:p>
          </table:table-cell>
          <table:table-cell table:style-name="ce39" office:value-type="float" office:value="0.02359" calcext:value-type="float">
            <text:p>0,024</text:p>
          </table:table-cell>
          <table:table-cell table:style-name="ce55" table:formula="of:=IF(OR([.L119]=&quot;-&quot;;[.G119]=&quot;&quot;);&quot;&quot;;[.G119]*[.M119])" office:value-type="currency" office:currency="EUR" office:value="0.02359" calcext:value-type="currency">
            <text:p>0,02 €</text:p>
          </table:table-cell>
          <table:table-cell table:style-name="ce61" table:formula="of:=IF([.G119]&lt;&gt;&quot;&quot;; IF([.H119]&lt;&gt;&quot;-&quot; ; IF([.N119] &gt; [.J119]*[.$O$1];[.J119]*[.$O$1];[.N119]);[.N119]);&quot;&quot;)" office:value-type="currency" office:currency="EUR" office:value="0.02359" calcext:value-type="currency">
            <text:p>0,024 €</text:p>
          </table:table-cell>
          <table:table-cell table:style-name="ce5"/>
          <table:table-cell table:style-name="ce65" table:formula="of:=IF(OR([.P119]&lt;&gt;&quot;&quot;;[.D119]=&quot;Not installed&quot;);&quot;&quot;;[.G119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M5574</text:p>
          </table:table-cell>
          <table:table-cell table:style-name="ce21" office:value-type="string" calcext:value-type="string">
            <text:p>TSSOP-16</text:p>
          </table:table-cell>
          <table:table-cell table:style-name="ce26" office:value-type="string" calcext:value-type="string">
            <text:p>IC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20]=&quot;Power board&quot;; [.B120]*2;[.B120])" office:value-type="float" office:value="2" calcext:value-type="float">
            <text:p>2</text:p>
          </table:table-cell>
          <table:table-cell table:style-name="ce34" office:value-type="float" office:value="2323534" calcext:value-type="float">
            <text:p>2323534</text:p>
          </table:table-cell>
          <table:table-cell table:style-name="ce38" office:value-type="float" office:value="2.88" calcext:value-type="float">
            <text:p>2,880</text:p>
          </table:table-cell>
          <table:table-cell table:style-name="ce41" table:formula="of:=IF(OR([.H120]=&quot;-&quot;; [.G120]=&quot;&quot;);&quot;&quot;;[.G120]*[.I120])" office:value-type="currency" office:currency="GBP" office:value="5.76" calcext:value-type="currency">
            <text:p>£5,76</text:p>
          </table:table-cell>
          <table:table-cell table:style-name="ce44"/>
          <table:table-cell table:style-name="ce26" office:value-type="string" calcext:value-type="string">
            <text:p>LM5574MT </text:p>
          </table:table-cell>
          <table:table-cell table:style-name="ce38" office:value-type="float" office:value="4.17" calcext:value-type="float">
            <text:p>4,170</text:p>
          </table:table-cell>
          <table:table-cell table:style-name="ce54" table:formula="of:=IF(OR([.L120]=&quot;-&quot;;[.G120]=&quot;&quot;);&quot;&quot;;[.G120]*[.M120])" office:value-type="currency" office:currency="EUR" office:value="8.34" calcext:value-type="currency">
            <text:p>8,34 €</text:p>
          </table:table-cell>
          <table:table-cell table:style-name="ce61" table:formula="of:=IF([.G120]&lt;&gt;&quot;&quot;; IF([.H120]&lt;&gt;&quot;-&quot; ; IF([.N120] &gt; [.J120]*[.$O$1];[.J120]*[.$O$1];[.N120]);[.N120]);&quot;&quot;)" office:value-type="currency" office:currency="EUR" office:value="6.8807232" calcext:value-type="currency">
            <text:p>6,881 €</text:p>
          </table:table-cell>
          <table:table-cell table:style-name="ce62"/>
          <table:table-cell table:style-name="ce62" table:formula="of:=IF(OR([.P120]&lt;&gt;&quot;&quot;;[.D120]=&quot;Not installed&quot;);&quot;&quot;;[.G12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P2951SO8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21]=&quot;Power board&quot;; [.B121]*2;[.B121])" office:value-type="float" office:value="2" calcext:value-type="float">
            <text:p>2</text:p>
          </table:table-cell>
          <table:table-cell table:style-name="ce35" office:value-type="float" office:value="1755066" calcext:value-type="float">
            <text:p>1755066</text:p>
          </table:table-cell>
          <table:table-cell table:style-name="ce39" office:value-type="float" office:value="0.579" calcext:value-type="float">
            <text:p>0,579</text:p>
          </table:table-cell>
          <table:table-cell table:style-name="ce42" table:formula="of:=IF(OR([.H121]=&quot;-&quot;; [.G121]=&quot;&quot;);&quot;&quot;;[.G121]*[.I121])" office:value-type="currency" office:currency="GBP" office:value="1.158" calcext:value-type="currency">
            <text:p>£1,16</text:p>
          </table:table-cell>
          <table:table-cell table:style-name="ce45"/>
          <table:table-cell table:style-name="ce47" office:value-type="string" calcext:value-type="string">
            <text:p>LP2951CM/NOPB</text:p>
          </table:table-cell>
          <table:table-cell table:style-name="ce39" office:value-type="float" office:value="0.5079" calcext:value-type="float">
            <text:p>0,508</text:p>
          </table:table-cell>
          <table:table-cell table:style-name="ce55" table:formula="of:=IF(OR([.L121]=&quot;-&quot;;[.G121]=&quot;&quot;);&quot;&quot;;[.G121]*[.M121])" office:value-type="currency" office:currency="EUR" office:value="1.0158" calcext:value-type="currency">
            <text:p>1,02 €</text:p>
          </table:table-cell>
          <table:table-cell table:style-name="ce61" table:formula="of:=IF([.G121]&lt;&gt;&quot;&quot;; IF([.H121]&lt;&gt;&quot;-&quot; ; IF([.N121] &gt; [.J121]*[.$O$1];[.J121]*[.$O$1];[.N121]);[.N121]);&quot;&quot;)" office:value-type="currency" office:currency="EUR" office:value="1.0158" calcext:value-type="currency">
            <text:p>1,016 €</text:p>
          </table:table-cell>
          <table:table-cell table:style-name="ce5"/>
          <table:table-cell table:style-name="ce65" table:formula="of:=IF(OR([.P121]&lt;&gt;&quot;&quot;;[.D121]=&quot;Not installed&quot;);&quot;&quot;;[.G12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L072D</text:p>
          </table:table-cell>
          <table:table-cell table:style-name="ce21" office:value-type="string" calcext:value-type="string">
            <text:p>SOIC-8</text:p>
          </table:table-cell>
          <table:table-cell table:style-name="ce26" office:value-type="string" calcext:value-type="string">
            <text:p>IC6, IC7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22]=&quot;Power board&quot;; [.B122]*2;[.B122])" office:value-type="float" office:value="4" calcext:value-type="float">
            <text:p>4</text:p>
          </table:table-cell>
          <table:table-cell table:style-name="ce34" office:value-type="float" office:value="1467663" calcext:value-type="float">
            <text:p>1467663</text:p>
          </table:table-cell>
          <table:table-cell table:style-name="ce38" office:value-type="float" office:value="0.113" calcext:value-type="float">
            <text:p>0,113</text:p>
          </table:table-cell>
          <table:table-cell table:style-name="ce41" table:formula="of:=IF(OR([.H122]=&quot;-&quot;; [.G122]=&quot;&quot;);&quot;&quot;;[.G122]*[.I122])" office:value-type="currency" office:currency="GBP" office:value="0.452" calcext:value-type="currency">
            <text:p>£0,45</text:p>
          </table:table-cell>
          <table:table-cell table:style-name="ce44"/>
          <table:table-cell table:style-name="ce26" office:value-type="string" calcext:value-type="string">
            <text:p>TL072CD</text:p>
          </table:table-cell>
          <table:table-cell table:style-name="ce38" office:value-type="float" office:value="0.1642" calcext:value-type="float">
            <text:p>0,164</text:p>
          </table:table-cell>
          <table:table-cell table:style-name="ce54" table:formula="of:=IF(OR([.L122]=&quot;-&quot;;[.G122]=&quot;&quot;);&quot;&quot;;[.G122]*[.M122])" office:value-type="currency" office:currency="EUR" office:value="0.6568" calcext:value-type="currency">
            <text:p>0,66 €</text:p>
          </table:table-cell>
          <table:table-cell table:style-name="ce61" table:formula="of:=IF([.G122]&lt;&gt;&quot;&quot;; IF([.H122]&lt;&gt;&quot;-&quot; ; IF([.N122] &gt; [.J122]*[.$O$1];[.J122]*[.$O$1];[.N122]);[.N122]);&quot;&quot;)" office:value-type="currency" office:currency="EUR" office:value="0.53994564" calcext:value-type="currency">
            <text:p>0,540 €</text:p>
          </table:table-cell>
          <table:table-cell table:style-name="ce62"/>
          <table:table-cell table:style-name="ce62" table:formula="of:=IF(OR([.P122]&lt;&gt;&quot;&quot;;[.D122]=&quot;Not installed&quot;);&quot;&quot;;[.G122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OP27GSZ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8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23]=&quot;Power board&quot;; [.B123]*2;[.B123])" office:value-type="float" office:value="2" calcext:value-type="float">
            <text:p>2</text:p>
          </table:table-cell>
          <table:table-cell table:style-name="ce35" office:value-type="string" calcext:value-type="string">
            <text:p>9426124</text:p>
          </table:table-cell>
          <table:table-cell table:style-name="ce39" office:value-type="float" office:value="2.02" calcext:value-type="float">
            <text:p>2,020</text:p>
          </table:table-cell>
          <table:table-cell table:style-name="ce42" table:formula="of:=IF(OR([.H123]=&quot;-&quot;; [.G123]=&quot;&quot;);&quot;&quot;;[.G123]*[.I123])" office:value-type="currency" office:currency="GBP" office:value="4.04" calcext:value-type="currency">
            <text:p>£4,04</text:p>
          </table:table-cell>
          <table:table-cell table:style-name="ce45"/>
          <table:table-cell table:style-name="ce47" office:value-type="string" calcext:value-type="string">
            <text:p>OP27GSZ</text:p>
          </table:table-cell>
          <table:table-cell table:style-name="ce39" office:value-type="float" office:value="1.55" calcext:value-type="float">
            <text:p>1,550</text:p>
          </table:table-cell>
          <table:table-cell table:style-name="ce55" table:formula="of:=IF(OR([.L123]=&quot;-&quot;;[.G123]=&quot;&quot;);&quot;&quot;;[.G123]*[.M123])" office:value-type="currency" office:currency="EUR" office:value="3.1" calcext:value-type="currency">
            <text:p>3,10 €</text:p>
          </table:table-cell>
          <table:table-cell table:style-name="ce61" table:formula="of:=IF([.G123]&lt;&gt;&quot;&quot;; IF([.H123]&lt;&gt;&quot;-&quot; ; IF([.N123] &gt; [.J123]*[.$O$1];[.J123]*[.$O$1];[.N123]);[.N123]);&quot;&quot;)" office:value-type="currency" office:currency="EUR" office:value="3.1" calcext:value-type="currency">
            <text:p>3,100 €</text:p>
          </table:table-cell>
          <table:table-cell table:style-name="ce5"/>
          <table:table-cell table:style-name="ce65" table:formula="of:=IF(OR([.P123]&lt;&gt;&quot;&quot;;[.D123]=&quot;Not installed&quot;);&quot;&quot;;[.G12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CP23S08-E/SO</text:p>
          </table:table-cell>
          <table:table-cell table:style-name="ce21" office:value-type="string" calcext:value-type="string">
            <text:p>SOIC-18</text:p>
          </table:table-cell>
          <table:table-cell table:style-name="ce26" office:value-type="string" calcext:value-type="string">
            <text:p>IC9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24]=&quot;Power board&quot;; [.B124]*2;[.B124])" office:value-type="float" office:value="2" calcext:value-type="float">
            <text:p>2</text:p>
          </table:table-cell>
          <table:table-cell table:style-name="ce34" office:value-type="float" office:value="1332092" calcext:value-type="float">
            <text:p>1332092</text:p>
          </table:table-cell>
          <table:table-cell table:style-name="ce38" office:value-type="float" office:value="0.866" calcext:value-type="float">
            <text:p>0,866</text:p>
          </table:table-cell>
          <table:table-cell table:style-name="ce41" table:formula="of:=IF(OR([.H124]=&quot;-&quot;; [.G124]=&quot;&quot;);&quot;&quot;;[.G124]*[.I124])" office:value-type="currency" office:currency="GBP" office:value="1.732" calcext:value-type="currency">
            <text:p>£1,73</text:p>
          </table:table-cell>
          <table:table-cell table:style-name="ce44"/>
          <table:table-cell table:style-name="ce26" office:value-type="string" calcext:value-type="string">
            <text:p>MCP23S08-E/SO</text:p>
          </table:table-cell>
          <table:table-cell table:style-name="ce38" office:value-type="float" office:value="1.07" calcext:value-type="float">
            <text:p>1,070</text:p>
          </table:table-cell>
          <table:table-cell table:style-name="ce54" table:formula="of:=IF(OR([.L124]=&quot;-&quot;;[.G124]=&quot;&quot;);&quot;&quot;;[.G124]*[.M124])" office:value-type="currency" office:currency="EUR" office:value="2.14" calcext:value-type="currency">
            <text:p>2,14 €</text:p>
          </table:table-cell>
          <table:table-cell table:style-name="ce61" table:formula="of:=IF([.G124]&lt;&gt;&quot;&quot;; IF([.H124]&lt;&gt;&quot;-&quot; ; IF([.N124] &gt; [.J124]*[.$O$1];[.J124]*[.$O$1];[.N124]);[.N124]);&quot;&quot;)" office:value-type="currency" office:currency="EUR" office:value="2.06899524" calcext:value-type="currency">
            <text:p>2,069 €</text:p>
          </table:table-cell>
          <table:table-cell table:style-name="ce62"/>
          <table:table-cell table:style-name="ce62" table:formula="of:=IF(OR([.P124]&lt;&gt;&quot;&quot;;[.D124]=&quot;Not installed&quot;);&quot;&quot;;[.G12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RT42400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K_PAR, K_SER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25]=&quot;Power board&quot;; [.B125]*2;[.B125])" office:value-type="float" office:value="2" calcext:value-type="float">
            <text:p>2</text:p>
          </table:table-cell>
          <table:table-cell table:style-name="ce35" office:value-type="float" office:value="9950168" calcext:value-type="float">
            <text:p>9950168</text:p>
          </table:table-cell>
          <table:table-cell table:style-name="ce39" office:value-type="float" office:value="2.43" calcext:value-type="float">
            <text:p>2,430</text:p>
          </table:table-cell>
          <table:table-cell table:style-name="ce42" table:formula="of:=IF(OR([.H125]=&quot;-&quot;; [.G125]=&quot;&quot;);&quot;&quot;;[.G125]*[.I125])" office:value-type="currency" office:currency="GBP" office:value="4.86" calcext:value-type="currency">
            <text:p>£4,86</text:p>
          </table:table-cell>
          <table:table-cell table:style-name="ce45"/>
          <table:table-cell table:style-name="ce47" office:value-type="string" calcext:value-type="string">
            <text:p>RT424005</text:p>
          </table:table-cell>
          <table:table-cell table:style-name="ce39" office:value-type="float" office:value="1.26" calcext:value-type="float">
            <text:p>1,260</text:p>
          </table:table-cell>
          <table:table-cell table:style-name="ce55" table:formula="of:=IF(OR([.L125]=&quot;-&quot;;[.G125]=&quot;&quot;);&quot;&quot;;[.G125]*[.M125])" office:value-type="currency" office:currency="EUR" office:value="2.52" calcext:value-type="currency">
            <text:p>2,52 €</text:p>
          </table:table-cell>
          <table:table-cell table:style-name="ce61" table:formula="of:=IF([.G125]&lt;&gt;&quot;&quot;; IF([.H125]&lt;&gt;&quot;-&quot; ; IF([.N125] &gt; [.J125]*[.$O$1];[.J125]*[.$O$1];[.N125]);[.N125]);&quot;&quot;)" office:value-type="currency" office:currency="EUR" office:value="2.52" calcext:value-type="currency">
            <text:p>2,520 €</text:p>
          </table:table-cell>
          <table:table-cell table:style-name="ce5" table:formula="of:=[.G125]" office:value-type="float" office:value="2" calcext:value-type="float">
            <text:p>2</text:p>
          </table:table-cell>
          <table:table-cell table:style-name="ce65" table:formula="of:=IF(OR([.P125]&lt;&gt;&quot;&quot;;[.D125]=&quot;Not installed&quot;);&quot;&quot;;[.G125])">
            <text:p/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G6K-2F-5DC</text:p>
          </table:table-cell>
          <table:table-cell table:style-name="ce21" office:value-type="string" calcext:value-type="string">
            <text:p>SMD, relay</text:p>
          </table:table-cell>
          <table:table-cell table:style-name="ce26" office:value-type="string" calcext:value-type="string">
            <text:p>K_S1, K_S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26]=&quot;Power board&quot;; [.B126]*2;[.B126])" office:value-type="float" office:value="2" calcext:value-type="float">
            <text:p>2</text:p>
          </table:table-cell>
          <table:table-cell table:style-name="ce34" office:value-type="float" office:value="4446185" calcext:value-type="float">
            <text:p>4446185</text:p>
          </table:table-cell>
          <table:table-cell table:style-name="ce38" office:value-type="float" office:value="2.81" calcext:value-type="float">
            <text:p>2,810</text:p>
          </table:table-cell>
          <table:table-cell table:style-name="ce41" table:formula="of:=IF(OR([.H126]=&quot;-&quot;; [.G126]=&quot;&quot;);&quot;&quot;;[.G126]*[.I126])" office:value-type="currency" office:currency="GBP" office:value="5.62" calcext:value-type="currency">
            <text:p>£5,62</text:p>
          </table:table-cell>
          <table:table-cell table:style-name="ce44"/>
          <table:table-cell table:style-name="ce26" office:value-type="string" calcext:value-type="string">
            <text:p>G6K-2F-5DC</text:p>
          </table:table-cell>
          <table:table-cell table:style-name="ce38" office:value-type="float" office:value="2.49" calcext:value-type="float">
            <text:p>2,490</text:p>
          </table:table-cell>
          <table:table-cell table:style-name="ce54" table:formula="of:=IF(OR([.L126]=&quot;-&quot;;[.G126]=&quot;&quot;);&quot;&quot;;[.G126]*[.M126])" office:value-type="currency" office:currency="EUR" office:value="4.98" calcext:value-type="currency">
            <text:p>4,98 €</text:p>
          </table:table-cell>
          <table:table-cell table:style-name="ce61" table:formula="of:=IF([.G126]&lt;&gt;&quot;&quot;; IF([.H126]&lt;&gt;&quot;-&quot; ; IF([.N126] &gt; [.J126]*[.$O$1];[.J126]*[.$O$1];[.N126]);[.N126]);&quot;&quot;)" office:value-type="currency" office:currency="EUR" office:value="4.98" calcext:value-type="currency">
            <text:p>4,980 €</text:p>
          </table:table-cell>
          <table:table-cell table:style-name="ce62"/>
          <table:table-cell table:style-name="ce62" table:formula="of:=IF(OR([.P126]&lt;&gt;&quot;&quot;;[.D126]=&quot;Not installed&quot;);&quot;&quot;;[.G126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K 145/37,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KK1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27]=&quot;Power board&quot;; [.B127]*2;[.B127])" office:value-type="float" office:value="1" calcext:value-type="float">
            <text:p>1</text:p>
          </table:table-cell>
          <table:table-cell table:style-name="ce35" office:value-type="float" office:value="4621414" calcext:value-type="float">
            <text:p>4621414</text:p>
          </table:table-cell>
          <table:table-cell table:style-name="ce39" office:value-type="float" office:value="1.6" calcext:value-type="float">
            <text:p>1,600</text:p>
          </table:table-cell>
          <table:table-cell table:style-name="ce42" table:formula="of:=IF(OR([.H127]=&quot;-&quot;; [.G127]=&quot;&quot;);&quot;&quot;;[.G127]*[.I127])" office:value-type="currency" office:currency="GBP" office:value="1.6" calcext:value-type="currency">
            <text:p>£1,60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27]=&quot;-&quot;;[.G127]=&quot;&quot;);&quot;&quot;;[.G127]*[.M127])">
            <text:p/>
          </table:table-cell>
          <table:table-cell table:style-name="ce61" table:formula="of:=IF([.G127]&lt;&gt;&quot;&quot;; IF([.H127]&lt;&gt;&quot;-&quot; ; IF([.N127] &gt; [.J127]*[.$O$1];[.J127]*[.$O$1];[.N127]);[.N127]);&quot;&quot;)" office:value-type="currency" office:currency="EUR" office:value="1.911312" calcext:value-type="currency">
            <text:p>1,911 €</text:p>
          </table:table-cell>
          <table:table-cell table:style-name="ce5" table:formula="of:=[.G127]" office:value-type="float" office:value="1" calcext:value-type="float">
            <text:p>1</text:p>
          </table:table-cell>
          <table:table-cell table:style-name="ce65" table:formula="of:=IF(OR([.P127]&lt;&gt;&quot;&quot;;[.D127]=&quot;Not installed&quot;);&quot;&quot;;[.G127])">
            <text:p/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N114-4/02</text:p>
          </table:table-cell>
          <table:table-cell table:style-name="ce21" office:value-type="string" calcext:value-type="string">
            <text:p><text:span text:style-name="T3">THT, </text:span><text:span text:style-name="T4">solder on bottom layer!</text:span></text:p>
          </table:table-cell>
          <table:table-cell table:style-name="ce26" office:value-type="string" calcext:value-type="string">
            <text:p>L1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28]=&quot;Power board&quot;; [.B128]*2;[.B128])" office:value-type="float" office:value="2" calcext:value-type="float">
            <text:p>2</text:p>
          </table:table-cell>
          <table:table-cell table:style-name="ce34" office:value-type="string" calcext:value-type="string">
            <text:p>1191484</text:p>
          </table:table-cell>
          <table:table-cell table:style-name="ce38" office:value-type="float" office:value="2.18" calcext:value-type="float">
            <text:p>2,180</text:p>
          </table:table-cell>
          <table:table-cell table:style-name="ce41" table:formula="of:=IF(OR([.H128]=&quot;-&quot;; [.G128]=&quot;&quot;);&quot;&quot;;[.G128]*[.I128])" office:value-type="currency" office:currency="GBP" office:value="4.36" calcext:value-type="currency">
            <text:p>£4,36</text:p>
          </table:table-cell>
          <table:table-cell table:style-name="ce44"/>
          <table:table-cell table:style-name="ce26" office:value-type="string" calcext:value-type="string">
            <text:p>CAF-3.1-1.2</text:p>
          </table:table-cell>
          <table:table-cell table:style-name="ce38" office:value-type="float" office:value="1.82" calcext:value-type="float">
            <text:p>1,820</text:p>
          </table:table-cell>
          <table:table-cell table:style-name="ce54" table:formula="of:=IF(OR([.L128]=&quot;-&quot;;[.G128]=&quot;&quot;);&quot;&quot;;[.G128]*[.M128])" office:value-type="currency" office:currency="EUR" office:value="3.64" calcext:value-type="currency">
            <text:p>3,64 €</text:p>
          </table:table-cell>
          <table:table-cell table:style-name="ce61" table:formula="of:=IF([.G128]&lt;&gt;&quot;&quot;; IF([.H128]&lt;&gt;&quot;-&quot; ; IF([.N128] &gt; [.J128]*[.$O$1];[.J128]*[.$O$1];[.N128]);[.N128]);&quot;&quot;)" office:value-type="currency" office:currency="EUR" office:value="3.64" calcext:value-type="currency">
            <text:p>3,640 €</text:p>
          </table:table-cell>
          <table:table-cell table:style-name="ce62" table:formula="of:=[.G128]" office:value-type="float" office:value="2" calcext:value-type="float">
            <text:p>2</text:p>
          </table:table-cell>
          <table:table-cell table:style-name="ce62" table:formula="of:=IF(OR([.P128]&lt;&gt;&quot;&quot;;[.D128]=&quot;Not installed&quot;);&quot;&quot;;[.G128])">
            <text:p/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70u</text:p>
          </table:table-cell>
          <table:table-cell table:style-name="ce22" office:value-type="string" calcext:value-type="string">
            <text:p>SMD; 7.3mm x 7.3mm</text:p>
          </table:table-cell>
          <table:table-cell table:style-name="ce22" office:value-type="string" calcext:value-type="string">
            <text:p>L10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29]=&quot;Power board&quot;; [.B129]*2;[.B129])" office:value-type="float" office:value="1" calcext:value-type="float">
            <text:p>1</text:p>
          </table:table-cell>
          <table:table-cell table:style-name="ce35" office:value-type="float" office:value="2455059" calcext:value-type="float">
            <text:p>2455059</text:p>
          </table:table-cell>
          <table:table-cell table:style-name="ce39" office:value-type="float" office:value="0.706" calcext:value-type="float">
            <text:p>0,706</text:p>
          </table:table-cell>
          <table:table-cell table:style-name="ce42" table:formula="of:=IF(OR([.H129]=&quot;-&quot;; [.G129]=&quot;&quot;);&quot;&quot;;[.G129]*[.I129])" office:value-type="currency" office:currency="GBP" office:value="0.706" calcext:value-type="currency">
            <text:p>£0,71</text:p>
          </table:table-cell>
          <table:table-cell table:style-name="ce45"/>
          <table:table-cell table:style-name="ce47" office:value-type="string" calcext:value-type="string">
            <text:p>DE0704-470</text:p>
          </table:table-cell>
          <table:table-cell table:style-name="ce39" office:value-type="float" office:value="0.218" calcext:value-type="float">
            <text:p>0,218</text:p>
          </table:table-cell>
          <table:table-cell table:style-name="ce55" table:formula="of:=IF(OR([.L129]=&quot;-&quot;;[.G129]=&quot;&quot;);&quot;&quot;;[.G129]*[.M129])" office:value-type="currency" office:currency="EUR" office:value="0.218" calcext:value-type="currency">
            <text:p>0,22 €</text:p>
          </table:table-cell>
          <table:table-cell table:style-name="ce61" table:formula="of:=IF([.G129]&lt;&gt;&quot;&quot;; IF([.H129]&lt;&gt;&quot;-&quot; ; IF([.N129] &gt; [.J129]*[.$O$1];[.J129]*[.$O$1];[.N129]);[.N129]);&quot;&quot;)" office:value-type="currency" office:currency="EUR" office:value="0.218" calcext:value-type="currency">
            <text:p>0,218 €</text:p>
          </table:table-cell>
          <table:table-cell table:style-name="ce5"/>
          <table:table-cell table:style-name="ce65" table:formula="of:=IF(OR([.P129]&lt;&gt;&quot;&quot;;[.D129]=&quot;Not installed&quot;);&quot;&quot;;[.G129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7443551331</text:p>
          </table:table-cell>
          <table:table-cell table:style-name="ce21" office:value-type="string" calcext:value-type="string">
            <text:p>SMD; 13.2mm x 12.8mm</text:p>
          </table:table-cell>
          <table:table-cell table:style-name="ce26" office:value-type="string" calcext:value-type="string">
            <text:p>L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30]=&quot;Power board&quot;; [.B130]*2;[.B130])" office:value-type="float" office:value="2" calcext:value-type="float">
            <text:p>2</text:p>
          </table:table-cell>
          <table:table-cell table:style-name="ce34" office:value-type="float" office:value="2211631" calcext:value-type="float">
            <text:p>2211631</text:p>
          </table:table-cell>
          <table:table-cell table:style-name="ce38" office:value-type="float" office:value="2.56" calcext:value-type="float">
            <text:p>2,560</text:p>
          </table:table-cell>
          <table:table-cell table:style-name="ce41" table:formula="of:=IF(OR([.H130]=&quot;-&quot;; [.G130]=&quot;&quot;);&quot;&quot;;[.G130]*[.I130])" office:value-type="currency" office:currency="GBP" office:value="5.12" calcext:value-type="currency">
            <text:p>£5,12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30]=&quot;-&quot;;[.G130]=&quot;&quot;);&quot;&quot;;[.G130]*[.M130])">
            <text:p/>
          </table:table-cell>
          <table:table-cell table:style-name="ce61" table:formula="of:=IF([.G130]&lt;&gt;&quot;&quot;; IF([.H130]&lt;&gt;&quot;-&quot; ; IF([.N130] &gt; [.J130]*[.$O$1];[.J130]*[.$O$1];[.N130]);[.N130]);&quot;&quot;)" office:value-type="currency" office:currency="EUR" office:value="6.1161984" calcext:value-type="currency">
            <text:p>6,116 €</text:p>
          </table:table-cell>
          <table:table-cell table:style-name="ce62"/>
          <table:table-cell table:style-name="ce62" table:formula="of:=IF(OR([.P130]&lt;&gt;&quot;&quot;;[.D130]=&quot;Not installed&quot;);&quot;&quot;;[.G13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IHLP2020CZER3R3M11</text:p>
          </table:table-cell>
          <table:table-cell table:style-name="ce22" office:value-type="string" calcext:value-type="string">
            <text:p>SMD; 5.49mm x 5.18mm</text:p>
          </table:table-cell>
          <table:table-cell table:style-name="ce22" office:value-type="string" calcext:value-type="string">
            <text:p>L3, L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31]=&quot;Power board&quot;; [.B131]*2;[.B131])" office:value-type="float" office:value="4" calcext:value-type="float">
            <text:p>4</text:p>
          </table:table-cell>
          <table:table-cell table:style-name="ce35" office:value-type="string" calcext:value-type="string">
            <text:p>1741325</text:p>
          </table:table-cell>
          <table:table-cell table:style-name="ce39" office:value-type="float" office:value="1.1" calcext:value-type="float">
            <text:p>1,100</text:p>
          </table:table-cell>
          <table:table-cell table:style-name="ce42" table:formula="of:=IF(OR([.H131]=&quot;-&quot;; [.G131]=&quot;&quot;);&quot;&quot;;[.G131]*[.I131])" office:value-type="currency" office:currency="GBP" office:value="4.4" calcext:value-type="currency">
            <text:p>£4,40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31]=&quot;-&quot;;[.G131]=&quot;&quot;);&quot;&quot;;[.G131]*[.M131])">
            <text:p/>
          </table:table-cell>
          <table:table-cell table:style-name="ce61" table:formula="of:=IF([.G131]&lt;&gt;&quot;&quot;; IF([.H131]&lt;&gt;&quot;-&quot; ; IF([.N131] &gt; [.J131]*[.$O$1];[.J131]*[.$O$1];[.N131]);[.N131]);&quot;&quot;)" office:value-type="currency" office:currency="EUR" office:value="5.256108" calcext:value-type="currency">
            <text:p>5,256 €</text:p>
          </table:table-cell>
          <table:table-cell table:style-name="ce5"/>
          <table:table-cell table:style-name="ce65" table:formula="of:=IF(OR([.P131]&lt;&gt;&quot;&quot;;[.D131]=&quot;Not installed&quot;);&quot;&quot;;[.G131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u2</text:p>
          </table:table-cell>
          <table:table-cell table:style-name="ce21" office:value-type="string" calcext:value-type="string">
            <text:p>1210</text:p>
          </table:table-cell>
          <table:table-cell table:style-name="ce26" office:value-type="string" calcext:value-type="string">
            <text:p>L5, L6, L7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32]=&quot;Power board&quot;; [.B132]*2;[.B132])" office:value-type="float" office:value="6" calcext:value-type="float">
            <text:p>6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u2</text:p>
          </table:table-cell>
          <table:table-cell table:style-name="ce22" office:value-type="string" calcext:value-type="string">
            <text:p>1210</text:p>
          </table:table-cell>
          <table:table-cell table:style-name="ce22" office:value-type="string" calcext:value-type="string">
            <text:p>L8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33]=&quot;Power board&quot;; [.B133]*2;[.B133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32:.G133])" office:value-type="float" office:value="7" calcext:value-type="float">
            <text:p>7</text:p>
          </table:table-cell>
          <table:table-cell table:style-name="ce34" office:value-type="float" office:value="2470305" calcext:value-type="float">
            <text:p>2470305</text:p>
          </table:table-cell>
          <table:table-cell table:style-name="ce38" office:value-type="float" office:value="0.205" calcext:value-type="float">
            <text:p>0,205</text:p>
          </table:table-cell>
          <table:table-cell table:style-name="ce41" table:formula="of:=IF(OR([.H134]=&quot;-&quot;; [.G134]=&quot;&quot;);&quot;&quot;;[.G134]*[.I134])" office:value-type="currency" office:currency="GBP" office:value="1.435" calcext:value-type="currency">
            <text:p>£1,44</text:p>
          </table:table-cell>
          <table:table-cell table:style-name="ce44"/>
          <table:table-cell table:style-name="ce26" office:value-type="string" calcext:value-type="string">
            <text:p>DLJ3015-2.2 </text:p>
          </table:table-cell>
          <table:table-cell table:style-name="ce38" office:value-type="float" office:value="0.2746" calcext:value-type="float">
            <text:p>0,275</text:p>
          </table:table-cell>
          <table:table-cell table:style-name="ce54" table:formula="of:=IF(OR([.L134]=&quot;-&quot;;[.G134]=&quot;&quot;);&quot;&quot;;[.G134]*[.M134])" office:value-type="currency" office:currency="EUR" office:value="1.9222" calcext:value-type="currency">
            <text:p>1,92 €</text:p>
          </table:table-cell>
          <table:table-cell table:style-name="ce61" table:formula="of:=IF([.G134]&lt;&gt;&quot;&quot;; IF([.H134]&lt;&gt;&quot;-&quot; ; IF([.N134] &gt; [.J134]*[.$O$1];[.J134]*[.$O$1];[.N134]);[.N134]);&quot;&quot;)" office:value-type="currency" office:currency="EUR" office:value="1.71420795" calcext:value-type="currency">
            <text:p>1,714 €</text:p>
          </table:table-cell>
          <table:table-cell table:style-name="ce62"/>
          <table:table-cell table:style-name="ce62" table:formula="of:=IF(OR([.P134]&lt;&gt;&quot;&quot;;[.D134]=&quot;Not installed&quot;);&quot;&quot;;[.G134])" office:value-type="float" office:value="7" calcext:value-type="float">
            <text:p>7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35]=&quot;-&quot;; [.G135]=&quot;&quot;);&quot;&quot;;[.G135]*[.I135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35]=&quot;-&quot;;[.G135]=&quot;&quot;);&quot;&quot;;[.G135]*[.M135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0uH</text:p>
          </table:table-cell>
          <table:table-cell table:style-name="ce21" office:value-type="string" calcext:value-type="string">
            <text:p>SMD, 12mm x 12mm</text:p>
          </table:table-cell>
          <table:table-cell table:style-name="ce26" office:value-type="string" calcext:value-type="string">
            <text:p>L9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36]=&quot;Power board&quot;; [.B136]*2;[.B136])" office:value-type="float" office:value="1" calcext:value-type="float">
            <text:p>1</text:p>
          </table:table-cell>
          <table:table-cell table:style-name="ce34" office:value-type="float" office:value="2113014" calcext:value-type="float">
            <text:p>2113014</text:p>
          </table:table-cell>
          <table:table-cell table:style-name="ce38" office:value-type="float" office:value="0.735" calcext:value-type="float">
            <text:p>0,735</text:p>
          </table:table-cell>
          <table:table-cell table:style-name="ce41" table:formula="of:=IF(OR([.H136]=&quot;-&quot;; [.G136]=&quot;&quot;);&quot;&quot;;[.G136]*[.I136])" office:value-type="currency" office:currency="GBP" office:value="0.735" calcext:value-type="currency">
            <text:p>£0,74</text:p>
          </table:table-cell>
          <table:table-cell table:style-name="ce44"/>
          <table:table-cell table:style-name="ce26" office:value-type="string" calcext:value-type="string">
            <text:p>DE1205-100</text:p>
          </table:table-cell>
          <table:table-cell table:style-name="ce38" office:value-type="float" office:value="0.3364" calcext:value-type="float">
            <text:p>0,336</text:p>
          </table:table-cell>
          <table:table-cell table:style-name="ce54" table:formula="of:=IF(OR([.L136]=&quot;-&quot;;[.G136]=&quot;&quot;);&quot;&quot;;[.G136]*[.M136])" office:value-type="currency" office:currency="EUR" office:value="0.3364" calcext:value-type="currency">
            <text:p>0,34 €</text:p>
          </table:table-cell>
          <table:table-cell table:style-name="ce61" table:formula="of:=IF([.G136]&lt;&gt;&quot;&quot;; IF([.H136]&lt;&gt;&quot;-&quot; ; IF([.N136] &gt; [.J136]*[.$O$1];[.J136]*[.$O$1];[.N136]);[.N136]);&quot;&quot;)" office:value-type="currency" office:currency="EUR" office:value="0.3364" calcext:value-type="currency">
            <text:p>0,336 €</text:p>
          </table:table-cell>
          <table:table-cell table:style-name="ce62"/>
          <table:table-cell table:style-name="ce62" table:formula="of:=IF(OR([.P136]&lt;&gt;&quot;&quot;;[.D136]=&quot;Not installed&quot;);&quot;&quot;;[.G13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FT_320QVT</text:p>
          </table:table-cell>
          <table:table-cell table:style-name="ce22" office:value-type="string" calcext:value-type="string">
            <text:p>THT; 2x20-pin socket</text:p>
          </table:table-cell>
          <table:table-cell table:style-name="ce22" office:value-type="string" calcext:value-type="string">
            <text:p>LCD1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37]=&quot;Power board&quot;; [.B137]*2;[.B137])" office:value-type="float" office:value="1" calcext:value-type="float">
            <text:p>1</text:p>
          </table:table-cell>
          <table:table-cell table:style-name="ce35" office:value-type="string" calcext:value-type="string">
            <text:p>7992033</text:p>
          </table:table-cell>
          <table:table-cell table:style-name="ce39" office:value-type="float" office:value="2.04" calcext:value-type="float">
            <text:p>2,040</text:p>
          </table:table-cell>
          <table:table-cell table:style-name="ce42" table:formula="of:=IF(OR([.H137]=&quot;-&quot;; [.G137]=&quot;&quot;);&quot;&quot;;[.G137]*[.I137])" office:value-type="currency" office:currency="GBP" office:value="2.04" calcext:value-type="currency">
            <text:p>£2,04</text:p>
          </table:table-cell>
          <table:table-cell table:style-name="ce45"/>
          <table:table-cell table:style-name="ce47" office:value-type="string" calcext:value-type="string">
            <text:p>ZL262-40DG</text:p>
          </table:table-cell>
          <table:table-cell table:style-name="ce39" office:value-type="float" office:value="0.3215" calcext:value-type="float">
            <text:p>0,322</text:p>
          </table:table-cell>
          <table:table-cell table:style-name="ce55" table:formula="of:=IF(OR([.L137]=&quot;-&quot;;[.G137]=&quot;&quot;);&quot;&quot;;[.G137]*[.M137])" office:value-type="currency" office:currency="EUR" office:value="0.3215" calcext:value-type="currency">
            <text:p>0,32 €</text:p>
          </table:table-cell>
          <table:table-cell table:style-name="ce61" table:formula="of:=IF([.G137]&lt;&gt;&quot;&quot;; IF([.H137]&lt;&gt;&quot;-&quot; ; IF([.N137] &gt; [.J137]*[.$O$1];[.J137]*[.$O$1];[.N137]);[.N137]);&quot;&quot;)" office:value-type="currency" office:currency="EUR" office:value="0.3215" calcext:value-type="currency">
            <text:p>0,322 €</text:p>
          </table:table-cell>
          <table:table-cell table:style-name="ce5" table:formula="of:=[.G137]" office:value-type="float" office:value="1" calcext:value-type="float">
            <text:p>1</text:p>
          </table:table-cell>
          <table:table-cell table:style-name="ce65" table:formula="of:=IF(OR([.P137]&lt;&gt;&quot;&quot;;[.D137]=&quot;Not installed&quot;);&quot;&quot;;[.G137])">
            <text:p/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HSMG-C170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LED_O1, LED_O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38]=&quot;Power board&quot;; [.B138]*2;[.B138])" office:value-type="float" office:value="2" calcext:value-type="float">
            <text:p>2</text:p>
          </table:table-cell>
          <table:table-cell table:style-name="ce34" office:value-type="float" office:value="5790852" calcext:value-type="float">
            <text:p>5790852</text:p>
          </table:table-cell>
          <table:table-cell table:style-name="ce38" office:value-type="float" office:value="0.147" calcext:value-type="float">
            <text:p>0,147</text:p>
          </table:table-cell>
          <table:table-cell table:style-name="ce41" table:formula="of:=IF(OR([.H138]=&quot;-&quot;; [.G138]=&quot;&quot;);&quot;&quot;;[.G138]*[.I138])" office:value-type="currency" office:currency="GBP" office:value="0.294" calcext:value-type="currency">
            <text:p>£0,29</text:p>
          </table:table-cell>
          <table:table-cell table:style-name="ce44"/>
          <table:table-cell table:style-name="ce26" office:value-type="string" calcext:value-type="string">
            <text:p>HSMG-C170</text:p>
          </table:table-cell>
          <table:table-cell table:style-name="ce38" office:value-type="float" office:value="0.0952" calcext:value-type="float">
            <text:p>0,095</text:p>
          </table:table-cell>
          <table:table-cell table:style-name="ce54" table:formula="of:=IF(OR([.L138]=&quot;-&quot;;[.G138]=&quot;&quot;);&quot;&quot;;[.G138]*[.M138])" office:value-type="currency" office:currency="EUR" office:value="0.1904" calcext:value-type="currency">
            <text:p>0,19 €</text:p>
          </table:table-cell>
          <table:table-cell table:style-name="ce61" table:formula="of:=IF([.G138]&lt;&gt;&quot;&quot;; IF([.H138]&lt;&gt;&quot;-&quot; ; IF([.N138] &gt; [.J138]*[.$O$1];[.J138]*[.$O$1];[.N138]);[.N138]);&quot;&quot;)" office:value-type="currency" office:currency="EUR" office:value="0.1904" calcext:value-type="currency">
            <text:p>0,190 €</text:p>
          </table:table-cell>
          <table:table-cell table:style-name="ce62"/>
          <table:table-cell table:style-name="ce62" table:formula="of:=IF(OR([.P138]&lt;&gt;&quot;&quot;;[.D138]=&quot;Not installed&quot;);&quot;&quot;;[.G138])"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HSMH-C170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LED_CC1, LED_CC2, LED_PROG1, LED_PROG2, LED_SP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39]=&quot;Power board&quot;; [.B139]*2;[.B139])" office:value-type="float" office:value="5" calcext:value-type="float">
            <text:p>5</text:p>
          </table:table-cell>
          <table:table-cell table:style-name="ce35" office:value-type="float" office:value="5790840" calcext:value-type="float">
            <text:p>5790840</text:p>
          </table:table-cell>
          <table:table-cell table:style-name="ce39" office:value-type="float" office:value="0.144" calcext:value-type="float">
            <text:p>0,144</text:p>
          </table:table-cell>
          <table:table-cell table:style-name="ce42" table:formula="of:=IF(OR([.H139]=&quot;-&quot;; [.G139]=&quot;&quot;);&quot;&quot;;[.G139]*[.I139])" office:value-type="currency" office:currency="GBP" office:value="0.72" calcext:value-type="currency">
            <text:p>£0,72</text:p>
          </table:table-cell>
          <table:table-cell table:style-name="ce45"/>
          <table:table-cell table:style-name="ce47" office:value-type="string" calcext:value-type="string">
            <text:p>HSMH-C170</text:p>
          </table:table-cell>
          <table:table-cell table:style-name="ce39" office:value-type="float" office:value="0.056" calcext:value-type="float">
            <text:p>0,056</text:p>
          </table:table-cell>
          <table:table-cell table:style-name="ce55" table:formula="of:=IF(OR([.L139]=&quot;-&quot;;[.G139]=&quot;&quot;);&quot;&quot;;[.G139]*[.M139])" office:value-type="currency" office:currency="EUR" office:value="0.28" calcext:value-type="currency">
            <text:p>0,28 €</text:p>
          </table:table-cell>
          <table:table-cell table:style-name="ce61" table:formula="of:=IF([.G139]&lt;&gt;&quot;&quot;; IF([.H139]&lt;&gt;&quot;-&quot; ; IF([.N139] &gt; [.J139]*[.$O$1];[.J139]*[.$O$1];[.N139]);[.N139]);&quot;&quot;)" office:value-type="currency" office:currency="EUR" office:value="0.28" calcext:value-type="currency">
            <text:p>0,280 €</text:p>
          </table:table-cell>
          <table:table-cell table:style-name="ce5"/>
          <table:table-cell table:style-name="ce65" table:formula="of:=IF(OR([.P139]&lt;&gt;&quot;&quot;;[.D139]=&quot;Not installed&quot;);&quot;&quot;;[.G139]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SMR-C170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LED_PWR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40]=&quot;Power board&quot;; [.B140]*2;[.B140])" office:value-type="float" office:value="1" calcext:value-type="float">
            <text:p>1</text:p>
          </table:table-cell>
          <table:table-cell table:style-name="ce34" office:value-type="string" calcext:value-type="string">
            <text:p>5790864</text:p>
          </table:table-cell>
          <table:table-cell table:style-name="ce38" office:value-type="float" office:value="0.172" calcext:value-type="float">
            <text:p>0,172</text:p>
          </table:table-cell>
          <table:table-cell table:style-name="ce41" table:formula="of:=IF(OR([.H140]=&quot;-&quot;; [.G140]=&quot;&quot;);&quot;&quot;;[.G140]*[.I140])" office:value-type="currency" office:currency="GBP" office:value="0.172" calcext:value-type="currency">
            <text:p>£0,17</text:p>
          </table:table-cell>
          <table:table-cell table:style-name="ce44"/>
          <table:table-cell table:style-name="ce26" office:value-type="string" calcext:value-type="string">
            <text:p>HSMD-C170 </text:p>
          </table:table-cell>
          <table:table-cell table:style-name="ce38" office:value-type="float" office:value="0.0586" calcext:value-type="float">
            <text:p>0,059</text:p>
          </table:table-cell>
          <table:table-cell table:style-name="ce54" table:formula="of:=IF(OR([.L140]=&quot;-&quot;;[.G140]=&quot;&quot;);&quot;&quot;;[.G140]*[.M140])" office:value-type="currency" office:currency="EUR" office:value="0.0586" calcext:value-type="currency">
            <text:p>0,06 €</text:p>
          </table:table-cell>
          <table:table-cell table:style-name="ce61" table:formula="of:=IF([.G140]&lt;&gt;&quot;&quot;; IF([.H140]&lt;&gt;&quot;-&quot; ; IF([.N140] &gt; [.J140]*[.$O$1];[.J140]*[.$O$1];[.N140]);[.N140]);&quot;&quot;)" office:value-type="currency" office:currency="EUR" office:value="0.0586" calcext:value-type="currency">
            <text:p>0,059 €</text:p>
          </table:table-cell>
          <table:table-cell table:style-name="ce62"/>
          <table:table-cell table:style-name="ce62" table:formula="of:=IF(OR([.P140]&lt;&gt;&quot;&quot;;[.D140]=&quot;Not installed&quot;);&quot;&quot;;[.G140])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HSMY-C170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LED_CV1, LED_CV2, LED_S1, LED_S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41]=&quot;Power board&quot;; [.B141]*2;[.B141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SMY-C170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LED1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42]=&quot;Power board&quot;; [.B142]*2;[.B142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141:.G142])" office:value-type="float" office:value="6" calcext:value-type="float">
            <text:p>6</text:p>
          </table:table-cell>
          <table:table-cell table:style-name="ce35" office:value-type="string" calcext:value-type="string">
            <text:p>5790876</text:p>
          </table:table-cell>
          <table:table-cell table:style-name="ce39" office:value-type="float" office:value="0.144" calcext:value-type="float">
            <text:p>0,144</text:p>
          </table:table-cell>
          <table:table-cell table:style-name="ce42" table:formula="of:=IF(OR([.H143]=&quot;-&quot;; [.G143]=&quot;&quot;);&quot;&quot;;[.G143]*[.I143])" office:value-type="currency" office:currency="GBP" office:value="0.864" calcext:value-type="currency">
            <text:p>£0,86</text:p>
          </table:table-cell>
          <table:table-cell table:style-name="ce45"/>
          <table:table-cell table:style-name="ce47" office:value-type="string" calcext:value-type="string">
            <text:p>HSMY-C170</text:p>
          </table:table-cell>
          <table:table-cell table:style-name="ce39" office:value-type="float" office:value="0.06" calcext:value-type="float">
            <text:p>0,060</text:p>
          </table:table-cell>
          <table:table-cell table:style-name="ce55" table:formula="of:=IF(OR([.L143]=&quot;-&quot;;[.G143]=&quot;&quot;);&quot;&quot;;[.G143]*[.M143])" office:value-type="currency" office:currency="EUR" office:value="0.36" calcext:value-type="currency">
            <text:p>0,36 €</text:p>
          </table:table-cell>
          <table:table-cell table:style-name="ce61" table:formula="of:=IF([.G143]&lt;&gt;&quot;&quot;; IF([.H143]&lt;&gt;&quot;-&quot; ; IF([.N143] &gt; [.J143]*[.$O$1];[.J143]*[.$O$1];[.N143]);[.N143]);&quot;&quot;)" office:value-type="currency" office:currency="EUR" office:value="0.36" calcext:value-type="currency">
            <text:p>0,360 €</text:p>
          </table:table-cell>
          <table:table-cell table:style-name="ce5"/>
          <table:table-cell table:style-name="ce65" table:formula="of:=IF(OR([.P143]&lt;&gt;&quot;&quot;;[.D143]=&quot;Not installed&quot;);&quot;&quot;;[.G143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144]=&quot;-&quot;; [.G144]=&quot;&quot;);&quot;&quot;;[.G144]*[.I144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144]=&quot;-&quot;;[.G144]=&quot;&quot;);&quot;&quot;;[.G144]*[.M144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K/Beta:3570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NTC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45]=&quot;Power board&quot;; [.B145]*2;[.B145])" office:value-type="float" office:value="2" calcext:value-type="float">
            <text:p>2</text:p>
          </table:table-cell>
          <table:table-cell table:style-name="ce35" office:value-type="string" calcext:value-type="string">
            <text:p>1612623</text:p>
          </table:table-cell>
          <table:table-cell table:style-name="ce39" office:value-type="float" office:value="0.264" calcext:value-type="float">
            <text:p>0,264</text:p>
          </table:table-cell>
          <table:table-cell table:style-name="ce42" table:formula="of:=IF(OR([.H145]=&quot;-&quot;; [.G145]=&quot;&quot;);&quot;&quot;;[.G145]*[.I145])" office:value-type="currency" office:currency="GBP" office:value="0.528" calcext:value-type="currency">
            <text:p>£0,53</text:p>
          </table:table-cell>
          <table:table-cell table:style-name="ce45"/>
          <table:table-cell table:style-name="ce47" office:value-type="string" calcext:value-type="string">
            <text:p>NTCS0805E3103JMT</text:p>
          </table:table-cell>
          <table:table-cell table:style-name="ce39" office:value-type="float" office:value="0.19" calcext:value-type="float">
            <text:p>0,190</text:p>
          </table:table-cell>
          <table:table-cell table:style-name="ce55" table:formula="of:=IF(OR([.L145]=&quot;-&quot;;[.G145]=&quot;&quot;);&quot;&quot;;[.G145]*[.M145])" office:value-type="currency" office:currency="EUR" office:value="0.38" calcext:value-type="currency">
            <text:p>0,38 €</text:p>
          </table:table-cell>
          <table:table-cell table:style-name="ce61" table:formula="of:=IF([.G145]&lt;&gt;&quot;&quot;; IF([.H145]&lt;&gt;&quot;-&quot; ; IF([.N145] &gt; [.J145]*[.$O$1];[.J145]*[.$O$1];[.N145]);[.N145]);&quot;&quot;)" office:value-type="currency" office:currency="EUR" office:value="0.38" calcext:value-type="currency">
            <text:p>0,380 €</text:p>
          </table:table-cell>
          <table:table-cell table:style-name="ce5"/>
          <table:table-cell table:style-name="ce65" table:formula="of:=IF(OR([.P145]&lt;&gt;&quot;&quot;;[.D145]=&quot;Not installed&quot;);&quot;&quot;;[.G145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OC3052</text:p>
          </table:table-cell>
          <table:table-cell table:style-name="ce21" office:value-type="string" calcext:value-type="string">
            <text:p>SMD; SDIP-6</text:p>
          </table:table-cell>
          <table:table-cell table:style-name="ce26" office:value-type="string" calcext:value-type="string">
            <text:p>OK1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46]=&quot;Power board&quot;; [.B146]*2;[.B146])" office:value-type="float" office:value="1" calcext:value-type="float">
            <text:p>1</text:p>
          </table:table-cell>
          <table:table-cell table:style-name="ce34" office:value-type="float" office:value="2453236" calcext:value-type="float">
            <text:p>2453236</text:p>
          </table:table-cell>
          <table:table-cell table:style-name="ce38" office:value-type="float" office:value="0.655" calcext:value-type="float">
            <text:p>0,655</text:p>
          </table:table-cell>
          <table:table-cell table:style-name="ce41" table:formula="of:=IF(OR([.H146]=&quot;-&quot;; [.G146]=&quot;&quot;);&quot;&quot;;[.G146]*[.I146])" office:value-type="currency" office:currency="GBP" office:value="0.655" calcext:value-type="currency">
            <text:p>£0,66</text:p>
          </table:table-cell>
          <table:table-cell table:style-name="ce44"/>
          <table:table-cell table:style-name="ce26" office:value-type="string" calcext:value-type="string">
            <text:p>MOC3052SR2VM </text:p>
          </table:table-cell>
          <table:table-cell table:style-name="ce38" office:value-type="float" office:value="0.38" calcext:value-type="float">
            <text:p>0,380</text:p>
          </table:table-cell>
          <table:table-cell table:style-name="ce54" table:formula="of:=IF(OR([.L146]=&quot;-&quot;;[.G146]=&quot;&quot;);&quot;&quot;;[.G146]*[.M146])" office:value-type="currency" office:currency="EUR" office:value="0.38" calcext:value-type="currency">
            <text:p>0,38 €</text:p>
          </table:table-cell>
          <table:table-cell table:style-name="ce61" table:formula="of:=IF([.G146]&lt;&gt;&quot;&quot;; IF([.H146]&lt;&gt;&quot;-&quot; ; IF([.N146] &gt; [.J146]*[.$O$1];[.J146]*[.$O$1];[.N146]);[.N146]);&quot;&quot;)" office:value-type="currency" office:currency="EUR" office:value="0.38" calcext:value-type="currency">
            <text:p>0,380 €</text:p>
          </table:table-cell>
          <table:table-cell table:style-name="ce62"/>
          <table:table-cell table:style-name="ce62" table:formula="of:=IF(OR([.P146]&lt;&gt;&quot;&quot;;[.D146]=&quot;Not installed&quot;);&quot;&quot;;[.G14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OC3062</text:p>
          </table:table-cell>
          <table:table-cell table:style-name="ce22" office:value-type="string" calcext:value-type="string">
            <text:p>SMD; SDIP-6</text:p>
          </table:table-cell>
          <table:table-cell table:style-name="ce22" office:value-type="string" calcext:value-type="string">
            <text:p>OK2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47]=&quot;Power board&quot;; [.B147]*2;[.B147])" office:value-type="float" office:value="1" calcext:value-type="float">
            <text:p>1</text:p>
          </table:table-cell>
          <table:table-cell table:style-name="ce35" office:value-type="float" office:value="2322554" calcext:value-type="float">
            <text:p>2322554</text:p>
          </table:table-cell>
          <table:table-cell table:style-name="ce39" office:value-type="float" office:value="0.537" calcext:value-type="float">
            <text:p>0,537</text:p>
          </table:table-cell>
          <table:table-cell table:style-name="ce42" table:formula="of:=IF(OR([.H147]=&quot;-&quot;; [.G147]=&quot;&quot;);&quot;&quot;;[.G147]*[.I147])" office:value-type="currency" office:currency="GBP" office:value="0.537" calcext:value-type="currency">
            <text:p>£0,54</text:p>
          </table:table-cell>
          <table:table-cell table:style-name="ce45"/>
          <table:table-cell table:style-name="ce47" office:value-type="string" calcext:value-type="string">
            <text:p>MOC3062XSM</text:p>
          </table:table-cell>
          <table:table-cell table:style-name="ce39" office:value-type="float" office:value="0.42" calcext:value-type="float">
            <text:p>0,420</text:p>
          </table:table-cell>
          <table:table-cell table:style-name="ce55" table:formula="of:=IF(OR([.L147]=&quot;-&quot;;[.G147]=&quot;&quot;);&quot;&quot;;[.G147]*[.M147])" office:value-type="currency" office:currency="EUR" office:value="0.42" calcext:value-type="currency">
            <text:p>0,42 €</text:p>
          </table:table-cell>
          <table:table-cell table:style-name="ce61" table:formula="of:=IF([.G147]&lt;&gt;&quot;&quot;; IF([.H147]&lt;&gt;&quot;-&quot; ; IF([.N147] &gt; [.J147]*[.$O$1];[.J147]*[.$O$1];[.N147]);[.N147]);&quot;&quot;)" office:value-type="currency" office:currency="EUR" office:value="0.42" calcext:value-type="currency">
            <text:p>0,420 €</text:p>
          </table:table-cell>
          <table:table-cell table:style-name="ce5"/>
          <table:table-cell table:style-name="ce65" table:formula="of:=IF(OR([.P147]&lt;&gt;&quot;&quot;;[.D147]=&quot;Not installed&quot;);&quot;&quot;;[.G147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CPL-181</text:p>
          </table:table-cell>
          <table:table-cell table:style-name="ce21" office:value-type="string" calcext:value-type="string">
            <text:p>SOIC-4</text:p>
          </table:table-cell>
          <table:table-cell table:style-name="ce26" office:value-type="string" calcext:value-type="string">
            <text:p>OK3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48]=&quot;Power board&quot;; [.B148]*2;[.B148])" office:value-type="float" office:value="1" calcext:value-type="float">
            <text:p>1</text:p>
          </table:table-cell>
          <table:table-cell table:style-name="ce34" office:value-type="float" office:value="1244525" calcext:value-type="float">
            <text:p>1244525</text:p>
          </table:table-cell>
          <table:table-cell table:style-name="ce38" office:value-type="float" office:value="0.255" calcext:value-type="float">
            <text:p>0,255</text:p>
          </table:table-cell>
          <table:table-cell table:style-name="ce41" table:formula="of:=IF(OR([.H148]=&quot;-&quot;; [.G148]=&quot;&quot;);&quot;&quot;;[.G148]*[.I148])" office:value-type="currency" office:currency="GBP" office:value="0.255" calcext:value-type="currency">
            <text:p>£0,26</text:p>
          </table:table-cell>
          <table:table-cell table:style-name="ce44"/>
          <table:table-cell table:style-name="ce26" office:value-type="string" calcext:value-type="string">
            <text:p>HCPL-181-000E</text:p>
          </table:table-cell>
          <table:table-cell table:style-name="ce38" office:value-type="float" office:value="0.25" calcext:value-type="float">
            <text:p>0,250</text:p>
          </table:table-cell>
          <table:table-cell table:style-name="ce54" table:formula="of:=IF(OR([.L148]=&quot;-&quot;;[.G148]=&quot;&quot;);&quot;&quot;;[.G148]*[.M148])" office:value-type="currency" office:currency="EUR" office:value="0.25" calcext:value-type="currency">
            <text:p>0,25 €</text:p>
          </table:table-cell>
          <table:table-cell table:style-name="ce61" table:formula="of:=IF([.G148]&lt;&gt;&quot;&quot;; IF([.H148]&lt;&gt;&quot;-&quot; ; IF([.N148] &gt; [.J148]*[.$O$1];[.J148]*[.$O$1];[.N148]);[.N148]);&quot;&quot;)" office:value-type="currency" office:currency="EUR" office:value="0.25" calcext:value-type="currency">
            <text:p>0,250 €</text:p>
          </table:table-cell>
          <table:table-cell table:style-name="ce62"/>
          <table:table-cell table:style-name="ce62" table:formula="of:=IF(OR([.P148]&lt;&gt;&quot;&quot;;[.D148]=&quot;Not installed&quot;);&quot;&quot;;[.G148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UD19P06-6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Q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49]=&quot;Power board&quot;; [.B149]*2;[.B149])" office:value-type="float" office:value="2" calcext:value-type="float">
            <text:p>2</text:p>
          </table:table-cell>
          <table:table-cell table:style-name="ce35" office:value-type="string" calcext:value-type="string">
            <text:p>2101465</text:p>
          </table:table-cell>
          <table:table-cell table:style-name="ce39" office:value-type="float" office:value="1.47" calcext:value-type="float">
            <text:p>1,470</text:p>
          </table:table-cell>
          <table:table-cell table:style-name="ce42" table:formula="of:=IF(OR([.H149]=&quot;-&quot;; [.G149]=&quot;&quot;);&quot;&quot;;[.G149]*[.I149])" office:value-type="currency" office:currency="GBP" office:value="2.94" calcext:value-type="currency">
            <text:p>£2,94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49]=&quot;-&quot;;[.G149]=&quot;&quot;);&quot;&quot;;[.G149]*[.M149])">
            <text:p/>
          </table:table-cell>
          <table:table-cell table:style-name="ce61" table:formula="of:=IF([.G149]&lt;&gt;&quot;&quot;; IF([.H149]&lt;&gt;&quot;-&quot; ; IF([.N149] &gt; [.J149]*[.$O$1];[.J149]*[.$O$1];[.N149]);[.N149]);&quot;&quot;)" office:value-type="currency" office:currency="EUR" office:value="3.5120358" calcext:value-type="currency">
            <text:p>3,512 €</text:p>
          </table:table-cell>
          <table:table-cell table:style-name="ce5"/>
          <table:table-cell table:style-name="ce65" table:formula="of:=IF(OR([.P149]&lt;&gt;&quot;&quot;;[.D149]=&quot;Not installed&quot;);&quot;&quot;;[.G14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MMBT5551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Q12, Q13, Q16, Q18, Q19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50]=&quot;Power board&quot;; [.B150]*2;[.B150])" office:value-type="float" office:value="10" calcext:value-type="float">
            <text:p>10</text:p>
          </table:table-cell>
          <table:table-cell table:style-name="ce34" office:value-type="float" office:value="1459109" calcext:value-type="float">
            <text:p>1459109</text:p>
          </table:table-cell>
          <table:table-cell table:style-name="ce38" office:value-type="float" office:value="0.127" calcext:value-type="float">
            <text:p>0,127</text:p>
          </table:table-cell>
          <table:table-cell table:style-name="ce41" table:formula="of:=IF(OR([.H150]=&quot;-&quot;; [.G150]=&quot;&quot;);&quot;&quot;;[.G150]*[.I150])" office:value-type="currency" office:currency="GBP" office:value="1.27" calcext:value-type="currency">
            <text:p>£1,27</text:p>
          </table:table-cell>
          <table:table-cell table:style-name="ce44"/>
          <table:table-cell table:style-name="ce26" office:value-type="string" calcext:value-type="string">
            <text:p>MMBT5551</text:p>
          </table:table-cell>
          <table:table-cell table:style-name="ce38" office:value-type="float" office:value="0.0204" calcext:value-type="float">
            <text:p>0,020</text:p>
          </table:table-cell>
          <table:table-cell table:style-name="ce54" table:formula="of:=IF(OR([.L150]=&quot;-&quot;;[.G150]=&quot;&quot;);&quot;&quot;;[.G150]*[.M150])" office:value-type="currency" office:currency="EUR" office:value="0.204" calcext:value-type="currency">
            <text:p>0,20 €</text:p>
          </table:table-cell>
          <table:table-cell table:style-name="ce61" table:formula="of:=IF([.G150]&lt;&gt;&quot;&quot;; IF([.H150]&lt;&gt;&quot;-&quot; ; IF([.N150] &gt; [.J150]*[.$O$1];[.J150]*[.$O$1];[.N150]);[.N150]);&quot;&quot;)" office:value-type="currency" office:currency="EUR" office:value="0.204" calcext:value-type="currency">
            <text:p>0,204 €</text:p>
          </table:table-cell>
          <table:table-cell table:style-name="ce62"/>
          <table:table-cell table:style-name="ce62" table:formula="of:=IF(OR([.P150]&lt;&gt;&quot;&quot;;[.D150]=&quot;Not installed&quot;);&quot;&quot;;[.G150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SS84P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1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51]=&quot;Power board&quot;; [.B151]*2;[.B151])" office:value-type="float" office:value="2" calcext:value-type="float">
            <text:p>2</text:p>
          </table:table-cell>
          <table:table-cell table:style-name="ce35" office:value-type="string" calcext:value-type="string">
            <text:p>1056526</text:p>
          </table:table-cell>
          <table:table-cell table:style-name="ce39" office:value-type="float" office:value="0.085" calcext:value-type="float">
            <text:p>0,085</text:p>
          </table:table-cell>
          <table:table-cell table:style-name="ce42" table:formula="of:=IF(OR([.H151]=&quot;-&quot;; [.G151]=&quot;&quot;);&quot;&quot;;[.G151]*[.I151])" office:value-type="currency" office:currency="GBP" office:value="0.17" calcext:value-type="currency">
            <text:p>£0,17</text:p>
          </table:table-cell>
          <table:table-cell table:style-name="ce45"/>
          <table:table-cell table:style-name="ce47" office:value-type="string" calcext:value-type="string">
            <text:p>BSS84P </text:p>
          </table:table-cell>
          <table:table-cell table:style-name="ce39" office:value-type="float" office:value="0.048" calcext:value-type="float">
            <text:p>0,048</text:p>
          </table:table-cell>
          <table:table-cell table:style-name="ce55" table:formula="of:=IF(OR([.L151]=&quot;-&quot;;[.G151]=&quot;&quot;);&quot;&quot;;[.G151]*[.M151])" office:value-type="currency" office:currency="EUR" office:value="0.096" calcext:value-type="currency">
            <text:p>0,10 €</text:p>
          </table:table-cell>
          <table:table-cell table:style-name="ce61" table:formula="of:=IF([.G151]&lt;&gt;&quot;&quot;; IF([.H151]&lt;&gt;&quot;-&quot; ; IF([.N151] &gt; [.J151]*[.$O$1];[.J151]*[.$O$1];[.N151]);[.N151]);&quot;&quot;)" office:value-type="currency" office:currency="EUR" office:value="0.096" calcext:value-type="currency">
            <text:p>0,096 €</text:p>
          </table:table-cell>
          <table:table-cell table:style-name="ce5"/>
          <table:table-cell table:style-name="ce65" table:formula="of:=IF(OR([.P151]&lt;&gt;&quot;&quot;;[.D151]=&quot;Not installed&quot;);&quot;&quot;;[.G15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MMBT5401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Q2, Q10, Q11, Q17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52]=&quot;Power board&quot;; [.B152]*2;[.B152])" office:value-type="float" office:value="8" calcext:value-type="float">
            <text:p>8</text:p>
          </table:table-cell>
          <table:table-cell table:style-name="ce34" office:value-type="float" office:value="1459108" calcext:value-type="float">
            <text:p>1459108</text:p>
          </table:table-cell>
          <table:table-cell table:style-name="ce38" office:value-type="float" office:value="0.121" calcext:value-type="float">
            <text:p>0,121</text:p>
          </table:table-cell>
          <table:table-cell table:style-name="ce41" table:formula="of:=IF(OR([.H152]=&quot;-&quot;; [.G152]=&quot;&quot;);&quot;&quot;;[.G152]*[.I152])" office:value-type="currency" office:currency="GBP" office:value="0.968" calcext:value-type="currency">
            <text:p>£0,97</text:p>
          </table:table-cell>
          <table:table-cell table:style-name="ce44"/>
          <table:table-cell table:style-name="ce26" office:value-type="string" calcext:value-type="string">
            <text:p>MMBT5401</text:p>
          </table:table-cell>
          <table:table-cell table:style-name="ce38" office:value-type="float" office:value="0.0205" calcext:value-type="float">
            <text:p>0,021</text:p>
          </table:table-cell>
          <table:table-cell table:style-name="ce54" table:formula="of:=IF(OR([.L152]=&quot;-&quot;;[.G152]=&quot;&quot;);&quot;&quot;;[.G152]*[.M152])" office:value-type="currency" office:currency="EUR" office:value="0.164" calcext:value-type="currency">
            <text:p>0,16 €</text:p>
          </table:table-cell>
          <table:table-cell table:style-name="ce61" table:formula="of:=IF([.G152]&lt;&gt;&quot;&quot;; IF([.H152]&lt;&gt;&quot;-&quot; ; IF([.N152] &gt; [.J152]*[.$O$1];[.J152]*[.$O$1];[.N152]);[.N152]);&quot;&quot;)" office:value-type="currency" office:currency="EUR" office:value="0.164" calcext:value-type="currency">
            <text:p>0,164 €</text:p>
          </table:table-cell>
          <table:table-cell table:style-name="ce62"/>
          <table:table-cell table:style-name="ce62" table:formula="of:=IF(OR([.P152]&lt;&gt;&quot;&quot;;[.D152]=&quot;Not installed&quot;);&quot;&quot;;[.G152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BTA26-600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Q20, Q21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53]=&quot;Power board&quot;; [.B153]*2;[.B153])" office:value-type="float" office:value="2" calcext:value-type="float">
            <text:p>2</text:p>
          </table:table-cell>
          <table:table-cell table:style-name="ce35" office:value-type="float" office:value="1057286" calcext:value-type="float">
            <text:p>1057286</text:p>
          </table:table-cell>
          <table:table-cell table:style-name="ce39" office:value-type="float" office:value="2.07" calcext:value-type="float">
            <text:p>2,070</text:p>
          </table:table-cell>
          <table:table-cell table:style-name="ce42" table:formula="of:=IF(OR([.H153]=&quot;-&quot;; [.G153]=&quot;&quot;);&quot;&quot;;[.G153]*[.I153])" office:value-type="currency" office:currency="GBP" office:value="4.14" calcext:value-type="currency">
            <text:p>£4,14</text:p>
          </table:table-cell>
          <table:table-cell table:style-name="ce45"/>
          <table:table-cell table:style-name="ce47" office:value-type="string" calcext:value-type="string">
            <text:p>BTA26-600BRG</text:p>
          </table:table-cell>
          <table:table-cell table:style-name="ce39" office:value-type="float" office:value="2.54" calcext:value-type="float">
            <text:p>2,540</text:p>
          </table:table-cell>
          <table:table-cell table:style-name="ce55" table:formula="of:=IF(OR([.L153]=&quot;-&quot;;[.G153]=&quot;&quot;);&quot;&quot;;[.G153]*[.M153])" office:value-type="currency" office:currency="EUR" office:value="5.08" calcext:value-type="currency">
            <text:p>5,08 €</text:p>
          </table:table-cell>
          <table:table-cell table:style-name="ce61" table:formula="of:=IF([.G153]&lt;&gt;&quot;&quot;; IF([.H153]&lt;&gt;&quot;-&quot; ; IF([.N153] &gt; [.J153]*[.$O$1];[.J153]*[.$O$1];[.N153]);[.N153]);&quot;&quot;)" office:value-type="currency" office:currency="EUR" office:value="4.9455198" calcext:value-type="currency">
            <text:p>4,946 €</text:p>
          </table:table-cell>
          <table:table-cell table:style-name="ce5" table:formula="of:=[.G153]" office:value-type="float" office:value="2" calcext:value-type="float">
            <text:p>2</text:p>
          </table:table-cell>
          <table:table-cell table:style-name="ce65" table:formula="of:=IF(OR([.P153]&lt;&gt;&quot;&quot;;[.D153]=&quot;Not installed&quot;);&quot;&quot;;[.G153])">
            <text:p/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LL014N</text:p>
          </table:table-cell>
          <table:table-cell table:style-name="ce21" office:value-type="string" calcext:value-type="string">
            <text:p>SOT-232</text:p>
          </table:table-cell>
          <table:table-cell table:style-name="ce26" office:value-type="string" calcext:value-type="string">
            <text:p>Q22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54]=&quot;Power board&quot;; [.B154]*2;[.B154])" office:value-type="float" office:value="1" calcext:value-type="float">
            <text:p>1</text:p>
          </table:table-cell>
          <table:table-cell table:style-name="ce34" office:value-type="float" office:value="8651183" calcext:value-type="float">
            <text:p>8651183</text:p>
          </table:table-cell>
          <table:table-cell table:style-name="ce38" office:value-type="float" office:value="0.392" calcext:value-type="float">
            <text:p>0,392</text:p>
          </table:table-cell>
          <table:table-cell table:style-name="ce41" table:formula="of:=IF(OR([.H154]=&quot;-&quot;; [.G154]=&quot;&quot;);&quot;&quot;;[.G154]*[.I154])" office:value-type="currency" office:currency="GBP" office:value="0.392" calcext:value-type="currency">
            <text:p>£0,39</text:p>
          </table:table-cell>
          <table:table-cell table:style-name="ce44"/>
          <table:table-cell table:style-name="ce26" office:value-type="string" calcext:value-type="string">
            <text:p>IRLL014NPBF</text:p>
          </table:table-cell>
          <table:table-cell table:style-name="ce38" office:value-type="float" office:value="0.214" calcext:value-type="float">
            <text:p>0,214</text:p>
          </table:table-cell>
          <table:table-cell table:style-name="ce54" table:formula="of:=IF(OR([.L154]=&quot;-&quot;;[.G154]=&quot;&quot;);&quot;&quot;;[.G154]*[.M154])" office:value-type="currency" office:currency="EUR" office:value="0.214" calcext:value-type="currency">
            <text:p>0,21 €</text:p>
          </table:table-cell>
          <table:table-cell table:style-name="ce61" table:formula="of:=IF([.G154]&lt;&gt;&quot;&quot;; IF([.H154]&lt;&gt;&quot;-&quot; ; IF([.N154] &gt; [.J154]*[.$O$1];[.J154]*[.$O$1];[.N154]);[.N154]);&quot;&quot;)" office:value-type="currency" office:currency="EUR" office:value="0.214" calcext:value-type="currency">
            <text:p>0,214 €</text:p>
          </table:table-cell>
          <table:table-cell table:style-name="ce62"/>
          <table:table-cell table:style-name="ce62" table:formula="of:=IF(OR([.P154]&lt;&gt;&quot;&quot;;[.D154]=&quot;Not installed&quot;);&quot;&quot;;[.G15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IRLML2246TRPBF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23, Q24, Q25, Q26, Q28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55]=&quot;Power board&quot;; [.B155]*2;[.B155])" office:value-type="float" office:value="5" calcext:value-type="float">
            <text:p>5</text:p>
          </table:table-cell>
          <table:table-cell table:style-name="ce35" office:value-type="string" calcext:value-type="string">
            <text:p>1888166</text:p>
          </table:table-cell>
          <table:table-cell table:style-name="ce39" office:value-type="float" office:value="0.212" calcext:value-type="float">
            <text:p>0,212</text:p>
          </table:table-cell>
          <table:table-cell table:style-name="ce42" table:formula="of:=IF(OR([.H155]=&quot;-&quot;; [.G155]=&quot;&quot;);&quot;&quot;;[.G155]*[.I155])" office:value-type="currency" office:currency="GBP" office:value="1.06" calcext:value-type="currency">
            <text:p>£1,06</text:p>
          </table:table-cell>
          <table:table-cell table:style-name="ce45"/>
          <table:table-cell table:style-name="ce47" office:value-type="string" calcext:value-type="string">
            <text:p>IRLML2246TRPBF </text:p>
          </table:table-cell>
          <table:table-cell table:style-name="ce39" office:value-type="float" office:value="0.1" calcext:value-type="float">
            <text:p>0,100</text:p>
          </table:table-cell>
          <table:table-cell table:style-name="ce55" table:formula="of:=IF(OR([.L155]=&quot;-&quot;;[.G155]=&quot;&quot;);&quot;&quot;;[.G155]*[.M155])" office:value-type="currency" office:currency="EUR" office:value="0.5" calcext:value-type="currency">
            <text:p>0,50 €</text:p>
          </table:table-cell>
          <table:table-cell table:style-name="ce61" table:formula="of:=IF([.G155]&lt;&gt;&quot;&quot;; IF([.H155]&lt;&gt;&quot;-&quot; ; IF([.N155] &gt; [.J155]*[.$O$1];[.J155]*[.$O$1];[.N155]);[.N155]);&quot;&quot;)" office:value-type="currency" office:currency="EUR" office:value="0.5" calcext:value-type="currency">
            <text:p>0,500 €</text:p>
          </table:table-cell>
          <table:table-cell table:style-name="ce5"/>
          <table:table-cell table:style-name="ce65" table:formula="of:=IF(OR([.P155]&lt;&gt;&quot;&quot;;[.D155]=&quot;Not installed&quot;);&quot;&quot;;[.G155]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N7002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Q27, Q29, Q3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56]=&quot;Power board&quot;; [.B156]*2;[.B156])" office:value-type="float" office:value="3" calcext:value-type="float">
            <text:p>3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2N7002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3, Q1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57]=&quot;Power board&quot;; [.B157]*2;[.B157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56:.G157])" office:value-type="float" office:value="7" calcext:value-type="float">
            <text:p>7</text:p>
          </table:table-cell>
          <table:table-cell table:style-name="ce34" office:value-type="float" office:value="1713823" calcext:value-type="float">
            <text:p>1713823</text:p>
          </table:table-cell>
          <table:table-cell table:style-name="ce38" office:value-type="float" office:value="0.0928" calcext:value-type="float">
            <text:p>0,093</text:p>
          </table:table-cell>
          <table:table-cell table:style-name="ce41" table:formula="of:=IF(OR([.H158]=&quot;-&quot;; [.G158]=&quot;&quot;);&quot;&quot;;[.G158]*[.I158])" office:value-type="currency" office:currency="GBP" office:value="0.6496" calcext:value-type="currency">
            <text:p>£0,65</text:p>
          </table:table-cell>
          <table:table-cell table:style-name="ce44"/>
          <table:table-cell table:style-name="ce26" office:value-type="string" calcext:value-type="string">
            <text:p>2N7002LT1G</text:p>
          </table:table-cell>
          <table:table-cell table:style-name="ce38" office:value-type="float" office:value="0.019" calcext:value-type="float">
            <text:p>0,019</text:p>
          </table:table-cell>
          <table:table-cell table:style-name="ce54" table:formula="of:=IF(OR([.L158]=&quot;-&quot;;[.G158]=&quot;&quot;);&quot;&quot;;[.G158]*[.M158])" office:value-type="currency" office:currency="EUR" office:value="0.133" calcext:value-type="currency">
            <text:p>0,13 €</text:p>
          </table:table-cell>
          <table:table-cell table:style-name="ce61" table:formula="of:=IF([.G158]&lt;&gt;&quot;&quot;; IF([.H158]&lt;&gt;&quot;-&quot; ; IF([.N158] &gt; [.J158]*[.$O$1];[.J158]*[.$O$1];[.N158]);[.N158]);&quot;&quot;)" office:value-type="currency" office:currency="EUR" office:value="0.133" calcext:value-type="currency">
            <text:p>0,133 €</text:p>
          </table:table-cell>
          <table:table-cell table:style-name="ce62"/>
          <table:table-cell table:style-name="ce62" table:formula="of:=IF(OR([.P158]&lt;&gt;&quot;&quot;;[.D158]=&quot;Not installed&quot;);&quot;&quot;;[.G158])" office:value-type="float" office:value="7" calcext:value-type="float">
            <text:p>7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59]=&quot;-&quot;; [.G159]=&quot;&quot;);&quot;&quot;;[.G159]*[.I15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59]=&quot;-&quot;;[.G159]=&quot;&quot;);&quot;&quot;;[.G159]*[.M159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FP250N</text:p>
          </table:table-cell>
          <table:table-cell table:style-name="ce21" office:value-type="string" calcext:value-type="string">
            <text:p><text:span text:style-name="T3">THT, </text:span><text:span text:style-name="T4">solder on bottom layer!</text:span></text:p>
          </table:table-cell>
          <table:table-cell table:style-name="ce26" office:value-type="string" calcext:value-type="string">
            <text:p>Q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60]=&quot;Power board&quot;; [.B160]*2;[.B160])" office:value-type="float" office:value="2" calcext:value-type="float">
            <text:p>2</text:p>
          </table:table-cell>
          <table:table-cell table:style-name="ce34" office:value-type="string" calcext:value-type="string">
            <text:p>8649260</text:p>
          </table:table-cell>
          <table:table-cell table:style-name="ce38" office:value-type="float" office:value="1.51" calcext:value-type="float">
            <text:p>1,510</text:p>
          </table:table-cell>
          <table:table-cell table:style-name="ce41" table:formula="of:=IF(OR([.H160]=&quot;-&quot;; [.G160]=&quot;&quot;);&quot;&quot;;[.G160]*[.I160])" office:value-type="currency" office:currency="GBP" office:value="3.02" calcext:value-type="currency">
            <text:p>£3,02</text:p>
          </table:table-cell>
          <table:table-cell table:style-name="ce44"/>
          <table:table-cell table:style-name="ce26" office:value-type="string" calcext:value-type="string">
            <text:p>IRFP250NPBF </text:p>
          </table:table-cell>
          <table:table-cell table:style-name="ce38" office:value-type="float" office:value="1.06" calcext:value-type="float">
            <text:p>1,060</text:p>
          </table:table-cell>
          <table:table-cell table:style-name="ce54" table:formula="of:=IF(OR([.L160]=&quot;-&quot;;[.G160]=&quot;&quot;);&quot;&quot;;[.G160]*[.M160])" office:value-type="currency" office:currency="EUR" office:value="2.12" calcext:value-type="currency">
            <text:p>2,12 €</text:p>
          </table:table-cell>
          <table:table-cell table:style-name="ce61" table:formula="of:=IF([.G160]&lt;&gt;&quot;&quot;; IF([.H160]&lt;&gt;&quot;-&quot; ; IF([.N160] &gt; [.J160]*[.$O$1];[.J160]*[.$O$1];[.N160]);[.N160]);&quot;&quot;)" office:value-type="currency" office:currency="EUR" office:value="2.12" calcext:value-type="currency">
            <text:p>2,120 €</text:p>
          </table:table-cell>
          <table:table-cell table:style-name="ce62" table:formula="of:=[.G160]" office:value-type="float" office:value="2" calcext:value-type="float">
            <text:p>2</text:p>
          </table:table-cell>
          <table:table-cell table:style-name="ce62" table:formula="of:=IF(OR([.P160]&lt;&gt;&quot;&quot;;[.D160]=&quot;Not installed&quot;);&quot;&quot;;[.G160])">
            <text:p/>
          </table:table-cell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C857C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61]=&quot;Power board&quot;; [.B161]*2;[.B161])" office:value-type="float" office:value="2" calcext:value-type="float">
            <text:p>2</text:p>
          </table:table-cell>
          <table:table-cell table:style-name="ce35" office:value-type="string" calcext:value-type="string">
            <text:p>8734771</text:p>
          </table:table-cell>
          <table:table-cell table:style-name="ce39" office:value-type="float" office:value="0.018" calcext:value-type="float">
            <text:p>0,018</text:p>
          </table:table-cell>
          <table:table-cell table:style-name="ce42" table:formula="of:=IF(OR([.H161]=&quot;-&quot;; [.G161]=&quot;&quot;);&quot;&quot;;[.G161]*[.I161])" office:value-type="currency" office:currency="GBP" office:value="0.036" calcext:value-type="currency">
            <text:p>£0,04</text:p>
          </table:table-cell>
          <table:table-cell table:style-name="ce45"/>
          <table:table-cell table:style-name="ce47" office:value-type="string" calcext:value-type="string">
            <text:p>BC857C-DIO </text:p>
          </table:table-cell>
          <table:table-cell table:style-name="ce39" office:value-type="float" office:value="0.02" calcext:value-type="float">
            <text:p>0,020</text:p>
          </table:table-cell>
          <table:table-cell table:style-name="ce55" table:formula="of:=IF(OR([.L161]=&quot;-&quot;;[.G161]=&quot;&quot;);&quot;&quot;;[.G161]*[.M161])" office:value-type="currency" office:currency="EUR" office:value="0.04" calcext:value-type="currency">
            <text:p>0,04 €</text:p>
          </table:table-cell>
          <table:table-cell table:style-name="ce61" table:formula="of:=IF([.G161]&lt;&gt;&quot;&quot;; IF([.H161]&lt;&gt;&quot;-&quot; ; IF([.N161] &gt; [.J161]*[.$O$1];[.J161]*[.$O$1];[.N161]);[.N161]);&quot;&quot;)" office:value-type="currency" office:currency="EUR" office:value="0.04" calcext:value-type="currency">
            <text:p>0,040 €</text:p>
          </table:table-cell>
          <table:table-cell table:style-name="ce5"/>
          <table:table-cell table:style-name="ce65" table:formula="of:=IF(OR([.P161]&lt;&gt;&quot;&quot;;[.D161]=&quot;Not installed&quot;);&quot;&quot;;[.G16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C846C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Q6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62]=&quot;Power board&quot;; [.B162]*2;[.B162])" office:value-type="float" office:value="2" calcext:value-type="float">
            <text:p>2</text:p>
          </table:table-cell>
          <table:table-cell table:style-name="ce34" office:value-type="float" office:value="2453325" calcext:value-type="float">
            <text:p>2453325</text:p>
          </table:table-cell>
          <table:table-cell table:style-name="ce38" office:value-type="float" office:value="0.0401" calcext:value-type="float">
            <text:p>0,040</text:p>
          </table:table-cell>
          <table:table-cell table:style-name="ce41" table:formula="of:=IF(OR([.H162]=&quot;-&quot;; [.G162]=&quot;&quot;);&quot;&quot;;[.G162]*[.I162])" office:value-type="currency" office:currency="GBP" office:value="0.0802" calcext:value-type="currency">
            <text:p>£0,08</text:p>
          </table:table-cell>
          <table:table-cell table:style-name="ce44"/>
          <table:table-cell table:style-name="ce26" office:value-type="string" calcext:value-type="string">
            <text:p>BC846C-DIO </text:p>
          </table:table-cell>
          <table:table-cell table:style-name="ce38" office:value-type="float" office:value="0.00198" calcext:value-type="float">
            <text:p>0,002</text:p>
          </table:table-cell>
          <table:table-cell table:style-name="ce54" table:formula="of:=IF(OR([.L162]=&quot;-&quot;;[.G162]=&quot;&quot;);&quot;&quot;;[.G162]*[.M162])" office:value-type="currency" office:currency="EUR" office:value="0.00396" calcext:value-type="currency">
            <text:p>0,00 €</text:p>
          </table:table-cell>
          <table:table-cell table:style-name="ce61" table:formula="of:=IF([.G162]&lt;&gt;&quot;&quot;; IF([.H162]&lt;&gt;&quot;-&quot; ; IF([.N162] &gt; [.J162]*[.$O$1];[.J162]*[.$O$1];[.N162]);[.N162]);&quot;&quot;)" office:value-type="currency" office:currency="EUR" office:value="0.00396" calcext:value-type="currency">
            <text:p>0,004 €</text:p>
          </table:table-cell>
          <table:table-cell table:style-name="ce62"/>
          <table:table-cell table:style-name="ce62" table:formula="of:=IF(OR([.P162]&lt;&gt;&quot;&quot;;[.D162]=&quot;Not installed&quot;);&quot;&quot;;[.G16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BCP56-16.115</text:p>
          </table:table-cell>
          <table:table-cell table:style-name="ce22" office:value-type="string" calcext:value-type="string">
            <text:p>SOT-223</text:p>
          </table:table-cell>
          <table:table-cell table:style-name="ce22" office:value-type="string" calcext:value-type="string">
            <text:p>Q7, Q9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63]=&quot;Power board&quot;; [.B163]*2;[.B163])" office:value-type="float" office:value="4" calcext:value-type="float">
            <text:p>4</text:p>
          </table:table-cell>
          <table:table-cell table:style-name="ce35" office:value-type="string" calcext:value-type="string">
            <text:p>1081258</text:p>
          </table:table-cell>
          <table:table-cell table:style-name="ce39" office:value-type="float" office:value="0.187" calcext:value-type="float">
            <text:p>0,187</text:p>
          </table:table-cell>
          <table:table-cell table:style-name="ce42" table:formula="of:=IF(OR([.H163]=&quot;-&quot;; [.G163]=&quot;&quot;);&quot;&quot;;[.G163]*[.I163])" office:value-type="currency" office:currency="GBP" office:value="0.748" calcext:value-type="currency">
            <text:p>£0,75</text:p>
          </table:table-cell>
          <table:table-cell table:style-name="ce45"/>
          <table:table-cell table:style-name="ce47" office:value-type="string" calcext:value-type="string">
            <text:p>BCP56-16.115</text:p>
          </table:table-cell>
          <table:table-cell table:style-name="ce39" office:value-type="float" office:value="0.106" calcext:value-type="float">
            <text:p>0,106</text:p>
          </table:table-cell>
          <table:table-cell table:style-name="ce55" table:formula="of:=IF(OR([.L163]=&quot;-&quot;;[.G163]=&quot;&quot;);&quot;&quot;;[.G163]*[.M163])" office:value-type="currency" office:currency="EUR" office:value="0.424" calcext:value-type="currency">
            <text:p>0,42 €</text:p>
          </table:table-cell>
          <table:table-cell table:style-name="ce61" table:formula="of:=IF([.G163]&lt;&gt;&quot;&quot;; IF([.H163]&lt;&gt;&quot;-&quot; ; IF([.N163] &gt; [.J163]*[.$O$1];[.J163]*[.$O$1];[.N163]);[.N163]);&quot;&quot;)" office:value-type="currency" office:currency="EUR" office:value="0.424" calcext:value-type="currency">
            <text:p>0,424 €</text:p>
          </table:table-cell>
          <table:table-cell table:style-name="ce5"/>
          <table:table-cell table:style-name="ce65" table:formula="of:=IF(OR([.P163]&lt;&gt;&quot;&quot;;[.D163]=&quot;Not installed&quot;);&quot;&quot;;[.G163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FR5410</text:p>
          </table:table-cell>
          <table:table-cell table:style-name="ce21" office:value-type="string" calcext:value-type="string">
            <text:p>TO-252</text:p>
          </table:table-cell>
          <table:table-cell table:style-name="ce26" office:value-type="string" calcext:value-type="string">
            <text:p>Q8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64]=&quot;Power board&quot;; [.B164]*2;[.B164])" office:value-type="float" office:value="2" calcext:value-type="float">
            <text:p>2</text:p>
          </table:table-cell>
          <table:table-cell table:style-name="ce34" office:value-type="float" office:value="2468040" calcext:value-type="float">
            <text:p>2468040</text:p>
          </table:table-cell>
          <table:table-cell table:style-name="ce38" office:value-type="float" office:value="0.846" calcext:value-type="float">
            <text:p>0,846</text:p>
          </table:table-cell>
          <table:table-cell table:style-name="ce41" table:formula="of:=IF(OR([.H164]=&quot;-&quot;; [.G164]=&quot;&quot;);&quot;&quot;;[.G164]*[.I164])" office:value-type="currency" office:currency="GBP" office:value="1.692" calcext:value-type="currency">
            <text:p>£1,69</text:p>
          </table:table-cell>
          <table:table-cell table:style-name="ce44"/>
          <table:table-cell table:style-name="ce26" office:value-type="string" calcext:value-type="string">
            <text:p>IRFR5410PBF</text:p>
          </table:table-cell>
          <table:table-cell table:style-name="ce38" office:value-type="float" office:value="0.55" calcext:value-type="float">
            <text:p>0,550</text:p>
          </table:table-cell>
          <table:table-cell table:style-name="ce54" table:formula="of:=IF(OR([.L164]=&quot;-&quot;;[.G164]=&quot;&quot;);&quot;&quot;;[.G164]*[.M164])" office:value-type="currency" office:currency="EUR" office:value="1.1" calcext:value-type="currency">
            <text:p>1,10 €</text:p>
          </table:table-cell>
          <table:table-cell table:style-name="ce61" table:formula="of:=IF([.G164]&lt;&gt;&quot;&quot;; IF([.H164]&lt;&gt;&quot;-&quot; ; IF([.N164] &gt; [.J164]*[.$O$1];[.J164]*[.$O$1];[.N164]);[.N164]);&quot;&quot;)" office:value-type="currency" office:currency="EUR" office:value="1.1" calcext:value-type="currency">
            <text:p>1,100 €</text:p>
          </table:table-cell>
          <table:table-cell table:style-name="ce62"/>
          <table:table-cell table:style-name="ce62" table:formula="of:=IF(OR([.P164]&lt;&gt;&quot;&quot;;[.D164]=&quot;Not installed&quot;);&quot;&quot;;[.G16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3, R21, R57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65]=&quot;Power board&quot;; [.B165]*2;[.B165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JP1, JP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66]=&quot;Power board&quot;; [.B166]*2;[.B166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JP4, JP5, JP6, JP7, JP8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67]=&quot;Power board&quot;; [.B167]*2;[.B167])" office:value-type="float" office:value="5" calcext:value-type="float">
            <text:p>5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65:.G167])" office:value-type="float" office:value="15" calcext:value-type="float">
            <text:p>15</text:p>
          </table:table-cell>
          <table:table-cell table:style-name="ce34" office:value-type="float" office:value="9233750" calcext:value-type="float">
            <text:p>9233750</text:p>
          </table:table-cell>
          <table:table-cell table:style-name="ce38" office:value-type="float" office:value="0.0071" calcext:value-type="float">
            <text:p>0,007</text:p>
          </table:table-cell>
          <table:table-cell table:style-name="ce41" table:formula="of:=IF(OR([.H168]=&quot;-&quot;; [.G168]=&quot;&quot;);&quot;&quot;;[.G168]*[.I168])" office:value-type="currency" office:currency="GBP" office:value="0.1065" calcext:value-type="currency">
            <text:p>£0,11</text:p>
          </table:table-cell>
          <table:table-cell table:style-name="ce44"/>
          <table:table-cell table:style-name="ce26" office:value-type="string" calcext:value-type="string">
            <text:p>SMD0805-0R </text:p>
          </table:table-cell>
          <table:table-cell table:style-name="ce38" office:value-type="float" office:value="0.0583" calcext:value-type="float">
            <text:p>0,058</text:p>
          </table:table-cell>
          <table:table-cell table:style-name="ce54" table:formula="of:=IF(OR([.L168]=&quot;-&quot;;[.G168]=&quot;&quot;);&quot;&quot;;[.G168]*[.M168])" office:value-type="currency" office:currency="EUR" office:value="0.8745" calcext:value-type="currency">
            <text:p>0,87 €</text:p>
          </table:table-cell>
          <table:table-cell table:style-name="ce61" table:formula="of:=IF([.G168]&lt;&gt;&quot;&quot;; IF([.H168]&lt;&gt;&quot;-&quot; ; IF([.N168] &gt; [.J168]*[.$O$1];[.J168]*[.$O$1];[.N168]);[.N168]);&quot;&quot;)" office:value-type="currency" office:currency="EUR" office:value="0.127221705" calcext:value-type="currency">
            <text:p>0,127 €</text:p>
          </table:table-cell>
          <table:table-cell table:style-name="ce62"/>
          <table:table-cell table:style-name="ce62" table:formula="of:=IF(OR([.P168]&lt;&gt;&quot;&quot;;[.D168]=&quot;Not installed&quot;);&quot;&quot;;[.G168])" office:value-type="float" office:value="15" calcext:value-type="float">
            <text:p>15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69]=&quot;-&quot;; [.G169]=&quot;&quot;);&quot;&quot;;[.G169]*[.I16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69]=&quot;-&quot;;[.G169]=&quot;&quot;);&quot;&quot;;[.G169]*[.M169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00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1, R14, R77, R79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70]=&quot;Power board&quot;; [.B170]*2;[.B170])" office:value-type="float" office:value="8" calcext:value-type="float">
            <text:p>8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00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3, R15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71]=&quot;Power board&quot;; [.B171]*2;[.B171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70:.G171])" office:value-type="float" office:value="10" calcext:value-type="float">
            <text:p>10</text:p>
          </table:table-cell>
          <table:table-cell table:style-name="ce34" office:value-type="float" office:value="2352619" calcext:value-type="float">
            <text:p>2352619</text:p>
          </table:table-cell>
          <table:table-cell table:style-name="ce38" office:value-type="float" office:value="0.0627" calcext:value-type="float">
            <text:p>0,063</text:p>
          </table:table-cell>
          <table:table-cell table:style-name="ce41" table:formula="of:=IF(OR([.H172]=&quot;-&quot;; [.G172]=&quot;&quot;);&quot;&quot;;[.G172]*[.I172])" office:value-type="currency" office:currency="GBP" office:value="0.627" calcext:value-type="currency">
            <text:p>£0,63</text:p>
          </table:table-cell>
          <table:table-cell table:style-name="ce44"/>
          <table:table-cell table:style-name="ce26" office:value-type="string" calcext:value-type="string">
            <text:p>SMD0805-100K-1% </text:p>
          </table:table-cell>
          <table:table-cell table:style-name="ce38" office:value-type="float" office:value="0.00807" calcext:value-type="float">
            <text:p>0,008</text:p>
          </table:table-cell>
          <table:table-cell table:style-name="ce54" table:formula="of:=IF(OR([.L172]=&quot;-&quot;;[.G172]=&quot;&quot;);&quot;&quot;;[.G172]*[.M172])" office:value-type="currency" office:currency="EUR" office:value="0.0807" calcext:value-type="currency">
            <text:p>0,08 €</text:p>
          </table:table-cell>
          <table:table-cell table:style-name="ce61" table:formula="of:=IF([.G172]&lt;&gt;&quot;&quot;; IF([.H172]&lt;&gt;&quot;-&quot; ; IF([.N172] &gt; [.J172]*[.$O$1];[.J172]*[.$O$1];[.N172]);[.N172]);&quot;&quot;)" office:value-type="currency" office:currency="EUR" office:value="0.0807" calcext:value-type="currency">
            <text:p>0,081 €</text:p>
          </table:table-cell>
          <table:table-cell table:style-name="ce62"/>
          <table:table-cell table:style-name="ce62" table:formula="of:=IF(OR([.P172]&lt;&gt;&quot;&quot;;[.D172]=&quot;Not installed&quot;);&quot;&quot;;[.G172])" office:value-type="float" office:value="10" calcext:value-type="float">
            <text:p>10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73]=&quot;-&quot;; [.G173]=&quot;&quot;);&quot;&quot;;[.G173]*[.I173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73]=&quot;-&quot;;[.G173]=&quot;&quot;);&quot;&quot;;[.G173]*[.M173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0K</text:p>
          </table:table-cell>
          <table:table-cell table:style-name="ce21" office:value-type="string" calcext:value-type="string">
            <text:p>0805,<text:span text:style-name="T2"> </text:span><text:span text:style-name="T5">0.1%</text:span></text:p>
          </table:table-cell>
          <table:table-cell table:style-name="ce26" office:value-type="string" calcext:value-type="string">
            <text:p>R49, R59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74]=&quot;Power board&quot;; [.B174]*2;[.B174])" office:value-type="float" office:value="4" calcext:value-type="float">
            <text:p>4</text:p>
          </table:table-cell>
          <table:table-cell table:style-name="ce34" office:value-type="float" office:value="1577686" calcext:value-type="float">
            <text:p>1577686</text:p>
          </table:table-cell>
          <table:table-cell table:style-name="ce38" office:value-type="float" office:value="0.197" calcext:value-type="float">
            <text:p>0,197</text:p>
          </table:table-cell>
          <table:table-cell table:style-name="ce41" table:formula="of:=IF(OR([.H174]=&quot;-&quot;; [.G174]=&quot;&quot;);&quot;&quot;;[.G174]*[.I174])" office:value-type="currency" office:currency="GBP" office:value="0.788" calcext:value-type="currency">
            <text:p>£0,79</text:p>
          </table:table-cell>
          <table:table-cell table:style-name="ce44"/>
          <table:table-cell table:style-name="ce26" office:value-type="string" calcext:value-type="string">
            <text:p>RN73C2A100KBTDF</text:p>
          </table:table-cell>
          <table:table-cell table:style-name="ce38" office:value-type="float" office:value="0.513" calcext:value-type="float">
            <text:p>0,513</text:p>
          </table:table-cell>
          <table:table-cell table:style-name="ce54" table:formula="of:=IF(OR([.L174]=&quot;-&quot;;[.G174]=&quot;&quot;);&quot;&quot;;[.G174]*[.M174])" office:value-type="currency" office:currency="EUR" office:value="2.052" calcext:value-type="currency">
            <text:p>2,05 €</text:p>
          </table:table-cell>
          <table:table-cell table:style-name="ce61" table:formula="of:=IF([.G174]&lt;&gt;&quot;&quot;; IF([.H174]&lt;&gt;&quot;-&quot; ; IF([.N174] &gt; [.J174]*[.$O$1];[.J174]*[.$O$1];[.N174]);[.N174]);&quot;&quot;)" office:value-type="currency" office:currency="EUR" office:value="0.94132116" calcext:value-type="currency">
            <text:p>0,941 €</text:p>
          </table:table-cell>
          <table:table-cell table:style-name="ce62"/>
          <table:table-cell table:style-name="ce62" table:formula="of:=IF(OR([.P174]&lt;&gt;&quot;&quot;;[.D174]=&quot;Not installed&quot;);&quot;&quot;;[.G174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7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75]=&quot;Power board&quot;; [.B175]*2;[.B175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64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76]=&quot;Power board&quot;; [.B176]*2;[.B176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5, R6, R4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77]=&quot;Power board&quot;; [.B177]*2;[.B177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75:.G177])" office:value-type="float" office:value="8" calcext:value-type="float">
            <text:p>8</text:p>
          </table:table-cell>
          <table:table-cell table:style-name="ce34" office:value-type="string" calcext:value-type="string">
            <text:p>1759246</text:p>
          </table:table-cell>
          <table:table-cell table:style-name="ce38" office:value-type="float" office:value="0.0114" calcext:value-type="float">
            <text:p>0,011</text:p>
          </table:table-cell>
          <table:table-cell table:style-name="ce41" table:formula="of:=IF(OR([.H178]=&quot;-&quot;; [.G178]=&quot;&quot;);&quot;&quot;;[.G178]*[.I178])" office:value-type="currency" office:currency="GBP" office:value="0.0912" calcext:value-type="currency">
            <text:p>£0,09</text:p>
          </table:table-cell>
          <table:table-cell table:style-name="ce44"/>
          <table:table-cell table:style-name="ce26" office:value-type="string" calcext:value-type="string">
            <text:p>RC0805FR-07100R</text:p>
          </table:table-cell>
          <table:table-cell table:style-name="ce38" office:value-type="float" office:value="0.00661" calcext:value-type="float">
            <text:p>0,007</text:p>
          </table:table-cell>
          <table:table-cell table:style-name="ce54" table:formula="of:=IF(OR([.L178]=&quot;-&quot;;[.G178]=&quot;&quot;);&quot;&quot;;[.G178]*[.M178])" office:value-type="currency" office:currency="EUR" office:value="0.05288" calcext:value-type="currency">
            <text:p>0,05 €</text:p>
          </table:table-cell>
          <table:table-cell table:style-name="ce61" table:formula="of:=IF([.G178]&lt;&gt;&quot;&quot;; IF([.H178]&lt;&gt;&quot;-&quot; ; IF([.N178] &gt; [.J178]*[.$O$1];[.J178]*[.$O$1];[.N178]);[.N178]);&quot;&quot;)" office:value-type="currency" office:currency="EUR" office:value="0.05288" calcext:value-type="currency">
            <text:p>0,053 €</text:p>
          </table:table-cell>
          <table:table-cell table:style-name="ce62"/>
          <table:table-cell table:style-name="ce62" table:formula="of:=IF(OR([.P178]&lt;&gt;&quot;&quot;;[.D178]=&quot;Not installed&quot;);&quot;&quot;;[.G178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79]=&quot;-&quot;; [.G179]=&quot;&quot;);&quot;&quot;;[.G179]*[.I17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79]=&quot;-&quot;;[.G179]=&quot;&quot;);&quot;&quot;;[.G179]*[.M179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10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24, R125, R131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80]=&quot;Power board&quot;; [.B180]*2;[.B180])" office:value-type="float" office:value="3" calcext:value-type="float">
            <text:p>3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10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7, R153, R157, R170, R17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81]=&quot;Power board&quot;; [.B181]*2;[.B181])" office:value-type="float" office:value="5" calcext:value-type="float">
            <text:p>5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10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9, R10, R22, R23, R29, R45, R52, R54, R61, R75, R76, R78, R86, R98, R99, R106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82]=&quot;Power board&quot;; [.B182]*2;[.B182])" office:value-type="float" office:value="32" calcext:value-type="float">
            <text:p>3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180:.G182])" office:value-type="float" office:value="40" calcext:value-type="float">
            <text:p>40</text:p>
          </table:table-cell>
          <table:table-cell table:style-name="ce35" office:value-type="float" office:value="9237755" calcext:value-type="float">
            <text:p>9237755</text:p>
          </table:table-cell>
          <table:table-cell table:style-name="ce39" office:value-type="float" office:value="0.0091" calcext:value-type="float">
            <text:p>0,009</text:p>
          </table:table-cell>
          <table:table-cell table:style-name="ce42" table:formula="of:=IF(OR([.H183]=&quot;-&quot;; [.G183]=&quot;&quot;);&quot;&quot;;[.G183]*[.I183])" office:value-type="currency" office:currency="GBP" office:value="0.364" calcext:value-type="currency">
            <text:p>£0,36</text:p>
          </table:table-cell>
          <table:table-cell table:style-name="ce45"/>
          <table:table-cell table:style-name="ce47" office:value-type="string" calcext:value-type="string">
            <text:p>RC0805FR-0710K </text:p>
          </table:table-cell>
          <table:table-cell table:style-name="ce39" office:value-type="float" office:value="0.00664" calcext:value-type="float">
            <text:p>0,007</text:p>
          </table:table-cell>
          <table:table-cell table:style-name="ce55" table:formula="of:=IF(OR([.L183]=&quot;-&quot;;[.G183]=&quot;&quot;);&quot;&quot;;[.G183]*[.M183])" office:value-type="currency" office:currency="EUR" office:value="0.2656" calcext:value-type="currency">
            <text:p>0,27 €</text:p>
          </table:table-cell>
          <table:table-cell table:style-name="ce61" table:formula="of:=IF([.G183]&lt;&gt;&quot;&quot;; IF([.H183]&lt;&gt;&quot;-&quot; ; IF([.N183] &gt; [.J183]*[.$O$1];[.J183]*[.$O$1];[.N183]);[.N183]);&quot;&quot;)" office:value-type="currency" office:currency="EUR" office:value="0.2656" calcext:value-type="currency">
            <text:p>0,266 €</text:p>
          </table:table-cell>
          <table:table-cell table:style-name="ce5"/>
          <table:table-cell table:style-name="ce65" table:formula="of:=IF(OR([.P183]&lt;&gt;&quot;&quot;;[.D183]=&quot;Not installed&quot;);&quot;&quot;;[.G183])" office:value-type="float" office:value="40" calcext:value-type="float">
            <text:p>40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184]=&quot;-&quot;; [.G184]=&quot;&quot;);&quot;&quot;;[.G184]*[.I184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184]=&quot;-&quot;;[.G184]=&quot;&quot;);&quot;&quot;;[.G184]*[.M184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R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R120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85]=&quot;Power board&quot;; [.B185]*2;[.B185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R</text:p>
          </table:table-cell>
          <table:table-cell table:style-name="ce21" office:value-type="string" calcext:value-type="string">
            <text:p>1206</text:p>
          </table:table-cell>
          <table:table-cell table:style-name="ce26" office:value-type="string" calcext:value-type="string">
            <text:p>R15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86]=&quot;Power board&quot;; [.B186]*2;[.B186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R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R8, R18, R8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87]=&quot;Power board&quot;; [.B187]*2;[.B187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85:.G187])" office:value-type="float" office:value="8" calcext:value-type="float">
            <text:p>8</text:p>
          </table:table-cell>
          <table:table-cell table:style-name="ce34" office:value-type="string" calcext:value-type="string">
            <text:p>9236643</text:p>
          </table:table-cell>
          <table:table-cell table:style-name="ce38" office:value-type="float" office:value="0.0132" calcext:value-type="float">
            <text:p>0,013</text:p>
          </table:table-cell>
          <table:table-cell table:style-name="ce41" table:formula="of:=IF(OR([.H188]=&quot;-&quot;; [.G188]=&quot;&quot;);&quot;&quot;;[.G188]*[.I188])" office:value-type="currency" office:currency="GBP" office:value="0.1056" calcext:value-type="currency">
            <text:p>£0,11</text:p>
          </table:table-cell>
          <table:table-cell table:style-name="ce44"/>
          <table:table-cell table:style-name="ce26" office:value-type="string" calcext:value-type="string">
            <text:p>CRCW120610R0FKTABC</text:p>
          </table:table-cell>
          <table:table-cell table:style-name="ce38" office:value-type="float" office:value="0.0137" calcext:value-type="float">
            <text:p>0,014</text:p>
          </table:table-cell>
          <table:table-cell table:style-name="ce54" table:formula="of:=IF(OR([.L188]=&quot;-&quot;;[.G188]=&quot;&quot;);&quot;&quot;;[.G188]*[.M188])" office:value-type="currency" office:currency="EUR" office:value="0.1096" calcext:value-type="currency">
            <text:p>0,11 €</text:p>
          </table:table-cell>
          <table:table-cell table:style-name="ce61" table:formula="of:=IF([.G188]&lt;&gt;&quot;&quot;; IF([.H188]&lt;&gt;&quot;-&quot; ; IF([.N188] &gt; [.J188]*[.$O$1];[.J188]*[.$O$1];[.N188]);[.N188]);&quot;&quot;)" office:value-type="currency" office:currency="EUR" office:value="0.1096" calcext:value-type="currency">
            <text:p>0,110 €</text:p>
          </table:table-cell>
          <table:table-cell table:style-name="ce62"/>
          <table:table-cell table:style-name="ce62" table:formula="of:=IF(OR([.P188]&lt;&gt;&quot;&quot;;[.D188]=&quot;Not installed&quot;);&quot;&quot;;[.G188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89]=&quot;-&quot;; [.G189]=&quot;&quot;);&quot;&quot;;[.G189]*[.I18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89]=&quot;-&quot;;[.G189]=&quot;&quot;);&quot;&quot;;[.G189]*[.M189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2K4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5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90]=&quot;Power board&quot;; [.B190]*2;[.B190])" office:value-type="float" office:value="1" calcext:value-type="float">
            <text:p>1</text:p>
          </table:table-cell>
          <table:table-cell table:style-name="ce34" office:value-type="float" office:value="2141850" calcext:value-type="float">
            <text:p>2141850</text:p>
          </table:table-cell>
          <table:table-cell table:style-name="ce38" office:value-type="float" office:value="0.0018" calcext:value-type="float">
            <text:p>0,002</text:p>
          </table:table-cell>
          <table:table-cell table:style-name="ce41" table:formula="of:=IF(OR([.H190]=&quot;-&quot;; [.G190]=&quot;&quot;);&quot;&quot;;[.G190]*[.I190])" office:value-type="currency" office:currency="GBP" office:value="0.0018" calcext:value-type="currency">
            <text:p>£0,00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90]=&quot;-&quot;;[.G190]=&quot;&quot;);&quot;&quot;;[.G190]*[.M190])">
            <text:p/>
          </table:table-cell>
          <table:table-cell table:style-name="ce61" table:formula="of:=IF([.G190]&lt;&gt;&quot;&quot;; IF([.H190]&lt;&gt;&quot;-&quot; ; IF([.N190] &gt; [.J190]*[.$O$1];[.J190]*[.$O$1];[.N190]);[.N190]);&quot;&quot;)" office:value-type="currency" office:currency="EUR" office:value="0.002150226" calcext:value-type="currency">
            <text:p>0,002 €</text:p>
          </table:table-cell>
          <table:table-cell table:style-name="ce62"/>
          <table:table-cell table:style-name="ce62" table:formula="of:=IF(OR([.P190]&lt;&gt;&quot;&quot;;[.D190]=&quot;Not installed&quot;);&quot;&quot;;[.G19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R/7W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R107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91]=&quot;Power board&quot;; [.B191]*2;[.B191])" office:value-type="float" office:value="1" calcext:value-type="float">
            <text:p>1</text:p>
          </table:table-cell>
          <table:table-cell table:style-name="ce35" office:value-type="float" office:value="1687978" calcext:value-type="float">
            <text:p>1687978</text:p>
          </table:table-cell>
          <table:table-cell table:style-name="ce39" office:value-type="float" office:value="0.272" calcext:value-type="float">
            <text:p>0,272</text:p>
          </table:table-cell>
          <table:table-cell table:style-name="ce42" table:formula="of:=IF(OR([.H191]=&quot;-&quot;; [.G191]=&quot;&quot;);&quot;&quot;;[.G191]*[.I191])" office:value-type="currency" office:currency="GBP" office:value="0.272" calcext:value-type="currency">
            <text:p>£0,27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91]=&quot;-&quot;;[.G191]=&quot;&quot;);&quot;&quot;;[.G191]*[.M191])">
            <text:p/>
          </table:table-cell>
          <table:table-cell table:style-name="ce61" table:formula="of:=IF([.G191]&lt;&gt;&quot;&quot;; IF([.H191]&lt;&gt;&quot;-&quot; ; IF([.N191] &gt; [.J191]*[.$O$1];[.J191]*[.$O$1];[.N191]);[.N191]);&quot;&quot;)" office:value-type="currency" office:currency="EUR" office:value="0.32492304" calcext:value-type="currency">
            <text:p>0,325 €</text:p>
          </table:table-cell>
          <table:table-cell table:style-name="ce5" table:formula="of:=[.G191]" office:value-type="float" office:value="1" calcext:value-type="float">
            <text:p>1</text:p>
          </table:table-cell>
          <table:table-cell table:style-name="ce65" table:formula="of:=IF(OR([.P191]&lt;&gt;&quot;&quot;;[.D191]=&quot;Not installed&quot;);&quot;&quot;;[.G191])">
            <text:p/>
          </table:table-cell>
          <table:table-cell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6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18, R123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92]=&quot;Power board&quot;; [.B192]*2;[.B192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6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5, R36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93]=&quot;Power board&quot;; [.B193]*2;[.B193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92:.G193])" office:value-type="float" office:value="6" calcext:value-type="float">
            <text:p>6</text:p>
          </table:table-cell>
          <table:table-cell table:style-name="ce34" office:value-type="string" calcext:value-type="string">
            <text:p>9332677</text:p>
          </table:table-cell>
          <table:table-cell table:style-name="ce38" office:value-type="float" office:value="0.016" calcext:value-type="float">
            <text:p>0,016</text:p>
          </table:table-cell>
          <table:table-cell table:style-name="ce41" table:formula="of:=IF(OR([.H194]=&quot;-&quot;; [.G194]=&quot;&quot;);&quot;&quot;;[.G194]*[.I194])" office:value-type="currency" office:currency="GBP" office:value="0.096" calcext:value-type="currency">
            <text:p>£0,10</text:p>
          </table:table-cell>
          <table:table-cell table:style-name="ce44"/>
          <table:table-cell table:style-name="ce26" office:value-type="string" calcext:value-type="string">
            <text:p>SMD0805-16K-1% </text:p>
          </table:table-cell>
          <table:table-cell table:style-name="ce38" office:value-type="float" office:value="0.00817" calcext:value-type="float">
            <text:p>0,008</text:p>
          </table:table-cell>
          <table:table-cell table:style-name="ce54" table:formula="of:=IF(OR([.L194]=&quot;-&quot;;[.G194]=&quot;&quot;);&quot;&quot;;[.G194]*[.M194])" office:value-type="currency" office:currency="EUR" office:value="0.04902" calcext:value-type="currency">
            <text:p>0,05 €</text:p>
          </table:table-cell>
          <table:table-cell table:style-name="ce61" table:formula="of:=IF([.G194]&lt;&gt;&quot;&quot;; IF([.H194]&lt;&gt;&quot;-&quot; ; IF([.N194] &gt; [.J194]*[.$O$1];[.J194]*[.$O$1];[.N194]);[.N194]);&quot;&quot;)" office:value-type="currency" office:currency="EUR" office:value="0.04902" calcext:value-type="currency">
            <text:p>0,049 €</text:p>
          </table:table-cell>
          <table:table-cell table:style-name="ce62"/>
          <table:table-cell table:style-name="ce62" table:formula="of:=IF(OR([.P194]&lt;&gt;&quot;&quot;;[.D194]=&quot;Not installed&quot;);&quot;&quot;;[.G194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95]=&quot;-&quot;; [.G195]=&quot;&quot;);&quot;&quot;;[.G195]*[.I195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95]=&quot;-&quot;;[.G195]=&quot;&quot;);&quot;&quot;;[.G195]*[.M195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8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42, R155, R156, R158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96]=&quot;Power board&quot;; [.B196]*2;[.B196])" office:value-type="float" office:value="4" calcext:value-type="float">
            <text:p>4</text:p>
          </table:table-cell>
          <table:table-cell table:style-name="ce34" office:value-type="float" office:value="2447583" calcext:value-type="float">
            <text:p>2447583</text:p>
          </table:table-cell>
          <table:table-cell table:style-name="ce38" office:value-type="float" office:value="0.005" calcext:value-type="float">
            <text:p>0,005</text:p>
          </table:table-cell>
          <table:table-cell table:style-name="ce41" table:formula="of:=IF(OR([.H196]=&quot;-&quot;; [.G196]=&quot;&quot;);&quot;&quot;;[.G196]*[.I196])" office:value-type="currency" office:currency="GBP" office:value="0.02" calcext:value-type="currency">
            <text:p>£0,02</text:p>
          </table:table-cell>
          <table:table-cell table:style-name="ce44"/>
          <table:table-cell table:style-name="ce26" office:value-type="string" calcext:value-type="string">
            <text:p>SMD0805-180R-1%</text:p>
          </table:table-cell>
          <table:table-cell table:style-name="ce38" office:value-type="float" office:value="0.00807" calcext:value-type="float">
            <text:p>0,008</text:p>
          </table:table-cell>
          <table:table-cell table:style-name="ce54" table:formula="of:=IF(OR([.L196]=&quot;-&quot;;[.G196]=&quot;&quot;);&quot;&quot;;[.G196]*[.M196])" office:value-type="currency" office:currency="EUR" office:value="0.03228" calcext:value-type="currency">
            <text:p>0,03 €</text:p>
          </table:table-cell>
          <table:table-cell table:style-name="ce61" table:formula="of:=IF([.G196]&lt;&gt;&quot;&quot;; IF([.H196]&lt;&gt;&quot;-&quot; ; IF([.N196] &gt; [.J196]*[.$O$1];[.J196]*[.$O$1];[.N196]);[.N196]);&quot;&quot;)" office:value-type="currency" office:currency="EUR" office:value="0.0238914" calcext:value-type="currency">
            <text:p>0,024 €</text:p>
          </table:table-cell>
          <table:table-cell table:style-name="ce62"/>
          <table:table-cell table:style-name="ce62" table:formula="of:=IF(OR([.P196]&lt;&gt;&quot;&quot;;[.D196]=&quot;Not installed&quot;);&quot;&quot;;[.G196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80R</text:p>
          </table:table-cell>
          <table:table-cell table:style-name="ce22" office:value-type="string" calcext:value-type="string">
            <text:p>0805, <text:span text:style-name="T6">0.1%</text:span></text:p>
          </table:table-cell>
          <table:table-cell table:style-name="ce22" office:value-type="string" calcext:value-type="string">
            <text:p>R63, R7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97]=&quot;Power board&quot;; [.B197]*2;[.B197])" office:value-type="float" office:value="4" calcext:value-type="float">
            <text:p>4</text:p>
          </table:table-cell>
          <table:table-cell table:style-name="ce35" office:value-type="string" calcext:value-type="string">
            <text:p>1577596</text:p>
          </table:table-cell>
          <table:table-cell table:style-name="ce39" office:value-type="float" office:value="0.143" calcext:value-type="float">
            <text:p>0,143</text:p>
          </table:table-cell>
          <table:table-cell table:style-name="ce42" table:formula="of:=IF(OR([.H197]=&quot;-&quot;; [.G197]=&quot;&quot;);&quot;&quot;;[.G197]*[.I197])" office:value-type="currency" office:currency="GBP" office:value="0.572" calcext:value-type="currency">
            <text:p>£0,57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97]=&quot;-&quot;;[.G197]=&quot;&quot;);&quot;&quot;;[.G197]*[.M197])">
            <text:p/>
          </table:table-cell>
          <table:table-cell table:style-name="ce61" table:formula="of:=IF([.G197]&lt;&gt;&quot;&quot;; IF([.H197]&lt;&gt;&quot;-&quot; ; IF([.N197] &gt; [.J197]*[.$O$1];[.J197]*[.$O$1];[.N197]);[.N197]);&quot;&quot;)" office:value-type="currency" office:currency="EUR" office:value="0.68329404" calcext:value-type="currency">
            <text:p>0,683 €</text:p>
          </table:table-cell>
          <table:table-cell table:style-name="ce5"/>
          <table:table-cell table:style-name="ce65" table:formula="of:=IF(OR([.P197]&lt;&gt;&quot;&quot;;[.D197]=&quot;Not installed&quot;);&quot;&quot;;[.G197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29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98]=&quot;Power board&quot;; [.B198]*2;[.B198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67, R168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99]=&quot;Power board&quot;; [.B199]*2;[.B199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1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4, R33, R41, R74, R82, R95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00]=&quot;Power board&quot;; [.B200]*2;[.B200])" office:value-type="float" office:value="12" calcext:value-type="float">
            <text:p>1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198:.G200])" office:value-type="float" office:value="15" calcext:value-type="float">
            <text:p>15</text:p>
          </table:table-cell>
          <table:table-cell table:style-name="ce35" office:value-type="float" office:value="1099800" calcext:value-type="float">
            <text:p>1099800</text:p>
          </table:table-cell>
          <table:table-cell table:style-name="ce39" office:value-type="float" office:value="0.0092" calcext:value-type="float">
            <text:p>0,009</text:p>
          </table:table-cell>
          <table:table-cell table:style-name="ce42" table:formula="of:=IF(OR([.H201]=&quot;-&quot;; [.G201]=&quot;&quot;);&quot;&quot;;[.G201]*[.I201])" office:value-type="currency" office:currency="GBP" office:value="0.138" calcext:value-type="currency">
            <text:p>£0,14</text:p>
          </table:table-cell>
          <table:table-cell table:style-name="ce45"/>
          <table:table-cell table:style-name="ce47" office:value-type="string" calcext:value-type="string">
            <text:p>RC0805FR-071K </text:p>
          </table:table-cell>
          <table:table-cell table:style-name="ce39" office:value-type="float" office:value="0.00657" calcext:value-type="float">
            <text:p>0,007</text:p>
          </table:table-cell>
          <table:table-cell table:style-name="ce55" table:formula="of:=IF(OR([.L201]=&quot;-&quot;;[.G201]=&quot;&quot;);&quot;&quot;;[.G201]*[.M201])" office:value-type="currency" office:currency="EUR" office:value="0.09855" calcext:value-type="currency">
            <text:p>0,10 €</text:p>
          </table:table-cell>
          <table:table-cell table:style-name="ce61" table:formula="of:=IF([.G201]&lt;&gt;&quot;&quot;; IF([.H201]&lt;&gt;&quot;-&quot; ; IF([.N201] &gt; [.J201]*[.$O$1];[.J201]*[.$O$1];[.N201]);[.N201]);&quot;&quot;)" office:value-type="currency" office:currency="EUR" office:value="0.09855" calcext:value-type="currency">
            <text:p>0,099 €</text:p>
          </table:table-cell>
          <table:table-cell table:style-name="ce5"/>
          <table:table-cell table:style-name="ce65" table:formula="of:=IF(OR([.P201]&lt;&gt;&quot;&quot;;[.D201]=&quot;Not installed&quot;);&quot;&quot;;[.G201])" office:value-type="float" office:value="15" calcext:value-type="float">
            <text:p>15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02]=&quot;-&quot;; [.G202]=&quot;&quot;);&quot;&quot;;[.G202]*[.I202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02]=&quot;-&quot;;[.G202]=&quot;&quot;);&quot;&quot;;[.G202]*[.M202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K8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6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03]=&quot;Power board&quot;; [.B203]*2;[.B203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K8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28, R56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04]=&quot;Power board&quot;; [.B204]*2;[.B204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K8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38, R159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05]=&quot;Power board&quot;; [.B205]*2;[.B205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203:.G205])" office:value-type="float" office:value="7" calcext:value-type="float">
            <text:p>7</text:p>
          </table:table-cell>
          <table:table-cell table:style-name="ce34" office:value-type="float" office:value="2447595" calcext:value-type="float">
            <text:p>2447595</text:p>
          </table:table-cell>
          <table:table-cell table:style-name="ce38" office:value-type="float" office:value="0.0049" calcext:value-type="float">
            <text:p>0,005</text:p>
          </table:table-cell>
          <table:table-cell table:style-name="ce41" table:formula="of:=IF(OR([.H206]=&quot;-&quot;; [.G206]=&quot;&quot;);&quot;&quot;;[.G206]*[.I206])" office:value-type="currency" office:currency="GBP" office:value="0.0343" calcext:value-type="currency">
            <text:p>£0,03</text:p>
          </table:table-cell>
          <table:table-cell table:style-name="ce44"/>
          <table:table-cell table:style-name="ce26" office:value-type="string" calcext:value-type="string">
            <text:p>SMD0805-1K8-1% </text:p>
          </table:table-cell>
          <table:table-cell table:style-name="ce38" office:value-type="float" office:value="0.00817" calcext:value-type="float">
            <text:p>0,008</text:p>
          </table:table-cell>
          <table:table-cell table:style-name="ce54" table:formula="of:=IF(OR([.L206]=&quot;-&quot;;[.G206]=&quot;&quot;);&quot;&quot;;[.G206]*[.M206])" office:value-type="currency" office:currency="EUR" office:value="0.05719" calcext:value-type="currency">
            <text:p>0,06 €</text:p>
          </table:table-cell>
          <table:table-cell table:style-name="ce61" table:formula="of:=IF([.G206]&lt;&gt;&quot;&quot;; IF([.H206]&lt;&gt;&quot;-&quot; ; IF([.N206] &gt; [.J206]*[.$O$1];[.J206]*[.$O$1];[.N206]);[.N206]);&quot;&quot;)" office:value-type="currency" office:currency="EUR" office:value="0.040973751" calcext:value-type="currency">
            <text:p>0,041 €</text:p>
          </table:table-cell>
          <table:table-cell table:style-name="ce62"/>
          <table:table-cell table:style-name="ce62" table:formula="of:=IF(OR([.P206]&lt;&gt;&quot;&quot;;[.D206]=&quot;Not installed&quot;);&quot;&quot;;[.G206])" office:value-type="float" office:value="7" calcext:value-type="float">
            <text:p>7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207]=&quot;-&quot;; [.G207]=&quot;&quot;);&quot;&quot;;[.G207]*[.I207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207]=&quot;-&quot;;[.G207]=&quot;&quot;);&quot;&quot;;[.G207]*[.M207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36, R14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08]=&quot;Power board&quot;; [.B208]*2;[.B208])" office:value-type="float" office:value="2" calcext:value-type="float">
            <text:p>2</text:p>
          </table:table-cell>
          <table:table-cell table:style-name="ce34" office:value-type="float" office:value="2141629" calcext:value-type="float">
            <text:p>2141629</text:p>
          </table:table-cell>
          <table:table-cell table:style-name="ce38" office:value-type="float" office:value="0.017" calcext:value-type="float">
            <text:p>0,017</text:p>
          </table:table-cell>
          <table:table-cell table:style-name="ce41" table:formula="of:=IF(OR([.H208]=&quot;-&quot;; [.G208]=&quot;&quot;);&quot;&quot;;[.G208]*[.I208])" office:value-type="currency" office:currency="GBP" office:value="0.034" calcext:value-type="currency">
            <text:p>£0,03</text:p>
          </table:table-cell>
          <table:table-cell table:style-name="ce44"/>
          <table:table-cell table:style-name="ce26" office:value-type="string" calcext:value-type="string">
            <text:p>RC0805FR-071R </text:p>
          </table:table-cell>
          <table:table-cell table:style-name="ce38" office:value-type="float" office:value="0.00934" calcext:value-type="float">
            <text:p>0,009</text:p>
          </table:table-cell>
          <table:table-cell table:style-name="ce54" table:formula="of:=IF(OR([.L208]=&quot;-&quot;;[.G208]=&quot;&quot;);&quot;&quot;;[.G208]*[.M208])" office:value-type="currency" office:currency="EUR" office:value="0.01868" calcext:value-type="currency">
            <text:p>0,02 €</text:p>
          </table:table-cell>
          <table:table-cell table:style-name="ce61" table:formula="of:=IF([.G208]&lt;&gt;&quot;&quot;; IF([.H208]&lt;&gt;&quot;-&quot; ; IF([.N208] &gt; [.J208]*[.$O$1];[.J208]*[.$O$1];[.N208]);[.N208]);&quot;&quot;)" office:value-type="currency" office:currency="EUR" office:value="0.01868" calcext:value-type="currency">
            <text:p>0,019 €</text:p>
          </table:table-cell>
          <table:table-cell table:style-name="ce62"/>
          <table:table-cell table:style-name="ce62" table:formula="of:=IF(OR([.P208]&lt;&gt;&quot;&quot;;[.D208]=&quot;Not installed&quot;);&quot;&quot;;[.G20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20K</text:p>
          </table:table-cell>
          <table:table-cell table:style-name="ce22" office:value-type="string" calcext:value-type="string">
            <text:p>0805, <text:span text:style-name="T6">0.1%</text:span></text:p>
          </table:table-cell>
          <table:table-cell table:style-name="ce22" office:value-type="string" calcext:value-type="string">
            <text:p>R50, R60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09]=&quot;Power board&quot;; [.B209]*2;[.B209])" office:value-type="float" office:value="4" calcext:value-type="float">
            <text:p>4</text:p>
          </table:table-cell>
          <table:table-cell table:style-name="ce35" office:value-type="string" calcext:value-type="string">
            <text:p>1575937</text:p>
          </table:table-cell>
          <table:table-cell table:style-name="ce39" office:value-type="float" office:value="0.393" calcext:value-type="float">
            <text:p>0,393</text:p>
          </table:table-cell>
          <table:table-cell table:style-name="ce42" table:formula="of:=IF(OR([.H209]=&quot;-&quot;; [.G209]=&quot;&quot;);&quot;&quot;;[.G209]*[.I209])" office:value-type="currency" office:currency="GBP" office:value="1.572" calcext:value-type="currency">
            <text:p>£1,57</text:p>
          </table:table-cell>
          <table:table-cell table:style-name="ce45"/>
          <table:table-cell table:style-name="ce47" office:value-type="string" calcext:value-type="string">
            <text:p>TC0525B2002T1E </text:p>
          </table:table-cell>
          <table:table-cell table:style-name="ce39" office:value-type="float" office:value="0.10766" calcext:value-type="float">
            <text:p>0,108</text:p>
          </table:table-cell>
          <table:table-cell table:style-name="ce55" table:formula="of:=IF(OR([.L209]=&quot;-&quot;;[.G209]=&quot;&quot;);&quot;&quot;;[.G209]*[.M209])" office:value-type="currency" office:currency="EUR" office:value="0.43064" calcext:value-type="currency">
            <text:p>0,43 €</text:p>
          </table:table-cell>
          <table:table-cell table:style-name="ce61" table:formula="of:=IF([.G209]&lt;&gt;&quot;&quot;; IF([.H209]&lt;&gt;&quot;-&quot; ; IF([.N209] &gt; [.J209]*[.$O$1];[.J209]*[.$O$1];[.N209]);[.N209]);&quot;&quot;)" office:value-type="currency" office:currency="EUR" office:value="0.43064" calcext:value-type="currency">
            <text:p>0,431 €</text:p>
          </table:table-cell>
          <table:table-cell table:style-name="ce5"/>
          <table:table-cell table:style-name="ce65" table:formula="of:=IF(OR([.P209]&lt;&gt;&quot;&quot;;[.D209]=&quot;Not installed&quot;);&quot;&quot;;[.G209])"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22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38, R39, R42, R48, R58, R80, R81, R83, R8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10]=&quot;Power board&quot;; [.B210]*2;[.B210])" office:value-type="float" office:value="18" calcext:value-type="float">
            <text:p>18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22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14, R117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11]=&quot;Power board&quot;; [.B211]*2;[.B211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210:.G211])" office:value-type="float" office:value="20" calcext:value-type="float">
            <text:p>20</text:p>
          </table:table-cell>
          <table:table-cell table:style-name="ce34" office:value-type="string" calcext:value-type="string">
            <text:p>1099795</text:p>
          </table:table-cell>
          <table:table-cell table:style-name="ce38" office:value-type="float" office:value="0.0123" calcext:value-type="float">
            <text:p>0,012</text:p>
          </table:table-cell>
          <table:table-cell table:style-name="ce41" table:formula="of:=IF(OR([.H212]=&quot;-&quot;; [.G212]=&quot;&quot;);&quot;&quot;;[.G212]*[.I212])" office:value-type="currency" office:currency="GBP" office:value="0.246" calcext:value-type="currency">
            <text:p>£0,25</text:p>
          </table:table-cell>
          <table:table-cell table:style-name="ce44"/>
          <table:table-cell table:style-name="ce26" office:value-type="string" calcext:value-type="string">
            <text:p>RC0805FR-07220R </text:p>
          </table:table-cell>
          <table:table-cell table:style-name="ce38" office:value-type="float" office:value="0.00714" calcext:value-type="float">
            <text:p>0,007</text:p>
          </table:table-cell>
          <table:table-cell table:style-name="ce54" table:formula="of:=IF(OR([.L212]=&quot;-&quot;;[.G212]=&quot;&quot;);&quot;&quot;;[.G212]*[.M212])" office:value-type="currency" office:currency="EUR" office:value="0.1428" calcext:value-type="currency">
            <text:p>0,14 €</text:p>
          </table:table-cell>
          <table:table-cell table:style-name="ce61" table:formula="of:=IF([.G212]&lt;&gt;&quot;&quot;; IF([.H212]&lt;&gt;&quot;-&quot; ; IF([.N212] &gt; [.J212]*[.$O$1];[.J212]*[.$O$1];[.N212]);[.N212]);&quot;&quot;)" office:value-type="currency" office:currency="EUR" office:value="0.1428" calcext:value-type="currency">
            <text:p>0,143 €</text:p>
          </table:table-cell>
          <table:table-cell table:style-name="ce62"/>
          <table:table-cell table:style-name="ce62" table:formula="of:=IF(OR([.P212]&lt;&gt;&quot;&quot;;[.D212]=&quot;Not installed&quot;);&quot;&quot;;[.G212])" office:value-type="float" office:value="20" calcext:value-type="float">
            <text:p>20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213]=&quot;-&quot;; [.G213]=&quot;&quot;);&quot;&quot;;[.G213]*[.I213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213]=&quot;-&quot;;[.G213]=&quot;&quot;);&quot;&quot;;[.G213]*[.M213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2K2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10, R111, R119, R12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14]=&quot;Power board&quot;; [.B214]*2;[.B214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2K2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7, R32, R34, R35, R37, R46, R62, R65, R68, R94, R96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15]=&quot;Power board&quot;; [.B215]*2;[.B215])" office:value-type="float" office:value="22" calcext:value-type="float">
            <text:p>2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214:.G215])" office:value-type="float" office:value="26" calcext:value-type="float">
            <text:p>26</text:p>
          </table:table-cell>
          <table:table-cell table:style-name="ce34" office:value-type="string" calcext:value-type="string">
            <text:p>9237534</text:p>
          </table:table-cell>
          <table:table-cell table:style-name="ce38" office:value-type="float" office:value="0.0087" calcext:value-type="float">
            <text:p>0,009</text:p>
          </table:table-cell>
          <table:table-cell table:style-name="ce41" table:formula="of:=IF(OR([.H216]=&quot;-&quot;; [.G216]=&quot;&quot;);&quot;&quot;;[.G216]*[.I216])" office:value-type="currency" office:currency="GBP" office:value="0.2262" calcext:value-type="currency">
            <text:p>£0,23</text:p>
          </table:table-cell>
          <table:table-cell table:style-name="ce44"/>
          <table:table-cell table:style-name="ce26" office:value-type="string" calcext:value-type="string">
            <text:p>SMD0805-2K2-1%</text:p>
          </table:table-cell>
          <table:table-cell table:style-name="ce38" office:value-type="float" office:value="0.00807" calcext:value-type="float">
            <text:p>0,008</text:p>
          </table:table-cell>
          <table:table-cell table:style-name="ce54" table:formula="of:=IF(OR([.L216]=&quot;-&quot;;[.G216]=&quot;&quot;);&quot;&quot;;[.G216]*[.M216])" office:value-type="currency" office:currency="EUR" office:value="0.20982" calcext:value-type="currency">
            <text:p>0,21 €</text:p>
          </table:table-cell>
          <table:table-cell table:style-name="ce61" table:formula="of:=IF([.G216]&lt;&gt;&quot;&quot;; IF([.H216]&lt;&gt;&quot;-&quot; ; IF([.N216] &gt; [.J216]*[.$O$1];[.J216]*[.$O$1];[.N216]);[.N216]);&quot;&quot;)" office:value-type="currency" office:currency="EUR" office:value="0.20982" calcext:value-type="currency">
            <text:p>0,210 €</text:p>
          </table:table-cell>
          <table:table-cell table:style-name="ce62"/>
          <table:table-cell table:style-name="ce62" table:formula="of:=IF(OR([.P216]&lt;&gt;&quot;&quot;;[.D216]=&quot;Not installed&quot;);&quot;&quot;;[.G216])" office:value-type="float" office:value="26" calcext:value-type="float">
            <text:p>26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K37 </text:p>
          </table:table-cell>
          <table:table-cell table:style-name="ce21" office:value-type="string" calcext:value-type="string">
            <text:p>0805, <text:span text:style-name="T6">0.1%</text:span></text:p>
          </table:table-cell>
          <table:table-cell table:style-name="ce26" office:value-type="string" calcext:value-type="string">
            <text:p>R64, R7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18]=&quot;Power board&quot;; [.B218]*2;[.B218])" office:value-type="float" office:value="4" calcext:value-type="float">
            <text:p>4</text:p>
          </table:table-cell>
          <table:table-cell table:style-name="ce34" office:value-type="float" office:value="1575834" calcext:value-type="float">
            <text:p>1575834</text:p>
          </table:table-cell>
          <table:table-cell table:style-name="ce38" office:value-type="float" office:value="0.343" calcext:value-type="float">
            <text:p>0,343</text:p>
          </table:table-cell>
          <table:table-cell table:style-name="ce41" table:formula="of:=IF(OR([.H218]=&quot;-&quot;; [.G218]=&quot;&quot;);&quot;&quot;;[.G218]*[.I218])" office:value-type="currency" office:currency="GBP" office:value="1.372" calcext:value-type="currency">
            <text:p>£1,37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18]=&quot;-&quot;;[.G218]=&quot;&quot;);&quot;&quot;;[.G218]*[.M218])">
            <text:p/>
          </table:table-cell>
          <table:table-cell table:style-name="ce61" table:formula="of:=IF([.G218]&lt;&gt;&quot;&quot;; IF([.H218]&lt;&gt;&quot;-&quot; ; IF([.N218] &gt; [.J218]*[.$O$1];[.J218]*[.$O$1];[.N218]);[.N218]);&quot;&quot;)" office:value-type="currency" office:currency="EUR" office:value="1.63895004" calcext:value-type="currency">
            <text:p>1,639 €</text:p>
          </table:table-cell>
          <table:table-cell table:style-name="ce62"/>
          <table:table-cell table:style-name="ce62" table:formula="of:=IF(OR([.P218]&lt;&gt;&quot;&quot;;[.D218]=&quot;Not installed&quot;);&quot;&quot;;[.G218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R2/2W</text:p>
          </table:table-cell>
          <table:table-cell table:style-name="ce22" office:value-type="string" calcext:value-type="string">
            <text:p>2512</text:p>
          </table:table-cell>
          <table:table-cell table:style-name="ce22" office:value-type="string" calcext:value-type="string">
            <text:p>R3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19]=&quot;Power board&quot;; [.B219]*2;[.B219])" office:value-type="float" office:value="2" calcext:value-type="float">
            <text:p>2</text:p>
          </table:table-cell>
          <table:table-cell table:style-name="ce35" office:value-type="float" office:value="1376975" calcext:value-type="float">
            <text:p>1376975</text:p>
          </table:table-cell>
          <table:table-cell table:style-name="ce39" office:value-type="float" office:value="0.353" calcext:value-type="float">
            <text:p>0,353</text:p>
          </table:table-cell>
          <table:table-cell table:style-name="ce42" table:formula="of:=IF(OR([.H219]=&quot;-&quot;; [.G219]=&quot;&quot;);&quot;&quot;;[.G219]*[.I219])" office:value-type="currency" office:currency="GBP" office:value="0.706" calcext:value-type="currency">
            <text:p>£0,71</text:p>
          </table:table-cell>
          <table:table-cell table:style-name="ce45"/>
          <table:table-cell table:style-name="ce47" office:value-type="string" calcext:value-type="string">
            <text:p>WF25P-2R2-5%</text:p>
          </table:table-cell>
          <table:table-cell table:style-name="ce39" office:value-type="float" office:value="0.0419" calcext:value-type="float">
            <text:p>0,042</text:p>
          </table:table-cell>
          <table:table-cell table:style-name="ce55" table:formula="of:=IF(OR([.L219]=&quot;-&quot;;[.G219]=&quot;&quot;);&quot;&quot;;[.G219]*[.M219])" office:value-type="currency" office:currency="EUR" office:value="0.0838" calcext:value-type="currency">
            <text:p>0,08 €</text:p>
          </table:table-cell>
          <table:table-cell table:style-name="ce61" table:formula="of:=IF([.G219]&lt;&gt;&quot;&quot;; IF([.H219]&lt;&gt;&quot;-&quot; ; IF([.N219] &gt; [.J219]*[.$O$1];[.J219]*[.$O$1];[.N219]);[.N219]);&quot;&quot;)" office:value-type="currency" office:currency="EUR" office:value="0.0838" calcext:value-type="currency">
            <text:p>0,084 €</text:p>
          </table:table-cell>
          <table:table-cell table:style-name="ce5"/>
          <table:table-cell table:style-name="ce65" table:formula="of:=IF(OR([.P219]&lt;&gt;&quot;&quot;;[.D219]=&quot;Not installed&quot;);&quot;&quot;;[.G21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30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20]=&quot;Power board&quot;; [.B220]*2;[.B220])" office:value-type="float" office:value="2" calcext:value-type="float">
            <text:p>2</text:p>
          </table:table-cell>
          <table:table-cell table:style-name="ce34" office:value-type="string" calcext:value-type="string">
            <text:p>9333070</text:p>
          </table:table-cell>
          <table:table-cell table:style-name="ce38" office:value-type="float" office:value="0.0016" calcext:value-type="float">
            <text:p>0,002</text:p>
          </table:table-cell>
          <table:table-cell table:style-name="ce41" table:formula="of:=IF(OR([.H220]=&quot;-&quot;; [.G220]=&quot;&quot;);&quot;&quot;;[.G220]*[.I220])" office:value-type="currency" office:currency="GBP" office:value="0.0032" calcext:value-type="currency">
            <text:p>£0,00</text:p>
          </table:table-cell>
          <table:table-cell table:style-name="ce44"/>
          <table:table-cell table:style-name="ce26" office:value-type="string" calcext:value-type="string">
            <text:p>RC0805FR-07330K</text:p>
          </table:table-cell>
          <table:table-cell table:style-name="ce38" office:value-type="float" office:value="0.00746" calcext:value-type="float">
            <text:p>0,007</text:p>
          </table:table-cell>
          <table:table-cell table:style-name="ce54" table:formula="of:=IF(OR([.L220]=&quot;-&quot;;[.G220]=&quot;&quot;);&quot;&quot;;[.G220]*[.M220])" office:value-type="currency" office:currency="EUR" office:value="0.01492" calcext:value-type="currency">
            <text:p>0,01 €</text:p>
          </table:table-cell>
          <table:table-cell table:style-name="ce61" table:formula="of:=IF([.G220]&lt;&gt;&quot;&quot;; IF([.H220]&lt;&gt;&quot;-&quot; ; IF([.N220] &gt; [.J220]*[.$O$1];[.J220]*[.$O$1];[.N220]);[.N220]);&quot;&quot;)" office:value-type="currency" office:currency="EUR" office:value="0.003822624" calcext:value-type="currency">
            <text:p>0,004 €</text:p>
          </table:table-cell>
          <table:table-cell table:style-name="ce62"/>
          <table:table-cell table:style-name="ce62" table:formula="of:=IF(OR([.P220]&lt;&gt;&quot;&quot;;[.D220]=&quot;Not installed&quot;);&quot;&quot;;[.G22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33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87, R10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21]=&quot;Power board&quot;; [.B221]*2;[.B221])" office:value-type="float" office:value="4" calcext:value-type="float">
            <text:p>4</text:p>
          </table:table-cell>
          <table:table-cell table:style-name="ce35" office:value-type="string" calcext:value-type="string">
            <text:p>9333037</text:p>
          </table:table-cell>
          <table:table-cell table:style-name="ce39" office:value-type="float" office:value="0.0016" calcext:value-type="float">
            <text:p>0,002</text:p>
          </table:table-cell>
          <table:table-cell table:style-name="ce42" table:formula="of:=IF(OR([.H221]=&quot;-&quot;; [.G221]=&quot;&quot;);&quot;&quot;;[.G221]*[.I221])" office:value-type="currency" office:currency="GBP" office:value="0.0064" calcext:value-type="currency">
            <text:p>£0,01</text:p>
          </table:table-cell>
          <table:table-cell table:style-name="ce45"/>
          <table:table-cell table:style-name="ce47" office:value-type="string" calcext:value-type="string">
            <text:p>RC0805FR-07330R</text:p>
          </table:table-cell>
          <table:table-cell table:style-name="ce39" office:value-type="float" office:value="0.00693" calcext:value-type="float">
            <text:p>0,007</text:p>
          </table:table-cell>
          <table:table-cell table:style-name="ce55" table:formula="of:=IF(OR([.L221]=&quot;-&quot;;[.G221]=&quot;&quot;);&quot;&quot;;[.G221]*[.M221])" office:value-type="currency" office:currency="EUR" office:value="0.02772" calcext:value-type="currency">
            <text:p>0,03 €</text:p>
          </table:table-cell>
          <table:table-cell table:style-name="ce61" table:formula="of:=IF([.G221]&lt;&gt;&quot;&quot;; IF([.H221]&lt;&gt;&quot;-&quot; ; IF([.N221] &gt; [.J221]*[.$O$1];[.J221]*[.$O$1];[.N221]);[.N221]);&quot;&quot;)" office:value-type="currency" office:currency="EUR" office:value="0.007645248" calcext:value-type="currency">
            <text:p>0,008 €</text:p>
          </table:table-cell>
          <table:table-cell table:style-name="ce5"/>
          <table:table-cell table:style-name="ce65" table:formula="of:=IF(OR([.P221]&lt;&gt;&quot;&quot;;[.D221]=&quot;Not installed&quot;);&quot;&quot;;[.G221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330R/2W</text:p>
          </table:table-cell>
          <table:table-cell table:style-name="ce21" office:value-type="string" calcext:value-type="string">
            <text:p>2512</text:p>
          </table:table-cell>
          <table:table-cell table:style-name="ce26" office:value-type="string" calcext:value-type="string">
            <text:p>R108, R109, R112, R115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22]=&quot;Power board&quot;; [.B222]*2;[.B222])" office:value-type="float" office:value="4" calcext:value-type="float">
            <text:p>4</text:p>
          </table:table-cell>
          <table:table-cell table:style-name="ce34" office:value-type="string" calcext:value-type="string">
            <text:p>1265196</text:p>
          </table:table-cell>
          <table:table-cell table:style-name="ce38" office:value-type="float" office:value="0.106" calcext:value-type="float">
            <text:p>0,106</text:p>
          </table:table-cell>
          <table:table-cell table:style-name="ce41" table:formula="of:=IF(OR([.H222]=&quot;-&quot;; [.G222]=&quot;&quot;);&quot;&quot;;[.G222]*[.I222])" office:value-type="currency" office:currency="GBP" office:value="0.424" calcext:value-type="currency">
            <text:p>£0,42</text:p>
          </table:table-cell>
          <table:table-cell table:style-name="ce44"/>
          <table:table-cell table:style-name="ce26" office:value-type="string" calcext:value-type="string">
            <text:p>WF25P-330R-5% </text:p>
          </table:table-cell>
          <table:table-cell table:style-name="ce38" office:value-type="float" office:value="0.0419" calcext:value-type="float">
            <text:p>0,042</text:p>
          </table:table-cell>
          <table:table-cell table:style-name="ce54" table:formula="of:=IF(OR([.L222]=&quot;-&quot;;[.G222]=&quot;&quot;);&quot;&quot;;[.G222]*[.M222])" office:value-type="currency" office:currency="EUR" office:value="0.1676" calcext:value-type="currency">
            <text:p>0,17 €</text:p>
          </table:table-cell>
          <table:table-cell table:style-name="ce61" table:formula="of:=IF([.G222]&lt;&gt;&quot;&quot;; IF([.H222]&lt;&gt;&quot;-&quot; ; IF([.N222] &gt; [.J222]*[.$O$1];[.J222]*[.$O$1];[.N222]);[.N222]);&quot;&quot;)" office:value-type="currency" office:currency="EUR" office:value="0.1676" calcext:value-type="currency">
            <text:p>0,168 €</text:p>
          </table:table-cell>
          <table:table-cell table:style-name="ce62"/>
          <table:table-cell table:style-name="ce62" table:formula="of:=IF(OR([.P222]&lt;&gt;&quot;&quot;;[.D222]=&quot;Not installed&quot;);&quot;&quot;;[.G222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47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0, R40, R5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23]=&quot;Power board&quot;; [.B223]*2;[.B223])" office:value-type="float" office:value="6" calcext:value-type="float">
            <text:p>6</text:p>
          </table:table-cell>
          <table:table-cell table:style-name="ce35" office:value-type="float" office:value="1099798" calcext:value-type="float">
            <text:p>1099798</text:p>
          </table:table-cell>
          <table:table-cell table:style-name="ce39" office:value-type="float" office:value="0.0123" calcext:value-type="float">
            <text:p>0,012</text:p>
          </table:table-cell>
          <table:table-cell table:style-name="ce42" table:formula="of:=IF(OR([.H223]=&quot;-&quot;; [.G223]=&quot;&quot;);&quot;&quot;;[.G223]*[.I223])" office:value-type="currency" office:currency="GBP" office:value="0.0738" calcext:value-type="currency">
            <text:p>£0,07</text:p>
          </table:table-cell>
          <table:table-cell table:style-name="ce45"/>
          <table:table-cell table:style-name="ce47" office:value-type="string" calcext:value-type="string">
            <text:p>RC0805FR-07470R </text:p>
          </table:table-cell>
          <table:table-cell table:style-name="ce39" office:value-type="float" office:value="0.00727" calcext:value-type="float">
            <text:p>0,007</text:p>
          </table:table-cell>
          <table:table-cell table:style-name="ce55" table:formula="of:=IF(OR([.L223]=&quot;-&quot;;[.G223]=&quot;&quot;);&quot;&quot;;[.G223]*[.M223])" office:value-type="currency" office:currency="EUR" office:value="0.04362" calcext:value-type="currency">
            <text:p>0,04 €</text:p>
          </table:table-cell>
          <table:table-cell table:style-name="ce61" table:formula="of:=IF([.G223]&lt;&gt;&quot;&quot;; IF([.H223]&lt;&gt;&quot;-&quot; ; IF([.N223] &gt; [.J223]*[.$O$1];[.J223]*[.$O$1];[.N223]);[.N223]);&quot;&quot;)" office:value-type="currency" office:currency="EUR" office:value="0.04362" calcext:value-type="currency">
            <text:p>0,044 €</text:p>
          </table:table-cell>
          <table:table-cell table:style-name="ce5"/>
          <table:table-cell table:style-name="ce65" table:formula="of:=IF(OR([.P223]&lt;&gt;&quot;&quot;;[.D223]=&quot;Not installed&quot;);&quot;&quot;;[.G223]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28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24]=&quot;Power board&quot;; [.B224]*2;[.B224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7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62, R163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25]=&quot;Power board&quot;; [.B225]*2;[.B225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47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7, R16, R19, R89, R90, R91, R10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26]=&quot;Power board&quot;; [.B226]*2;[.B226])" office:value-type="float" office:value="14" calcext:value-type="float">
            <text:p>1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24:.G226])" office:value-type="float" office:value="17" calcext:value-type="float">
            <text:p>17</text:p>
          </table:table-cell>
          <table:table-cell table:style-name="ce35" office:value-type="string" calcext:value-type="string">
            <text:p>2447664</text:p>
          </table:table-cell>
          <table:table-cell table:style-name="ce39" office:value-type="float" office:value="0.0049" calcext:value-type="float">
            <text:p>0,005</text:p>
          </table:table-cell>
          <table:table-cell table:style-name="ce42" table:formula="of:=IF(OR([.H227]=&quot;-&quot;; [.G227]=&quot;&quot;);&quot;&quot;;[.G227]*[.I227])" office:value-type="currency" office:currency="GBP" office:value="0.0833" calcext:value-type="currency">
            <text:p>£0,08</text:p>
          </table:table-cell>
          <table:table-cell table:style-name="ce45"/>
          <table:table-cell table:style-name="ce47" office:value-type="string" calcext:value-type="string">
            <text:p>RC0805FR-0747K </text:p>
          </table:table-cell>
          <table:table-cell table:style-name="ce39" office:value-type="float" office:value="0.00714" calcext:value-type="float">
            <text:p>0,007</text:p>
          </table:table-cell>
          <table:table-cell table:style-name="ce55" table:formula="of:=IF(OR([.L227]=&quot;-&quot;;[.G227]=&quot;&quot;);&quot;&quot;;[.G227]*[.M227])" office:value-type="currency" office:currency="EUR" office:value="0.12138" calcext:value-type="currency">
            <text:p>0,12 €</text:p>
          </table:table-cell>
          <table:table-cell table:style-name="ce61" table:formula="of:=IF([.G227]&lt;&gt;&quot;&quot;; IF([.H227]&lt;&gt;&quot;-&quot; ; IF([.N227] &gt; [.J227]*[.$O$1];[.J227]*[.$O$1];[.N227]);[.N227]);&quot;&quot;)" office:value-type="currency" office:currency="EUR" office:value="0.099507681" calcext:value-type="currency">
            <text:p>0,100 €</text:p>
          </table:table-cell>
          <table:table-cell table:style-name="ce5"/>
          <table:table-cell table:style-name="ce65" table:formula="of:=IF(OR([.P227]&lt;&gt;&quot;&quot;;[.D227]=&quot;Not installed&quot;);&quot;&quot;;[.G227])" office:value-type="float" office:value="17" calcext:value-type="float">
            <text:p>17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28]=&quot;-&quot;; [.G228]=&quot;&quot;);&quot;&quot;;[.G228]*[.I228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28]=&quot;-&quot;;[.G228]=&quot;&quot;);&quot;&quot;;[.G228]*[.M228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49R9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6, R148, R149, R150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29]=&quot;Power board&quot;; [.B229]*2;[.B229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9R9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13, R116, 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30]=&quot;Power board&quot;; [.B230]*2;[.B230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29:.G230])" office:value-type="float" office:value="6" calcext:value-type="float">
            <text:p>6</text:p>
          </table:table-cell>
          <table:table-cell table:style-name="ce35" office:value-type="string" calcext:value-type="string">
            <text:p>2141727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2" table:formula="of:=IF(OR([.H231]=&quot;-&quot;; [.G231]=&quot;&quot;);&quot;&quot;;[.G231]*[.I231])" office:value-type="currency" office:currency="GBP" office:value="0.096" calcext:value-type="currency">
            <text:p>£0,10</text:p>
          </table:table-cell>
          <table:table-cell table:style-name="ce45"/>
          <table:table-cell table:style-name="ce47" office:value-type="string" calcext:value-type="string">
            <text:p>RC0805FR-0749R9 </text:p>
          </table:table-cell>
          <table:table-cell table:style-name="ce39" office:value-type="float" office:value="0.00714" calcext:value-type="float">
            <text:p>0,007</text:p>
          </table:table-cell>
          <table:table-cell table:style-name="ce55" table:formula="of:=IF(OR([.L231]=&quot;-&quot;;[.G231]=&quot;&quot;);&quot;&quot;;[.G231]*[.M231])" office:value-type="currency" office:currency="EUR" office:value="0.04284" calcext:value-type="currency">
            <text:p>0,04 €</text:p>
          </table:table-cell>
          <table:table-cell table:style-name="ce61" table:formula="of:=IF([.G231]&lt;&gt;&quot;&quot;; IF([.H231]&lt;&gt;&quot;-&quot; ; IF([.N231] &gt; [.J231]*[.$O$1];[.J231]*[.$O$1];[.N231]);[.N231]);&quot;&quot;)" office:value-type="currency" office:currency="EUR" office:value="0.04284" calcext:value-type="currency">
            <text:p>0,043 €</text:p>
          </table:table-cell>
          <table:table-cell table:style-name="ce5"/>
          <table:table-cell table:style-name="ce65" table:formula="of:=IF(OR([.P231]&lt;&gt;&quot;&quot;;[.D231]=&quot;Not installed&quot;);&quot;&quot;;[.G231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32]=&quot;-&quot;; [.G232]=&quot;&quot;);&quot;&quot;;[.G232]*[.I232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32]=&quot;-&quot;;[.G232]=&quot;&quot;);&quot;&quot;;[.G232]*[.M232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4K7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34, R135, R137, R139, R141, R144, R145, R169, R171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33]=&quot;Power board&quot;; [.B233]*2;[.B233])" office:value-type="float" office:value="9" calcext:value-type="float">
            <text:p>9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K7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5, R10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34]=&quot;Power board&quot;; [.B234]*2;[.B234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33:.G234])" office:value-type="float" office:value="13" calcext:value-type="float">
            <text:p>13</text:p>
          </table:table-cell>
          <table:table-cell table:style-name="ce35" office:value-type="string" calcext:value-type="string">
            <text:p>9333266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2" table:formula="of:=IF(OR([.H235]=&quot;-&quot;; [.G235]=&quot;&quot;);&quot;&quot;;[.G235]*[.I235])" office:value-type="currency" office:currency="GBP" office:value="0.208" calcext:value-type="currency">
            <text:p>£0,21</text:p>
          </table:table-cell>
          <table:table-cell table:style-name="ce45"/>
          <table:table-cell table:style-name="ce47" office:value-type="string" calcext:value-type="string">
            <text:p>RC0805FR-074K7</text:p>
          </table:table-cell>
          <table:table-cell table:style-name="ce39" office:value-type="float" office:value="0.00645" calcext:value-type="float">
            <text:p>0,006</text:p>
          </table:table-cell>
          <table:table-cell table:style-name="ce55" table:formula="of:=IF(OR([.L235]=&quot;-&quot;;[.G235]=&quot;&quot;);&quot;&quot;;[.G235]*[.M235])" office:value-type="currency" office:currency="EUR" office:value="0.08385" calcext:value-type="currency">
            <text:p>0,08 €</text:p>
          </table:table-cell>
          <table:table-cell table:style-name="ce61" table:formula="of:=IF([.G235]&lt;&gt;&quot;&quot;; IF([.H235]&lt;&gt;&quot;-&quot; ; IF([.N235] &gt; [.J235]*[.$O$1];[.J235]*[.$O$1];[.N235]);[.N235]);&quot;&quot;)" office:value-type="currency" office:currency="EUR" office:value="0.08385" calcext:value-type="currency">
            <text:p>0,084 €</text:p>
          </table:table-cell>
          <table:table-cell table:style-name="ce5"/>
          <table:table-cell table:style-name="ce65" table:formula="of:=IF(OR([.P235]&lt;&gt;&quot;&quot;;[.D235]=&quot;Not installed&quot;);&quot;&quot;;[.G235])" office:value-type="float" office:value="13" calcext:value-type="float">
            <text:p>13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36]=&quot;-&quot;; [.G236]=&quot;&quot;);&quot;&quot;;[.G236]*[.I236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36]=&quot;-&quot;;[.G236]=&quot;&quot;);&quot;&quot;;[.G236]*[.M236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51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4, R5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37]=&quot;Power board&quot;; [.B237]*2;[.B237])" office:value-type="float" office:value="4" calcext:value-type="float">
            <text:p>4</text:p>
          </table:table-cell>
          <table:table-cell table:style-name="ce35" office:value-type="string" calcext:value-type="string">
            <text:p>9334653</text:p>
          </table:table-cell>
          <table:table-cell table:style-name="ce39" office:value-type="float" office:value="0.0112" calcext:value-type="float">
            <text:p>0,011</text:p>
          </table:table-cell>
          <table:table-cell table:style-name="ce42" table:formula="of:=IF(OR([.H237]=&quot;-&quot;; [.G237]=&quot;&quot;);&quot;&quot;;[.G237]*[.I237])" office:value-type="currency" office:currency="GBP" office:value="0.0448" calcext:value-type="currency">
            <text:p>£0,04</text:p>
          </table:table-cell>
          <table:table-cell table:style-name="ce45"/>
          <table:table-cell table:style-name="ce47" office:value-type="string" calcext:value-type="string">
            <text:p>RC0805FR-0751K</text:p>
          </table:table-cell>
          <table:table-cell table:style-name="ce39" office:value-type="float" office:value="0.00605" calcext:value-type="float">
            <text:p>0,006</text:p>
          </table:table-cell>
          <table:table-cell table:style-name="ce55" table:formula="of:=IF(OR([.L237]=&quot;-&quot;;[.G237]=&quot;&quot;);&quot;&quot;;[.G237]*[.M237])" office:value-type="currency" office:currency="EUR" office:value="0.0242" calcext:value-type="currency">
            <text:p>0,02 €</text:p>
          </table:table-cell>
          <table:table-cell table:style-name="ce61" table:formula="of:=IF([.G237]&lt;&gt;&quot;&quot;; IF([.H237]&lt;&gt;&quot;-&quot; ; IF([.N237] &gt; [.J237]*[.$O$1];[.J237]*[.$O$1];[.N237]);[.N237]);&quot;&quot;)" office:value-type="currency" office:currency="EUR" office:value="0.0242" calcext:value-type="currency">
            <text:p>0,024 €</text:p>
          </table:table-cell>
          <table:table-cell table:style-name="ce5"/>
          <table:table-cell table:style-name="ce65" table:formula="of:=IF(OR([.P237]&lt;&gt;&quot;&quot;;[.D237]=&quot;Not installed&quot;);&quot;&quot;;[.G237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51R</text:p>
          </table:table-cell>
          <table:table-cell table:style-name="ce21" office:value-type="string" calcext:value-type="string">
            <text:p>0805, <text:span text:style-name="T6">0.1%</text:span></text:p>
          </table:table-cell>
          <table:table-cell table:style-name="ce26" office:value-type="string" calcext:value-type="string">
            <text:p>R66, R67, R70, R71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38]=&quot;Power board&quot;; [.B238]*2;[.B238])" office:value-type="float" office:value="8" calcext:value-type="float">
            <text:p>8</text:p>
          </table:table-cell>
          <table:table-cell table:style-name="ce34" office:value-type="string" calcext:value-type="string">
            <text:p>1670210</text:p>
          </table:table-cell>
          <table:table-cell table:style-name="ce38" office:value-type="float" office:value="0.207" calcext:value-type="float">
            <text:p>0,207</text:p>
          </table:table-cell>
          <table:table-cell table:style-name="ce41" table:formula="of:=IF(OR([.H238]=&quot;-&quot;; [.G238]=&quot;&quot;);&quot;&quot;;[.G238]*[.I238])" office:value-type="currency" office:currency="GBP" office:value="1.656" calcext:value-type="currency">
            <text:p>£1,66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38]=&quot;-&quot;;[.G238]=&quot;&quot;);&quot;&quot;;[.G238]*[.M238])">
            <text:p/>
          </table:table-cell>
          <table:table-cell table:style-name="ce61" table:formula="of:=IF([.G238]&lt;&gt;&quot;&quot;; IF([.H238]&lt;&gt;&quot;-&quot; ; IF([.N238] &gt; [.J238]*[.$O$1];[.J238]*[.$O$1];[.N238]);[.N238]);&quot;&quot;)" office:value-type="currency" office:currency="EUR" office:value="1.97820792" calcext:value-type="currency">
            <text:p>1,978 €</text:p>
          </table:table-cell>
          <table:table-cell table:style-name="ce62"/>
          <table:table-cell table:style-name="ce62" table:formula="of:=IF(OR([.P238]&lt;&gt;&quot;&quot;;[.D238]=&quot;Not installed&quot;);&quot;&quot;;[.G238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5K1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7, R88, R10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39]=&quot;Power board&quot;; [.B239]*2;[.B239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5K1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65, R166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40]=&quot;Power board&quot;; [.B240]*2;[.B240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39:.G240])" office:value-type="float" office:value="8" calcext:value-type="float">
            <text:p>8</text:p>
          </table:table-cell>
          <table:table-cell table:style-name="ce35" office:value-type="float" office:value="9333320" calcext:value-type="float">
            <text:p>9333320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2" table:formula="of:=IF(OR([.H241]=&quot;-&quot;; [.G241]=&quot;&quot;);&quot;&quot;;[.G241]*[.I241])" office:value-type="currency" office:currency="GBP" office:value="0.128" calcext:value-type="currency">
            <text:p>£0,13</text:p>
          </table:table-cell>
          <table:table-cell table:style-name="ce45"/>
          <table:table-cell table:style-name="ce47" office:value-type="string" calcext:value-type="string">
            <text:p>RC0805FR-075K1 </text:p>
          </table:table-cell>
          <table:table-cell table:style-name="ce39" office:value-type="float" office:value="0.00654" calcext:value-type="float">
            <text:p>0,007</text:p>
          </table:table-cell>
          <table:table-cell table:style-name="ce55" table:formula="of:=IF(OR([.L241]=&quot;-&quot;;[.G241]=&quot;&quot;);&quot;&quot;;[.G241]*[.M241])" office:value-type="currency" office:currency="EUR" office:value="0.05232" calcext:value-type="currency">
            <text:p>0,05 €</text:p>
          </table:table-cell>
          <table:table-cell table:style-name="ce61" table:formula="of:=IF([.G241]&lt;&gt;&quot;&quot;; IF([.H241]&lt;&gt;&quot;-&quot; ; IF([.N241] &gt; [.J241]*[.$O$1];[.J241]*[.$O$1];[.N241]);[.N241]);&quot;&quot;)" office:value-type="currency" office:currency="EUR" office:value="0.05232" calcext:value-type="currency">
            <text:p>0,052 €</text:p>
          </table:table-cell>
          <table:table-cell table:style-name="ce5"/>
          <table:table-cell table:style-name="ce65" table:formula="of:=IF(OR([.P241]&lt;&gt;&quot;&quot;;[.D240]=&quot;Not installed&quot;);&quot;&quot;;[.G241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5K6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1, R130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43]=&quot;Power board&quot;; [.B243]*2;[.B243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5K6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26, R92, R97, R10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44]=&quot;Power board&quot;; [.B244]*2;[.B244])" office:value-type="float" office:value="8" calcext:value-type="float">
            <text:p>8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43:.G244])" office:value-type="float" office:value="10" calcext:value-type="float">
            <text:p>10</text:p>
          </table:table-cell>
          <table:table-cell table:style-name="ce35" office:value-type="float" office:value="2447693" calcext:value-type="float">
            <text:p>2447693</text:p>
          </table:table-cell>
          <table:table-cell table:style-name="ce39" office:value-type="float" office:value="0.0049" calcext:value-type="float">
            <text:p>0,005</text:p>
          </table:table-cell>
          <table:table-cell table:style-name="ce42" table:formula="of:=IF(OR([.H245]=&quot;-&quot;; [.G245]=&quot;&quot;);&quot;&quot;;[.G245]*[.I245])" office:value-type="currency" office:currency="GBP" office:value="0.049" calcext:value-type="currency">
            <text:p>£0,05</text:p>
          </table:table-cell>
          <table:table-cell table:style-name="ce45"/>
          <table:table-cell table:style-name="ce47" office:value-type="string" calcext:value-type="string">
            <text:p>SMD0805-5K6-1% </text:p>
          </table:table-cell>
          <table:table-cell table:style-name="ce39" office:value-type="float" office:value="0.00807" calcext:value-type="float">
            <text:p>0,008</text:p>
          </table:table-cell>
          <table:table-cell table:style-name="ce55" table:formula="of:=IF(OR([.L245]=&quot;-&quot;;[.G245]=&quot;&quot;);&quot;&quot;;[.G245]*[.M245])" office:value-type="currency" office:currency="EUR" office:value="0.0807" calcext:value-type="currency">
            <text:p>0,08 €</text:p>
          </table:table-cell>
          <table:table-cell table:style-name="ce61" table:formula="of:=IF([.G245]&lt;&gt;&quot;&quot;; IF([.H245]&lt;&gt;&quot;-&quot; ; IF([.N245] &gt; [.J245]*[.$O$1];[.J245]*[.$O$1];[.N245]);[.N245]);&quot;&quot;)" office:value-type="currency" office:currency="EUR" office:value="0.05853393" calcext:value-type="currency">
            <text:p>0,059 €</text:p>
          </table:table-cell>
          <table:table-cell table:style-name="ce5"/>
          <table:table-cell table:style-name="ce65" table:formula="of:=IF(OR([.P245]&lt;&gt;&quot;&quot;;[.D245]=&quot;Not installed&quot;);&quot;&quot;;[.G245])" office:value-type="float" office:value="10" calcext:value-type="float">
            <text:p>10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46]=&quot;-&quot;; [.G246]=&quot;&quot;);&quot;&quot;;[.G246]*[.I246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46]=&quot;-&quot;;[.G246]=&quot;&quot;);&quot;&quot;;[.G246]*[.M246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75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47, R93, R100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47]=&quot;Power board&quot;; [.B247]*2;[.B247])" office:value-type="float" office:value="10" calcext:value-type="float">
            <text:p>10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75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60, R16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48]=&quot;Power board&quot;; [.B248]*2;[.B248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47:.G248])" office:value-type="float" office:value="12" calcext:value-type="float">
            <text:p>12</text:p>
          </table:table-cell>
          <table:table-cell table:style-name="ce35" office:value-type="string" calcext:value-type="string">
            <text:p>9333525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2" table:formula="of:=IF(OR([.H249]=&quot;-&quot;; [.G249]=&quot;&quot;);&quot;&quot;;[.G249]*[.I249])" office:value-type="currency" office:currency="GBP" office:value="0.192" calcext:value-type="currency">
            <text:p>£0,19</text:p>
          </table:table-cell>
          <table:table-cell table:style-name="ce45"/>
          <table:table-cell table:style-name="ce47" office:value-type="string" calcext:value-type="string">
            <text:p>CRCW0805750RFKTABC</text:p>
          </table:table-cell>
          <table:table-cell table:style-name="ce39" office:value-type="float" office:value="0.0116" calcext:value-type="float">
            <text:p>0,012</text:p>
          </table:table-cell>
          <table:table-cell table:style-name="ce55" table:formula="of:=IF(OR([.L249]=&quot;-&quot;;[.G249]=&quot;&quot;);&quot;&quot;;[.G249]*[.M249])" office:value-type="currency" office:currency="EUR" office:value="0.1392" calcext:value-type="currency">
            <text:p>0,14 €</text:p>
          </table:table-cell>
          <table:table-cell table:style-name="ce61" table:formula="of:=IF([.B249]&lt;&gt;&quot;&quot;; IF([.H249]&lt;&gt;&quot;-&quot; ; IF([.N249] &gt; [.J249]*[.$O$1];[.J249]*[.$O$1];[.N249]);[.N249]);&quot;&quot;)">
            <text:p/>
          </table:table-cell>
          <table:table-cell table:style-name="ce5"/>
          <table:table-cell table:style-name="ce65" table:formula="of:=IF(OR([.P249]&lt;&gt;&quot;&quot;;[.D249]=&quot;Not installed&quot;);&quot;&quot;;[.G249])" office:value-type="float" office:value="12" calcext:value-type="float">
            <text:p>12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7K5</text:p>
          </table:table-cell>
          <table:table-cell table:style-name="ce22" office:value-type="string" calcext:value-type="string">
            <text:p>0805, <text:span text:style-name="T6">0.1%</text:span></text:p>
          </table:table-cell>
          <table:table-cell table:style-name="ce22" office:value-type="string" calcext:value-type="string">
            <text:p>R44, R5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51]=&quot;Power board&quot;; [.B251]*2;[.B251])" office:value-type="float" office:value="4" calcext:value-type="float">
            <text:p>4</text:p>
          </table:table-cell>
          <table:table-cell table:style-name="ce35" office:value-type="float" office:value="1670239" calcext:value-type="float">
            <text:p>1670239</text:p>
          </table:table-cell>
          <table:table-cell table:style-name="ce39" office:value-type="float" office:value="0.206" calcext:value-type="float">
            <text:p>0,206</text:p>
          </table:table-cell>
          <table:table-cell table:style-name="ce42" table:formula="of:=IF(OR([.H251]=&quot;-&quot;; [.G251]=&quot;&quot;);&quot;&quot;;[.G251]*[.I251])" office:value-type="currency" office:currency="GBP" office:value="0.824" calcext:value-type="currency">
            <text:p>£0,82</text:p>
          </table:table-cell>
          <table:table-cell table:style-name="ce45"/>
          <table:table-cell table:style-name="ce47" office:value-type="string" calcext:value-type="string">
            <text:p>RN73C2A7K5BTDF </text:p>
          </table:table-cell>
          <table:table-cell table:style-name="ce39" office:value-type="float" office:value="0.475" calcext:value-type="float">
            <text:p>0,475</text:p>
          </table:table-cell>
          <table:table-cell table:style-name="ce55" table:formula="of:=IF(OR([.L251]=&quot;-&quot;;[.G251]=&quot;&quot;);&quot;&quot;;[.G251]*[.M251])" office:value-type="currency" office:currency="EUR" office:value="1.9" calcext:value-type="currency">
            <text:p>1,90 €</text:p>
          </table:table-cell>
          <table:table-cell table:style-name="ce61" table:formula="of:=IF([.G251]&lt;&gt;&quot;&quot;; IF([.H251]&lt;&gt;&quot;-&quot; ; IF([.N251] &gt; [.J251]*[.$O$1];[.J251]*[.$O$1];[.N251]);[.N251]);&quot;&quot;)" office:value-type="currency" office:currency="EUR" office:value="0.98432568" calcext:value-type="currency">
            <text:p>0,984 €</text:p>
          </table:table-cell>
          <table:table-cell table:style-name="ce5"/>
          <table:table-cell table:style-name="ce65" table:formula="of:=IF(OR([.P251]&lt;&gt;&quot;&quot;;[.D251]=&quot;Not installed&quot;);&quot;&quot;;[.G251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010/2W</text:p>
          </table:table-cell>
          <table:table-cell table:style-name="ce21" office:value-type="string" calcext:value-type="string">
            <text:p>2512, 2W</text:p>
          </table:table-cell>
          <table:table-cell table:style-name="ce26" office:value-type="string" calcext:value-type="string">
            <text:p>R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52]=&quot;Power board&quot;; [.B252]*2;[.B252])" office:value-type="float" office:value="2" calcext:value-type="float">
            <text:p>2</text:p>
          </table:table-cell>
          <table:table-cell table:style-name="ce34" office:value-type="float" office:value="1435947" calcext:value-type="float">
            <text:p>1435947</text:p>
          </table:table-cell>
          <table:table-cell table:style-name="ce38" office:value-type="float" office:value="0.386" calcext:value-type="float">
            <text:p>0,386</text:p>
          </table:table-cell>
          <table:table-cell table:style-name="ce41" table:formula="of:=IF(OR([.H252]=&quot;-&quot;; [.G252]=&quot;&quot;);&quot;&quot;;[.G252]*[.I252])" office:value-type="currency" office:currency="GBP" office:value="0.772" calcext:value-type="currency">
            <text:p>£0,77</text:p>
          </table:table-cell>
          <table:table-cell table:style-name="ce44"/>
          <table:table-cell table:style-name="ce26" office:value-type="string" calcext:value-type="string">
            <text:p>WW25RR010FTL</text:p>
          </table:table-cell>
          <table:table-cell table:style-name="ce38" office:value-type="float" office:value="0.189" calcext:value-type="float">
            <text:p>0,189</text:p>
          </table:table-cell>
          <table:table-cell table:style-name="ce54" table:formula="of:=IF(OR([.L252]=&quot;-&quot;;[.G252]=&quot;&quot;);&quot;&quot;;[.G252]*[.M252])" office:value-type="currency" office:currency="EUR" office:value="0.378" calcext:value-type="currency">
            <text:p>0,38 €</text:p>
          </table:table-cell>
          <table:table-cell table:style-name="ce61" table:formula="of:=IF([.G252]&lt;&gt;&quot;&quot;; IF([.H252]&lt;&gt;&quot;-&quot; ; IF([.N252] &gt; [.J252]*[.$O$1];[.J252]*[.$O$1];[.N252]);[.N252]);&quot;&quot;)" office:value-type="currency" office:currency="EUR" office:value="0.378" calcext:value-type="currency">
            <text:p>0,378 €</text:p>
          </table:table-cell>
          <table:table-cell table:style-name="ce62"/>
          <table:table-cell table:style-name="ce62" table:formula="of:=IF(OR([.P252]&lt;&gt;&quot;&quot;;[.D252]=&quot;Not installed&quot;);&quot;&quot;;[.G25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R020/2W</text:p>
          </table:table-cell>
          <table:table-cell table:style-name="ce22" office:value-type="string" calcext:value-type="string">
            <text:p>2512, 2W</text:p>
          </table:table-cell>
          <table:table-cell table:style-name="ce22" office:value-type="string" calcext:value-type="string">
            <text:p>R69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53]=&quot;Power board&quot;; [.B253]*2;[.B253])" office:value-type="float" office:value="2" calcext:value-type="float">
            <text:p>2</text:p>
          </table:table-cell>
          <table:table-cell table:style-name="ce35" office:value-type="float" office:value="2079436" calcext:value-type="float">
            <text:p>2079436</text:p>
          </table:table-cell>
          <table:table-cell table:style-name="ce39" office:value-type="float" office:value="0.156" calcext:value-type="float">
            <text:p>0,156</text:p>
          </table:table-cell>
          <table:table-cell table:style-name="ce42" table:formula="of:=IF(OR([.H253]=&quot;-&quot;; [.G253]=&quot;&quot;);&quot;&quot;;[.G253]*[.I253])" office:value-type="currency" office:currency="GBP" office:value="0.312" calcext:value-type="currency">
            <text:p>£0,31</text:p>
          </table:table-cell>
          <table:table-cell table:style-name="ce45"/>
          <table:table-cell table:style-name="ce47" office:value-type="string" calcext:value-type="string">
            <text:p>WW25NR020FTL </text:p>
          </table:table-cell>
          <table:table-cell table:style-name="ce39" office:value-type="float" office:value="0.189" calcext:value-type="float">
            <text:p>0,189</text:p>
          </table:table-cell>
          <table:table-cell table:style-name="ce55" table:formula="of:=IF(OR([.L253]=&quot;-&quot;;[.G253]=&quot;&quot;);&quot;&quot;;[.G253]*[.M253])" office:value-type="currency" office:currency="EUR" office:value="0.378" calcext:value-type="currency">
            <text:p>0,38 €</text:p>
          </table:table-cell>
          <table:table-cell table:style-name="ce61" table:formula="of:=IF([.G253]&lt;&gt;&quot;&quot;; IF([.H253]&lt;&gt;&quot;-&quot; ; IF([.N253] &gt; [.J253]*[.$O$1];[.J253]*[.$O$1];[.N253]);[.N253]);&quot;&quot;)" office:value-type="currency" office:currency="EUR" office:value="0.37270584" calcext:value-type="currency">
            <text:p>0,373 €</text:p>
          </table:table-cell>
          <table:table-cell table:style-name="ce5"/>
          <table:table-cell table:style-name="ce65" table:formula="of:=IF(OR([.P253]&lt;&gt;&quot;&quot;;[.D253]=&quot;Not installed&quot;);&quot;&quot;;[.G25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080/3W</text:p>
          </table:table-cell>
          <table:table-cell table:style-name="ce21" office:value-type="string" calcext:value-type="string">
            <text:p>2512, <text:span text:style-name="T6">3W</text:span></text:p>
          </table:table-cell>
          <table:table-cell table:style-name="ce26" office:value-type="string" calcext:value-type="string">
            <text:p>R30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54]=&quot;Power board&quot;; [.B254]*2;[.B254])" office:value-type="float" office:value="2" calcext:value-type="float">
            <text:p>2</text:p>
          </table:table-cell>
          <table:table-cell table:style-name="ce34" office:value-type="string" calcext:value-type="string">
            <text:p>1435951</text:p>
          </table:table-cell>
          <table:table-cell table:style-name="ce38" office:value-type="float" office:value="0.524" calcext:value-type="float">
            <text:p>0,524</text:p>
          </table:table-cell>
          <table:table-cell table:style-name="ce41" table:formula="of:=IF(OR([.H254]=&quot;-&quot;; [.G254]=&quot;&quot;);&quot;&quot;;[.G254]*[.I254])" office:value-type="currency" office:currency="GBP" office:value="1.048" calcext:value-type="currency">
            <text:p>£1,05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54]=&quot;-&quot;;[.G254]=&quot;&quot;);&quot;&quot;;[.G254]*[.M254])">
            <text:p/>
          </table:table-cell>
          <table:table-cell table:style-name="ce61" table:formula="of:=IF([.G254]&lt;&gt;&quot;&quot;; IF([.H254]&lt;&gt;&quot;-&quot; ; IF([.N254] &gt; [.J254]*[.$O$1];[.J254]*[.$O$1];[.N254]);[.N254]);&quot;&quot;)" office:value-type="currency" office:currency="EUR" office:value="1.25190936" calcext:value-type="currency">
            <text:p>1,252 €</text:p>
          </table:table-cell>
          <table:table-cell table:style-name="ce62"/>
          <table:table-cell table:style-name="ce62" table:formula="of:=IF(OR([.P254]&lt;&gt;&quot;&quot;;[.D254]=&quot;Not installed&quot;);&quot;&quot;;[.G25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x10K</text:p>
          </table:table-cell>
          <table:table-cell table:style-name="ce22" office:value-type="string" calcext:value-type="string">
            <text:p>1206; resistor array</text:p>
          </table:table-cell>
          <table:table-cell table:style-name="ce22" office:value-type="string" calcext:value-type="string">
            <text:p>RN1, RN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55]=&quot;Power board&quot;; [.B255]*2;[.B255])" office:value-type="float" office:value="2" calcext:value-type="float">
            <text:p>2</text:p>
          </table:table-cell>
          <table:table-cell table:style-name="ce35" office:value-type="string" calcext:value-type="string">
            <text:p>1770137</text:p>
          </table:table-cell>
          <table:table-cell table:style-name="ce39" office:value-type="float" office:value="0.0884" calcext:value-type="float">
            <text:p>0,088</text:p>
          </table:table-cell>
          <table:table-cell table:style-name="ce42" table:formula="of:=IF(OR([.H255]=&quot;-&quot;; [.G255]=&quot;&quot;);&quot;&quot;;[.G255]*[.I255])" office:value-type="currency" office:currency="GBP" office:value="0.1768" calcext:value-type="currency">
            <text:p>£0,18</text:p>
          </table:table-cell>
          <table:table-cell table:style-name="ce45"/>
          <table:table-cell table:style-name="ce47" office:value-type="string" calcext:value-type="string">
            <text:p>DR1206-10K-4/8 </text:p>
          </table:table-cell>
          <table:table-cell table:style-name="ce39" office:value-type="float" office:value="0.00673" calcext:value-type="float">
            <text:p>0,007</text:p>
          </table:table-cell>
          <table:table-cell table:style-name="ce55" table:formula="of:=IF(OR([.L255]=&quot;-&quot;;[.G255]=&quot;&quot;);&quot;&quot;;[.G255]*[.M255])" office:value-type="currency" office:currency="EUR" office:value="0.01346" calcext:value-type="currency">
            <text:p>0,01 €</text:p>
          </table:table-cell>
          <table:table-cell table:style-name="ce61" table:formula="of:=IF([.G255]&lt;&gt;&quot;&quot;; IF([.H255]&lt;&gt;&quot;-&quot; ; IF([.N255] &gt; [.J255]*[.$O$1];[.J255]*[.$O$1];[.N255]);[.N255]);&quot;&quot;)" office:value-type="currency" office:currency="EUR" office:value="0.01346" calcext:value-type="currency">
            <text:p>0,013 €</text:p>
          </table:table-cell>
          <table:table-cell table:style-name="ce5"/>
          <table:table-cell table:style-name="ce65" table:formula="of:=IF(OR([.P255]&lt;&gt;&quot;&quot;;[.D255]=&quot;Not installed&quot;);&quot;&quot;;[.G255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D-BZEN-0903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SP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56]=&quot;Power board&quot;; [.B256]*2;[.B256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256]=&quot;-&quot;; [.G256]=&quot;&quot;);&quot;&quot;;[.G256]*[.I256])">
            <text:p/>
          </table:table-cell>
          <table:table-cell table:style-name="ce44"/>
          <table:table-cell table:style-name="ce26" office:value-type="string" calcext:value-type="string">
            <text:p>LD-BZEN-0903 </text:p>
          </table:table-cell>
          <table:table-cell table:style-name="ce38" office:value-type="float" office:value="0.5081" calcext:value-type="float">
            <text:p>0,508</text:p>
          </table:table-cell>
          <table:table-cell table:style-name="ce54" table:formula="of:=IF(OR([.L256]=&quot;-&quot;;[.G256]=&quot;&quot;);&quot;&quot;;[.G256]*[.M256])" office:value-type="currency" office:currency="EUR" office:value="0.5081" calcext:value-type="currency">
            <text:p>0,51 €</text:p>
          </table:table-cell>
          <table:table-cell table:style-name="ce61" table:formula="of:=IF([.G256]&lt;&gt;&quot;&quot;; IF([.H256]&lt;&gt;&quot;-&quot; ; IF([.N256] &gt; [.J256]*[.$O$1];[.J256]*[.$O$1];[.N256]);[.N256]);&quot;&quot;)" office:value-type="currency" office:currency="EUR" office:value="0.5081" calcext:value-type="currency">
            <text:p>0,508 €</text:p>
          </table:table-cell>
          <table:table-cell table:style-name="ce62" table:formula="of:=[.G256]" office:value-type="float" office:value="1" calcext:value-type="float">
            <text:p>1</text:p>
          </table:table-cell>
          <table:table-cell table:style-name="ce62" table:formula="of:=IF(OR([.P256]&lt;&gt;&quot;&quot;;[.D256]=&quot;Not installed&quot;);&quot;&quot;;[.G256])">
            <text:p/>
          </table:table-cell>
          <table:table-cell table:number-columns-repeated="1007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A101SYCQ04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SW1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57]=&quot;Power board&quot;; [.B257]*2;[.B257])" office:value-type="float" office:value="1" calcext:value-type="float">
            <text:p>1</text:p>
          </table:table-cell>
          <table:table-cell table:style-name="ce35" office:value-type="string" calcext:value-type="string">
            <text:p>2292959</text:p>
          </table:table-cell>
          <table:table-cell table:style-name="ce39" office:value-type="float" office:value="1.96" calcext:value-type="float">
            <text:p>1,960</text:p>
          </table:table-cell>
          <table:table-cell table:style-name="ce42" table:formula="of:=IF(OR([.H257]=&quot;-&quot;; [.G257]=&quot;&quot;);&quot;&quot;;[.G257]*[.I257])" office:value-type="currency" office:currency="GBP" office:value="1.96" calcext:value-type="currency">
            <text:p>£1,96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57]=&quot;-&quot;;[.G257]=&quot;&quot;);&quot;&quot;;[.G257]*[.M257])">
            <text:p/>
          </table:table-cell>
          <table:table-cell table:style-name="ce61" table:formula="of:=IF([.G257]&lt;&gt;&quot;&quot;; IF([.H257]&lt;&gt;&quot;-&quot; ; IF([.N257] &gt; [.J257]*[.$O$1];[.J257]*[.$O$1];[.N257]);[.N257]);&quot;&quot;)" office:value-type="currency" office:currency="EUR" office:value="2.3413572" calcext:value-type="currency">
            <text:p>2,341 €</text:p>
          </table:table-cell>
          <table:table-cell table:style-name="ce5" table:formula="of:=[.G257]" office:value-type="float" office:value="1" calcext:value-type="float">
            <text:p>1</text:p>
          </table:table-cell>
          <table:table-cell table:style-name="ce65" table:formula="of:=IF(OR([.P257]&lt;&gt;&quot;&quot;;[.D257]=&quot;Not installed&quot;);&quot;&quot;;[.G257])">
            <text:p/>
          </table:table-cell>
          <table:table-cell table:number-columns-repeated="100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301.9316</text:p>
          </table:table-cell>
          <table:table-cell table:style-name="ce21" office:value-type="string" calcext:value-type="string">
            <text:p>SMD; tactile switch</text:p>
          </table:table-cell>
          <table:table-cell table:style-name="ce26" office:value-type="string" calcext:value-type="string">
            <text:p>SW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58]=&quot;Power board&quot;; [.B258]*2;[.B258])" office:value-type="float" office:value="1" calcext:value-type="float">
            <text:p>1</text:p>
          </table:table-cell>
          <table:table-cell table:style-name="ce34" office:value-type="float" office:value="1217765" calcext:value-type="float">
            <text:p>1217765</text:p>
          </table:table-cell>
          <table:table-cell table:style-name="ce38" office:value-type="float" office:value="0.51" calcext:value-type="float">
            <text:p>0,510</text:p>
          </table:table-cell>
          <table:table-cell table:style-name="ce41" table:formula="of:=IF(OR([.H258]=&quot;-&quot;; [.G258]=&quot;&quot;);&quot;&quot;;[.G258]*[.I258])" office:value-type="currency" office:currency="GBP" office:value="0.51" calcext:value-type="currency">
            <text:p>£0,51</text:p>
          </table:table-cell>
          <table:table-cell table:style-name="ce44"/>
          <table:table-cell table:style-name="ce26" office:value-type="string" calcext:value-type="string">
            <text:p>1301.9316</text:p>
          </table:table-cell>
          <table:table-cell table:style-name="ce38" office:value-type="float" office:value="0.22" calcext:value-type="float">
            <text:p>0,220</text:p>
          </table:table-cell>
          <table:table-cell table:style-name="ce54" table:formula="of:=IF(OR([.L258]=&quot;-&quot;;[.G258]=&quot;&quot;);&quot;&quot;;[.G258]*[.M258])" office:value-type="currency" office:currency="EUR" office:value="0.22" calcext:value-type="currency">
            <text:p>0,22 €</text:p>
          </table:table-cell>
          <table:table-cell table:style-name="ce61" table:formula="of:=IF([.G258]&lt;&gt;&quot;&quot;; IF([.H258]&lt;&gt;&quot;-&quot; ; IF([.N258] &gt; [.J258]*[.$O$1];[.J258]*[.$O$1];[.N258]);[.N258]);&quot;&quot;)" office:value-type="currency" office:currency="EUR" office:value="0.22" calcext:value-type="currency">
            <text:p>0,220 €</text:p>
          </table:table-cell>
          <table:table-cell table:style-name="ce62"/>
          <table:table-cell table:style-name="ce62" table:formula="of:=IF(OR([.P258]&lt;&gt;&quot;&quot;;[.D258]=&quot;Not installed&quot;);&quot;&quot;;[.G258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RF0703-821M</text:p>
          </table:table-cell>
          <table:table-cell table:style-name="ce22" office:value-type="string" calcext:value-type="string">
            <text:p>SMD; 7.6mm x 7.6mm</text:p>
          </table:table-cell>
          <table:table-cell table:style-name="ce22" office:value-type="string" calcext:value-type="string">
            <text:p>TR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59]=&quot;Power board&quot;; [.B259]*2;[.B259])" office:value-type="float" office:value="2" calcext:value-type="float">
            <text:p>2</text:p>
          </table:table-cell>
          <table:table-cell table:style-name="ce35" office:value-type="string" calcext:value-type="string">
            <text:p>1852832</text:p>
          </table:table-cell>
          <table:table-cell table:style-name="ce39" office:value-type="float" office:value="0.608" calcext:value-type="float">
            <text:p>0,608</text:p>
          </table:table-cell>
          <table:table-cell table:style-name="ce42" table:formula="of:=IF(OR([.H259]=&quot;-&quot;; [.G259]=&quot;&quot;);&quot;&quot;;[.G259]*[.I259])" office:value-type="currency" office:currency="GBP" office:value="1.216" calcext:value-type="currency">
            <text:p>£1,22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59]=&quot;-&quot;;[.G259]=&quot;&quot;);&quot;&quot;;[.G259]*[.M259])">
            <text:p/>
          </table:table-cell>
          <table:table-cell table:style-name="ce61" table:formula="of:=IF([.G259]&lt;&gt;&quot;&quot;; IF([.H259]&lt;&gt;&quot;-&quot; ; IF([.N259] &gt; [.J259]*[.$O$1];[.J259]*[.$O$1];[.N259]);[.N259]);&quot;&quot;)" office:value-type="currency" office:currency="EUR" office:value="1.45259712" calcext:value-type="currency">
            <text:p>1,453 €</text:p>
          </table:table-cell>
          <table:table-cell table:style-name="ce5"/>
          <table:table-cell table:style-name="ce65" table:formula="of:=IF(OR([.P259]&lt;&gt;&quot;&quot;;[.D259]=&quot;Not installed&quot;);&quot;&quot;;[.G25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VTX-214-005-112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TR2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60]=&quot;Power board&quot;; [.B260]*2;[.B260])" office:value-type="float" office:value="1" calcext:value-type="float">
            <text:p>1</text:p>
          </table:table-cell>
          <table:table-cell table:style-name="ce34" office:value-type="float" office:value="2401044" calcext:value-type="float">
            <text:p>2401044</text:p>
          </table:table-cell>
          <table:table-cell table:style-name="ce38" office:value-type="float" office:value="6.49" calcext:value-type="float">
            <text:p>6,490</text:p>
          </table:table-cell>
          <table:table-cell table:style-name="ce41" table:formula="of:=IF(OR([.H260]=&quot;-&quot;; [.G260]=&quot;&quot;);&quot;&quot;;[.G260]*[.I260])" office:value-type="currency" office:currency="GBP" office:value="6.49" calcext:value-type="currency">
            <text:p>£6,49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60]=&quot;-&quot;;[.G260]=&quot;&quot;);&quot;&quot;;[.G260]*[.M260])">
            <text:p/>
          </table:table-cell>
          <table:table-cell table:style-name="ce61" table:formula="of:=IF([.G260]&lt;&gt;&quot;&quot;; IF([.H260]&lt;&gt;&quot;-&quot; ; IF([.N260] &gt; [.J260]*[.$O$1];[.J260]*[.$O$1];[.N260]);[.N260]);&quot;&quot;)" office:value-type="currency" office:currency="EUR" office:value="7.7527593" calcext:value-type="currency">
            <text:p>7,753 €</text:p>
          </table:table-cell>
          <table:table-cell table:style-name="ce62" table:formula="of:=[.G260]" office:value-type="float" office:value="1" calcext:value-type="float">
            <text:p>1</text:p>
          </table:table-cell>
          <table:table-cell table:style-name="ce62" table:formula="of:=IF(OR([.P260]&lt;&gt;&quot;&quot;;[.D260]=&quot;Not installed&quot;);&quot;&quot;;[.G260])">
            <text:p/>
          </table:table-cell>
          <table:table-cell table:number-columns-repeated="1007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930303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61]=&quot;Power board&quot;; [.B261]*2;[.B261])" office:value-type="float" office:value="2" calcext:value-type="float">
            <text:p>2</text:p>
          </table:table-cell>
          <table:table-cell table:style-name="ce35" office:value-type="string" calcext:value-type="string">
            <text:p>9963545</text:p>
          </table:table-cell>
          <table:table-cell table:style-name="ce39" office:value-type="float" office:value="0.568" calcext:value-type="float">
            <text:p>0,568</text:p>
          </table:table-cell>
          <table:table-cell table:style-name="ce42" table:formula="of:=IF(OR([.H261]=&quot;-&quot;; [.G261]=&quot;&quot;);&quot;&quot;;[.G261]*[.I261])" office:value-type="currency" office:currency="GBP" office:value="1.136" calcext:value-type="currency">
            <text:p>£1,14</text:p>
          </table:table-cell>
          <table:table-cell table:style-name="ce45"/>
          <table:table-cell table:style-name="ce47" office:value-type="string" calcext:value-type="string">
            <text:p>MX-5569-03A4</text:p>
          </table:table-cell>
          <table:table-cell table:style-name="ce39" office:value-type="float" office:value="0.476" calcext:value-type="float">
            <text:p>0,476</text:p>
          </table:table-cell>
          <table:table-cell table:style-name="ce55" table:formula="of:=IF(OR([.L261]=&quot;-&quot;;[.G261]=&quot;&quot;);&quot;&quot;;[.G261]*[.M261])" office:value-type="currency" office:currency="EUR" office:value="0.952" calcext:value-type="currency">
            <text:p>0,95 €</text:p>
          </table:table-cell>
          <table:table-cell table:style-name="ce61" table:formula="of:=IF([.G261]&lt;&gt;&quot;&quot;; IF([.H261]&lt;&gt;&quot;-&quot; ; IF([.N261] &gt; [.J261]*[.$O$1];[.J261]*[.$O$1];[.N261]);[.N261]);&quot;&quot;)" office:value-type="currency" office:currency="EUR" office:value="0.952" calcext:value-type="currency">
            <text:p>0,952 €</text:p>
          </table:table-cell>
          <table:table-cell table:style-name="ce5" table:formula="of:=[.G261]" office:value-type="float" office:value="2" calcext:value-type="float">
            <text:p>2</text:p>
          </table:table-cell>
          <table:table-cell table:style-name="ce65" table:formula="of:=IF(OR([.P261]&lt;&gt;&quot;&quot;;[.D261]=&quot;Not installed&quot;);&quot;&quot;;[.G261])">
            <text:p/>
          </table:table-cell>
          <table:table-cell table:number-columns-repeated="100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411-01</text:p>
          </table:table-cell>
          <table:table-cell table:style-name="ce21" office:value-type="string" calcext:value-type="string">
            <text:p><text:span text:style-name="T3">THT, </text:span><text:span text:style-name="T4">solder on bottom layer!</text:span></text:p>
          </table:table-cell>
          <table:table-cell table:style-name="ce26" office:value-type="string" calcext:value-type="string">
            <text:p>X11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62]=&quot;Power board&quot;; [.B262]*2;[.B262])" office:value-type="float" office:value="1" calcext:value-type="float">
            <text:p>1</text:p>
          </table:table-cell>
          <table:table-cell table:style-name="ce34" office:value-type="float" office:value="1177884" calcext:value-type="float">
            <text:p>1177884</text:p>
          </table:table-cell>
          <table:table-cell table:style-name="ce38" office:value-type="float" office:value="0.841" calcext:value-type="float">
            <text:p>0,841</text:p>
          </table:table-cell>
          <table:table-cell table:style-name="ce41" table:formula="of:=IF(OR([.H262]=&quot;-&quot;; [.G262]=&quot;&quot;);&quot;&quot;;[.G262]*[.I262])" office:value-type="currency" office:currency="GBP" office:value="0.841" calcext:value-type="currency">
            <text:p>£0,84</text:p>
          </table:table-cell>
          <table:table-cell table:style-name="ce44"/>
          <table:table-cell table:style-name="ce26" office:value-type="string" calcext:value-type="string">
            <text:p>2411-01</text:p>
          </table:table-cell>
          <table:table-cell table:style-name="ce38" office:value-type="float" office:value="0.66" calcext:value-type="float">
            <text:p>0,660</text:p>
          </table:table-cell>
          <table:table-cell table:style-name="ce54" table:formula="of:=IF(OR([.L262]=&quot;-&quot;;[.G262]=&quot;&quot;);&quot;&quot;;[.G262]*[.M262])" office:value-type="currency" office:currency="EUR" office:value="0.66" calcext:value-type="currency">
            <text:p>0,66 €</text:p>
          </table:table-cell>
          <table:table-cell table:style-name="ce61" table:formula="of:=IF([.G262]&lt;&gt;&quot;&quot;; IF([.H262]&lt;&gt;&quot;-&quot; ; IF([.N262] &gt; [.J262]*[.$O$1];[.J262]*[.$O$1];[.N262]);[.N262]);&quot;&quot;)" office:value-type="currency" office:currency="EUR" office:value="0.66" calcext:value-type="currency">
            <text:p>0,660 €</text:p>
          </table:table-cell>
          <table:table-cell table:style-name="ce62" table:formula="of:=[.G262]" office:value-type="float" office:value="1" calcext:value-type="float">
            <text:p>1</text:p>
          </table:table-cell>
          <table:table-cell table:style-name="ce62" table:formula="of:=IF(OR([.P262]&lt;&gt;&quot;&quot;;[.D262]=&quot;Not installed&quot;);&quot;&quot;;[.G262])">
            <text:p/>
          </table:table-cell>
          <table:table-cell table:number-columns-repeated="1007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000006</text:p>
          </table:table-cell>
          <table:table-cell table:style-name="ce22" office:value-type="string" calcext:value-type="string">
            <text:p>THT, <text:span text:style-name="T2">solder on bottom layer!</text:span></text:p>
          </table:table-cell>
          <table:table-cell table:style-name="ce22" office:value-type="string" calcext:value-type="string">
            <text:p>X1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63]=&quot;Power board&quot;; [.B263]*2;[.B263])" office:value-type="float" office:value="1" calcext:value-type="float">
            <text:p>1</text:p>
          </table:table-cell>
          <table:table-cell table:style-name="ce35" office:value-type="float" office:value="2007972" calcext:value-type="float">
            <text:p>2007972</text:p>
          </table:table-cell>
          <table:table-cell table:style-name="ce39" office:value-type="float" office:value="1.53" calcext:value-type="float">
            <text:p>1,530</text:p>
          </table:table-cell>
          <table:table-cell table:style-name="ce42" table:formula="of:=IF(OR([.H263]=&quot;-&quot;; [.G263]=&quot;&quot;);&quot;&quot;;[.G263]*[.I263])" office:value-type="currency" office:currency="GBP" office:value="1.53" calcext:value-type="currency">
            <text:p>£1,53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63]=&quot;-&quot;;[.G263]=&quot;&quot;);&quot;&quot;;[.G263]*[.M263])">
            <text:p/>
          </table:table-cell>
          <table:table-cell table:style-name="ce61" table:formula="of:=IF([.G263]&lt;&gt;&quot;&quot;; IF([.H263]&lt;&gt;&quot;-&quot; ; IF([.N263] &gt; [.J263]*[.$O$1];[.J263]*[.$O$1];[.N263]);[.N263]);&quot;&quot;)" office:value-type="currency" office:currency="EUR" office:value="1.8276921" calcext:value-type="currency">
            <text:p>1,828 €</text:p>
          </table:table-cell>
          <table:table-cell table:style-name="ce5" table:formula="of:=[.G263]" office:value-type="float" office:value="1" calcext:value-type="float">
            <text:p>1</text:p>
          </table:table-cell>
          <table:table-cell table:style-name="ce65" table:formula="of:=IF(OR([.P263]&lt;&gt;&quot;&quot;;[.D263]=&quot;Not installed&quot;);&quot;&quot;;[.G263])">
            <text:p/>
          </table:table-cell>
          <table:table-cell table:number-columns-repeated="100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SW-113-07-F-D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13, X15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64]=&quot;Power board&quot;; [.B264]*2;[.B264])" office:value-type="float" office:value="2" calcext:value-type="float">
            <text:p>2</text:p>
          </table:table-cell>
          <table:table-cell table:style-name="ce34" office:value-type="string" calcext:value-type="string">
            <text:p>2025182</text:p>
          </table:table-cell>
          <table:table-cell table:style-name="ce38" office:value-type="float" office:value="1.64" calcext:value-type="float">
            <text:p>1,640</text:p>
          </table:table-cell>
          <table:table-cell table:style-name="ce41" table:formula="of:=IF(OR([.H264]=&quot;-&quot;; [.G264]=&quot;&quot;);&quot;&quot;;[.G264]*[.I264])" office:value-type="currency" office:currency="GBP" office:value="3.28" calcext:value-type="currency">
            <text:p>£3,28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64]=&quot;-&quot;;[.G264]=&quot;&quot;);&quot;&quot;;[.G264]*[.M264])">
            <text:p/>
          </table:table-cell>
          <table:table-cell table:style-name="ce61" table:formula="of:=IF([.G264]&lt;&gt;&quot;&quot;; IF([.H264]&lt;&gt;&quot;-&quot; ; IF([.N264] &gt; [.J264]*[.$O$1];[.J264]*[.$O$1];[.N264]);[.N264]);&quot;&quot;)" office:value-type="currency" office:currency="EUR" office:value="3.9181896" calcext:value-type="currency">
            <text:p>3,918 €</text:p>
          </table:table-cell>
          <table:table-cell table:style-name="ce62" table:formula="of:=[.G264]" office:value-type="float" office:value="2" calcext:value-type="float">
            <text:p>2</text:p>
          </table:table-cell>
          <table:table-cell table:style-name="ce62" table:formula="of:=IF(OR([.P264]&lt;&gt;&quot;&quot;;[.D264]=&quot;Not installed&quot;);&quot;&quot;;[.G264])">
            <text:p/>
          </table:table-cell>
          <table:table-cell table:number-columns-repeated="1007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000005</text:p>
          </table:table-cell>
          <table:table-cell table:style-name="ce22" office:value-type="string" calcext:value-type="string">
            <text:p>THT, <text:span text:style-name="T2">solder on bottom layer!</text:span></text:p>
          </table:table-cell>
          <table:table-cell table:style-name="ce22" office:value-type="string" calcext:value-type="string">
            <text:p>X1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65]=&quot;Power board&quot;; [.B265]*2;[.B265])" office:value-type="float" office:value="1" calcext:value-type="float">
            <text:p>1</text:p>
          </table:table-cell>
          <table:table-cell table:style-name="ce35" office:value-type="float" office:value="2007971" calcext:value-type="float">
            <text:p>2007971</text:p>
          </table:table-cell>
          <table:table-cell table:style-name="ce39" office:value-type="float" office:value="1.19" calcext:value-type="float">
            <text:p>1,190</text:p>
          </table:table-cell>
          <table:table-cell table:style-name="ce42" table:formula="of:=IF(OR([.H265]=&quot;-&quot;; [.G265]=&quot;&quot;);&quot;&quot;;[.G265]*[.I265])" office:value-type="currency" office:currency="GBP" office:value="1.19" calcext:value-type="currency">
            <text:p>£1,19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65]=&quot;-&quot;;[.G265]=&quot;&quot;);&quot;&quot;;[.G265]*[.M265])">
            <text:p/>
          </table:table-cell>
          <table:table-cell table:style-name="ce61" table:formula="of:=IF([.G265]&lt;&gt;&quot;&quot;; IF([.H265]&lt;&gt;&quot;-&quot; ; IF([.N265] &gt; [.J265]*[.$O$1];[.J265]*[.$O$1];[.N265]);[.N265]);&quot;&quot;)" office:value-type="currency" office:currency="EUR" office:value="1.4215383" calcext:value-type="currency">
            <text:p>1,422 €</text:p>
          </table:table-cell>
          <table:table-cell table:style-name="ce5" table:formula="of:=[.G265]" office:value-type="float" office:value="1" calcext:value-type="float">
            <text:p>1</text:p>
          </table:table-cell>
          <table:table-cell table:style-name="ce65" table:formula="of:=IF(OR([.P265]&lt;&gt;&quot;&quot;;[.D265]=&quot;Not installed&quot;);&quot;&quot;;[.G265])">
            <text:p/>
          </table:table-cell>
          <table:table-cell table:number-columns-repeated="100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-23-2021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17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66]=&quot;Power board&quot;; [.B266]*2;[.B266])" office:value-type="float" office:value="1" calcext:value-type="float">
            <text:p>1</text:p>
          </table:table-cell>
          <table:table-cell table:style-name="ce34" office:value-type="float" office:value="1462926" calcext:value-type="float">
            <text:p>1462926</text:p>
          </table:table-cell>
          <table:table-cell table:style-name="ce38" office:value-type="float" office:value="0.0399" calcext:value-type="float">
            <text:p>0,040</text:p>
          </table:table-cell>
          <table:table-cell table:style-name="ce41" table:formula="of:=IF(OR([.H266]=&quot;-&quot;; [.G266]=&quot;&quot;);&quot;&quot;;[.G266]*[.I266])" office:value-type="currency" office:currency="GBP" office:value="0.0399" calcext:value-type="currency">
            <text:p>£0,04</text:p>
          </table:table-cell>
          <table:table-cell table:style-name="ce44"/>
          <table:table-cell table:style-name="ce26" office:value-type="string" calcext:value-type="string">
            <text:p>MX-22-23-2021 </text:p>
          </table:table-cell>
          <table:table-cell table:style-name="ce38" office:value-type="float" office:value="0.07" calcext:value-type="float">
            <text:p>0,070</text:p>
          </table:table-cell>
          <table:table-cell table:style-name="ce54" table:formula="of:=IF(OR([.L266]=&quot;-&quot;;[.G266]=&quot;&quot;);&quot;&quot;;[.G266]*[.M266])" office:value-type="currency" office:currency="EUR" office:value="0.07" calcext:value-type="currency">
            <text:p>0,07 €</text:p>
          </table:table-cell>
          <table:table-cell table:style-name="ce61" table:formula="of:=IF([.G266]&lt;&gt;&quot;&quot;; IF([.H266]&lt;&gt;&quot;-&quot; ; IF([.N266] &gt; [.J266]*[.$O$1];[.J266]*[.$O$1];[.N266]);[.N266]);&quot;&quot;)" office:value-type="currency" office:currency="EUR" office:value="0.047663343" calcext:value-type="currency">
            <text:p>0,048 €</text:p>
          </table:table-cell>
          <table:table-cell table:style-name="ce62" table:formula="of:=[.G266]" office:value-type="float" office:value="1" calcext:value-type="float">
            <text:p>1</text:p>
          </table:table-cell>
          <table:table-cell table:style-name="ce62" table:formula="of:=IF(OR([.P266]&lt;&gt;&quot;&quot;;[.D266]=&quot;Not installed&quot;);&quot;&quot;;[.G266])">
            <text:p/>
          </table:table-cell>
          <table:table-cell table:number-columns-repeated="1007"/>
        </table:table-row>
        <table:table-row table:style-name="ro5">
          <table:table-cell office:value-type="float" office:value="150" calcext:value-type="float">
            <text:p>15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34753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8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67]=&quot;Power board&quot;; [.B267]*2;[.B267])" office:value-type="float" office:value="1" calcext:value-type="float">
            <text:p>1</text:p>
          </table:table-cell>
          <table:table-cell table:style-name="ce35" office:value-type="float" office:value="1593431" calcext:value-type="float">
            <text:p>1593431</text:p>
          </table:table-cell>
          <table:table-cell table:style-name="ce39" office:value-type="float" office:value="0.331" calcext:value-type="float">
            <text:p>0,331</text:p>
          </table:table-cell>
          <table:table-cell table:style-name="ce42" table:formula="of:=IF(OR([.H267]=&quot;-&quot;; [.G267]=&quot;&quot;);&quot;&quot;;[.G267]*[.I267])" office:value-type="currency" office:currency="GBP" office:value="0.331" calcext:value-type="currency">
            <text:p>£0,33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67]=&quot;-&quot;;[.G267]=&quot;&quot;);&quot;&quot;;[.G267]*[.M267])">
            <text:p/>
          </table:table-cell>
          <table:table-cell table:style-name="ce61" table:formula="of:=IF([.G267]&lt;&gt;&quot;&quot;; IF([.H267]&lt;&gt;&quot;-&quot; ; IF([.N267] &gt; [.J267]*[.$O$1];[.J267]*[.$O$1];[.N267]);[.N267]);&quot;&quot;)" office:value-type="currency" office:currency="EUR" office:value="0.39540267" calcext:value-type="currency">
            <text:p>0,395 €</text:p>
          </table:table-cell>
          <table:table-cell table:style-name="ce5" table:formula="of:=[.G267]" office:value-type="float" office:value="1" calcext:value-type="float">
            <text:p>1</text:p>
          </table:table-cell>
          <table:table-cell table:style-name="ce65" table:formula="of:=IF(OR([.P267]&lt;&gt;&quot;&quot;;[.D267]=&quot;Not installed&quot;);&quot;&quot;;[.G267])">
            <text:p/>
          </table:table-cell>
          <table:table-cell table:number-columns-repeated="100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-23-2041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19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68]=&quot;Power board&quot;; [.B268]*2;[.B268])" office:value-type="float" office:value="1" calcext:value-type="float">
            <text:p>1</text:p>
          </table:table-cell>
          <table:table-cell table:style-name="ce34" office:value-type="string" calcext:value-type="string">
            <text:p>1462920</text:p>
          </table:table-cell>
          <table:table-cell table:style-name="ce38" office:value-type="float" office:value="0.13" calcext:value-type="float">
            <text:p>0,130</text:p>
          </table:table-cell>
          <table:table-cell table:style-name="ce41" table:formula="of:=IF(OR([.H268]=&quot;-&quot;; [.G268]=&quot;&quot;);&quot;&quot;;[.G268]*[.I268])" office:value-type="currency" office:currency="GBP" office:value="0.13" calcext:value-type="currency">
            <text:p>£0,13</text:p>
          </table:table-cell>
          <table:table-cell table:style-name="ce44"/>
          <table:table-cell table:style-name="ce26" office:value-type="string" calcext:value-type="string">
            <text:p>MX-22-23-2041 </text:p>
          </table:table-cell>
          <table:table-cell table:style-name="ce38" office:value-type="float" office:value="0.106" calcext:value-type="float">
            <text:p>0,106</text:p>
          </table:table-cell>
          <table:table-cell table:style-name="ce54" table:formula="of:=IF(OR([.L268]=&quot;-&quot;;[.G268]=&quot;&quot;);&quot;&quot;;[.G268]*[.M268])" office:value-type="currency" office:currency="EUR" office:value="0.106" calcext:value-type="currency">
            <text:p>0,11 €</text:p>
          </table:table-cell>
          <table:table-cell table:style-name="ce61" table:formula="of:=IF([.G268]&lt;&gt;&quot;&quot;; IF([.H268]&lt;&gt;&quot;-&quot; ; IF([.N268] &gt; [.J268]*[.$O$1];[.J268]*[.$O$1];[.N268]);[.N268]);&quot;&quot;)" office:value-type="currency" office:currency="EUR" office:value="0.106" calcext:value-type="currency">
            <text:p>0,106 €</text:p>
          </table:table-cell>
          <table:table-cell table:style-name="ce62" table:formula="of:=[.G268]" office:value-type="float" office:value="1" calcext:value-type="float">
            <text:p>1</text:p>
          </table:table-cell>
          <table:table-cell table:style-name="ce62" table:formula="of:=IF(OR([.P268]&lt;&gt;&quot;&quot;;[.D268]=&quot;Not installed&quot;);&quot;&quot;;[.G268])">
            <text:p/>
          </table:table-cell>
          <table:table-cell table:number-columns-repeated="1007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SW-113-02-T-D-RA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69]=&quot;Power board&quot;; [.B269]*2;[.B269])" office:value-type="float" office:value="2" calcext:value-type="float">
            <text:p>2</text:p>
          </table:table-cell>
          <table:table-cell table:style-name="ce35" office:value-type="float" office:value="1805583" calcext:value-type="float">
            <text:p>1805583</text:p>
          </table:table-cell>
          <table:table-cell table:style-name="ce39" office:value-type="float" office:value="4.17" calcext:value-type="float">
            <text:p>4,170</text:p>
          </table:table-cell>
          <table:table-cell table:style-name="ce42" table:formula="of:=IF(OR([.H269]=&quot;-&quot;; [.G269]=&quot;&quot;);&quot;&quot;;[.G269]*[.I269])" office:value-type="currency" office:currency="GBP" office:value="8.34" calcext:value-type="currency">
            <text:p>£8,34</text:p>
          </table:table-cell>
          <table:table-cell table:style-name="ce45"/>
          <table:table-cell table:style-name="ce47" office:value-type="string" calcext:value-type="string">
            <text:p>ZL263-26DG</text:p>
          </table:table-cell>
          <table:table-cell table:style-name="ce39" office:value-type="float" office:value="0.3994" calcext:value-type="float">
            <text:p>0,399</text:p>
          </table:table-cell>
          <table:table-cell table:style-name="ce55" table:formula="of:=IF(OR([.L269]=&quot;-&quot;;[.G269]=&quot;&quot;);&quot;&quot;;[.G269]*[.M269])" office:value-type="currency" office:currency="EUR" office:value="0.7988" calcext:value-type="currency">
            <text:p>0,80 €</text:p>
          </table:table-cell>
          <table:table-cell table:style-name="ce61" table:formula="of:=IF([.G269]&lt;&gt;&quot;&quot;; IF([.H269]&lt;&gt;&quot;-&quot; ; IF([.N269] &gt; [.J269]*[.$O$1];[.J269]*[.$O$1];[.N269]);[.N269]);&quot;&quot;)" office:value-type="currency" office:currency="EUR" office:value="0.7988" calcext:value-type="currency">
            <text:p>0,799 €</text:p>
          </table:table-cell>
          <table:table-cell table:style-name="ce5" table:formula="of:=[.G269]" office:value-type="float" office:value="2" calcext:value-type="float">
            <text:p>2</text:p>
          </table:table-cell>
          <table:table-cell table:style-name="ce65" table:formula="of:=IF(OR([.P269]&lt;&gt;&quot;&quot;;[.D269]=&quot;Not installed&quot;);&quot;&quot;;[.G269])">
            <text:p/>
          </table:table-cell>
          <table:table-cell table:number-columns-repeated="100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9303055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4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70]=&quot;Power board&quot;; [.B270]*2;[.B270])" office:value-type="float" office:value="1" calcext:value-type="float">
            <text:p>1</text:p>
          </table:table-cell>
          <table:table-cell table:style-name="ce34" office:value-type="string" calcext:value-type="string">
            <text:p>9963561</text:p>
          </table:table-cell>
          <table:table-cell table:style-name="ce38" office:value-type="float" office:value="0.374" calcext:value-type="float">
            <text:p>0,374</text:p>
          </table:table-cell>
          <table:table-cell table:style-name="ce41" table:formula="of:=IF(OR([.H270]=&quot;-&quot;; [.G270]=&quot;&quot;);&quot;&quot;;[.G270]*[.I270])" office:value-type="currency" office:currency="GBP" office:value="0.374" calcext:value-type="currency">
            <text:p>£0,37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70]=&quot;-&quot;;[.G270]=&quot;&quot;);&quot;&quot;;[.G270]*[.M270])">
            <text:p/>
          </table:table-cell>
          <table:table-cell table:style-name="ce61" table:formula="of:=IF([.G270]&lt;&gt;&quot;&quot;; IF([.H270]&lt;&gt;&quot;-&quot; ; IF([.N270] &gt; [.J270]*[.$O$1];[.J270]*[.$O$1];[.N270]);[.N270]);&quot;&quot;)" office:value-type="currency" office:currency="EUR" office:value="0.44676918" calcext:value-type="currency">
            <text:p>0,447 €</text:p>
          </table:table-cell>
          <table:table-cell table:style-name="ce62" table:formula="of:=[.G270]" office:value-type="float" office:value="1" calcext:value-type="float">
            <text:p>1</text:p>
          </table:table-cell>
          <table:table-cell table:style-name="ce62" table:formula="of:=IF(OR([.P270]&lt;&gt;&quot;&quot;;[.D270]=&quot;Not installed&quot;);&quot;&quot;;[.G270])">
            <text:p/>
          </table:table-cell>
          <table:table-cell table:number-columns-repeated="1007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9185067324" calcext:value-type="float">
            <text:p>9185067324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5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71]=&quot;Power board&quot;; [.B271]*2;[.B271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float" office:value="9185067324" calcext:value-type="float">
            <text:p>9185067324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16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72]=&quot;Power board&quot;; [.B272]*2;[.B272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71:.G272])" office:value-type="float" office:value="2" calcext:value-type="float">
            <text:p>2</text:p>
          </table:table-cell>
          <table:table-cell table:style-name="ce35" office:value-type="string" calcext:value-type="string">
            <text:p>1096984</text:p>
          </table:table-cell>
          <table:table-cell table:style-name="ce39" office:value-type="float" office:value="0.745" calcext:value-type="float">
            <text:p>0,745</text:p>
          </table:table-cell>
          <table:table-cell table:style-name="ce42" table:formula="of:=IF(OR([.H273]=&quot;-&quot;; [.G273]=&quot;&quot;);&quot;&quot;;[.G273]*[.I273])" office:value-type="currency" office:currency="GBP" office:value="1.49" calcext:value-type="currency">
            <text:p>£1,49</text:p>
          </table:table-cell>
          <table:table-cell table:style-name="ce45"/>
          <table:table-cell table:style-name="ce47" office:value-type="string" calcext:value-type="string">
            <text:p>T821-1-10-S1</text:p>
          </table:table-cell>
          <table:table-cell table:style-name="ce39" office:value-type="float" office:value="0.29" calcext:value-type="float">
            <text:p>0,290</text:p>
          </table:table-cell>
          <table:table-cell table:style-name="ce55" table:formula="of:=IF(OR([.L273]=&quot;-&quot;;[.G273]=&quot;&quot;);&quot;&quot;;[.G273]*[.M273])" office:value-type="currency" office:currency="EUR" office:value="0.58" calcext:value-type="currency">
            <text:p>0,58 €</text:p>
          </table:table-cell>
          <table:table-cell table:style-name="ce61" table:formula="of:=IF([.B273]&lt;&gt;&quot;&quot;; IF([.H273]&lt;&gt;&quot;-&quot; ; IF([.N273] &gt; [.J273]*[.$O$1];[.J273]*[.$O$1];[.N273]);[.N273]);&quot;&quot;)">
            <text:p/>
          </table:table-cell>
          <table:table-cell table:style-name="ce5" table:formula="of:=[.G273]" office:value-type="float" office:value="2" calcext:value-type="float">
            <text:p>2</text:p>
          </table:table-cell>
          <table:table-cell table:style-name="ce65" table:formula="of:=IF(OR([.P273]&lt;&gt;&quot;&quot;;[.D273]=&quot;Not installed&quot;);&quot;&quot;;[.G273])">
            <text:p/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-23-2031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6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75]=&quot;Power board&quot;; [.B275]*2;[.B275])" office:value-type="float" office:value="1" calcext:value-type="float">
            <text:p>1</text:p>
          </table:table-cell>
          <table:table-cell table:style-name="ce35" office:value-type="float" office:value="1462950" calcext:value-type="float">
            <text:p>1462950</text:p>
          </table:table-cell>
          <table:table-cell table:style-name="ce39" office:value-type="float" office:value="0.0785" calcext:value-type="float">
            <text:p>0,079</text:p>
          </table:table-cell>
          <table:table-cell table:style-name="ce42" table:formula="of:=IF(OR([.H275]=&quot;-&quot;; [.G275]=&quot;&quot;);&quot;&quot;;[.G275]*[.I275])" office:value-type="currency" office:currency="GBP" office:value="0.0785" calcext:value-type="currency">
            <text:p>£0,08</text:p>
          </table:table-cell>
          <table:table-cell table:style-name="ce45"/>
          <table:table-cell table:style-name="ce47" office:value-type="string" calcext:value-type="string">
            <text:p>MX-22-23-2031 </text:p>
          </table:table-cell>
          <table:table-cell table:style-name="ce39" office:value-type="float" office:value="0.08" calcext:value-type="float">
            <text:p>0,080</text:p>
          </table:table-cell>
          <table:table-cell table:style-name="ce55" table:formula="of:=IF(OR([.L275]=&quot;-&quot;;[.G275]=&quot;&quot;);&quot;&quot;;[.G275]*[.M275])" office:value-type="currency" office:currency="EUR" office:value="0.08" calcext:value-type="currency">
            <text:p>0,08 €</text:p>
          </table:table-cell>
          <table:table-cell table:style-name="ce61" table:formula="of:=IF([.G275]&lt;&gt;&quot;&quot;; IF([.H275]&lt;&gt;&quot;-&quot; ; IF([.N275] &gt; [.J275]*[.$O$1];[.J275]*[.$O$1];[.N275]);[.N275]);&quot;&quot;)" office:value-type="currency" office:currency="EUR" office:value="0.08" calcext:value-type="currency">
            <text:p>0,080 €</text:p>
          </table:table-cell>
          <table:table-cell table:style-name="ce5" table:formula="of:=[.G275]" office:value-type="float" office:value="1" calcext:value-type="float">
            <text:p>1</text:p>
          </table:table-cell>
          <table:table-cell table:style-name="ce65" table:formula="of:=IF(OR([.P275]&lt;&gt;&quot;&quot;;[.D275]=&quot;Not installed&quot;);&quot;&quot;;[.G275])">
            <text:p/>
          </table:table-cell>
          <table:table-cell table:number-columns-repeated="100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MJ2138814S0L1T1C</text:p>
          </table:table-cell>
          <table:table-cell table:style-name="ce21" office:value-type="string" calcext:value-type="string">
            <text:p>THT, <text:span text:style-name="T2">solder on bottom layer!</text:span></text:p>
          </table:table-cell>
          <table:table-cell table:style-name="ce26" office:value-type="string" calcext:value-type="string">
            <text:p>X7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76]=&quot;Power board&quot;; [.B276]*2;[.B276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276]=&quot;-&quot;; [.G276]=&quot;&quot;);&quot;&quot;;[.G276]*[.I276])">
            <text:p/>
          </table:table-cell>
          <table:table-cell table:style-name="ce44"/>
          <table:table-cell table:style-name="ce26" office:value-type="string" calcext:value-type="string">
            <text:p>RJ45-TRAFO-LP</text:p>
          </table:table-cell>
          <table:table-cell table:style-name="ce38" office:value-type="float" office:value="2.82" calcext:value-type="float">
            <text:p>2,820</text:p>
          </table:table-cell>
          <table:table-cell table:style-name="ce54" table:formula="of:=IF(OR([.L276]=&quot;-&quot;;[.G276]=&quot;&quot;);&quot;&quot;;[.G276]*[.M276])" office:value-type="currency" office:currency="EUR" office:value="2.82" calcext:value-type="currency">
            <text:p>2,82 €</text:p>
          </table:table-cell>
          <table:table-cell table:style-name="ce61" table:formula="of:=IF([.G276]&lt;&gt;&quot;&quot;; IF([.H276]&lt;&gt;&quot;-&quot; ; IF([.N276] &gt; [.J276]*[.$O$1];[.J276]*[.$O$1];[.N276]);[.N276]);&quot;&quot;)" office:value-type="currency" office:currency="EUR" office:value="2.82" calcext:value-type="currency">
            <text:p>2,820 €</text:p>
          </table:table-cell>
          <table:table-cell table:style-name="ce62" table:formula="of:=[.G276]" office:value-type="float" office:value="1" calcext:value-type="float">
            <text:p>1</text:p>
          </table:table-cell>
          <table:table-cell table:style-name="ce62" table:formula="of:=IF(OR([.P276]&lt;&gt;&quot;&quot;;[.D276]=&quot;Not installed&quot;);&quot;&quot;;[.G276])">
            <text:p/>
          </table:table-cell>
          <table:table-cell table:number-columns-repeated="1007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826629-8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8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77]=&quot;Power board&quot;; [.B277]*2;[.B277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826629-8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MCU-ADCL, MCU-ADCH, MCU-COMM, MCU-PWML, MCU-PWMH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78]=&quot;Power board&quot;; [.B278]*2;[.B278])" office:value-type="float" office:value="5" calcext:value-type="float">
            <text:p>5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77:.G278])" office:value-type="float" office:value="6" calcext:value-type="float">
            <text:p>6</text:p>
          </table:table-cell>
          <table:table-cell table:style-name="ce35" office:value-type="float" office:value="1022256" calcext:value-type="float">
            <text:p>1022256</text:p>
          </table:table-cell>
          <table:table-cell table:style-name="ce39" office:value-type="float" office:value="0.0836" calcext:value-type="float">
            <text:p>0,084</text:p>
          </table:table-cell>
          <table:table-cell table:style-name="ce42" table:formula="of:=IF(OR([.H279]=&quot;-&quot;; [.G279]=&quot;&quot;);&quot;&quot;;[.G279]*[.I279])" office:value-type="currency" office:currency="GBP" office:value="0.5016" calcext:value-type="currency">
            <text:p>£0,50</text:p>
          </table:table-cell>
          <table:table-cell table:style-name="ce45"/>
          <table:table-cell table:style-name="ce47" office:value-type="string" calcext:value-type="string">
            <text:p>ZL201-08G</text:p>
          </table:table-cell>
          <table:table-cell table:style-name="ce39" office:value-type="float" office:value="0.06486" calcext:value-type="float">
            <text:p>0,065</text:p>
          </table:table-cell>
          <table:table-cell table:style-name="ce55" table:formula="of:=IF(OR([.L279]=&quot;-&quot;;[.G279]=&quot;&quot;);&quot;&quot;;[.G279]*[.M279])" office:value-type="currency" office:currency="EUR" office:value="0.38916" calcext:value-type="currency">
            <text:p>0,39 €</text:p>
          </table:table-cell>
          <table:table-cell table:style-name="ce61" table:formula="of:=IF([.B279]&lt;&gt;&quot;&quot;; IF([.H279]&lt;&gt;&quot;-&quot; ; IF([.N279] &gt; [.J279]*[.$O$1];[.J279]*[.$O$1];[.N279]);[.N279]);&quot;&quot;)">
            <text:p/>
          </table:table-cell>
          <table:table-cell table:style-name="ce5" table:formula="of:=[.G279]" office:value-type="float" office:value="6" calcext:value-type="float">
            <text:p>6</text:p>
          </table:table-cell>
          <table:table-cell table:style-name="ce65" table:formula="of:=IF(OR([.P279]&lt;&gt;&quot;&quot;;[.D279]=&quot;Not installed&quot;);&quot;&quot;;[.G279])">
            <text:p/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826629-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9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81]=&quot;Power board&quot;; [.B281]*2;[.B281])" office:value-type="float" office:value="1" calcext:value-type="float">
            <text:p>1</text:p>
          </table:table-cell>
          <table:table-cell table:style-name="ce35" office:value-type="float" office:value="1593416" calcext:value-type="float">
            <text:p>1593416</text:p>
          </table:table-cell>
          <table:table-cell table:style-name="ce39" office:value-type="float" office:value="0.281" calcext:value-type="float">
            <text:p>0,281</text:p>
          </table:table-cell>
          <table:table-cell table:style-name="ce42" table:formula="of:=IF(OR([.H281]=&quot;-&quot;; [.G281]=&quot;&quot;);&quot;&quot;;[.G281]*[.I281])" office:value-type="currency" office:currency="GBP" office:value="0.281" calcext:value-type="currency">
            <text:p>£0,28</text:p>
          </table:table-cell>
          <table:table-cell table:style-name="ce45"/>
          <table:table-cell table:style-name="ce47" office:value-type="string" calcext:value-type="string">
            <text:p>ZL201-05G</text:p>
          </table:table-cell>
          <table:table-cell table:style-name="ce39" office:value-type="float" office:value="0.03165" calcext:value-type="float">
            <text:p>0,032</text:p>
          </table:table-cell>
          <table:table-cell table:style-name="ce55" table:formula="of:=IF(OR([.L281]=&quot;-&quot;;[.G281]=&quot;&quot;);&quot;&quot;;[.G281]*[.M281])" office:value-type="currency" office:currency="EUR" office:value="0.03165" calcext:value-type="currency">
            <text:p>0,03 €</text:p>
          </table:table-cell>
          <table:table-cell table:style-name="ce61" table:formula="of:=IF([.G281]&lt;&gt;&quot;&quot;; IF([.H281]&lt;&gt;&quot;-&quot; ; IF([.N281] &gt; [.J281]*[.$O$1];[.J281]*[.$O$1];[.N281]);[.N281]);&quot;&quot;)" office:value-type="currency" office:currency="EUR" office:value="0.03165" calcext:value-type="currency">
            <text:p>0,032 €</text:p>
          </table:table-cell>
          <table:table-cell table:style-name="ce5" table:formula="of:=[.G281]" office:value-type="float" office:value="1" calcext:value-type="float">
            <text:p>1</text:p>
          </table:table-cell>
          <table:table-cell table:style-name="ce65" table:formula="of:=IF(OR([.P281]&lt;&gt;&quot;&quot;;[.D281]=&quot;Not installed&quot;);&quot;&quot;;[.G281])">
            <text:p/>
          </table:table-cell>
          <table:table-cell table:number-columns-repeated="100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2,768kHz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Y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82]=&quot;Power board&quot;; [.B282]*2;[.B282])" office:value-type="float" office:value="1" calcext:value-type="float">
            <text:p>1</text:p>
          </table:table-cell>
          <table:table-cell table:style-name="ce34" office:value-type="string" calcext:value-type="string">
            <text:p>1611828</text:p>
          </table:table-cell>
          <table:table-cell table:style-name="ce38" office:value-type="float" office:value="0.131" calcext:value-type="float">
            <text:p>0,131</text:p>
          </table:table-cell>
          <table:table-cell table:style-name="ce41" table:formula="of:=IF(OR([.H282]=&quot;-&quot;; [.G282]=&quot;&quot;);&quot;&quot;;[.G282]*[.I282])" office:value-type="currency" office:currency="GBP" office:value="0.131" calcext:value-type="currency">
            <text:p>£0,13</text:p>
          </table:table-cell>
          <table:table-cell table:style-name="ce44"/>
          <table:table-cell table:style-name="ce26" office:value-type="string" calcext:value-type="string">
            <text:p>32.768K-TC38</text:p>
          </table:table-cell>
          <table:table-cell table:style-name="ce38" office:value-type="float" office:value="0.1444" calcext:value-type="float">
            <text:p>0,144</text:p>
          </table:table-cell>
          <table:table-cell table:style-name="ce54" table:formula="of:=IF(OR([.L282]=&quot;-&quot;;[.G282]=&quot;&quot;);&quot;&quot;;[.G282]*[.M282])" office:value-type="currency" office:currency="EUR" office:value="0.1444" calcext:value-type="currency">
            <text:p>0,14 €</text:p>
          </table:table-cell>
          <table:table-cell table:style-name="ce61" table:formula="of:=IF([.G282]&lt;&gt;&quot;&quot;; IF([.H282]&lt;&gt;&quot;-&quot; ; IF([.N282] &gt; [.J282]*[.$O$1];[.J282]*[.$O$1];[.N282]);[.N282]);&quot;&quot;)" office:value-type="currency" office:currency="EUR" office:value="0.1444" calcext:value-type="currency">
            <text:p>0,144 €</text:p>
          </table:table-cell>
          <table:table-cell table:style-name="ce62" table:formula="of:=[.G282]" office:value-type="float" office:value="1" calcext:value-type="float">
            <text:p>1</text:p>
          </table:table-cell>
          <table:table-cell table:style-name="ce62" table:formula="of:=IF(OR([.P282]&lt;&gt;&quot;&quot;;[.D282]=&quot;Not installed&quot;);&quot;&quot;;[.G282])">
            <text:p/>
          </table:table-cell>
          <table:table-cell table:number-columns-repeated="1007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5MHz</text:p>
          </table:table-cell>
          <table:table-cell table:style-name="ce22" office:value-type="string" calcext:value-type="string">
            <text:p>SMD, 11.5mm x 4.7mm</text:p>
          </table:table-cell>
          <table:table-cell table:style-name="ce22" office:value-type="string" calcext:value-type="string">
            <text:p>Y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83]=&quot;Power board&quot;; [.B283]*2;[.B283])" office:value-type="float" office:value="1" calcext:value-type="float">
            <text:p>1</text:p>
          </table:table-cell>
          <table:table-cell table:style-name="ce35" office:value-type="string" calcext:value-type="string">
            <text:p>2467741</text:p>
          </table:table-cell>
          <table:table-cell table:style-name="ce39" office:value-type="float" office:value="0.111" calcext:value-type="float">
            <text:p>0,111</text:p>
          </table:table-cell>
          <table:table-cell table:style-name="ce42" table:formula="of:=IF(OR([.H283]=&quot;-&quot;; [.G283]=&quot;&quot;);&quot;&quot;;[.G283]*[.I283])" office:value-type="currency" office:currency="GBP" office:value="0.111" calcext:value-type="currency">
            <text:p>£0,11</text:p>
          </table:table-cell>
          <table:table-cell table:style-name="ce45"/>
          <table:table-cell table:style-name="ce47" office:value-type="string" calcext:value-type="string">
            <text:p>25.00M-SMDHC49S </text:p>
          </table:table-cell>
          <table:table-cell table:style-name="ce39" office:value-type="float" office:value="0.3732" calcext:value-type="float">
            <text:p>0,373</text:p>
          </table:table-cell>
          <table:table-cell table:style-name="ce55" table:formula="of:=IF(OR([.L283]=&quot;-&quot;;[.G283]=&quot;&quot;);&quot;&quot;;[.G283]*[.M283])" office:value-type="currency" office:currency="EUR" office:value="0.3732" calcext:value-type="currency">
            <text:p>0,37 €</text:p>
          </table:table-cell>
          <table:table-cell table:style-name="ce61" table:formula="of:=IF([.G283]&lt;&gt;&quot;&quot;; IF([.H283]&lt;&gt;&quot;-&quot; ; IF([.N283] &gt; [.J283]*[.$O$1];[.J283]*[.$O$1];[.N283]);[.N283]);&quot;&quot;)" office:value-type="currency" office:currency="EUR" office:value="0.13259727" calcext:value-type="currency">
            <text:p>0,133 €</text:p>
          </table:table-cell>
          <table:table-cell table:style-name="ce5"/>
          <table:table-cell table:style-name="ce65" table:formula="of:=IF(OR([.P283]&lt;&gt;&quot;&quot;;[.D283]=&quot;Not installed&quot;);&quot;&quot;;[.G283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MAJ18A</text:p>
          </table:table-cell>
          <table:table-cell table:style-name="ce21" office:value-type="string" calcext:value-type="string">
            <text:p>DO-214AC</text:p>
          </table:table-cell>
          <table:table-cell table:style-name="ce26" office:value-type="string" calcext:value-type="string">
            <text:p>ZD10, ZD1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84]=&quot;Power board&quot;; [.B284]*2;[.B284])" office:value-type="float" office:value="2" calcext:value-type="float">
            <text:p>2</text:p>
          </table:table-cell>
          <table:table-cell table:style-name="ce34" office:value-type="string" calcext:value-type="string">
            <text:p>1749305</text:p>
          </table:table-cell>
          <table:table-cell table:style-name="ce38" office:value-type="float" office:value="0.0398" calcext:value-type="float">
            <text:p>0,040</text:p>
          </table:table-cell>
          <table:table-cell table:style-name="ce41" table:formula="of:=IF(OR([.H284]=&quot;-&quot;; [.G284]=&quot;&quot;);&quot;&quot;;[.G284]*[.I284])" office:value-type="currency" office:currency="GBP" office:value="0.0796" calcext:value-type="currency">
            <text:p>£0,08</text:p>
          </table:table-cell>
          <table:table-cell table:style-name="ce44"/>
          <table:table-cell table:style-name="ce26" office:value-type="string" calcext:value-type="string">
            <text:p>P4SMAJ18A-DIO</text:p>
          </table:table-cell>
          <table:table-cell table:style-name="ce38" office:value-type="float" office:value="0.105" calcext:value-type="float">
            <text:p>0,105</text:p>
          </table:table-cell>
          <table:table-cell table:style-name="ce54" table:formula="of:=IF(OR([.L284]=&quot;-&quot;;[.G284]=&quot;&quot;);&quot;&quot;;[.G284]*[.M284])" office:value-type="currency" office:currency="EUR" office:value="0.21" calcext:value-type="currency">
            <text:p>0,21 €</text:p>
          </table:table-cell>
          <table:table-cell table:style-name="ce61" table:formula="of:=IF([.G284]&lt;&gt;&quot;&quot;; IF([.H284]&lt;&gt;&quot;-&quot; ; IF([.N284] &gt; [.J284]*[.$O$1];[.J284]*[.$O$1];[.N284]);[.N284]);&quot;&quot;)" office:value-type="currency" office:currency="EUR" office:value="0.095087772" calcext:value-type="currency">
            <text:p>0,095 €</text:p>
          </table:table-cell>
          <table:table-cell table:style-name="ce62"/>
          <table:table-cell table:style-name="ce62" table:formula="of:=IF(OR([.P284]&lt;&gt;&quot;&quot;;[.D284]=&quot;Not installed&quot;);&quot;&quot;;[.G28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ZX384-C4V3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ZD1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85]=&quot;Power board&quot;; [.B285]*2;[.B285])" office:value-type="float" office:value="1" calcext:value-type="float">
            <text:p>1</text:p>
          </table:table-cell>
          <table:table-cell table:style-name="ce35" office:value-type="float" office:value="8735697" calcext:value-type="float">
            <text:p>8735697</text:p>
          </table:table-cell>
          <table:table-cell table:style-name="ce39" office:value-type="float" office:value="0.133" calcext:value-type="float">
            <text:p>0,133</text:p>
          </table:table-cell>
          <table:table-cell table:style-name="ce42" table:formula="of:=IF(OR([.H285]=&quot;-&quot;; [.G285]=&quot;&quot;);&quot;&quot;;[.G285]*[.I285])" office:value-type="currency" office:currency="GBP" office:value="0.133" calcext:value-type="currency">
            <text:p>£0,13</text:p>
          </table:table-cell>
          <table:table-cell table:style-name="ce45"/>
          <table:table-cell table:style-name="ce47" office:value-type="string" calcext:value-type="string">
            <text:p>BZT52C4V3-DIO</text:p>
          </table:table-cell>
          <table:table-cell table:style-name="ce39" office:value-type="float" office:value="0.0189" calcext:value-type="float">
            <text:p>0,019</text:p>
          </table:table-cell>
          <table:table-cell table:style-name="ce55" table:formula="of:=IF(OR([.L285]=&quot;-&quot;;[.G285]=&quot;&quot;);&quot;&quot;;[.G285]*[.M285])" office:value-type="currency" office:currency="EUR" office:value="0.0189" calcext:value-type="currency">
            <text:p>0,02 €</text:p>
          </table:table-cell>
          <table:table-cell table:style-name="ce61" table:formula="of:=IF([.G285]&lt;&gt;&quot;&quot;; IF([.H285]&lt;&gt;&quot;-&quot; ; IF([.N285] &gt; [.J285]*[.$O$1];[.J285]*[.$O$1];[.N285]);[.N285]);&quot;&quot;)" office:value-type="currency" office:currency="EUR" office:value="0.0189" calcext:value-type="currency">
            <text:p>0,019 €</text:p>
          </table:table-cell>
          <table:table-cell table:style-name="ce5"/>
          <table:table-cell table:style-name="ce65" table:formula="of:=IF(OR([.P285]&lt;&gt;&quot;&quot;;[.D285]=&quot;Not installed&quot;);&quot;&quot;;[.G285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ZX384-C15.115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ZD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86]=&quot;Power board&quot;; [.B286]*2;[.B286])" office:value-type="float" office:value="2" calcext:value-type="float">
            <text:p>2</text:p>
          </table:table-cell>
          <table:table-cell table:style-name="ce34" office:value-type="string" calcext:value-type="string">
            <text:p>8735506</text:p>
          </table:table-cell>
          <table:table-cell table:style-name="ce38" office:value-type="float" office:value="0.133" calcext:value-type="float">
            <text:p>0,133</text:p>
          </table:table-cell>
          <table:table-cell table:style-name="ce41" table:formula="of:=IF(OR([.H286]=&quot;-&quot;; [.G286]=&quot;&quot;);&quot;&quot;;[.G286]*[.I286])" office:value-type="currency" office:currency="GBP" office:value="0.266" calcext:value-type="currency">
            <text:p>£0,27</text:p>
          </table:table-cell>
          <table:table-cell table:style-name="ce44"/>
          <table:table-cell table:style-name="ce26" office:value-type="string" calcext:value-type="string">
            <text:p>BZX384-C15.115</text:p>
          </table:table-cell>
          <table:table-cell table:style-name="ce38" office:value-type="float" office:value="0.019" calcext:value-type="float">
            <text:p>0,019</text:p>
          </table:table-cell>
          <table:table-cell table:style-name="ce54" table:formula="of:=IF(OR([.L286]=&quot;-&quot;;[.G286]=&quot;&quot;);&quot;&quot;;[.G286]*[.M286])" office:value-type="currency" office:currency="EUR" office:value="0.038" calcext:value-type="currency">
            <text:p>0,04 €</text:p>
          </table:table-cell>
          <table:table-cell table:style-name="ce61" table:formula="of:=IF([.G286]&lt;&gt;&quot;&quot;; IF([.H286]&lt;&gt;&quot;-&quot; ; IF([.N286] &gt; [.J286]*[.$O$1];[.J286]*[.$O$1];[.N286]);[.N286]);&quot;&quot;)" office:value-type="currency" office:currency="EUR" office:value="0.038" calcext:value-type="currency">
            <text:p>0,038 €</text:p>
          </table:table-cell>
          <table:table-cell table:style-name="ce62"/>
          <table:table-cell table:style-name="ce62" table:formula="of:=IF(OR([.P286]&lt;&gt;&quot;&quot;;[.D286]=&quot;Not installed&quot;);&quot;&quot;;[.G286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PDZ6.2B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ZD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87]=&quot;Power board&quot;; [.B287]*2;[.B287])" office:value-type="float" office:value="2" calcext:value-type="float">
            <text:p>2</text:p>
          </table:table-cell>
          <table:table-cell table:style-name="ce35" office:value-type="string" calcext:value-type="string">
            <text:p>1757863</text:p>
          </table:table-cell>
          <table:table-cell table:style-name="ce39" office:value-type="float" office:value="0.194" calcext:value-type="float">
            <text:p>0,194</text:p>
          </table:table-cell>
          <table:table-cell table:style-name="ce42" table:formula="of:=IF(OR([.H287]=&quot;-&quot;; [.G287]=&quot;&quot;);&quot;&quot;;[.G287]*[.I287])" office:value-type="currency" office:currency="GBP" office:value="0.388" calcext:value-type="currency">
            <text:p>£0,39</text:p>
          </table:table-cell>
          <table:table-cell table:style-name="ce45"/>
          <table:table-cell table:style-name="ce47" office:value-type="string" calcext:value-type="string">
            <text:p>PDZ6.2B</text:p>
          </table:table-cell>
          <table:table-cell table:style-name="ce39" office:value-type="float" office:value="0.0187" calcext:value-type="float">
            <text:p>0,019</text:p>
          </table:table-cell>
          <table:table-cell table:style-name="ce55" table:formula="of:=IF(OR([.L287]=&quot;-&quot;;[.G287]=&quot;&quot;);&quot;&quot;;[.G287]*[.M287])" office:value-type="currency" office:currency="EUR" office:value="0.0374" calcext:value-type="currency">
            <text:p>0,04 €</text:p>
          </table:table-cell>
          <table:table-cell table:style-name="ce61" table:formula="of:=IF([.G287]&lt;&gt;&quot;&quot;; IF([.H287]&lt;&gt;&quot;-&quot; ; IF([.N287] &gt; [.J287]*[.$O$1];[.J287]*[.$O$1];[.N287]);[.N287]);&quot;&quot;)" office:value-type="currency" office:currency="EUR" office:value="0.0374" calcext:value-type="currency">
            <text:p>0,037 €</text:p>
          </table:table-cell>
          <table:table-cell table:style-name="ce5"/>
          <table:table-cell table:style-name="ce65" table:formula="of:=IF(OR([.P287]&lt;&gt;&quot;&quot;;[.D287]=&quot;Not installed&quot;);&quot;&quot;;[.G287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P4SMAJ48A</text:p>
          </table:table-cell>
          <table:table-cell table:style-name="ce21" office:value-type="string" calcext:value-type="string">
            <text:p>DO-214AC</text:p>
          </table:table-cell>
          <table:table-cell table:style-name="ce26" office:value-type="string" calcext:value-type="string">
            <text:p>ZD8, ZD9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88]=&quot;Power board&quot;; [.B288]*2;[.B288])" office:value-type="float" office:value="2" calcext:value-type="float">
            <text:p>2</text:p>
          </table:table-cell>
          <table:table-cell table:style-name="ce34" office:value-type="string" calcext:value-type="string">
            <text:p>1749310</text:p>
          </table:table-cell>
          <table:table-cell table:style-name="ce38" office:value-type="float" office:value="0.157" calcext:value-type="float">
            <text:p>0,157</text:p>
          </table:table-cell>
          <table:table-cell table:style-name="ce41" table:formula="of:=IF(OR([.H288]=&quot;-&quot;; [.G288]=&quot;&quot;);&quot;&quot;;[.G288]*[.I288])" office:value-type="currency" office:currency="GBP" office:value="0.314" calcext:value-type="currency">
            <text:p>£0,31</text:p>
          </table:table-cell>
          <table:table-cell table:style-name="ce44"/>
          <table:table-cell table:style-name="ce26" office:value-type="string" calcext:value-type="string">
            <text:p>P4SMAJ48A-DIO</text:p>
          </table:table-cell>
          <table:table-cell table:style-name="ce38" office:value-type="float" office:value="0.102" calcext:value-type="float">
            <text:p>0,102</text:p>
          </table:table-cell>
          <table:table-cell table:style-name="ce54" table:formula="of:=IF(OR([.L288]=&quot;-&quot;;[.G288]=&quot;&quot;);&quot;&quot;;[.G288]*[.M288])" office:value-type="currency" office:currency="EUR" office:value="0.204" calcext:value-type="currency">
            <text:p>0,20 €</text:p>
          </table:table-cell>
          <table:table-cell table:style-name="ce61" table:formula="of:=IF([.G288]&lt;&gt;&quot;&quot;; IF([.H288]&lt;&gt;&quot;-&quot; ; IF([.N288] &gt; [.J288]*[.$O$1];[.J288]*[.$O$1];[.N288]);[.N288]);&quot;&quot;)" office:value-type="currency" office:currency="EUR" office:value="0.204" calcext:value-type="currency">
            <text:p>0,204 €</text:p>
          </table:table-cell>
          <table:table-cell table:style-name="ce62"/>
          <table:table-cell table:style-name="ce62" table:formula="of:=IF(OR([.P288]&lt;&gt;&quot;&quot;;[.D288]=&quot;Not installed&quot;);&quot;&quot;;[.G288])" office:value-type="float" office:value="2" calcext:value-type="float">
            <text:p>2</text:p>
          </table:table-cell>
          <table:table-cell table:number-columns-repeated="1007"/>
        </table:table-row>
        <table:table-row table:style-name="ro5">
          <table:table-cell table:number-columns-repeated="9"/>
          <table:table-cell table:style-name="ce43" table:formula="of:=SUM([.J4:.J288])" office:value-type="currency" office:currency="GBP" office:value="215.8088" calcext:value-type="currency">
            <text:p>£215,81</text:p>
          </table:table-cell>
          <table:table-cell table:number-columns-repeated="3"/>
          <table:table-cell table:style-name="ce56" table:formula="of:=SUM([.N4:.N288])" office:value-type="currency" office:currency="EUR" office:value="75.00472" calcext:value-type="currency">
            <text:p>75,00 €</text:p>
          </table:table-cell>
          <table:table-cell table:style-name="ce56" table:formula="of:=SUM([.O4:.O288])" office:value-type="currency" office:currency="EUR" office:value="194.646771288" calcext:value-type="currency">
            <text:p>194,65 €</text:p>
          </table:table-cell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6"/>
          <table:table-cell table:style-name="ce15" office:value-type="string" calcext:value-type="string" table:number-columns-spanned="2" table:number-rows-spanned="1">
            <text:p>AUX PS 230 V protection</text:p>
          </table:table-cell>
          <table:covered-table-cell table:style-name="ce23"/>
          <table:table-cell table:style-name="ce23" table:number-columns-repeated="2"/>
          <table:table-cell table:style-name="ce30"/>
          <table:table-cell table:style-name="ce36" table:number-columns-repeated="8"/>
          <table:table-cell table:style-name="ce6" table:number-columns-repeated="2"/>
          <table:table-cell table:number-columns-repeated="100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CG2-470L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SAR1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92]=&quot;Power board&quot;; [.B292]*2;[.B292])" office:value-type="float" office:value="1" calcext:value-type="float">
            <text:p>1</text:p>
          </table:table-cell>
          <table:table-cell table:style-name="ce34" office:value-type="float" office:value="1846854" calcext:value-type="float">
            <text:p>1846854</text:p>
          </table:table-cell>
          <table:table-cell table:style-name="ce38" office:value-type="float" office:value="1.39" calcext:value-type="float">
            <text:p>1,390</text:p>
          </table:table-cell>
          <table:table-cell table:style-name="ce41" table:formula="of:=IF(OR([.H292]=&quot;-&quot;; [.G292]=&quot;&quot;);&quot;&quot;;[.G292]*[.I292])" office:value-type="currency" office:currency="GBP" office:value="1.39" calcext:value-type="currency">
            <text:p>£1,39</text:p>
          </table:table-cell>
          <table:table-cell table:style-name="ce44"/>
          <table:table-cell table:style-name="ce26" office:value-type="string" calcext:value-type="string">
            <text:p>CG2-470L</text:p>
          </table:table-cell>
          <table:table-cell table:style-name="ce38" office:value-type="float" office:value="1.45" calcext:value-type="float">
            <text:p>1,450</text:p>
          </table:table-cell>
          <table:table-cell table:style-name="ce54" table:formula="of:=IF(OR([.L292]=&quot;-&quot;;[.G292]=&quot;&quot;);&quot;&quot;;[.G292]*[.M292])" office:value-type="currency" office:currency="EUR" office:value="1.45" calcext:value-type="currency">
            <text:p>1,45 €</text:p>
          </table:table-cell>
          <table:table-cell table:style-name="ce61" table:formula="of:=IF([.G292]&lt;&gt;&quot;&quot;; IF([.H292]&lt;&gt;&quot;-&quot; ; IF([.N292] &gt; [.J292]*[.$O$1];[.J292]*[.$O$1];[.N292]);[.N292]);&quot;&quot;)" office:value-type="currency" office:currency="EUR" office:value="1.45" calcext:value-type="currency">
            <text:p>1,450 €</text:p>
          </table:table-cell>
          <table:table-cell table:style-name="ce62" table:formula="of:=[.G292]" office:value-type="float" office:value="1" calcext:value-type="float">
            <text:p>1</text:p>
          </table:table-cell>
          <table:table-cell table:style-name="ce62" table:formula="of:=IF(OR([.P292]&lt;&gt;&quot;&quot;;[.D292]=&quot;Not installed&quot;);&quot;&quot;;[.G292])">
            <text:p/>
          </table:table-cell>
          <table:table-cell table:number-columns-repeated="1007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20K250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VAR1, VAR2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93]=&quot;Power board&quot;; [.B293]*2;[.B293])" office:value-type="float" office:value="2" calcext:value-type="float">
            <text:p>2</text:p>
          </table:table-cell>
          <table:table-cell table:style-name="ce35" office:value-type="float" office:value="1004357" calcext:value-type="float">
            <text:p>1004357</text:p>
          </table:table-cell>
          <table:table-cell table:style-name="ce39" office:value-type="float" office:value="0.563" calcext:value-type="float">
            <text:p>0,563</text:p>
          </table:table-cell>
          <table:table-cell table:style-name="ce42" table:formula="of:=IF(OR([.H293]=&quot;-&quot;; [.G293]=&quot;&quot;);&quot;&quot;;[.G293]*[.I293])" office:value-type="currency" office:currency="GBP" office:value="1.126" calcext:value-type="currency">
            <text:p>£1,13</text:p>
          </table:table-cell>
          <table:table-cell table:style-name="ce45"/>
          <table:table-cell table:style-name="ce47" office:value-type="string" calcext:value-type="string">
            <text:p>SIOV-S20K250</text:p>
          </table:table-cell>
          <table:table-cell table:style-name="ce39" office:value-type="float" office:value="0.5168" calcext:value-type="float">
            <text:p>0,517</text:p>
          </table:table-cell>
          <table:table-cell table:style-name="ce55" table:formula="of:=IF(OR([.L293]=&quot;-&quot;;[.G293]=&quot;&quot;);&quot;&quot;;[.G293]*[.M293])" office:value-type="currency" office:currency="EUR" office:value="1.0336" calcext:value-type="currency">
            <text:p>1,03 €</text:p>
          </table:table-cell>
          <table:table-cell table:style-name="ce61" table:formula="of:=IF([.G293]&lt;&gt;&quot;&quot;; IF([.H293]&lt;&gt;&quot;-&quot; ; IF([.N293] &gt; [.J293]*[.$O$1];[.J293]*[.$O$1];[.N293]);[.N293]);&quot;&quot;)" office:value-type="currency" office:currency="EUR" office:value="1.0336" calcext:value-type="currency">
            <text:p>1,034 €</text:p>
          </table:table-cell>
          <table:table-cell table:style-name="ce5" table:formula="of:=[.G293]" office:value-type="float" office:value="2" calcext:value-type="float">
            <text:p>2</text:p>
          </table:table-cell>
          <table:table-cell table:style-name="ce65" table:formula="of:=IF(OR([.P293]&lt;&gt;&quot;&quot;;[.D293]=&quot;Not installed&quot;);&quot;&quot;;[.G293])">
            <text:p/>
          </table:table-cell>
          <table:table-cell table:number-columns-repeated="100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.5KE400CA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ZD6, ZD7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94]=&quot;Power board&quot;; [.B294]*2;[.B294])" office:value-type="float" office:value="2" calcext:value-type="float">
            <text:p>2</text:p>
          </table:table-cell>
          <table:table-cell table:style-name="ce34" office:value-type="float" office:value="2341650" calcext:value-type="float">
            <text:p>2341650</text:p>
          </table:table-cell>
          <table:table-cell table:style-name="ce38" office:value-type="float" office:value="0.346" calcext:value-type="float">
            <text:p>0,346</text:p>
          </table:table-cell>
          <table:table-cell table:style-name="ce41" table:formula="of:=IF(OR([.H294]=&quot;-&quot;; [.G294]=&quot;&quot;);&quot;&quot;;[.G294]*[.I294])" office:value-type="currency" office:currency="GBP" office:value="0.692" calcext:value-type="currency">
            <text:p>£0,69</text:p>
          </table:table-cell>
          <table:table-cell table:style-name="ce44"/>
          <table:table-cell table:style-name="ce26" office:value-type="string" calcext:value-type="string">
            <text:p>1.5KE400CA</text:p>
          </table:table-cell>
          <table:table-cell table:style-name="ce38" office:value-type="float" office:value="0.256" calcext:value-type="float">
            <text:p>0,256</text:p>
          </table:table-cell>
          <table:table-cell table:style-name="ce54" table:formula="of:=IF(OR([.L294]=&quot;-&quot;;[.G294]=&quot;&quot;);&quot;&quot;;[.G294]*[.M294])" office:value-type="currency" office:currency="EUR" office:value="0.512" calcext:value-type="currency">
            <text:p>0,51 €</text:p>
          </table:table-cell>
          <table:table-cell table:style-name="ce61" table:formula="of:=IF([.G294]&lt;&gt;&quot;&quot;; IF([.H294]&lt;&gt;&quot;-&quot; ; IF([.N294] &gt; [.J294]*[.$O$1];[.J294]*[.$O$1];[.N294]);[.N294]);&quot;&quot;)" office:value-type="currency" office:currency="EUR" office:value="0.512" calcext:value-type="currency">
            <text:p>0,512 €</text:p>
          </table:table-cell>
          <table:table-cell table:style-name="ce62" table:formula="of:=[.G294]" office:value-type="float" office:value="2" calcext:value-type="float">
            <text:p>2</text:p>
          </table:table-cell>
          <table:table-cell table:style-name="ce62" table:formula="of:=IF(OR([.P294]&lt;&gt;&quot;&quot;;[.D294]=&quot;Not installed&quot;);&quot;&quot;;[.G294])">
            <text:p/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3" table:formula="of:=SUM([.J292:.J294])" office:value-type="currency" office:currency="GBP" office:value="3.208" calcext:value-type="currency">
            <text:p>£3,21</text:p>
          </table:table-cell>
          <table:table-cell table:number-columns-repeated="3"/>
          <table:table-cell table:style-name="ce56" table:formula="of:=SUM([.N292:.N294])" office:value-type="currency" office:currency="EUR" office:value="2.9956" calcext:value-type="currency">
            <text:p>3,00 €</text:p>
          </table:table-cell>
          <table:table-cell table:style-name="ce56" table:formula="of:=SUM([.O292:.O294])" office:value-type="currency" office:currency="EUR" office:value="2.9956" calcext:value-type="currency">
            <text:p>3,00 €</text:p>
          </table:table-cell>
          <table:table-cell table:style-name="ce63" table:formula="of:=SUM([.P4:.P294])" office:value-type="float" office:value="48" calcext:value-type="float">
            <text:p>48</text:p>
          </table:table-cell>
          <table:table-cell table:style-name="ce63" table:formula="of:=SUM([.Q4:.Q294])" office:value-type="float" office:value="697" calcext:value-type="float">
            <text:p>697</text:p>
          </table:table-cell>
          <table:table-cell table:number-columns-repeated="1007"/>
        </table:table-row>
        <table:table-row table:style-name="ro5">
          <table:table-cell table:number-columns-repeated="9"/>
          <table:table-cell table:style-name="ce43"/>
          <table:table-cell table:number-columns-repeated="3"/>
          <table:table-cell table:style-name="ce56" table:number-columns-repeated="2"/>
          <table:table-cell table:style-name="ce63" table:number-columns-repeated="2"/>
          <table:table-cell table:number-columns-repeated="1007"/>
        </table:table-row>
        <table:table-row table:style-name="ro1">
          <table:table-cell/>
          <table:table-cell table:style-name="ce6"/>
          <table:table-cell table:style-name="ce16" office:value-type="string" calcext:value-type="string">
            <text:p>Not installed</text:p>
          </table:table-cell>
          <table:table-cell table:style-name="ce23" table:number-columns-repeated="3"/>
          <table:table-cell table:style-name="ce30"/>
          <table:table-cell table:style-name="ce36" table:number-columns-repeated="8"/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C99, C100, C101, C102, C103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98]=&quot;Power board&quot;; [.B298]*2;[.B298])" office:value-type="float" office:value="5" calcext:value-type="float">
            <text:p>5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298]=&quot;-&quot;; [.G298]=&quot;&quot;);&quot;&quot;;[.G298]*[.I298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98]=&quot;-&quot;;[.G298]=&quot;&quot;);&quot;&quot;;[.G298]*[.M298])">
            <text:p/>
          </table:table-cell>
          <table:table-cell table:style-name="ce61" table:formula="of:=IF([.B298]&lt;&gt;&quot;&quot;; IF([.H298]&lt;&gt;&quot;-&quot; ; IF([.N298] &gt; [.J298]*[.$O$1];[.J298]*[.$O$1];[.N298]);[.N298]);&quot;&quot;)">
            <text:p/>
          </table:table-cell>
          <table:table-cell table:style-name="ce62"/>
          <table:table-cell table:style-name="ce62" table:formula="of:=IF(OR([.P298]&lt;&gt;&quot;&quot;;[.D298]=&quot;Not installed&quot;);&quot;&quot;;[.G298]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u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C1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99]=&quot;Power board&quot;; [.B299]*2;[.B299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299]=&quot;-&quot;; [.G299]=&quot;&quot;);&quot;&quot;;[.G299]*[.I299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99]=&quot;-&quot;;[.G299]=&quot;&quot;);&quot;&quot;;[.G299]*[.M299])">
            <text:p/>
          </table:table-cell>
          <table:table-cell table:style-name="ce61" table:formula="of:=IF([.B299]&lt;&gt;&quot;&quot;; IF([.H299]&lt;&gt;&quot;-&quot; ; IF([.N299] &gt; [.J299]*[.$O$1];[.J299]*[.$O$1];[.N299]);[.N299]);&quot;&quot;)">
            <text:p/>
          </table:table-cell>
          <table:table-cell table:style-name="ce5"/>
          <table:table-cell table:style-name="ce65" table:formula="of:=IF(OR([.P299]&lt;&gt;&quot;&quot;;[.D299]=&quot;Not installed&quot;);&quot;&quot;;[.G29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15, C19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00]=&quot;Power board&quot;; [.B300]*2;[.B300])" office:value-type="float" office:value="4" calcext:value-type="float">
            <text:p>4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0]=&quot;-&quot;; [.G300]=&quot;&quot;);&quot;&quot;;[.G300]*[.I300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00]=&quot;-&quot;;[.G300]=&quot;&quot;);&quot;&quot;;[.G300]*[.M300])">
            <text:p/>
          </table:table-cell>
          <table:table-cell table:style-name="ce61" table:formula="of:=IF([.B300]&lt;&gt;&quot;&quot;; IF([.H300]&lt;&gt;&quot;-&quot; ; IF([.N300] &gt; [.J300]*[.$O$1];[.J300]*[.$O$1];[.N300]);[.N300]);&quot;&quot;)">
            <text:p/>
          </table:table-cell>
          <table:table-cell table:style-name="ce62"/>
          <table:table-cell table:style-name="ce62" table:formula="of:=IF(OR([.P300]&lt;&gt;&quot;&quot;;[.D300]=&quot;Not installed&quot;);&quot;&quot;;[.G300])" office:value-type="float" office:value="4" calcext:value-type="float">
            <text:p>4</text:p>
          </table:table-cell>
          <table:table-cell table:number-columns-repeated="1007"/>
        </table:table-row>
        <table:table-row table:style-name="ro5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39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01]=&quot;Power board&quot;; [.B301]*2;[.B301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1]=&quot;-&quot;; [.G301]=&quot;&quot;);&quot;&quot;;[.G301]*[.I301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01]=&quot;-&quot;;[.G301]=&quot;&quot;);&quot;&quot;;[.G301]*[.M301])">
            <text:p/>
          </table:table-cell>
          <table:table-cell table:style-name="ce61" table:formula="of:=IF([.B301]&lt;&gt;&quot;&quot;; IF([.H301]&lt;&gt;&quot;-&quot; ; IF([.N301] &gt; [.J301]*[.$O$1];[.J301]*[.$O$1];[.N301]);[.N301]);&quot;&quot;)">
            <text:p/>
          </table:table-cell>
          <table:table-cell table:style-name="ce5"/>
          <table:table-cell table:style-name="ce65" table:formula="of:=IF(OR([.P301]&lt;&gt;&quot;&quot;;[.D301]=&quot;Not installed&quot;);&quot;&quot;;[.G301])"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m2</text:p>
          </table:table-cell>
          <table:table-cell table:style-name="ce21" office:value-type="string" calcext:value-type="string">
            <text:p>THT, Ø18mm<text:span text:style-name="T3">, </text:span><text:span text:style-name="T4">solder on bottom layer!</text:span></text:p>
          </table:table-cell>
          <table:table-cell table:style-name="ce26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02]=&quot;Power board&quot;; [.B302]*2;[.B302])" office:value-type="float" office:value="4" calcext:value-type="float">
            <text:p>4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2]=&quot;-&quot;; [.G302]=&quot;&quot;);&quot;&quot;;[.G302]*[.I302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02]=&quot;-&quot;;[.G302]=&quot;&quot;);&quot;&quot;;[.G302]*[.M302])">
            <text:p/>
          </table:table-cell>
          <table:table-cell table:style-name="ce61" table:formula="of:=IF([.B302]&lt;&gt;&quot;&quot;; IF([.H302]&lt;&gt;&quot;-&quot; ; IF([.N302] &gt; [.J302]*[.$O$1];[.J302]*[.$O$1];[.N302]);[.N302]);&quot;&quot;)">
            <text:p/>
          </table:table-cell>
          <table:table-cell table:style-name="ce62" office:value-type="float" office:value="4" calcext:value-type="float">
            <text:p>4</text:p>
          </table:table-cell>
          <table:table-cell table:style-name="ce62" table:formula="of:=IF(OR([.P302]&lt;&gt;&quot;&quot;;[.D302]=&quot;Not installed&quot;);&quot;&quot;;[.G302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1, D2, D3, D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03]=&quot;Power board&quot;; [.B303]*2;[.B303])" office:value-type="float" office:value="8" calcext:value-type="float">
            <text:p>8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3]=&quot;-&quot;; [.G303]=&quot;&quot;);&quot;&quot;;[.G303]*[.I303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03]=&quot;-&quot;;[.G303]=&quot;&quot;);&quot;&quot;;[.G303]*[.M303])">
            <text:p/>
          </table:table-cell>
          <table:table-cell table:style-name="ce61" table:formula="of:=IF([.B303]&lt;&gt;&quot;&quot;; IF([.H303]&lt;&gt;&quot;-&quot; ; IF([.N303] &gt; [.J303]*[.$O$1];[.J303]*[.$O$1];[.N303]);[.N303]);&quot;&quot;)">
            <text:p/>
          </table:table-cell>
          <table:table-cell table:style-name="ce5"/>
          <table:table-cell table:style-name="ce65" table:formula="of:=IF(OR([.P303]&lt;&gt;&quot;&quot;;[.D303]=&quot;Not installed&quot;);&quot;&quot;;[.G303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60R@100MHz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FB5, FB6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304]=&quot;Power board&quot;; [.B304]*2;[.B304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4]=&quot;-&quot;; [.G304]=&quot;&quot;);&quot;&quot;;[.G304]*[.I304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04]=&quot;-&quot;;[.G304]=&quot;&quot;);&quot;&quot;;[.G304]*[.M304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1751-46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GND, SW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05]=&quot;Power board&quot;; [.B305]*2;[.B305])" office:value-type="float" office:value="4" calcext:value-type="float">
            <text:p>4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5]=&quot;-&quot;; [.G305]=&quot;&quot;);&quot;&quot;;[.G305]*[.I305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05]=&quot;-&quot;;[.G305]=&quot;&quot;);&quot;&quot;;[.G305]*[.M305])">
            <text:p/>
          </table:table-cell>
          <table:table-cell table:style-name="ce61" table:formula="of:=IF([.B305]&lt;&gt;&quot;&quot;; IF([.H305]&lt;&gt;&quot;-&quot; ; IF([.N305] &gt; [.J305]*[.$O$1];[.J305]*[.$O$1];[.N305]);[.N305]);&quot;&quot;)">
            <text:p/>
          </table:table-cell>
          <table:table-cell table:style-name="ce5"/>
          <table:table-cell table:style-name="ce65" table:formula="of:=IF(OR([.P305]&lt;&gt;&quot;&quot;;[.D305]=&quot;Not installed&quot;);&quot;&quot;;[.G305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PD4E002DRLR</text:p>
          </table:table-cell>
          <table:table-cell table:style-name="ce21"/>
          <table:table-cell table:style-name="ce26" office:value-type="string" calcext:value-type="string">
            <text:p>IC17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306]=&quot;Power board&quot;; [.B306]*2;[.B306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6]=&quot;-&quot;; [.G306]=&quot;&quot;);&quot;&quot;;[.G306]*[.I306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06]=&quot;-&quot;;[.G306]=&quot;&quot;);&quot;&quot;;[.G306]*[.M306])">
            <text:p/>
          </table:table-cell>
          <table:table-cell table:style-name="ce61" table:formula="of:=IF([.B306]&lt;&gt;&quot;&quot;; IF([.H306]&lt;&gt;&quot;-&quot; ; IF([.N306] &gt; [.J306]*[.$O$1];[.J306]*[.$O$1];[.N306]);[.N306]);&quot;&quot;)">
            <text:p/>
          </table:table-cell>
          <table:table-cell table:style-name="ce62"/>
          <table:table-cell table:style-name="ce62" table:formula="of:=IF(OR([.P306]&lt;&gt;&quot;&quot;;[.D306]=&quot;Not installed&quot;);&quot;&quot;;[.G30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PD2E001DZDR</text:p>
          </table:table-cell>
          <table:table-cell table:style-name="ce22"/>
          <table:table-cell table:style-name="ce22" office:value-type="string" calcext:value-type="string">
            <text:p>IC18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307]=&quot;Power board&quot;; [.B307]*2;[.B307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7]=&quot;-&quot;; [.G307]=&quot;&quot;);&quot;&quot;;[.G307]*[.I307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07]=&quot;-&quot;;[.G307]=&quot;&quot;);&quot;&quot;;[.G307]*[.M307])">
            <text:p/>
          </table:table-cell>
          <table:table-cell table:style-name="ce61" table:formula="of:=IF([.B307]&lt;&gt;&quot;&quot;; IF([.H307]&lt;&gt;&quot;-&quot; ; IF([.N307] &gt; [.J307]*[.$O$1];[.J307]*[.$O$1];[.N307]);[.N307]);&quot;&quot;)">
            <text:p/>
          </table:table-cell>
          <table:table-cell table:style-name="ce5"/>
          <table:table-cell table:style-name="ce65" table:formula="of:=IF(OR([.P307]&lt;&gt;&quot;&quot;;[.D307]=&quot;Not installed&quot;);&quot;&quot;;[.G307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DUM3160BRWZ</text:p>
          </table:table-cell>
          <table:table-cell table:style-name="ce21"/>
          <table:table-cell table:style-name="ce26" office:value-type="string" calcext:value-type="string">
            <text:p>IC19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308]=&quot;Power board&quot;; [.B308]*2;[.B308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8]=&quot;-&quot;; [.G308]=&quot;&quot;);&quot;&quot;;[.G308]*[.I308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08]=&quot;-&quot;;[.G308]=&quot;&quot;);&quot;&quot;;[.G308]*[.M308])">
            <text:p/>
          </table:table-cell>
          <table:table-cell table:style-name="ce61" table:formula="of:=IF([.B308]&lt;&gt;&quot;&quot;; IF([.H308]&lt;&gt;&quot;-&quot; ; IF([.N308] &gt; [.J308]*[.$O$1];[.J308]*[.$O$1];[.N308]);[.N308]);&quot;&quot;)">
            <text:p/>
          </table:table-cell>
          <table:table-cell table:style-name="ce62"/>
          <table:table-cell table:style-name="ce62" table:formula="of:=IF(OR([.P308]&lt;&gt;&quot;&quot;;[.D308]=&quot;Not installed&quot;);&quot;&quot;;[.G308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826926-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JP3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309]=&quot;Power board&quot;; [.B309]*2;[.B309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9]=&quot;-&quot;; [.G309]=&quot;&quot;);&quot;&quot;;[.G309]*[.I309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09]=&quot;-&quot;;[.G309]=&quot;&quot;);&quot;&quot;;[.G309]*[.M309])">
            <text:p/>
          </table:table-cell>
          <table:table-cell table:style-name="ce61" table:formula="of:=IF([.B309]&lt;&gt;&quot;&quot;; IF([.H309]&lt;&gt;&quot;-&quot; ; IF([.N309] &gt; [.J309]*[.$O$1];[.J309]*[.$O$1];[.N309]);[.N309]);&quot;&quot;)"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65" table:formula="of:=IF(OR([.P309]&lt;&gt;&quot;&quot;;[.D309]=&quot;Not installed&quot;);&quot;&quot;;[.G309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10]=&quot;Power board&quot;; [.B310]*2;[.B310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10]=&quot;-&quot;; [.G310]=&quot;&quot;);&quot;&quot;;[.G310]*[.I310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10]=&quot;-&quot;;[.G310]=&quot;&quot;);&quot;&quot;;[.G310]*[.M310])">
            <text:p/>
          </table:table-cell>
          <table:table-cell table:style-name="ce61" table:formula="of:=IF([.B310]&lt;&gt;&quot;&quot;; IF([.H310]&lt;&gt;&quot;-&quot; ; IF([.N310] &gt; [.J310]*[.$O$1];[.J310]*[.$O$1];[.N310]);[.N310]);&quot;&quot;)">
            <text:p/>
          </table:table-cell>
          <table:table-cell table:style-name="ce62"/>
          <table:table-cell table:style-name="ce62" table:formula="of:=IF(OR([.P310]&lt;&gt;&quot;&quot;;[.D310]=&quot;Not installed&quot;);&quot;&quot;;[.G31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2K</text:p>
          </table:table-cell>
          <table:table-cell table:style-name="ce22" office:value-type="string" calcext:value-type="string">
            <text:p>1208</text:p>
          </table:table-cell>
          <table:table-cell table:style-name="ce22" office:value-type="string" calcext:value-type="string">
            <text:p>R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11]=&quot;Power board&quot;; [.B311]*2;[.B311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11]=&quot;-&quot;; [.G311]=&quot;&quot;);&quot;&quot;;[.G311]*[.I311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11]=&quot;-&quot;;[.G311]=&quot;&quot;);&quot;&quot;;[.G311]*[.M311])">
            <text:p/>
          </table:table-cell>
          <table:table-cell table:style-name="ce61" table:formula="of:=IF([.B311]&lt;&gt;&quot;&quot;; IF([.H311]&lt;&gt;&quot;-&quot; ; IF([.N311] &gt; [.J311]*[.$O$1];[.J311]*[.$O$1];[.N311]);[.N311]);&quot;&quot;)">
            <text:p/>
          </table:table-cell>
          <table:table-cell table:style-name="ce5"/>
          <table:table-cell table:style-name="ce65" table:formula="of:=IF(OR([.P311]&lt;&gt;&quot;&quot;;[.D311]=&quot;Not installed&quot;);&quot;&quot;;[.G31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2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32, R133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312]=&quot;Power board&quot;; [.B312]*2;[.B312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12]=&quot;-&quot;; [.G312]=&quot;&quot;);&quot;&quot;;[.G312]*[.I312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12]=&quot;-&quot;;[.G312]=&quot;&quot;);&quot;&quot;;[.G312]*[.M312])">
            <text:p/>
          </table:table-cell>
          <table:table-cell table:style-name="ce61" table:formula="of:=IF([.B312]&lt;&gt;&quot;&quot;; IF([.H312]&lt;&gt;&quot;-&quot; ; IF([.N312] &gt; [.J312]*[.$O$1];[.J312]*[.$O$1];[.N312]);[.N312]);&quot;&quot;)">
            <text:p/>
          </table:table-cell>
          <table:table-cell table:style-name="ce62"/>
          <table:table-cell table:style-name="ce62" table:formula="of:=IF(OR([.P312]&lt;&gt;&quot;&quot;;[.D312]=&quot;Not installed&quot;);&quot;&quot;;[.G31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NRF24L01 module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WIFI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313]=&quot;Power board&quot;; [.B313]*2;[.B313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13]=&quot;-&quot;; [.G313]=&quot;&quot;);&quot;&quot;;[.G313]*[.I313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13]=&quot;-&quot;;[.G313]=&quot;&quot;);&quot;&quot;;[.G313]*[.M313])">
            <text:p/>
          </table:table-cell>
          <table:table-cell table:style-name="ce61" table:formula="of:=IF([.B313]&lt;&gt;&quot;&quot;; IF([.H313]&lt;&gt;&quot;-&quot; ; IF([.N313] &gt; [.J313]*[.$O$1];[.J313]*[.$O$1];[.N313]);[.N313]);&quot;&quot;)"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65" table:formula="of:=IF(OR([.P313]&lt;&gt;&quot;&quot;;[.D313]=&quot;Not installed&quot;);&quot;&quot;;[.G313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826629-5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10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314]=&quot;Power board&quot;; [.B314]*2;[.B314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14]=&quot;-&quot;; [.G314]=&quot;&quot;);&quot;&quot;;[.G314]*[.I314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14]=&quot;-&quot;;[.G314]=&quot;&quot;);&quot;&quot;;[.G314]*[.M314])">
            <text:p/>
          </table:table-cell>
          <table:table-cell table:style-name="ce61" table:formula="of:=IF([.B314]&lt;&gt;&quot;&quot;; IF([.H314]&lt;&gt;&quot;-&quot; ; IF([.N314] &gt; [.J314]*[.$O$1];[.J314]*[.$O$1];[.N314]);[.N314]);&quot;&quot;)">
            <text:p/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IF(OR([.P314]&lt;&gt;&quot;&quot;;[.D314]=&quot;Not installed&quot;);&quot;&quot;;[.G314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82836-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15]=&quot;Power board&quot;; [.B315]*2;[.B315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15]=&quot;-&quot;; [.G315]=&quot;&quot;);&quot;&quot;;[.G315]*[.I315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15]=&quot;-&quot;;[.G315]=&quot;&quot;);&quot;&quot;;[.G315]*[.M315])">
            <text:p/>
          </table:table-cell>
          <table:table-cell table:style-name="ce61" table:formula="of:=IF([.B315]&lt;&gt;&quot;&quot;; IF([.H315]&lt;&gt;&quot;-&quot; ; IF([.N315] &gt; [.J315]*[.$O$1];[.J315]*[.$O$1];[.N315]);[.N315]);&quot;&quot;)">
            <text:p/>
          </table:table-cell>
          <table:table-cell table:style-name="ce5" office:value-type="float" office:value="2" calcext:value-type="float">
            <text:p>2</text:p>
          </table:table-cell>
          <table:table-cell table:style-name="ce65" table:formula="of:=IF(OR([.P315]&lt;&gt;&quot;&quot;;[.D315]=&quot;Not installed&quot;);&quot;&quot;;[.G315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SW-105-02-S-D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2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316]=&quot;Power board&quot;; [.B316]*2;[.B316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16]=&quot;-&quot;; [.G316]=&quot;&quot;);&quot;&quot;;[.G316]*[.I316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16]=&quot;-&quot;;[.G316]=&quot;&quot;);&quot;&quot;;[.G316]*[.M316])">
            <text:p/>
          </table:table-cell>
          <table:table-cell table:style-name="ce61" table:formula="of:=IF([.B316]&lt;&gt;&quot;&quot;; IF([.H316]&lt;&gt;&quot;-&quot; ; IF([.N316] &gt; [.J316]*[.$O$1];[.J316]*[.$O$1];[.N316]);[.N316]);&quot;&quot;)">
            <text:p/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IF(OR([.P316]&lt;&gt;&quot;&quot;;[.D316]=&quot;Not installed&quot;);&quot;&quot;;[.G316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2"/>
          <table:table-cell table:style-name="ce22" office:value-type="string" calcext:value-type="string">
            <text:p>ZD1, ZD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17]=&quot;Power board&quot;; [.B317]*2;[.B317])" office:value-type="float" office:value="4" calcext:value-type="float">
            <text:p>4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17]=&quot;-&quot;; [.G317]=&quot;&quot;);&quot;&quot;;[.G317]*[.I317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17]=&quot;-&quot;;[.G317]=&quot;&quot;);&quot;&quot;;[.G317]*[.M317])">
            <text:p/>
          </table:table-cell>
          <table:table-cell table:style-name="ce61" table:formula="of:=IF([.B317]&lt;&gt;&quot;&quot;; IF([.H317]&lt;&gt;&quot;-&quot; ; IF([.N317] &gt; [.J317]*[.$O$1];[.J317]*[.$O$1];[.N317]);[.N317]);&quot;&quot;)">
            <text:p/>
          </table:table-cell>
          <table:table-cell table:style-name="ce5"/>
          <table:table-cell table:style-name="ce65" table:formula="of:=IF(OR([.P317]&lt;&gt;&quot;&quot;;[.D317]=&quot;Not installed&quot;);&quot;&quot;;[.G317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ee Note 3.2</text:p>
          </table:table-cell>
          <table:table-cell table:style-name="ce21"/>
          <table:table-cell table:style-name="ce26" office:value-type="string" calcext:value-type="string">
            <text:p>ZD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18]=&quot;Power board&quot;; [.B318]*2;[.B318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18]=&quot;-&quot;; [.G318]=&quot;&quot;);&quot;&quot;;[.G318]*[.I318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18]=&quot;-&quot;;[.G318]=&quot;&quot;);&quot;&quot;;[.G318]*[.M318])">
            <text:p/>
          </table:table-cell>
          <table:table-cell table:style-name="ce61" table:formula="of:=IF([.B318]&lt;&gt;&quot;&quot;; IF([.H318]&lt;&gt;&quot;-&quot; ; IF([.N318] &gt; [.J318]*[.$O$1];[.J318]*[.$O$1];[.N318]);[.N318]);&quot;&quot;)">
            <text:p/>
          </table:table-cell>
          <table:table-cell table:style-name="ce62"/>
          <table:table-cell table:style-name="ce62" table:formula="of:=IF(OR([.P318]&lt;&gt;&quot;&quot;;[.D318]=&quot;Not installed&quot;);&quot;&quot;;[.G318])" office:value-type="float" office:value="2" calcext:value-type="float">
            <text:p>2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6"/>
          <table:table-cell table:style-name="ce17" office:value-type="string" calcext:value-type="string" table:number-columns-spanned="11" table:number-rows-spanned="1">
            <text:p>Power module AC input option</text:p>
          </table:table-cell>
          <table:covered-table-cell table:number-columns-repeated="3" table:style-name="ce23"/>
          <table:covered-table-cell table:number-columns-repeated="3"/>
          <table:covered-table-cell table:style-name="ce43"/>
          <table:covered-table-cell table:number-columns-repeated="3"/>
          <table:table-cell table:style-name="ce36" table:number-columns-repeated="2"/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table:style-name="ce12" office:value-type="string" calcext:value-type="string">
            <text:p>2m2</text:p>
          </table:table-cell>
          <table:table-cell table:style-name="ce21" office:value-type="string" calcext:value-type="string">
            <text:p>THT, <text:span text:style-name="T2">solder on bottom layer!</text:span></text:p>
          </table:table-cell>
          <table:table-cell table:style-name="ce26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21]=&quot;Power board&quot;; [.B321]*2;[.B321])" office:value-type="float" office:value="4" calcext:value-type="float">
            <text:p>4</text:p>
          </table:table-cell>
          <table:table-cell table:style-name="ce34" office:value-type="string" calcext:value-type="string">
            <text:p>1822562</text:p>
          </table:table-cell>
          <table:table-cell table:style-name="ce38" office:value-type="float" office:value="1.651" calcext:value-type="float">
            <text:p>1,651</text:p>
          </table:table-cell>
          <table:table-cell table:style-name="ce41" table:formula="of:=IF([.H321]=&quot;-&quot;;&quot;&quot;;IF([.B321]=&quot;&quot;;[.I321];[.G321]*[.I321]))" office:value-type="currency" office:currency="GBP" office:value="6.604" calcext:value-type="currency">
            <text:p>£6,60</text:p>
          </table:table-cell>
          <table:table-cell table:style-name="ce44"/>
          <table:table-cell table:style-name="ce26" office:value-type="string" calcext:value-type="string">
            <text:p>UVR1H222MHD</text:p>
          </table:table-cell>
          <table:table-cell table:style-name="ce38" office:value-type="float" office:value="1.1" calcext:value-type="float">
            <text:p>1,100</text:p>
          </table:table-cell>
          <table:table-cell table:style-name="ce54" table:formula="of:=IF([.L321]=&quot;-&quot;;&quot;&quot;;IF([.B321]=&quot;&quot;;[.M321];[.G321]*[.M321]))" office:value-type="currency" office:currency="EUR" office:value="4.4" calcext:value-type="currency">
            <text:p>4,40 €</text:p>
          </table:table-cell>
          <table:table-cell table:style-name="ce61" table:formula="of:=IF([.B321]&lt;&gt;&quot;&quot;; IF([.H321]&lt;&gt;&quot;-&quot; ; IF([.N321] &gt; [.J321]*[.$N$1];[.J321]*[.$N$1];[.N321]);[.N321]);&quot;&quot;)" office:value-type="currency" office:currency="EUR" office:value="0" calcext:value-type="currency">
            <text:p>0,000 €</text:p>
          </table:table-cell>
          <table:table-cell table:style-name="ce62" table:number-columns-repeated="2"/>
          <table:table-cell table:number-columns-repeated="1007"/>
        </table:table-row>
        <table:table-row table:style-name="ro2">
          <table:table-cell/>
          <table:table-cell table:style-name="ce5"/>
          <table:table-cell table:style-name="ce13" office:value-type="string" calcext:value-type="string">
            <text:p>Option #1: UVZ1H222MHD</text:p>
          </table:table-cell>
          <table:table-cell table:style-name="ce22" office:value-type="string" calcext:value-type="string">
            <text:p>THT, <text:span text:style-name="T2">solder on bottom layer!</text:span></text:p>
          </table:table-cell>
          <table:table-cell table:style-name="ce22" office:value-type="string" calcext:value-type="string">
            <text:p>C4, C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22]=&quot;Power board&quot;; [.B322]*2;[.B322])" office:value-type="float" office:value="0" calcext:value-type="float">
            <text:p>0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[.H322]=&quot;-&quot;;&quot;&quot;;IF([.B322]=&quot;&quot;;[.I322];[.G322]*[.I322]))">
            <text:p/>
          </table:table-cell>
          <table:table-cell table:style-name="ce45"/>
          <table:table-cell table:style-name="ce47" office:value-type="string" calcext:value-type="string">
            <text:p>UVZ1H222MHD</text:p>
          </table:table-cell>
          <table:table-cell table:style-name="ce39" office:value-type="float" office:value="0.97282" calcext:value-type="float">
            <text:p>0,973</text:p>
          </table:table-cell>
          <table:table-cell table:style-name="ce55" table:formula="of:=IF([.L322]=&quot;-&quot;;&quot;&quot;;IF([.B322]=&quot;&quot;;[.M322];[.G322]*[.M322]))" office:value-type="currency" office:currency="EUR" office:value="0.97282" calcext:value-type="currency">
            <text:p>0,97 €</text:p>
          </table:table-cell>
          <table:table-cell table:style-name="ce61" table:formula="of:=IF([.B322]&lt;&gt;&quot;&quot;; IF([.H322]&lt;&gt;&quot;-&quot; ; IF([.N322] &gt; [.J322]*[.$N$1];[.J322]*[.$N$1];[.N322]);[.N322]);&quot;&quot;)">
            <text:p/>
          </table:table-cell>
          <table:table-cell table:style-name="ce5"/>
          <table:table-cell table:style-name="ce65"/>
          <table:table-cell table:number-columns-repeated="1007"/>
        </table:table-row>
        <table:table-row table:style-name="ro2">
          <table:table-cell table:number-columns-repeated="2"/>
          <table:table-cell table:style-name="ce12" office:value-type="string" calcext:value-type="string">
            <text:p>Option #2: UVZ1J222MHD</text:p>
          </table:table-cell>
          <table:table-cell table:style-name="ce21" office:value-type="string" calcext:value-type="string">
            <text:p>THT, <text:span text:style-name="T2">solder on bottom layer!</text:span></text:p>
          </table:table-cell>
          <table:table-cell table:style-name="ce26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23]=&quot;Power board&quot;; [.B323]*2;[.B323])" office:value-type="float" office:value="0" calcext:value-type="float">
            <text:p>0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[.H323]=&quot;-&quot;;&quot;&quot;;IF([.B323]=&quot;&quot;;[.I323];[.G323]*[.I323]))">
            <text:p/>
          </table:table-cell>
          <table:table-cell table:style-name="ce44"/>
          <table:table-cell table:style-name="ce26" office:value-type="string" calcext:value-type="string">
            <text:p>UVZ1J222MHD</text:p>
          </table:table-cell>
          <table:table-cell table:style-name="ce38" office:value-type="float" office:value="1.59292" calcext:value-type="float">
            <text:p>1,593</text:p>
          </table:table-cell>
          <table:table-cell table:style-name="ce54" table:formula="of:=IF([.L323]=&quot;-&quot;;&quot;&quot;;IF([.B323]=&quot;&quot;;[.M323];[.G323]*[.M323]))" office:value-type="currency" office:currency="EUR" office:value="1.59292" calcext:value-type="currency">
            <text:p>1,59 €</text:p>
          </table:table-cell>
          <table:table-cell table:style-name="ce61" table:formula="of:=IF([.B323]&lt;&gt;&quot;&quot;; IF([.H323]&lt;&gt;&quot;-&quot; ; IF([.N323] &gt; [.J323]*[.$N$1];[.J323]*[.$N$1];[.N323]);[.N323]);&quot;&quot;)">
            <text:p/>
          </table:table-cell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4</text:p>
          </table:table-cell>
          <table:table-cell table:style-name="ce13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1, D2, D3, D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24]=&quot;Power board&quot;; [.B324]*2;[.B324])" office:value-type="float" office:value="8" calcext:value-type="float">
            <text:p>8</text:p>
          </table:table-cell>
          <table:table-cell table:style-name="ce35" office:value-type="string" calcext:value-type="string">
            <text:p>2344052</text:p>
          </table:table-cell>
          <table:table-cell table:style-name="ce39" office:value-type="float" office:value="0.549" calcext:value-type="float">
            <text:p>0,549</text:p>
          </table:table-cell>
          <table:table-cell table:style-name="ce42" table:formula="of:=IF([.H324]=&quot;-&quot;;&quot;&quot;;IF([.B324]=&quot;&quot;;[.I324];[.G324]*[.I324]))" office:value-type="currency" office:currency="GBP" office:value="4.392" calcext:value-type="currency">
            <text:p>£4,39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[.L324]=&quot;-&quot;;&quot;&quot;;IF([.B324]=&quot;&quot;;[.M324];[.G324]*[.M324]))">
            <text:p/>
          </table:table-cell>
          <table:table-cell table:style-name="ce61" table:formula="of:=IF([.B324]&lt;&gt;&quot;&quot;; IF([.H324]&lt;&gt;&quot;-&quot; ; IF([.N324] &gt; [.J324]*[.$N$1];[.J324]*[.$N$1];[.N324]);[.N324]);&quot;&quot;)" office:value-type="currency" office:currency="EUR" office:value="0" calcext:value-type="currency">
            <text:p>0,000 €</text:p>
          </table:table-cell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style-name="ce12" office:value-type="string" calcext:value-type="string">
            <text:p>12K</text:p>
          </table:table-cell>
          <table:table-cell table:style-name="ce21" office:value-type="string" calcext:value-type="string">
            <text:p>1206</text:p>
          </table:table-cell>
          <table:table-cell table:style-name="ce26" office:value-type="string" calcext:value-type="string">
            <text:p>R1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25]=&quot;Power board&quot;; [.B325]*2;[.B325])" office:value-type="float" office:value="2" calcext:value-type="float">
            <text:p>2</text:p>
          </table:table-cell>
          <table:table-cell table:style-name="ce34" office:value-type="string" calcext:value-type="string">
            <text:p>1100220</text:p>
          </table:table-cell>
          <table:table-cell table:style-name="ce38" office:value-type="float" office:value="0.0133" calcext:value-type="float">
            <text:p>0,013</text:p>
          </table:table-cell>
          <table:table-cell table:style-name="ce41" table:formula="of:=IF([.H325]=&quot;-&quot;;&quot;&quot;;IF([.B325]=&quot;&quot;;[.I325];[.G325]*[.I325]))" office:value-type="currency" office:currency="GBP" office:value="0.0266" calcext:value-type="currency">
            <text:p>£0,03</text:p>
          </table:table-cell>
          <table:table-cell table:style-name="ce44"/>
          <table:table-cell table:style-name="ce26" office:value-type="string" calcext:value-type="string">
            <text:p>RC1206JR-0712K</text:p>
          </table:table-cell>
          <table:table-cell table:style-name="ce38" office:value-type="float" office:value="0.0063" calcext:value-type="float">
            <text:p>0,006</text:p>
          </table:table-cell>
          <table:table-cell table:style-name="ce54" table:formula="of:=IF([.L325]=&quot;-&quot;;&quot;&quot;;IF([.B325]=&quot;&quot;;[.M325];[.G325]*[.M325]))" office:value-type="currency" office:currency="EUR" office:value="0.0126" calcext:value-type="currency">
            <text:p>0,01 €</text:p>
          </table:table-cell>
          <table:table-cell table:style-name="ce61" table:formula="of:=IF([.B325]&lt;&gt;&quot;&quot;; IF([.H325]&lt;&gt;&quot;-&quot; ; IF([.N325] &gt; [.J325]*[.$N$1];[.J325]*[.$N$1];[.N325]);[.N325]);&quot;&quot;)" office:value-type="currency" office:currency="EUR" office:value="0" calcext:value-type="currency">
            <text:p>0,000 €</text:p>
          </table:table-cell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82836-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26]=&quot;Power board&quot;; [.B326]*2;[.B326])" office:value-type="float" office:value="2" calcext:value-type="float">
            <text:p>2</text:p>
          </table:table-cell>
          <table:table-cell table:style-name="ce35" office:value-type="string" calcext:value-type="string">
            <text:p>3089034</text:p>
          </table:table-cell>
          <table:table-cell table:style-name="ce39" office:value-type="float" office:value="0.264" calcext:value-type="float">
            <text:p>0,264</text:p>
          </table:table-cell>
          <table:table-cell table:style-name="ce42" table:formula="of:=IF([.H326]=&quot;-&quot;;&quot;&quot;;IF([.B326]=&quot;&quot;;[.I326];[.G326]*[.I326]))" office:value-type="currency" office:currency="GBP" office:value="0.528" calcext:value-type="currency">
            <text:p>£0,53</text:p>
          </table:table-cell>
          <table:table-cell table:style-name="ce45"/>
          <table:table-cell table:style-name="ce47" office:value-type="string" calcext:value-type="string">
            <text:p>282836-2</text:p>
          </table:table-cell>
          <table:table-cell table:style-name="ce39" office:value-type="float" office:value="0.27" calcext:value-type="float">
            <text:p>0,270</text:p>
          </table:table-cell>
          <table:table-cell table:style-name="ce55" table:formula="of:=IF([.L326]=&quot;-&quot;;&quot;&quot;;IF([.B326]=&quot;&quot;;[.M326];[.G326]*[.M326]))" office:value-type="currency" office:currency="EUR" office:value="0.54" calcext:value-type="currency">
            <text:p>0,54 €</text:p>
          </table:table-cell>
          <table:table-cell table:style-name="ce61" table:formula="of:=IF([.B326]&lt;&gt;&quot;&quot;; IF([.H326]&lt;&gt;&quot;-&quot; ; IF([.N326] &gt; [.J326]*[.$N$1];[.J326]*[.$N$1];[.N326]);[.N326]);&quot;&quot;)" office:value-type="currency" office:currency="EUR" office:value="0" calcext:value-type="currency">
            <text:p>0,000 €</text:p>
          </table:table-cell>
          <table:table-cell table:style-name="ce5"/>
          <table:table-cell table:style-name="ce65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</text:p>
          </table:table-cell>
          <table:table-cell table:style-name="ce12" office:value-type="string" calcext:value-type="string">
            <text:p>INDEL TST450/014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Transformer: toroidal; 450VA; 230VAC; 2x40V; 2x5.62A; 4kg </text:p>
          </table:table-cell>
          <table:table-cell table:style-name="ce21" office:value-type="string" calcext:value-type="string">
            <text:p>Enclosure</text:p>
          </table:table-cell>
          <table:table-cell table:style-name="ce31" table:formula="of:=IF([.F327]=&quot;Power board&quot;; [.B327]*2;[.B327])" office:value-type="string" office:string-value="1" calcext:value-type="string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/>
          <table:table-cell table:style-name="ce44"/>
          <table:table-cell table:style-name="ce26" office:value-type="string" calcext:value-type="string">
            <text:p>TST450/014</text:p>
          </table:table-cell>
          <table:table-cell table:style-name="ce38" office:value-type="float" office:value="35.9" calcext:value-type="float">
            <text:p>35,900</text:p>
          </table:table-cell>
          <table:table-cell table:style-name="ce54" table:formula="of:=IF([.L327]=&quot;-&quot;;&quot;&quot;;IF([.B327]=&quot;&quot;;[.M327];[.G327]*[.M327]))" office:value-type="currency" office:currency="EUR" office:value="35.9" calcext:value-type="currency">
            <text:p>35,90 €</text:p>
          </table:table-cell>
          <table:table-cell table:style-name="ce61" table:formula="of:=IF([.B327]&lt;&gt;&quot;&quot;; IF([.H327]&lt;&gt;&quot;-&quot; ; IF([.N327] &gt; [.J327]*[.$N$1];[.J327]*[.$N$1];[.N327]);[.N327]);&quot;&quot;)" office:value-type="currency" office:currency="EUR" office:value="35.9" calcext:value-type="currency">
            <text:p>35,900 €</text:p>
          </table:table-cell>
          <table:table-cell table:style-name="ce62" table:number-columns-repeated="2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6"/>
          <table:table-cell table:style-name="ce16" office:value-type="string" calcext:value-type="string">
            <text:p>Other</text:p>
          </table:table-cell>
          <table:table-cell table:style-name="ce23" table:number-columns-repeated="3"/>
          <table:table-cell table:style-name="ce30"/>
          <table:table-cell table:style-name="ce36" table:number-columns-repeated="8"/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BS-244DSM-R</text:p>
          </table:table-cell>
          <table:table-cell table:style-name="ce21" office:value-type="string" calcext:value-type="string">
            <text:p>Binding post 4mm, red</text:p>
          </table:table-cell>
          <table:table-cell table:style-name="ce26" office:value-type="string" calcext:value-type="string">
            <text:p>J1, J4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330]=&quot;Power board&quot;; [.B330]*2;[.B330])" office:value-type="float" office:value="2" calcext:value-type="float">
            <text:p>2</text:p>
          </table:table-cell>
          <table:table-cell table:style-name="ce34" office:value-type="string" calcext:value-type="string">
            <text:p>1815818</text:p>
          </table:table-cell>
          <table:table-cell table:style-name="ce38" office:value-type="float" office:value="2.12" calcext:value-type="float">
            <text:p>2,120</text:p>
          </table:table-cell>
          <table:table-cell table:style-name="ce41" table:formula="of:=IF(OR([.H330]=&quot;-&quot;; [.G330]=&quot;&quot;);&quot;&quot;;[.G330]*[.I330])" office:value-type="currency" office:currency="GBP" office:value="4.24" calcext:value-type="currency">
            <text:p>£4,24</text:p>
          </table:table-cell>
          <table:table-cell table:style-name="ce44"/>
          <table:table-cell table:style-name="ce26" office:value-type="string" calcext:value-type="string">
            <text:p>BS-244DSM-R</text:p>
          </table:table-cell>
          <table:table-cell table:style-name="ce38" office:value-type="float" office:value="1.12" calcext:value-type="float">
            <text:p>1,120</text:p>
          </table:table-cell>
          <table:table-cell table:style-name="ce54" table:formula="of:=IF(OR([.L330]=&quot;-&quot;;[.G330]=&quot;&quot;);&quot;&quot;;[.G330]*[.M330])" office:value-type="currency" office:currency="EUR" office:value="2.24" calcext:value-type="currency">
            <text:p>2,24 €</text:p>
          </table:table-cell>
          <table:table-cell table:style-name="ce61" table:formula="of:=IF([.G330]&lt;&gt;&quot;&quot;; IF([.H330]&lt;&gt;&quot;-&quot; ; IF([.N330] &gt; [.J330]*[.$O$1];[.J330]*[.$O$1];[.N330]);[.N330]);&quot;&quot;)" office:value-type="currency" office:currency="EUR" office:value="2.24" calcext:value-type="currency">
            <text:p>2,240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30]&lt;&gt;&quot;&quot;;[.D330]=&quot;Not installed&quot;);&quot;&quot;;[.G330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S-244DSM-G</text:p>
          </table:table-cell>
          <table:table-cell table:style-name="ce22" office:value-type="string" calcext:value-type="string">
            <text:p>Binding post 4mm, green</text:p>
          </table:table-cell>
          <table:table-cell table:style-name="ce22" office:value-type="string" calcext:value-type="string">
            <text:p>J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331]=&quot;Power board&quot;; [.B331]*2;[.B331])" office:value-type="float" office:value="1" calcext:value-type="float">
            <text:p>1</text:p>
          </table:table-cell>
          <table:table-cell table:style-name="ce35" office:value-type="string" calcext:value-type="string">
            <text:p>1815820</text:p>
          </table:table-cell>
          <table:table-cell table:style-name="ce39" office:value-type="float" office:value="2.17" calcext:value-type="float">
            <text:p>2,170</text:p>
          </table:table-cell>
          <table:table-cell table:style-name="ce42" table:formula="of:=IF(OR([.H331]=&quot;-&quot;; [.G331]=&quot;&quot;);&quot;&quot;;[.G331]*[.I331])" office:value-type="currency" office:currency="GBP" office:value="2.17" calcext:value-type="currency">
            <text:p>£2,17</text:p>
          </table:table-cell>
          <table:table-cell table:style-name="ce45"/>
          <table:table-cell table:style-name="ce47" office:value-type="string" calcext:value-type="string">
            <text:p>BS-244DSM-G</text:p>
          </table:table-cell>
          <table:table-cell table:style-name="ce39" office:value-type="float" office:value="1.12" calcext:value-type="float">
            <text:p>1,120</text:p>
          </table:table-cell>
          <table:table-cell table:style-name="ce55" table:formula="of:=IF(OR([.L331]=&quot;-&quot;;[.G331]=&quot;&quot;);&quot;&quot;;[.G331]*[.M331])" office:value-type="currency" office:currency="EUR" office:value="1.12" calcext:value-type="currency">
            <text:p>1,12 €</text:p>
          </table:table-cell>
          <table:table-cell table:style-name="ce61" table:formula="of:=IF([.G331]&lt;&gt;&quot;&quot;; IF([.H331]&lt;&gt;&quot;-&quot; ; IF([.N331] &gt; [.J331]*[.$O$1];[.J331]*[.$O$1];[.N331]);[.N331]);&quot;&quot;)" office:value-type="currency" office:currency="EUR" office:value="1.12" calcext:value-type="currency">
            <text:p>1,120 €</text:p>
          </table:table-cell>
          <table:table-cell table:style-name="ce5" office:value-type="string" calcext:value-type="string">
            <text:p>-</text:p>
          </table:table-cell>
          <table:table-cell table:style-name="ce65" table:formula="of:=IF(OR([.P331]&lt;&gt;&quot;&quot;;[.D331]=&quot;Not installed&quot;);&quot;&quot;;[.G331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BS-244DSM-B</text:p>
          </table:table-cell>
          <table:table-cell table:style-name="ce21" office:value-type="string" calcext:value-type="string">
            <text:p>Binding post 4mm, black</text:p>
          </table:table-cell>
          <table:table-cell table:style-name="ce26" office:value-type="string" calcext:value-type="string">
            <text:p>J3, J5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332]=&quot;Power board&quot;; [.B332]*2;[.B332])" office:value-type="float" office:value="2" calcext:value-type="float">
            <text:p>2</text:p>
          </table:table-cell>
          <table:table-cell table:style-name="ce34" office:value-type="string" calcext:value-type="string">
            <text:p>1815819</text:p>
          </table:table-cell>
          <table:table-cell table:style-name="ce38" office:value-type="float" office:value="2.11" calcext:value-type="float">
            <text:p>2,110</text:p>
          </table:table-cell>
          <table:table-cell table:style-name="ce41" table:formula="of:=IF(OR([.H332]=&quot;-&quot;; [.G332]=&quot;&quot;);&quot;&quot;;[.G332]*[.I332])" office:value-type="currency" office:currency="GBP" office:value="4.22" calcext:value-type="currency">
            <text:p>£4,22</text:p>
          </table:table-cell>
          <table:table-cell table:style-name="ce44"/>
          <table:table-cell table:style-name="ce26" office:value-type="string" calcext:value-type="string">
            <text:p>BS-244DSM-B</text:p>
          </table:table-cell>
          <table:table-cell table:style-name="ce38" office:value-type="float" office:value="1.14" calcext:value-type="float">
            <text:p>1,140</text:p>
          </table:table-cell>
          <table:table-cell table:style-name="ce54" table:formula="of:=IF(OR([.L332]=&quot;-&quot;;[.G332]=&quot;&quot;);&quot;&quot;;[.G332]*[.M332])" office:value-type="currency" office:currency="EUR" office:value="2.28" calcext:value-type="currency">
            <text:p>2,28 €</text:p>
          </table:table-cell>
          <table:table-cell table:style-name="ce61" table:formula="of:=IF([.G332]&lt;&gt;&quot;&quot;; IF([.H332]&lt;&gt;&quot;-&quot; ; IF([.N332] &gt; [.J332]*[.$O$1];[.J332]*[.$O$1];[.N332]);[.N332]);&quot;&quot;)" office:value-type="currency" office:currency="EUR" office:value="2.28" calcext:value-type="currency">
            <text:p>2,280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32]&lt;&gt;&quot;&quot;;[.D332]=&quot;Not installed&quot;);&quot;&quot;;[.G332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9-01-4030</text:p>
          </table:table-cell>
          <table:table-cell table:style-name="ce22" office:value-type="string" calcext:value-type="string">
            <text:p>Receptacle for X1</text:p>
          </table:table-cell>
          <table:table-cell table:style-name="ce22"/>
          <table:table-cell table:style-name="ce28" office:value-type="string" calcext:value-type="string">
            <text:p>Power board</text:p>
          </table:table-cell>
          <table:table-cell table:style-name="ce32" table:formula="of:=IF([.F333]=&quot;Power board&quot;; [.B333]*2;[.B333])" office:value-type="float" office:value="2" calcext:value-type="float">
            <text:p>2</text:p>
          </table:table-cell>
          <table:table-cell table:style-name="ce35" office:value-type="string" calcext:value-type="string">
            <text:p>9963480</text:p>
          </table:table-cell>
          <table:table-cell table:style-name="ce39" office:value-type="float" office:value="0.1716" calcext:value-type="float">
            <text:p>0,172</text:p>
          </table:table-cell>
          <table:table-cell table:style-name="ce42" table:formula="of:=IF(OR([.H333]=&quot;-&quot;; [.G333]=&quot;&quot;);&quot;&quot;;[.G333]*[.I333])" office:value-type="currency" office:currency="GBP" office:value="0.3432" calcext:value-type="currency">
            <text:p>£0,34</text:p>
          </table:table-cell>
          <table:table-cell table:style-name="ce45"/>
          <table:table-cell table:style-name="ce47" office:value-type="string" calcext:value-type="string">
            <text:p>MX-5557-03R2</text:p>
          </table:table-cell>
          <table:table-cell table:style-name="ce39" office:value-type="float" office:value="0.132" calcext:value-type="float">
            <text:p>0,132</text:p>
          </table:table-cell>
          <table:table-cell table:style-name="ce55" table:formula="of:=IF(OR([.L333]=&quot;-&quot;;[.G333]=&quot;&quot;);&quot;&quot;;[.G333]*[.M333])" office:value-type="currency" office:currency="EUR" office:value="0.264" calcext:value-type="currency">
            <text:p>0,26 €</text:p>
          </table:table-cell>
          <table:table-cell table:style-name="ce61" table:formula="of:=IF([.G333]&lt;&gt;&quot;&quot;; IF([.H333]&lt;&gt;&quot;-&quot; ; IF([.N333] &gt; [.J333]*[.$O$1];[.J333]*[.$O$1];[.N333]);[.N333]);&quot;&quot;)" office:value-type="currency" office:currency="EUR" office:value="0.264" calcext:value-type="currency">
            <text:p>0,264 €</text:p>
          </table:table-cell>
          <table:table-cell table:style-name="ce5" office:value-type="string" calcext:value-type="string">
            <text:p>-</text:p>
          </table:table-cell>
          <table:table-cell table:style-name="ce65" table:formula="of:=IF(OR([.P333]&lt;&gt;&quot;&quot;;[.D333]=&quot;Not installed&quot;);&quot;&quot;;[.G333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9-01-4050</text:p>
          </table:table-cell>
          <table:table-cell table:style-name="ce21" office:value-type="string" calcext:value-type="string">
            <text:p>Receptacle for X4</text:p>
          </table:table-cell>
          <table:table-cell table:style-name="ce26"/>
          <table:table-cell table:style-name="ce21" office:value-type="string" calcext:value-type="string">
            <text:p>AUX PS</text:p>
          </table:table-cell>
          <table:table-cell table:style-name="ce31" table:formula="of:=IF([.F334]=&quot;Power board&quot;; [.B334]*2;[.B334])" office:value-type="float" office:value="1" calcext:value-type="float">
            <text:p>1</text:p>
          </table:table-cell>
          <table:table-cell table:style-name="ce34" office:value-type="string" calcext:value-type="string">
            <text:p>9963502</text:p>
          </table:table-cell>
          <table:table-cell table:style-name="ce38" office:value-type="float" office:value="0.0874" calcext:value-type="float">
            <text:p>0,087</text:p>
          </table:table-cell>
          <table:table-cell table:style-name="ce41" table:formula="of:=IF(OR([.H334]=&quot;-&quot;; [.G334]=&quot;&quot;);&quot;&quot;;[.G334]*[.I334])" office:value-type="currency" office:currency="GBP" office:value="0.0874" calcext:value-type="currency">
            <text:p>£0,09</text:p>
          </table:table-cell>
          <table:table-cell table:style-name="ce44"/>
          <table:table-cell table:style-name="ce26" office:value-type="string" calcext:value-type="string">
            <text:p>MX-5557-05R2</text:p>
          </table:table-cell>
          <table:table-cell table:style-name="ce38" office:value-type="float" office:value="0.24" calcext:value-type="float">
            <text:p>0,240</text:p>
          </table:table-cell>
          <table:table-cell table:style-name="ce54" table:formula="of:=IF(OR([.L334]=&quot;-&quot;;[.G334]=&quot;&quot;);&quot;&quot;;[.G334]*[.M334])" office:value-type="currency" office:currency="EUR" office:value="0.24" calcext:value-type="currency">
            <text:p>0,24 €</text:p>
          </table:table-cell>
          <table:table-cell table:style-name="ce61" table:formula="of:=IF([.G334]&lt;&gt;&quot;&quot;; IF([.H334]&lt;&gt;&quot;-&quot; ; IF([.N334] &gt; [.J334]*[.$O$1];[.J334]*[.$O$1];[.N334]);[.N334]);&quot;&quot;)" office:value-type="currency" office:currency="EUR" office:value="0.104405418" calcext:value-type="currency">
            <text:p>0,104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34]&lt;&gt;&quot;&quot;;[.D334]=&quot;Not installed&quot;);&quot;&quot;;[.G334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-01-2035</text:p>
          </table:table-cell>
          <table:table-cell table:style-name="ce22" office:value-type="string" calcext:value-type="string">
            <text:p>Receptacle for X6</text:p>
          </table:table-cell>
          <table:table-cell table:style-name="ce22"/>
          <table:table-cell table:style-name="ce28" office:value-type="string" calcext:value-type="string">
            <text:p>AUX PS</text:p>
          </table:table-cell>
          <table:table-cell table:style-name="ce32" table:formula="of:=IF([.F335]=&quot;Power board&quot;; [.B335]*2;[.B335])" office:value-type="float" office:value="1" calcext:value-type="float">
            <text:p>1</text:p>
          </table:table-cell>
          <table:table-cell table:style-name="ce35" office:value-type="string" calcext:value-type="string">
            <text:p>143127</text:p>
          </table:table-cell>
          <table:table-cell table:style-name="ce39" office:value-type="float" office:value="0.145" calcext:value-type="float">
            <text:p>0,145</text:p>
          </table:table-cell>
          <table:table-cell table:style-name="ce42" table:formula="of:=IF(OR([.H335]=&quot;-&quot;; [.G335]=&quot;&quot;);&quot;&quot;;[.G335]*[.I335])" office:value-type="currency" office:currency="GBP" office:value="0.145" calcext:value-type="currency">
            <text:p>£0,15</text:p>
          </table:table-cell>
          <table:table-cell table:style-name="ce45"/>
          <table:table-cell table:style-name="ce47" office:value-type="string" calcext:value-type="string">
            <text:p>MX-6471-031</text:p>
          </table:table-cell>
          <table:table-cell table:style-name="ce39" office:value-type="float" office:value="0.0504" calcext:value-type="float">
            <text:p>0,050</text:p>
          </table:table-cell>
          <table:table-cell table:style-name="ce55" table:formula="of:=IF(OR([.L335]=&quot;-&quot;;[.G335]=&quot;&quot;);&quot;&quot;;[.G335]*[.M335])" office:value-type="currency" office:currency="EUR" office:value="0.0504" calcext:value-type="currency">
            <text:p>0,05 €</text:p>
          </table:table-cell>
          <table:table-cell table:style-name="ce61" table:formula="of:=IF([.G335]&lt;&gt;&quot;&quot;; IF([.H335]&lt;&gt;&quot;-&quot; ; IF([.N335] &gt; [.J335]*[.$O$1];[.J335]*[.$O$1];[.N335]);[.N335]);&quot;&quot;)" office:value-type="currency" office:currency="EUR" office:value="0.0504" calcext:value-type="currency">
            <text:p>0,050 €</text:p>
          </table:table-cell>
          <table:table-cell table:style-name="ce5" office:value-type="string" calcext:value-type="string">
            <text:p>-</text:p>
          </table:table-cell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39-00-0078</text:p>
          </table:table-cell>
          <table:table-cell table:style-name="ce21" office:value-type="string" calcext:value-type="string">
            <text:p>Pins for X1</text:p>
          </table:table-cell>
          <table:table-cell table:style-name="ce26"/>
          <table:table-cell table:style-name="ce21" office:value-type="string" calcext:value-type="string">
            <text:p>Power board</text:p>
          </table:table-cell>
          <table:table-cell table:style-name="ce31" table:formula="of:=IF([.F336]=&quot;Power board&quot;; [.B336]*2;[.B336])" office:value-type="float" office:value="6" calcext:value-type="float">
            <text:p>6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39-00-0078</text:p>
          </table:table-cell>
          <table:table-cell table:style-name="ce22" office:value-type="string" calcext:value-type="string">
            <text:p>Pins for X4</text:p>
          </table:table-cell>
          <table:table-cell table:style-name="ce22"/>
          <table:table-cell table:style-name="ce28" office:value-type="string" calcext:value-type="string">
            <text:p>AUX PS</text:p>
          </table:table-cell>
          <table:table-cell table:style-name="ce32" table:formula="of:=IF([.F337]=&quot;Power board&quot;; [.B337]*2;[.B337])" office:value-type="float" office:value="5" calcext:value-type="float">
            <text:p>5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336:.G337])" office:value-type="float" office:value="11" calcext:value-type="float">
            <text:p>11</text:p>
          </table:table-cell>
          <table:table-cell table:style-name="ce34" office:value-type="string" calcext:value-type="string">
            <text:p>9732675</text:p>
          </table:table-cell>
          <table:table-cell table:style-name="ce38" table:formula="of:=11/100" office:value-type="float" office:value="0.11" calcext:value-type="float">
            <text:p>0,110</text:p>
          </table:table-cell>
          <table:table-cell table:style-name="ce41" table:formula="of:=IF(OR([.H338]=&quot;-&quot;; [.G338]=&quot;&quot;);&quot;&quot;;[.G338]*[.I338])" office:value-type="currency" office:currency="GBP" office:value="1.21" calcext:value-type="currency">
            <text:p>£1,21</text:p>
          </table:table-cell>
          <table:table-cell table:style-name="ce44"/>
          <table:table-cell table:style-name="ce26" office:value-type="string" calcext:value-type="string">
            <text:p>MX-5556-T3L</text:p>
          </table:table-cell>
          <table:table-cell table:style-name="ce38" office:value-type="float" office:value="0.0742" calcext:value-type="float">
            <text:p>0,074</text:p>
          </table:table-cell>
          <table:table-cell table:style-name="ce54" table:formula="of:=IF(OR([.L338]=&quot;-&quot;;[.G338]=&quot;&quot;);&quot;&quot;;[.G338]*[.M338])" office:value-type="currency" office:currency="EUR" office:value="0.8162" calcext:value-type="currency">
            <text:p>0,82 €</text:p>
          </table:table-cell>
          <table:table-cell table:style-name="ce61" table:formula="of:=IF([.G338]&lt;&gt;&quot;&quot;; IF([.H338]&lt;&gt;&quot;-&quot; ; IF([.N338] &gt; [.J338]*[.$O$1];[.J338]*[.$O$1];[.N338]);[.N338]);&quot;&quot;)" office:value-type="currency" office:currency="EUR" office:value="0.8162" calcext:value-type="currency">
            <text:p>0,816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38]&lt;&gt;&quot;&quot;;[.D338]=&quot;Not installed&quot;);&quot;&quot;;[.G338])">
            <text:p/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08-50-0114</text:p>
          </table:table-cell>
          <table:table-cell table:style-name="ce21" office:value-type="string" calcext:value-type="string">
            <text:p>Pins for X6</text:p>
          </table:table-cell>
          <table:table-cell table:style-name="ce26"/>
          <table:table-cell table:style-name="ce21" office:value-type="string" calcext:value-type="string">
            <text:p>AUX PS</text:p>
          </table:table-cell>
          <table:table-cell table:style-name="ce31" table:formula="of:=IF([.F340]=&quot;Power board&quot;; [.B340]*2;[.B340])" office:value-type="float" office:value="3" calcext:value-type="float">
            <text:p>3</text:p>
          </table:table-cell>
          <table:table-cell table:style-name="ce34" office:value-type="float" office:value="2063734" calcext:value-type="float">
            <text:p>2063734</text:p>
          </table:table-cell>
          <table:table-cell table:style-name="ce38" office:value-type="float" office:value="0.023" calcext:value-type="float">
            <text:p>0,023</text:p>
          </table:table-cell>
          <table:table-cell table:style-name="ce41" table:formula="of:=IF(OR([.H340]=&quot;-&quot;; [.G340]=&quot;&quot;);&quot;&quot;;[.G340]*[.I340])" office:value-type="currency" office:currency="GBP" office:value="0.069" calcext:value-type="currency">
            <text:p>£0,07</text:p>
          </table:table-cell>
          <table:table-cell table:style-name="ce44"/>
          <table:table-cell table:style-name="ce26" office:value-type="string" calcext:value-type="string">
            <text:p>MX-0850-0114</text:p>
          </table:table-cell>
          <table:table-cell table:style-name="ce38" office:value-type="float" office:value="0.0472" calcext:value-type="float">
            <text:p>0,047</text:p>
          </table:table-cell>
          <table:table-cell table:style-name="ce54" table:formula="of:=IF(OR([.L340]=&quot;-&quot;;[.G340]=&quot;&quot;);&quot;&quot;;[.G340]*[.M340])" office:value-type="currency" office:currency="EUR" office:value="0.1416" calcext:value-type="currency">
            <text:p>0,14 €</text:p>
          </table:table-cell>
          <table:table-cell table:style-name="ce61" table:formula="of:=IF([.G340]&lt;&gt;&quot;&quot;; IF([.H340]&lt;&gt;&quot;-&quot; ; IF([.N340] &gt; [.J340]*[.$O$1];[.J340]*[.$O$1];[.N340]);[.N340]);&quot;&quot;)" office:value-type="currency" office:currency="EUR" office:value="0.08242533" calcext:value-type="currency">
            <text:p>0,082 €</text:p>
          </table:table-cell>
          <table:table-cell table:style-name="ce62" office:value-type="string" calcext:value-type="string">
            <text:p>-</text:p>
          </table:table-cell>
          <table:table-cell table:style-name="ce62"/>
          <table:table-cell table:number-columns-repeated="100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EAN WELL LRS-150-48 </text:p>
          </table:table-cell>
          <table:table-cell table:style-name="ce22" office:value-type="string" calcext:value-type="string">
            <text:p>Power module 48VDC; 3.3A (adjustable to 54VDC)</text:p>
          </table:table-cell>
          <table:table-cell table:style-name="ce22"/>
          <table:table-cell table:style-name="ce28" office:value-type="string" calcext:value-type="string">
            <text:p>Power board</text:p>
          </table:table-cell>
          <table:table-cell table:style-name="ce32" table:formula="of:=IF([.F341]=&quot;Power board&quot;; [.B341]*2;[.B341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41]=&quot;-&quot;; [.G341]=&quot;&quot;);&quot;&quot;;[.G341]*[.I341])">
            <text:p/>
          </table:table-cell>
          <table:table-cell table:style-name="ce45"/>
          <table:table-cell table:style-name="ce47" office:value-type="string" calcext:value-type="string">
            <text:p>LRS-150-48</text:p>
          </table:table-cell>
          <table:table-cell table:style-name="ce39" office:value-type="float" office:value="14.82" calcext:value-type="float">
            <text:p>14,820</text:p>
          </table:table-cell>
          <table:table-cell table:style-name="ce55" table:formula="of:=IF(OR([.L341]=&quot;-&quot;;[.G341]=&quot;&quot;);&quot;&quot;;[.G341]*[.M341])" office:value-type="currency" office:currency="EUR" office:value="29.64" calcext:value-type="currency">
            <text:p>29,64 €</text:p>
          </table:table-cell>
          <table:table-cell table:style-name="ce61" table:formula="of:=IF([.G341]&lt;&gt;&quot;&quot;; IF([.H341]&lt;&gt;&quot;-&quot; ; IF([.N341] &gt; [.J341]*[.$O$1];[.J341]*[.$O$1];[.N341]);[.N341]);&quot;&quot;)" office:value-type="currency" office:currency="EUR" office:value="29.64" calcext:value-type="currency">
            <text:p>29,640 €</text:p>
          </table:table-cell>
          <table:table-cell table:style-name="ce5" office:value-type="string" calcext:value-type="string">
            <text:p>-</text:p>
          </table:table-cell>
          <table:table-cell table:style-name="ce65" table:formula="of:=IF(OR([.P341]&lt;&gt;&quot;&quot;;[.D341]=&quot;Not installed&quot;);&quot;&quot;;[.G341])">
            <text:p/>
          </table:table-cell>
          <table:table-cell table:number-columns-repeated="100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FF-M3X40/DR124</text:p>
          </table:table-cell>
          <table:table-cell table:style-name="ce21" office:value-type="string" calcext:value-type="string">
            <text:p>40 mm metal spacer, M3 (a pair is required for dual channel)</text:p>
          </table:table-cell>
          <table:table-cell table:style-name="ce26"/>
          <table:table-cell table:style-name="ce21" office:value-type="string" calcext:value-type="string">
            <text:p>Power board</text:p>
          </table:table-cell>
          <table:table-cell table:style-name="ce31" table:formula="of:=IF([.F342]=&quot;Power board&quot;; [.B342]*2;[.B342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42]=&quot;-&quot;; [.G342]=&quot;&quot;);&quot;&quot;;[.G342]*[.I342])">
            <text:p/>
          </table:table-cell>
          <table:table-cell table:style-name="ce44"/>
          <table:table-cell table:style-name="ce26" office:value-type="string" calcext:value-type="string">
            <text:p>TFF-M3X40/DR124</text:p>
          </table:table-cell>
          <table:table-cell table:style-name="ce38" office:value-type="float" office:value="0.1558" calcext:value-type="float">
            <text:p>0,156</text:p>
          </table:table-cell>
          <table:table-cell table:style-name="ce54" table:formula="of:=IF(OR([.L342]=&quot;-&quot;;[.G342]=&quot;&quot;);&quot;&quot;;[.G342]*[.M342])" office:value-type="currency" office:currency="EUR" office:value="0.3116" calcext:value-type="currency">
            <text:p>0,31 €</text:p>
          </table:table-cell>
          <table:table-cell table:style-name="ce61" table:formula="of:=IF([.G342]&lt;&gt;&quot;&quot;; IF([.H342]&lt;&gt;&quot;-&quot; ; IF([.N342] &gt; [.J342]*[.$O$1];[.J342]*[.$O$1];[.N342]);[.N342]);&quot;&quot;)" office:value-type="currency" office:currency="EUR" office:value="0.3116" calcext:value-type="currency">
            <text:p>0,312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42]&lt;&gt;&quot;&quot;;[.D342]=&quot;Not installed&quot;);&quot;&quot;;[.G342])">
            <text:p/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0" calcext:value-type="float">
            <text:p>0</text:p>
          </table:table-cell>
          <table:table-cell table:style-name="ce13" office:value-type="string" calcext:value-type="string">
            <text:p>Heatsink 70 x 120 mm</text:p>
          </table:table-cell>
          <table:table-cell table:style-name="ce24" office:value-type="string" calcext:value-type="string">
            <text:p>(Heatsink included with Varisom enclosure)</text:p>
          </table:table-cell>
          <table:table-cell table:style-name="ce22"/>
          <table:table-cell table:style-name="ce28" office:value-type="string" calcext:value-type="string">
            <text:p>Power board</text:p>
          </table:table-cell>
          <table:table-cell table:style-name="ce32" table:formula="of:=IF([.F343]=&quot;Power board&quot;; [.B343]*2;[.B343])" office:value-type="float" office:value="0" calcext:value-type="float">
            <text:p>0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43]=&quot;-&quot;; [.G343]=&quot;&quot;);&quot;&quot;;[.G343]*[.I343])">
            <text:p/>
          </table:table-cell>
          <table:table-cell table:style-name="ce45"/>
          <table:table-cell table:style-name="ce47" office:value-type="string" calcext:value-type="string">
            <text:p>RAD-A4463/120</text:p>
          </table:table-cell>
          <table:table-cell table:style-name="ce39" office:value-type="float" office:value="1.34" calcext:value-type="float">
            <text:p>1,340</text:p>
          </table:table-cell>
          <table:table-cell table:style-name="ce55" table:formula="of:=IF(OR([.L343]=&quot;-&quot;;[.G343]=&quot;&quot;);&quot;&quot;;[.G343]*[.M343])" office:value-type="currency" office:currency="EUR" office:value="0" calcext:value-type="currency">
            <text:p>0,00 €</text:p>
          </table:table-cell>
          <table:table-cell table:style-name="ce61" table:formula="of:=IF([.G343]&lt;&gt;&quot;&quot;; IF([.H343]&lt;&gt;&quot;-&quot; ; IF([.N343] &gt; [.J343]*[.$O$1];[.J343]*[.$O$1];[.N343]);[.N343]);&quot;&quot;)" office:value-type="currency" office:currency="EUR" office:value="0" calcext:value-type="currency">
            <text:p>0,000 €</text:p>
          </table:table-cell>
          <table:table-cell table:style-name="ce5" office:value-type="string" calcext:value-type="string">
            <text:p>-</text:p>
          </table:table-cell>
          <table:table-cell table:style-name="ce65" table:formula="of:=IF(OR([.P343]&lt;&gt;&quot;&quot;;[.D343]=&quot;Not installed&quot;);&quot;&quot;;[.G343])">
            <text:p/>
          </table:table-cell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M3; 6 mm</text:p>
          </table:table-cell>
          <table:table-cell table:style-name="ce21" office:value-type="string" calcext:value-type="string">
            <text:p>Dremec 213x6</text:p>
          </table:table-cell>
          <table:table-cell table:style-name="ce26"/>
          <table:table-cell table:style-name="ce21" office:value-type="string" calcext:value-type="string">
            <text:p>Power board</text:p>
          </table:table-cell>
          <table:table-cell table:style-name="ce31" table:formula="of:=IF([.F344]=&quot;Power board&quot;; [.B344]*2;[.B344])" office:value-type="float" office:value="8" calcext:value-type="float">
            <text:p>8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44]=&quot;-&quot;; [.G344]=&quot;&quot;);&quot;&quot;;[.G344]*[.I344])">
            <text:p/>
          </table:table-cell>
          <table:table-cell table:style-name="ce44"/>
          <table:table-cell table:style-name="ce26" office:value-type="string" calcext:value-type="string">
            <text:p>TFM-M3X6/DR213</text:p>
          </table:table-cell>
          <table:table-cell table:style-name="ce38" office:value-type="float" office:value="0.0891" calcext:value-type="float">
            <text:p>0,089</text:p>
          </table:table-cell>
          <table:table-cell table:style-name="ce54" table:formula="of:=IF(OR([.L344]=&quot;-&quot;;[.G344]=&quot;&quot;);&quot;&quot;;[.G344]*[.M344])" office:value-type="currency" office:currency="EUR" office:value="0.7128" calcext:value-type="currency">
            <text:p>0,71 €</text:p>
          </table:table-cell>
          <table:table-cell table:style-name="ce61" table:formula="of:=IF([.G344]&lt;&gt;&quot;&quot;; IF([.H344]&lt;&gt;&quot;-&quot; ; IF([.N344] &gt; [.J344]*[.$O$1];[.J344]*[.$O$1];[.N344]);[.N344]);&quot;&quot;)" office:value-type="currency" office:currency="EUR" office:value="0.7128" calcext:value-type="currency">
            <text:p>0,713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44]&lt;&gt;&quot;&quot;;[.D344]=&quot;Not installed&quot;);&quot;&quot;;[.G344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9-01-4050</text:p>
          </table:table-cell>
          <table:table-cell table:style-name="ce22" office:value-type="string" calcext:value-type="string">
            <text:p>Receptacle for X4</text:p>
          </table:table-cell>
          <table:table-cell table:style-name="ce22"/>
          <table:table-cell table:style-name="ce28"/>
          <table:table-cell table:style-name="ce32" table:formula="of:=IF([.F345]=&quot;Power board&quot;; [.B345]*2;[.B345])" office:value-type="float" office:value="1" calcext:value-type="float">
            <text:p>1</text:p>
          </table:table-cell>
          <table:table-cell table:style-name="ce35" office:value-type="string" calcext:value-type="string">
            <text:p>9963502</text:p>
          </table:table-cell>
          <table:table-cell table:style-name="ce39" office:value-type="float" office:value="0.0874" calcext:value-type="float">
            <text:p>0,087</text:p>
          </table:table-cell>
          <table:table-cell table:style-name="ce42" table:formula="of:=IF(OR([.H345]=&quot;-&quot;; [.G345]=&quot;&quot;);&quot;&quot;;[.G345]*[.I345])" office:value-type="currency" office:currency="GBP" office:value="0.0874" calcext:value-type="currency">
            <text:p>£0,09</text:p>
          </table:table-cell>
          <table:table-cell table:style-name="ce45"/>
          <table:table-cell table:style-name="ce47" office:value-type="string" calcext:value-type="string">
            <text:p>9963502</text:p>
          </table:table-cell>
          <table:table-cell table:style-name="ce39" office:value-type="float" office:value="0.0874" calcext:value-type="float">
            <text:p>0,087</text:p>
          </table:table-cell>
          <table:table-cell table:style-name="ce55" table:formula="of:=IF(OR([.L345]=&quot;-&quot;;[.G345]=&quot;&quot;);&quot;&quot;;[.G345]*[.M345])" office:value-type="currency" office:currency="EUR" office:value="0.0874" calcext:value-type="currency">
            <text:p>0,09 €</text:p>
          </table:table-cell>
          <table:table-cell table:style-name="ce61" table:formula="of:=IF([.G345]&lt;&gt;&quot;&quot;; IF([.H345]&lt;&gt;&quot;-&quot; ; IF([.N345] &gt; [.J345]*[.$O$1];[.J345]*[.$O$1];[.N345]);[.N345]);&quot;&quot;)" office:value-type="currency" office:currency="EUR" office:value="0.0874" calcext:value-type="currency">
            <text:p>0,087 €</text:p>
          </table:table-cell>
          <table:table-cell table:style-name="ce5" office:value-type="string" calcext:value-type="string">
            <text:p>-</text:p>
          </table:table-cell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39-00-0078</text:p>
          </table:table-cell>
          <table:table-cell table:style-name="ce21" office:value-type="string" calcext:value-type="string">
            <text:p>Pins for X4</text:p>
          </table:table-cell>
          <table:table-cell table:style-name="ce26"/>
          <table:table-cell table:style-name="ce21"/>
          <table:table-cell table:style-name="ce31" table:formula="of:=IF([.F346]=&quot;Power board&quot;; [.B346]*2;[.B346])" office:value-type="float" office:value="5" calcext:value-type="float">
            <text:p>5</text:p>
          </table:table-cell>
          <table:table-cell table:style-name="ce34" office:value-type="string" calcext:value-type="string">
            <text:p>9732675</text:p>
          </table:table-cell>
          <table:table-cell table:style-name="ce38" table:formula="of:=11/100" office:value-type="float" office:value="0.11" calcext:value-type="float">
            <text:p>0,110</text:p>
          </table:table-cell>
          <table:table-cell table:style-name="ce41" table:formula="of:=IF(OR([.H346]=&quot;-&quot;; [.G346]=&quot;&quot;);&quot;&quot;;[.G346]*[.I346])" office:value-type="currency" office:currency="GBP" office:value="0.55" calcext:value-type="currency">
            <text:p>£0,55</text:p>
          </table:table-cell>
          <table:table-cell table:style-name="ce44"/>
          <table:table-cell table:style-name="ce26" office:value-type="string" calcext:value-type="string">
            <text:p>9732675</text:p>
          </table:table-cell>
          <table:table-cell table:style-name="ce38" table:formula="of:=11/100" office:value-type="float" office:value="0.11" calcext:value-type="float">
            <text:p>0,110</text:p>
          </table:table-cell>
          <table:table-cell table:style-name="ce54" table:formula="of:=IF(OR([.L346]=&quot;-&quot;;[.G346]=&quot;&quot;);&quot;&quot;;[.G346]*[.M346])" office:value-type="currency" office:currency="EUR" office:value="0.55" calcext:value-type="currency">
            <text:p>0,55 €</text:p>
          </table:table-cell>
          <table:table-cell table:style-name="ce61" table:formula="of:=IF([.G346]&lt;&gt;&quot;&quot;; IF([.H346]&lt;&gt;&quot;-&quot; ; IF([.N346] &gt; [.J346]*[.$O$1];[.J346]*[.$O$1];[.N346]);[.N346]);&quot;&quot;)" office:value-type="currency" office:currency="EUR" office:value="0.55" calcext:value-type="currency">
            <text:p>0,550 €</text:p>
          </table:table-cell>
          <table:table-cell table:style-name="ce62" office:value-type="string" calcext:value-type="string">
            <text:p>-</text:p>
          </table:table-cell>
          <table:table-cell table:style-name="ce6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2V fan 60x60mm</text:p>
          </table:table-cell>
          <table:table-cell table:style-name="ce22" table:number-columns-repeated="2"/>
          <table:table-cell table:style-name="ce28" office:value-type="string" calcext:value-type="string">
            <text:p>Enclosure</text:p>
          </table:table-cell>
          <table:table-cell table:style-name="ce32" table:formula="of:=IF([.F347]=&quot;Power board&quot;; [.B347]*2;[.B347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47]=&quot;-&quot;; [.G347]=&quot;&quot;);&quot;&quot;;[.G347]*[.I347])">
            <text:p/>
          </table:table-cell>
          <table:table-cell table:style-name="ce45"/>
          <table:table-cell table:style-name="ce47" office:value-type="string" calcext:value-type="string">
            <text:p>MB60251V1-G99</text:p>
          </table:table-cell>
          <table:table-cell table:style-name="ce39" office:value-type="float" office:value="4.11" calcext:value-type="float">
            <text:p>4,110</text:p>
          </table:table-cell>
          <table:table-cell table:style-name="ce55" table:formula="of:=IF(OR([.L347]=&quot;-&quot;;[.G347]=&quot;&quot;);&quot;&quot;;[.G347]*[.M347])" office:value-type="currency" office:currency="EUR" office:value="4.11" calcext:value-type="currency">
            <text:p>4,11 €</text:p>
          </table:table-cell>
          <table:table-cell table:style-name="ce61" table:formula="of:=IF([.G347]&lt;&gt;&quot;&quot;; IF([.H347]&lt;&gt;&quot;-&quot; ; IF([.N347] &gt; [.J347]*[.$O$1];[.J347]*[.$O$1];[.N347]);[.N347]);&quot;&quot;)" office:value-type="currency" office:currency="EUR" office:value="4.11" calcext:value-type="currency">
            <text:p>4,110 €</text:p>
          </table:table-cell>
          <table:table-cell table:style-name="ce5" office:value-type="string" calcext:value-type="string">
            <text:p>-</text:p>
          </table:table-cell>
          <table:table-cell table:style-name="ce65" table:formula="of:=IF(OR([.P347]&lt;&gt;&quot;&quot;;[.D347]=&quot;Not installed&quot;);&quot;&quot;;[.G347])">
            <text:p/>
          </table:table-cell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hexagonal</text:p>
          </table:table-cell>
          <table:table-cell table:style-name="ce21" office:value-type="string" calcext:value-type="string">
            <text:p>14 mm, M3</text:p>
          </table:table-cell>
          <table:table-cell table:style-name="ce26"/>
          <table:table-cell table:style-name="ce21" office:value-type="string" calcext:value-type="string">
            <text:p>AUX PS</text:p>
          </table:table-cell>
          <table:table-cell table:style-name="ce31" table:formula="of:=IF([.F348]=&quot;Power board&quot;; [.B348]*2;[.B348])" office:value-type="float" office:value="4" calcext:value-type="float">
            <text:p>4</text:p>
          </table:table-cell>
          <table:table-cell table:style-name="ce34" office:value-type="float" office:value="1466812" calcext:value-type="float">
            <text:p>1466812</text:p>
          </table:table-cell>
          <table:table-cell table:style-name="ce38" table:formula="of:=0.326" office:value-type="float" office:value="0.326" calcext:value-type="float">
            <text:p>0,326</text:p>
          </table:table-cell>
          <table:table-cell table:style-name="ce41" table:formula="of:=IF(OR([.H348]=&quot;-&quot;; [.G348]=&quot;&quot;);&quot;&quot;;[.G348]*[.I348])" office:value-type="currency" office:currency="GBP" office:value="1.304" calcext:value-type="currency">
            <text:p>£1,30</text:p>
          </table:table-cell>
          <table:table-cell table:style-name="ce44"/>
          <table:table-cell table:style-name="ce26" office:value-type="string" calcext:value-type="string">
            <text:p>B3X14/BN3320</text:p>
          </table:table-cell>
          <table:table-cell table:style-name="ce38" office:value-type="float" office:value="0.3094" calcext:value-type="float">
            <text:p>0,309</text:p>
          </table:table-cell>
          <table:table-cell table:style-name="ce54" table:formula="of:=IF(OR([.L348]=&quot;-&quot;;[.G348]=&quot;&quot;);&quot;&quot;;[.G348]*[.M348])" office:value-type="currency" office:currency="EUR" office:value="1.2376" calcext:value-type="currency">
            <text:p>1,24 €</text:p>
          </table:table-cell>
          <table:table-cell table:style-name="ce61" table:formula="of:=IF([.G348]&lt;&gt;&quot;&quot;; IF([.H348]&lt;&gt;&quot;-&quot; ; IF([.N348] &gt; [.J348]*[.$O$1];[.J348]*[.$O$1];[.N348]);[.N348]);&quot;&quot;)" office:value-type="currency" office:currency="EUR" office:value="1.2376" calcext:value-type="currency">
            <text:p>1,238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48]&lt;&gt;&quot;&quot;;[.D348]=&quot;Not installed&quot;);&quot;&quot;;[.G348])">
            <text:p/>
          </table:table-cell>
          <table:table-cell table:number-columns-repeated="1007"/>
        </table:table-row>
        <table:table-row table:style-name="ro6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churter 4304.6090</text:p>
          </table:table-cell>
          <table:table-cell table:style-name="ce22" office:value-type="string" calcext:value-type="string">
            <text:p>C14 IEC inlet, switch, 2 fuse drawer is included</text:p>
          </table:table-cell>
          <table:table-cell table:style-name="ce22"/>
          <table:table-cell table:style-name="ce28" office:value-type="string" calcext:value-type="string">
            <text:p>Enclosure</text:p>
          </table:table-cell>
          <table:table-cell table:style-name="ce32" table:formula="of:=IF([.F349]=&quot;Power board&quot;; [.B349]*2;[.B349])" office:value-type="float" office:value="1" calcext:value-type="float">
            <text:p>1</text:p>
          </table:table-cell>
          <table:table-cell table:style-name="ce35" office:value-type="float" office:value="2080294" calcext:value-type="float">
            <text:p>2080294</text:p>
          </table:table-cell>
          <table:table-cell table:style-name="ce39" office:value-type="float" office:value="8.65" calcext:value-type="float">
            <text:p>8,650</text:p>
          </table:table-cell>
          <table:table-cell table:style-name="ce42" table:formula="of:=IF(OR([.H349]=&quot;-&quot;; [.G349]=&quot;&quot;);&quot;&quot;;[.G349]*[.I349])" office:value-type="currency" office:currency="GBP" office:value="8.65" calcext:value-type="currency">
            <text:p>£8,65</text:p>
          </table:table-cell>
          <table:table-cell table:style-name="ce45"/>
          <table:table-cell table:style-name="ce47" office:value-type="string" calcext:value-type="string">
            <text:p>4304.6090</text:p>
          </table:table-cell>
          <table:table-cell table:style-name="ce39" office:value-type="float" office:value="3.584" calcext:value-type="float">
            <text:p>3,584</text:p>
          </table:table-cell>
          <table:table-cell table:style-name="ce55" table:formula="of:=IF(OR([.L349]=&quot;-&quot;;[.G349]=&quot;&quot;);&quot;&quot;;[.G349]*[.M349])" office:value-type="currency" office:currency="EUR" office:value="3.584" calcext:value-type="currency">
            <text:p>3,58 €</text:p>
          </table:table-cell>
          <table:table-cell table:style-name="ce61" table:formula="of:=IF([.G349]&lt;&gt;&quot;&quot;; IF([.H349]&lt;&gt;&quot;-&quot; ; IF([.N349] &gt; [.J349]*[.$O$1];[.J349]*[.$O$1];[.N349]);[.N349]);&quot;&quot;)" office:value-type="currency" office:currency="EUR" office:value="3.584" calcext:value-type="currency">
            <text:p>3,584 €</text:p>
          </table:table-cell>
          <table:table-cell table:style-name="ce5" office:value-type="string" calcext:value-type="string">
            <text:p>-</text:p>
          </table:table-cell>
          <table:table-cell table:style-name="ce65" table:formula="of:=IF(OR([.P349]&lt;&gt;&quot;&quot;;[.D349]=&quot;Not installed&quot;);&quot;&quot;;[.G349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rduino Due</text:p>
          </table:table-cell>
          <table:table-cell table:style-name="ce21"/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1" table:formula="of:=IF([.F350]=&quot;Power board&quot;; [.B350]*2;[.B350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50]=&quot;-&quot;; [.G350]=&quot;&quot;);&quot;&quot;;[.G350]*[.I350])">
            <text:p/>
          </table:table-cell>
          <table:table-cell table:style-name="ce44"/>
          <table:table-cell table:style-name="ce48" office:value-type="string" calcext:value-type="string">
            <text:p>Itead/Eckstein</text:p>
          </table:table-cell>
          <table:table-cell table:style-name="ce38" office:value-type="float" office:value="19.48" calcext:value-type="float">
            <text:p>19,480</text:p>
          </table:table-cell>
          <table:table-cell table:style-name="ce54" table:formula="of:=IF(OR([.L350]=&quot;-&quot;;[.G350]=&quot;&quot;);&quot;&quot;;[.G350]*[.M350])" office:value-type="currency" office:currency="EUR" office:value="19.48" calcext:value-type="currency">
            <text:p>19,48 €</text:p>
          </table:table-cell>
          <table:table-cell table:style-name="ce61" table:formula="of:=IF([.G350]&lt;&gt;&quot;&quot;; IF([.H350]&lt;&gt;&quot;-&quot; ; IF([.N350] &gt; [.J350]*[.$O$1];[.J350]*[.$O$1];[.N350]);[.N350]);&quot;&quot;)" office:value-type="currency" office:currency="EUR" office:value="19.48" calcext:value-type="currency">
            <text:p>19,480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50]&lt;&gt;&quot;&quot;;[.D350]=&quot;Not installed&quot;);&quot;&quot;;[.G350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.2" TFT LCD</text:p>
          </table:table-cell>
          <table:table-cell table:style-name="ce22" table:number-columns-repeated="2"/>
          <table:table-cell table:style-name="ce28" office:value-type="string" calcext:value-type="string">
            <text:p>Arduino Shield</text:p>
          </table:table-cell>
          <table:table-cell table:style-name="ce32" table:formula="of:=IF([.F351]=&quot;Power board&quot;; [.B351]*2;[.B351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51]=&quot;-&quot;; [.G351]=&quot;&quot;);&quot;&quot;;[.G351]*[.I351])">
            <text:p/>
          </table:table-cell>
          <table:table-cell table:style-name="ce45"/>
          <table:table-cell table:style-name="ce49" office:value-type="string" calcext:value-type="string">
            <text:p>Itead/Eckstein</text:p>
          </table:table-cell>
          <table:table-cell table:style-name="ce39" office:value-type="float" office:value="12.14" calcext:value-type="float">
            <text:p>12,140</text:p>
          </table:table-cell>
          <table:table-cell table:style-name="ce55" table:formula="of:=IF(OR([.L351]=&quot;-&quot;;[.G351]=&quot;&quot;);&quot;&quot;;[.G351]*[.M351])" office:value-type="currency" office:currency="EUR" office:value="12.14" calcext:value-type="currency">
            <text:p>12,14 €</text:p>
          </table:table-cell>
          <table:table-cell table:style-name="ce61" table:formula="of:=IF([.G351]&lt;&gt;&quot;&quot;; IF([.H351]&lt;&gt;&quot;-&quot; ; IF([.N351] &gt; [.J351]*[.$O$1];[.J351]*[.$O$1];[.N351]);[.N351]);&quot;&quot;)" office:value-type="currency" office:currency="EUR" office:value="12.14" calcext:value-type="currency">
            <text:p>12,140 €</text:p>
          </table:table-cell>
          <table:table-cell table:style-name="ce5" office:value-type="string" calcext:value-type="string">
            <text:p>-</text:p>
          </table:table-cell>
          <table:table-cell table:style-name="ce65" table:formula="of:=IF(OR([.P351]&lt;&gt;&quot;&quot;;[.D351]=&quot;Not installed&quot;);&quot;&quot;;[.G351])">
            <text:p/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NSR-08</text:p>
          </table:table-cell>
          <table:table-cell table:style-name="ce21" office:value-type="string" calcext:value-type="string">
            <text:p>Plug; female; PIN:8 w/o terminals for Ethernet cable</text:p>
          </table:table-cell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1" table:formula="of:=IF([.F352]=&quot;Power board&quot;; [.B352]*2;[.B352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52]=&quot;-&quot;; [.G352]=&quot;&quot;);&quot;&quot;;[.G352]*[.I352])">
            <text:p/>
          </table:table-cell>
          <table:table-cell table:style-name="ce44"/>
          <table:table-cell table:style-name="ce26" office:value-type="string" calcext:value-type="string">
            <text:p>NSR-08</text:p>
          </table:table-cell>
          <table:table-cell table:style-name="ce38" office:value-type="float" office:value="0.08758" calcext:value-type="float">
            <text:p>0,088</text:p>
          </table:table-cell>
          <table:table-cell table:style-name="ce54" table:formula="of:=IF(OR([.L352]=&quot;-&quot;;[.G352]=&quot;&quot;);&quot;&quot;;[.G352]*[.M352])" office:value-type="currency" office:currency="EUR" office:value="0.17516" calcext:value-type="currency">
            <text:p>0,18 €</text:p>
          </table:table-cell>
          <table:table-cell table:style-name="ce61" table:formula="of:=IF([.G352]&lt;&gt;&quot;&quot;; IF([.H352]&lt;&gt;&quot;-&quot; ; IF([.N352] &gt; [.J352]*[.$O$1];[.J352]*[.$O$1];[.N352]);[.N352]);&quot;&quot;)" office:value-type="currency" office:currency="EUR" office:value="0.17516" calcext:value-type="currency">
            <text:p>0,175 €</text:p>
          </table:table-cell>
          <table:table-cell table:style-name="ce62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NSR-05</text:p>
          </table:table-cell>
          <table:table-cell table:style-name="ce22" office:value-type="string" calcext:value-type="string">
            <text:p>Plug; female; PIN:5 w/o terminals for USB cable</text:p>
          </table:table-cell>
          <table:table-cell table:style-name="ce22"/>
          <table:table-cell table:style-name="ce28" office:value-type="string" calcext:value-type="string">
            <text:p>Arduino Shield</text:p>
          </table:table-cell>
          <table:table-cell table:style-name="ce32" table:formula="of:=IF([.F353]=&quot;Power board&quot;; [.B353]*2;[.B353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53]=&quot;-&quot;; [.G353]=&quot;&quot;);&quot;&quot;;[.G353]*[.I353])">
            <text:p/>
          </table:table-cell>
          <table:table-cell table:style-name="ce45"/>
          <table:table-cell table:style-name="ce47" office:value-type="string" calcext:value-type="string">
            <text:p>NSR-05</text:p>
          </table:table-cell>
          <table:table-cell table:style-name="ce39" office:value-type="float" office:value="0.02677" calcext:value-type="float">
            <text:p>0,027</text:p>
          </table:table-cell>
          <table:table-cell table:style-name="ce55" table:formula="of:=IF(OR([.L353]=&quot;-&quot;;[.G353]=&quot;&quot;);&quot;&quot;;[.G353]*[.M353])" office:value-type="currency" office:currency="EUR" office:value="0.02677" calcext:value-type="currency">
            <text:p>0,03 €</text:p>
          </table:table-cell>
          <table:table-cell table:style-name="ce61" table:formula="of:=IF([.G353]&lt;&gt;&quot;&quot;; IF([.H353]&lt;&gt;&quot;-&quot; ; IF([.N353] &gt; [.J353]*[.$O$1];[.J353]*[.$O$1];[.N353]);[.N353]);&quot;&quot;)" office:value-type="currency" office:currency="EUR" office:value="0.02677" calcext:value-type="currency">
            <text:p>0,027 €</text:p>
          </table:table-cell>
          <table:table-cell table:style-name="ce5"/>
          <table:table-cell table:style-name="ce65"/>
          <table:table-cell table:number-columns-repeated="1007"/>
        </table:table-row>
        <table:table-row table:style-name="ro2">
          <table:table-cell/>
          <table:table-cell table:formula="of:=[.B352]*8+[.B353]*5" office:value-type="float" office:value="21" calcext:value-type="float">
            <text:p>21</text:p>
          </table:table-cell>
          <table:table-cell table:style-name="ce12" office:value-type="string" calcext:value-type="string">
            <text:p>NDR-T</text:p>
          </table:table-cell>
          <table:table-cell table:style-name="ce21" office:value-type="string" calcext:value-type="string">
            <text:p>Contact; female; 28÷22AWG; NSR/NDR; tinned</text:p>
          </table:table-cell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1" table:formula="of:=IF([.F354]=&quot;Power board&quot;; [.B354]*2;[.B354])" office:value-type="float" office:value="21" calcext:value-type="float">
            <text:p>2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54]=&quot;-&quot;; [.G354]=&quot;&quot;);&quot;&quot;;[.G354]*[.I354])">
            <text:p/>
          </table:table-cell>
          <table:table-cell table:style-name="ce44"/>
          <table:table-cell table:style-name="ce26" office:value-type="string" calcext:value-type="string">
            <text:p>NDR-T</text:p>
          </table:table-cell>
          <table:table-cell table:style-name="ce38" office:value-type="float" office:value="0.02696" calcext:value-type="float">
            <text:p>0,027</text:p>
          </table:table-cell>
          <table:table-cell table:style-name="ce54" table:formula="of:=IF(OR([.L354]=&quot;-&quot;;[.G354]=&quot;&quot;);&quot;&quot;;[.G354]*[.M354])" office:value-type="currency" office:currency="EUR" office:value="0.56616" calcext:value-type="currency">
            <text:p>0,57 €</text:p>
          </table:table-cell>
          <table:table-cell table:style-name="ce61" table:formula="of:=IF([.G354]&lt;&gt;&quot;&quot;; IF([.H354]&lt;&gt;&quot;-&quot; ; IF([.N354] &gt; [.J354]*[.$O$1];[.J354]*[.$O$1];[.N354]);[.N354]);&quot;&quot;)" office:value-type="currency" office:currency="EUR" office:value="0.56616" calcext:value-type="currency">
            <text:p>0,566 €</text:p>
          </table:table-cell>
          <table:table-cell table:style-name="ce62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Screwed spacer sleeve; M5; 8mm; brass</text:p>
          </table:table-cell>
          <table:table-cell table:style-name="ce22" office:value-type="string" calcext:value-type="string">
            <text:p>Extend binding post for PCB mounting</text:p>
          </table:table-cell>
          <table:table-cell table:style-name="ce22"/>
          <table:table-cell table:style-name="ce28" office:value-type="string" calcext:value-type="string">
            <text:p>Arduino Shield</text:p>
          </table:table-cell>
          <table:table-cell table:style-name="ce32" table:formula="of:=IF([.F355]=&quot;Power board&quot;; [.B355]*2;[.B355])" office:value-type="float" office:value="9" calcext:value-type="float">
            <text:p>9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55]=&quot;-&quot;; [.G355]=&quot;&quot;);&quot;&quot;;[.G355]*[.I355])">
            <text:p/>
          </table:table-cell>
          <table:table-cell table:style-name="ce45"/>
          <table:table-cell table:style-name="ce47" office:value-type="string" calcext:value-type="string">
            <text:p>TFM-M5X8/DR218</text:p>
          </table:table-cell>
          <table:table-cell table:style-name="ce39" office:value-type="float" office:value="0.1868" calcext:value-type="float">
            <text:p>0,187</text:p>
          </table:table-cell>
          <table:table-cell table:style-name="ce55" table:formula="of:=IF(OR([.L355]=&quot;-&quot;;[.G355]=&quot;&quot;);&quot;&quot;;[.G355]*[.M355])" office:value-type="currency" office:currency="EUR" office:value="1.6812" calcext:value-type="currency">
            <text:p>1,68 €</text:p>
          </table:table-cell>
          <table:table-cell table:style-name="ce61" table:formula="of:=IF([.G355]&lt;&gt;&quot;&quot;; IF([.H355]&lt;&gt;&quot;-&quot; ; IF([.N355] &gt; [.J355]*[.$O$1];[.J355]*[.$O$1];[.N355]);[.N355]);&quot;&quot;)" office:value-type="currency" office:currency="EUR" office:value="1.6812" calcext:value-type="currency">
            <text:p>1,681 €</text:p>
          </table:table-cell>
          <table:table-cell table:style-name="ce5"/>
          <table:table-cell table:style-name="ce65"/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pacer sleeve; 5mm; cylindrical; brass</text:p>
          </table:table-cell>
          <table:table-cell table:style-name="ce21" office:value-type="string" calcext:value-type="string">
            <text:p>5 mm between TFT display and front panel </text:p>
          </table:table-cell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1" table:formula="of:=IF([.F356]=&quot;Power board&quot;; [.B356]*2;[.B356])" office:value-type="float" office:value="4" calcext:value-type="float">
            <text:p>4</text:p>
          </table:table-cell>
          <table:table-cell table:style-name="ce34" office:value-type="float" office:value="1733405" calcext:value-type="float">
            <text:p>1733405</text:p>
          </table:table-cell>
          <table:table-cell table:style-name="ce38" office:value-type="float" office:value="0.0652" calcext:value-type="float">
            <text:p>0,065</text:p>
          </table:table-cell>
          <table:table-cell table:style-name="ce41" table:formula="of:=IF(OR([.H356]=&quot;-&quot;; [.G356]=&quot;&quot;);&quot;&quot;;[.G356]*[.I356])" office:value-type="currency" office:currency="GBP" office:value="0.2608" calcext:value-type="currency">
            <text:p>£0,26</text:p>
          </table:table-cell>
          <table:table-cell table:style-name="ce44"/>
          <table:table-cell table:style-name="ce26" office:value-type="string" calcext:value-type="string">
            <text:p>DR316/3.2X5</text:p>
          </table:table-cell>
          <table:table-cell table:style-name="ce38" office:value-type="float" office:value="0.057" calcext:value-type="float">
            <text:p>0,057</text:p>
          </table:table-cell>
          <table:table-cell table:style-name="ce54" table:formula="of:=IF(OR([.L356]=&quot;-&quot;;[.G356]=&quot;&quot;);&quot;&quot;;[.G356]*[.M356])" office:value-type="currency" office:currency="EUR" office:value="0.228" calcext:value-type="currency">
            <text:p>0,23 €</text:p>
          </table:table-cell>
          <table:table-cell table:style-name="ce61" table:formula="of:=IF([.G356]&lt;&gt;&quot;&quot;; IF([.H356]&lt;&gt;&quot;-&quot; ; IF([.N356] &gt; [.J356]*[.$O$1];[.J356]*[.$O$1];[.N356]);[.N356]);&quot;&quot;)" office:value-type="currency" office:currency="EUR" office:value="0.228" calcext:value-type="currency">
            <text:p>0,228 €</text:p>
          </table:table-cell>
          <table:table-cell table:style-name="ce62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Screwed spacer sleeve; hexagonal; polyamide; M3</text:p>
          </table:table-cell>
          <table:table-cell table:style-name="ce22" office:value-type="string" calcext:value-type="string">
            <text:p>11 mm between TFT display and PCB</text:p>
          </table:table-cell>
          <table:table-cell table:style-name="ce22"/>
          <table:table-cell table:style-name="ce28" office:value-type="string" calcext:value-type="string">
            <text:p>Arduino Shield</text:p>
          </table:table-cell>
          <table:table-cell table:style-name="ce32" table:formula="of:=IF([.F357]=&quot;Power board&quot;; [.B357]*2;[.B357])" office:value-type="float" office:value="4" calcext:value-type="float">
            <text:p>4</text:p>
          </table:table-cell>
          <table:table-cell table:style-name="ce35" office:value-type="float" office:value="2494576" calcext:value-type="float">
            <text:p>2494576</text:p>
          </table:table-cell>
          <table:table-cell table:style-name="ce39" office:value-type="float" office:value="0.238" calcext:value-type="float">
            <text:p>0,238</text:p>
          </table:table-cell>
          <table:table-cell table:style-name="ce42" table:formula="of:=IF(OR([.H357]=&quot;-&quot;; [.G357]=&quot;&quot;);&quot;&quot;;[.G357]*[.I357])" office:value-type="currency" office:currency="GBP" office:value="0.952" calcext:value-type="currency">
            <text:p>£0,95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 office:value-type="float" office:value="0.12795" calcext:value-type="float">
            <text:p>0,128</text:p>
          </table:table-cell>
          <table:table-cell table:style-name="ce55" table:formula="of:=IF(OR([.L357]=&quot;-&quot;;[.G357]=&quot;&quot;);&quot;&quot;;[.G357]*[.M357])">
            <text:p/>
          </table:table-cell>
          <table:table-cell table:style-name="ce61" table:formula="of:=IF([.G357]&lt;&gt;&quot;&quot;; IF([.H357]&lt;&gt;&quot;-&quot; ; IF([.N357] &gt; [.J357]*[.$O$1];[.J357]*[.$O$1];[.N357]);[.N357]);&quot;&quot;)" office:value-type="currency" office:currency="EUR" office:value="1.13723064" calcext:value-type="currency">
            <text:p>1,137 €</text:p>
          </table:table-cell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Plastic washer; round; M3</text:p>
          </table:table-cell>
          <table:table-cell table:style-name="ce21"/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1" table:formula="of:=IF([.F358]=&quot;Power board&quot;; [.B358]*2;[.B358])" office:value-type="float" office:value="4" calcext:value-type="float">
            <text:p>4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58]=&quot;-&quot;; [.G358]=&quot;&quot;);&quot;&quot;;[.G358]*[.I358])">
            <text:p/>
          </table:table-cell>
          <table:table-cell table:style-name="ce44"/>
          <table:table-cell table:style-name="ce26" office:value-type="string" calcext:value-type="string">
            <text:p>B3/BN1074</text:p>
          </table:table-cell>
          <table:table-cell table:style-name="ce38" office:value-type="float" office:value="0.0079" calcext:value-type="float">
            <text:p>0,008</text:p>
          </table:table-cell>
          <table:table-cell table:style-name="ce54" table:formula="of:=IF(OR([.L358]=&quot;-&quot;;[.G358]=&quot;&quot;);&quot;&quot;;[.G358]*[.M358])" office:value-type="currency" office:currency="EUR" office:value="0.0316" calcext:value-type="currency">
            <text:p>0,03 €</text:p>
          </table:table-cell>
          <table:table-cell table:style-name="ce61" table:formula="of:=IF([.G358]&lt;&gt;&quot;&quot;; IF([.H358]&lt;&gt;&quot;-&quot; ; IF([.N358] &gt; [.J358]*[.$O$1];[.J358]*[.$O$1];[.N358]);[.N358]);&quot;&quot;)" office:value-type="currency" office:currency="EUR" office:value="0.0316" calcext:value-type="currency">
            <text:p>0,032 €</text:p>
          </table:table-cell>
          <table:table-cell table:style-name="ce62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Light pipe for LED</text:p>
          </table:table-cell>
          <table:table-cell table:style-name="ce22" office:value-type="string" calcext:value-type="string">
            <text:p>Round; Ø3mm; Front: convex; straight</text:p>
          </table:table-cell>
          <table:table-cell table:style-name="ce22"/>
          <table:table-cell table:style-name="ce28" office:value-type="string" calcext:value-type="string">
            <text:p>Arduino Shield</text:p>
          </table:table-cell>
          <table:table-cell table:style-name="ce32" table:formula="of:=IF([.F359]=&quot;Power board&quot;; [.B359]*2;[.B359])" office:value-type="float" office:value="12" calcext:value-type="float">
            <text:p>12</text:p>
          </table:table-cell>
          <table:table-cell table:style-name="ce35" office:value-type="float" office:value="2293496" calcext:value-type="float">
            <text:p>2293496</text:p>
          </table:table-cell>
          <table:table-cell table:style-name="ce39" office:value-type="float" office:value="0.362" calcext:value-type="float">
            <text:p>0,362</text:p>
          </table:table-cell>
          <table:table-cell table:style-name="ce42" table:formula="of:=IF(OR([.H359]=&quot;-&quot;; [.G359]=&quot;&quot;);&quot;&quot;;[.G359]*[.I359])" office:value-type="currency" office:currency="GBP" office:value="4.344" calcext:value-type="currency">
            <text:p>£4,34</text:p>
          </table:table-cell>
          <table:table-cell table:style-name="ce45"/>
          <table:table-cell table:style-name="ce47" office:value-type="string" calcext:value-type="string">
            <text:p>PLP2-625</text:p>
          </table:table-cell>
          <table:table-cell table:style-name="ce39" office:value-type="float" office:value="0.4903" calcext:value-type="float">
            <text:p>0,490</text:p>
          </table:table-cell>
          <table:table-cell table:style-name="ce55" table:formula="of:=IF(OR([.L359]=&quot;-&quot;;[.G359]=&quot;&quot;);&quot;&quot;;[.G359]*[.M359])" office:value-type="currency" office:currency="EUR" office:value="5.8836" calcext:value-type="currency">
            <text:p>5,88 €</text:p>
          </table:table-cell>
          <table:table-cell table:style-name="ce61" table:formula="of:=IF([.G359]&lt;&gt;&quot;&quot;; IF([.H359]&lt;&gt;&quot;-&quot; ; IF([.N359] &gt; [.J359]*[.$O$1];[.J359]*[.$O$1];[.N359]);[.N359]);&quot;&quot;)" office:value-type="currency" office:currency="EUR" office:value="5.18921208" calcext:value-type="currency">
            <text:p>5,189 €</text:p>
          </table:table-cell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30106</text:p>
          </table:table-cell>
          <table:table-cell table:style-name="ce21" office:value-type="string" calcext:value-type="string">
            <text:p>Ring terminal; M5; 1÷2.5mm2</text:p>
          </table:table-cell>
          <table:table-cell table:style-name="ce26"/>
          <table:table-cell table:style-name="ce21" office:value-type="string" calcext:value-type="string">
            <text:p>AUX PS</text:p>
          </table:table-cell>
          <table:table-cell table:style-name="ce31" table:formula="of:=IF([.F360]=&quot;Power board&quot;; [.B360]*2;[.B360])" office:value-type="float" office:value="1" calcext:value-type="float">
            <text:p>1</text:p>
          </table:table-cell>
          <table:table-cell table:style-name="ce34" office:value-type="string" calcext:value-type="string">
            <text:p>970682</text:p>
          </table:table-cell>
          <table:table-cell table:style-name="ce38" table:formula="of:=13.53/100" office:value-type="float" office:value="0.1353" calcext:value-type="float">
            <text:p>0,135</text:p>
          </table:table-cell>
          <table:table-cell table:style-name="ce41" table:formula="of:=IF(OR([.H360]=&quot;-&quot;; [.G360]=&quot;&quot;);&quot;&quot;;[.G360]*[.I360])" office:value-type="currency" office:currency="GBP" office:value="0.1353" calcext:value-type="currency">
            <text:p>£0,14</text:p>
          </table:table-cell>
          <table:table-cell table:style-name="ce44"/>
          <table:table-cell table:style-name="ce50" office:value-type="float" office:value="130106" calcext:value-type="float">
            <text:p>130106</text:p>
          </table:table-cell>
          <table:table-cell table:style-name="ce38" office:value-type="float" office:value="0.1624" calcext:value-type="float">
            <text:p>0,162</text:p>
          </table:table-cell>
          <table:table-cell table:style-name="ce54" table:formula="of:=IF(OR([.L360]=&quot;-&quot;;[.G360]=&quot;&quot;);&quot;&quot;;[.G360]*[.M360])" office:value-type="currency" office:currency="EUR" office:value="0.1624" calcext:value-type="currency">
            <text:p>0,16 €</text:p>
          </table:table-cell>
          <table:table-cell table:style-name="ce61" table:formula="of:=IF([.G360]&lt;&gt;&quot;&quot;; IF([.H360]&lt;&gt;&quot;-&quot; ; IF([.N360] &gt; [.J360]*[.$O$1];[.J360]*[.$O$1];[.N360]);[.N360]);&quot;&quot;)" office:value-type="currency" office:currency="EUR" office:value="0.161625321" calcext:value-type="currency">
            <text:p>0,162 €</text:p>
          </table:table-cell>
          <table:table-cell table:style-name="ce62" office:value-type="string" calcext:value-type="string">
            <text:p>-</text:p>
          </table:table-cell>
          <table:table-cell table:style-name="ce62"/>
          <table:table-cell table:number-columns-repeated="100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FC10300-0</text:p>
          </table:table-cell>
          <table:table-cell table:style-name="ce22" office:value-type="string" calcext:value-type="string">
            <text:p>Ribbon cable with IDC connectors, 30cm</text:p>
          </table:table-cell>
          <table:table-cell table:style-name="ce22"/>
          <table:table-cell table:style-name="ce28" office:value-type="string" calcext:value-type="string">
            <text:p>Arduino Shield</text:p>
          </table:table-cell>
          <table:table-cell table:style-name="ce32" table:formula="of:=IF([.F361]=&quot;Power board&quot;; [.B361]*2;[.B361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61]=&quot;-&quot;; [.G361]=&quot;&quot;);&quot;&quot;;[.G361]*[.I361])">
            <text:p/>
          </table:table-cell>
          <table:table-cell table:style-name="ce45"/>
          <table:table-cell table:style-name="ce47" office:value-type="string" calcext:value-type="string">
            <text:p>FC10300-0</text:p>
          </table:table-cell>
          <table:table-cell table:style-name="ce39" office:value-type="float" office:value="1.04" calcext:value-type="float">
            <text:p>1,040</text:p>
          </table:table-cell>
          <table:table-cell table:style-name="ce55" table:formula="of:=IF(OR([.L361]=&quot;-&quot;;[.G361]=&quot;&quot;);&quot;&quot;;[.G361]*[.M361])" office:value-type="currency" office:currency="EUR" office:value="1.04" calcext:value-type="currency">
            <text:p>1,04 €</text:p>
          </table:table-cell>
          <table:table-cell table:style-name="ce61" table:formula="of:=IF([.G361]&lt;&gt;&quot;&quot;; IF([.H361]&lt;&gt;&quot;-&quot; ; IF([.N361] &gt; [.J361]*[.$O$1];[.J361]*[.$O$1];[.N361]);[.N361]);&quot;&quot;)" office:value-type="currency" office:currency="EUR" office:value="1.04" calcext:value-type="currency">
            <text:p>1,040 €</text:p>
          </table:table-cell>
          <table:table-cell table:style-name="ce5" office:value-type="string" calcext:value-type="string">
            <text:p>-</text:p>
          </table:table-cell>
          <table:table-cell table:style-name="ce65"/>
          <table:table-cell table:number-columns-repeated="1007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Custom enclosure</text:p>
          </table:table-cell>
          <table:table-cell table:style-name="ce21"/>
          <table:table-cell table:style-name="ce26"/>
          <table:table-cell table:style-name="ce21" office:value-type="string" calcext:value-type="string">
            <text:p>Enclosure</text:p>
          </table:table-cell>
          <table:table-cell table:style-name="ce31" table:formula="of:=IF([.F362]=&quot;Power board&quot;; [.B362]*2;[.B362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62]=&quot;-&quot;; [.G362]=&quot;&quot;);&quot;&quot;;[.G362]*[.I362])">
            <text:p/>
          </table:table-cell>
          <table:table-cell table:style-name="ce44"/>
          <table:table-cell table:style-name="ce48" office:value-type="string" calcext:value-type="string">
            <text:p>Varisom (Qty of 10)</text:p>
          </table:table-cell>
          <table:table-cell table:style-name="ce38" office:value-type="float" office:value="43" calcext:value-type="float">
            <text:p>43,000</text:p>
          </table:table-cell>
          <table:table-cell table:style-name="ce54" table:formula="of:=IF(OR([.L362]=&quot;-&quot;;[.G362]=&quot;&quot;);&quot;&quot;;[.G362]*[.M362])" office:value-type="currency" office:currency="EUR" office:value="43" calcext:value-type="currency">
            <text:p>43,00 €</text:p>
          </table:table-cell>
          <table:table-cell table:style-name="ce61" table:formula="of:=IF([.G362]&lt;&gt;&quot;&quot;; IF([.H362]&lt;&gt;&quot;-&quot; ; IF([.N362] &gt; [.J362]*[.$O$1];[.J362]*[.$O$1];[.N362]);[.N362]);&quot;&quot;)" office:value-type="currency" office:currency="EUR" office:value="43" calcext:value-type="currency">
            <text:p>43,000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62]&lt;&gt;&quot;&quot;;[.D362]=&quot;Not installed&quot;);&quot;&quot;;[.G362])">
            <text:p/>
          </table:table-cell>
          <table:table-cell table:number-columns-repeated="1007"/>
        </table:table-row>
        <table:table-row table:style-name="ro5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PCB+PCBA</text:p>
          </table:table-cell>
          <table:table-cell table:style-name="ce22" table:number-columns-repeated="2"/>
          <table:table-cell table:style-name="ce28" office:value-type="string" calcext:value-type="string">
            <text:p>Enclosure</text:p>
          </table:table-cell>
          <table:table-cell table:style-name="ce32" table:formula="of:=IF([.F363]=&quot;Power board&quot;; [.B363]*2;[.B363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63]=&quot;-&quot;; [.G363]=&quot;&quot;);&quot;&quot;;[.G363]*[.I363])">
            <text:p/>
          </table:table-cell>
          <table:table-cell table:style-name="ce45"/>
          <table:table-cell table:style-name="ce49" office:value-type="string" calcext:value-type="string">
            <text:p>?</text:p>
          </table:table-cell>
          <table:table-cell table:style-name="ce39" office:value-type="float" office:value="20" calcext:value-type="float">
            <text:p>20,000</text:p>
          </table:table-cell>
          <table:table-cell table:style-name="ce55" table:formula="of:=IF(OR([.L363]=&quot;-&quot;;[.G363]=&quot;&quot;);&quot;&quot;;[.G363]*[.M363])" office:value-type="currency" office:currency="EUR" office:value="20" calcext:value-type="currency">
            <text:p>20,00 €</text:p>
          </table:table-cell>
          <table:table-cell table:style-name="ce61" table:formula="of:=IF([.G363]&lt;&gt;&quot;&quot;; IF([.H363]&lt;&gt;&quot;-&quot; ; IF([.N363] &gt; [.J363]*[.$O$1];[.J363]*[.$O$1];[.N363]);[.N363]);&quot;&quot;)" office:value-type="currency" office:currency="EUR" office:value="20" calcext:value-type="currency">
            <text:p>20,000 €</text:p>
          </table:table-cell>
          <table:table-cell table:style-name="ce5" office:value-type="string" calcext:value-type="string">
            <text:p>-</text:p>
          </table:table-cell>
          <table:table-cell table:style-name="ce65" table:formula="of:=IF(OR([.P363]&lt;&gt;&quot;&quot;;[.D363]=&quot;Not installed&quot;);&quot;&quot;;[.G363])">
            <text:p/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3" table:formula="of:=SUM([.J330:.J363])" office:value-type="currency" office:currency="GBP" office:value="28.7681" calcext:value-type="currency">
            <text:p>£28,77</text:p>
          </table:table-cell>
          <table:table-cell table:number-columns-repeated="3"/>
          <table:table-cell table:style-name="ce56" table:formula="of:=SUM([.N330:.N363])" office:value-type="currency" office:currency="EUR" office:value="151.80049" calcext:value-type="currency">
            <text:p>151,80 €</text:p>
          </table:table-cell>
          <table:table-cell table:style-name="ce56" table:formula="of:=SUM([.O330:.O363])" office:value-type="currency" office:currency="EUR" office:value="152.047788789" calcext:value-type="currency">
            <text:p>152,05 €</text:p>
          </table:table-cell>
          <table:table-cell table:style-name="ce64" table:formula="of:=SUM([.P330:.P363])" office:value-type="float" office:value="0" calcext:value-type="float">
            <text:p>0</text:p>
          </table:table-cell>
          <table:table-cell table:style-name="ce64" table:formula="of:=SUM([.Q330:.Q363])" office:value-type="float" office:value="0" calcext:value-type="float">
            <text:p>0</text:p>
          </table:table-cell>
          <table:table-cell table:number-columns-repeated="1007"/>
        </table:table-row>
        <table:table-row table:style-name="ro5">
          <table:table-cell/>
          <table:table-cell table:style-name="Default"/>
          <table:table-cell table:number-columns-repeated="11"/>
          <table:table-cell table:style-name="ce57" office:value-type="string" calcext:value-type="string">
            <text:p>TOTAL</text:p>
          </table:table-cell>
          <table:table-cell table:style-name="ce56" table:formula="of:=[.O289]+[.O295]+[.O364]" office:value-type="currency" office:currency="EUR" office:value="349.690160077" calcext:value-type="currency">
            <text:p>349,69 €</text:p>
          </table:table-cell>
          <table:table-cell table:number-columns-repeated="1009"/>
        </table:table-row>
        <table:table-row table:style-name="ro5">
          <table:table-cell table:style-name="Default"/>
          <table:table-cell table:style-name="ce7" office:value-type="string" calcext:value-type="string" table:number-columns-spanned="12" table:number-rows-spanned="1">
            <text:p><text:s/>All prices are net prices (without VAT)</text:p>
          </table:table-cell>
          <table:covered-table-cell table:style-name="ce18"/>
          <table:covered-table-cell table:number-columns-repeated="2"/>
          <table:covered-table-cell table:style-name="ce27"/>
          <table:covered-table-cell table:style-name="ce29"/>
          <table:covered-table-cell table:number-columns-repeated="6"/>
          <table:table-cell/>
          <table:table-cell table:style-name="Default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1">
          <table:table-cell table:style-name="ce3"/>
          <table:table-cell table:style-name="ce8" office:value-type="string" calcext:value-type="string" table:number-columns-spanned="12" table:number-rows-spanned="1">
            <text:p>Please note that this BOM does <text:span text:style-name="T1">not</text:span> contain ordering number for parts on reels or that which include re-reeling fee (Farnell). TME does not offer regularly parts on reels.</text:p>
          </table:table-cell>
          <table:covered-table-cell table:style-name="ce19"/>
          <table:covered-table-cell/>
          <table:covered-table-cell table:style-name="ce27"/>
          <table:covered-table-cell table:number-columns-repeated="2" table:style-name="ce29"/>
          <table:covered-table-cell table:number-columns-repeated="6"/>
          <table:table-cell table:style-name="ce3" table:number-columns-repeated="2"/>
          <table:table-cell table:style-name="Default" table:number-columns-repeated="2"/>
          <table:table-cell table:number-columns-repeated="1007"/>
        </table:table-row>
        <table:table-row table:style-name="ro5" table:number-rows-repeated="7">
          <table:table-cell table:number-columns-repeated="3"/>
          <table:table-cell table:style-name="ce19"/>
          <table:table-cell table:number-columns-repeated="1020"/>
        </table:table-row>
        <table:table-row table:style-name="ro5" table:number-rows-repeated="104820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EEZ PSU consolidated r5B9 BOM'.A138:'EEZ PSU consolidated r5B9 BOM'.AMJ1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currency-style style:name="N13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currency-style style:name="N13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number-style style:name="N140">
      <number:number number:decimal-places="3" loext:min-decimal-places="3" number:min-integer-digits="1"/>
    </number:number-style>
    <number:currency-style style:name="N142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2P0"/>
    </number:currency-style>
    <number:percentage-style style:name="N143">
      <number:number number:decimal-places="2" loext:min-decimal-places="2" number:min-integer-digits="2"/>
      <number:text>%</number:text>
    </number:percentage-style>
    <number:percentage-style style:name="N144">
      <number:number number:decimal-places="2" loext:min-decimal-places="2" number:min-integer-digits="0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08mm" fo:margin-bottom="4.15mm" fo:margin-left="2.56mm" fo:margin-right="1.18mm" style:scale-to="70%" style:writing-mode="lr-tb"/>
      <style:header-style>
        <style:header-footer-properties fo:min-height="7.83mm" fo:margin-left="0mm" fo:margin-right="0mm" fo:margin-bottom="2.5mm"/>
      </style:header-style>
      <style:footer-style>
        <style:header-footer-properties fo:min-height="4.73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H24005 BOM (r5B9, 2016-09-02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.00.0000</text:date>, <text:time style:data-style-name="N2" text:time-value="17:42:21.234922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4T17:43:12.116361907</dc:date>
    <dc:creator>Denis Kotlar</dc:creator>
    <meta:editing-duration>P6DT11H57M38S</meta:editing-duration>
    <meta:editing-cycles>714</meta:editing-cycles>
    <meta:generator>LibreOffice/5.1.3.2$Linux_X86_64 LibreOffice_project/644e4637d1d8544fd9f56425bd6cec110e49301b</meta:generator>
    <meta:document-statistic meta:table-count="1" meta:cell-count="3670" meta:object-count="0"/>
  </office:meta>
</office:document-meta>
</file>